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14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8"/>
  </office:automatic-styles>
  <office:body>
    <office:spreadsheet>
      <table:table table:name="4_runSumatra Mendehling FTO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row table:style-name="ro1">
          <table:table-cell table:style-name="Default" office:value-type="string" calcext:value-type="string">
            <text:p>Sumatra Mendehling FTO</text:p>
          </table:table-cell>
          <table:table-cell office:value-type="string" calcext:value-type="string">
            <text:p><text:s/>Run #4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1_24_0215pm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elapsed</text:p>
          </table:table-cell>
          <table:table-cell office:value-type="string" calcext:value-type="string">
            <text:p><text:s/>t_bean</text:p>
          </table:table-cell>
          <table:table-cell office:value-type="string" calcext:value-type="string">
            <text:p><text:s/>t_avg(15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00:00.1</text:p>
          </table:table-cell>
          <table:table-cell table:number-columns-repeated="2" office:value-type="float" office:value="68.9" calcext:value-type="float">
            <text:p>68.9</text:p>
          </table:table-cell>
          <table:table-cell table:formula="of:=TIMEVALUE([.A4])" office:value-type="time" office:time-value="PT00H00M00.1S" calcext:value-type="time">
            <text:p>00:00.1</text:p>
          </table:table-cell>
          <table:table-cell office:value-type="time" office:time-value="PT00H00M00.1S" calcext:value-type="time">
            <text:p>00:00.1</text:p>
          </table:table-cell>
        </table:table-row>
        <table:table-row table:style-name="ro1">
          <table:table-cell office:value-type="string" calcext:value-type="string">
            <text:p>00:01.0</text:p>
          </table:table-cell>
          <table:table-cell table:number-columns-repeated="2" office:value-type="float" office:value="68.9" calcext:value-type="float">
            <text:p>68.9</text:p>
          </table:table-cell>
          <table:table-cell table:formula="of:=TIMEVALUE([.A5])" office:value-type="time" office:time-value="PT00H00M01S" calcext:value-type="time">
            <text:p>00:01.0</text:p>
          </table:table-cell>
          <table:table-cell office:value-type="time" office:time-value="PT00H00M01S" calcext:value-type="time">
            <text:p>00:01.0</text:p>
          </table:table-cell>
        </table:table-row>
        <table:table-row table:style-name="ro1">
          <table:table-cell office:value-type="string" calcext:value-type="string">
            <text:p>00:02.0</text:p>
          </table:table-cell>
          <table:table-cell office:value-type="float" office:value="68" calcext:value-type="float">
            <text:p>68</text:p>
          </table:table-cell>
          <table:table-cell office:value-type="float" office:value="68.6" calcext:value-type="float">
            <text:p>68.6</text:p>
          </table:table-cell>
          <table:table-cell table:formula="of:=TIMEVALUE([.A6])" office:value-type="time" office:time-value="PT00H00M02S" calcext:value-type="time">
            <text:p>00:02.0</text:p>
          </table:table-cell>
          <table:table-cell office:value-type="time" office:time-value="PT00H00M02S" calcext:value-type="time">
            <text:p>00:02.0</text:p>
          </table:table-cell>
        </table:table-row>
        <table:table-row table:style-name="ro1">
          <table:table-cell office:value-type="string" calcext:value-type="string">
            <text:p>00:02.9</text:p>
          </table:table-cell>
          <table:table-cell office:value-type="float" office:value="71.6" calcext:value-type="float">
            <text:p>71.6</text:p>
          </table:table-cell>
          <table:table-cell office:value-type="float" office:value="69.3" calcext:value-type="float">
            <text:p>69.3</text:p>
          </table:table-cell>
          <table:table-cell table:formula="of:=TIMEVALUE([.A7])" office:value-type="time" office:time-value="PT00H00M02.9S" calcext:value-type="time">
            <text:p>00:02.9</text:p>
          </table:table-cell>
          <table:table-cell office:value-type="time" office:time-value="PT00H00M02.9S" calcext:value-type="time">
            <text:p>00:02.9</text:p>
          </table:table-cell>
        </table:table-row>
        <table:table-row table:style-name="ro1">
          <table:table-cell office:value-type="string" calcext:value-type="string">
            <text:p>00:03.9</text:p>
          </table:table-cell>
          <table:table-cell office:value-type="float" office:value="75.7" calcext:value-type="float">
            <text:p>75.7</text:p>
          </table:table-cell>
          <table:table-cell office:value-type="float" office:value="70.6" calcext:value-type="float">
            <text:p>70.6</text:p>
          </table:table-cell>
          <table:table-cell table:formula="of:=TIMEVALUE([.A8])" office:value-type="time" office:time-value="PT00H00M03.9S" calcext:value-type="time">
            <text:p>00:03.9</text:p>
          </table:table-cell>
          <table:table-cell office:value-type="time" office:time-value="PT00H00M03.9S" calcext:value-type="time">
            <text:p>00:03.9</text:p>
          </table:table-cell>
        </table:table-row>
        <table:table-row table:style-name="ro1">
          <table:table-cell office:value-type="string" calcext:value-type="string">
            <text:p>00:04.8</text:p>
          </table:table-cell>
          <table:table-cell office:value-type="float" office:value="80.6" calcext:value-type="float">
            <text:p>80.6</text:p>
          </table:table-cell>
          <table:table-cell office:value-type="float" office:value="72.3" calcext:value-type="float">
            <text:p>72.3</text:p>
          </table:table-cell>
          <table:table-cell table:formula="of:=TIMEVALUE([.A9])" office:value-type="time" office:time-value="PT00H00M04.8S" calcext:value-type="time">
            <text:p>00:04.8</text:p>
          </table:table-cell>
          <table:table-cell office:value-type="time" office:time-value="PT00H00M04.8S" calcext:value-type="time">
            <text:p>00:04.8</text:p>
          </table:table-cell>
        </table:table-row>
        <table:table-row table:style-name="ro1">
          <table:table-cell office:value-type="string" calcext:value-type="string">
            <text:p>00:05.8</text:p>
          </table:table-cell>
          <table:table-cell office:value-type="float" office:value="84.7" calcext:value-type="float">
            <text:p>84.7</text:p>
          </table:table-cell>
          <table:table-cell office:value-type="float" office:value="74" calcext:value-type="float">
            <text:p>74</text:p>
          </table:table-cell>
          <table:table-cell table:formula="of:=TIMEVALUE([.A10])" office:value-type="time" office:time-value="PT00H00M05.8S" calcext:value-type="time">
            <text:p>00:05.8</text:p>
          </table:table-cell>
          <table:table-cell office:value-type="time" office:time-value="PT00H00M05.8S" calcext:value-type="time">
            <text:p>00:05.8</text:p>
          </table:table-cell>
        </table:table-row>
        <table:table-row table:style-name="ro1">
          <table:table-cell office:value-type="string" calcext:value-type="string">
            <text:p>00:06.7</text:p>
          </table:table-cell>
          <table:table-cell office:value-type="float" office:value="89.6" calcext:value-type="float">
            <text:p>89.6</text:p>
          </table:table-cell>
          <table:table-cell office:value-type="float" office:value="76" calcext:value-type="float">
            <text:p>76</text:p>
          </table:table-cell>
          <table:table-cell table:formula="of:=TIMEVALUE([.A11])" office:value-type="time" office:time-value="PT00H00M06.7S" calcext:value-type="time">
            <text:p>00:06.7</text:p>
          </table:table-cell>
          <table:table-cell office:value-type="time" office:time-value="PT00H00M06.7S" calcext:value-type="time">
            <text:p>00:06.7</text:p>
          </table:table-cell>
        </table:table-row>
        <table:table-row table:style-name="ro1">
          <table:table-cell office:value-type="string" calcext:value-type="string">
            <text:p>00:07.7</text:p>
          </table:table-cell>
          <table:table-cell office:value-type="float" office:value="96.3" calcext:value-type="float">
            <text:p>96.3</text:p>
          </table:table-cell>
          <table:table-cell office:value-type="float" office:value="78.2" calcext:value-type="float">
            <text:p>78.2</text:p>
          </table:table-cell>
          <table:table-cell table:formula="of:=TIMEVALUE([.A12])" office:value-type="time" office:time-value="PT00H00M07.7S" calcext:value-type="time">
            <text:p>00:07.7</text:p>
          </table:table-cell>
          <table:table-cell office:value-type="time" office:time-value="PT00H00M07.7S" calcext:value-type="time">
            <text:p>00:07.7</text:p>
          </table:table-cell>
        </table:table-row>
        <table:table-row table:style-name="ro1">
          <table:table-cell office:value-type="string" calcext:value-type="string">
            <text:p>00:08.6</text:p>
          </table:table-cell>
          <table:table-cell office:value-type="float" office:value="102.2" calcext:value-type="float">
            <text:p>102.2</text:p>
          </table:table-cell>
          <table:table-cell office:value-type="float" office:value="80.6" calcext:value-type="float">
            <text:p>80.6</text:p>
          </table:table-cell>
          <table:table-cell table:formula="of:=TIMEVALUE([.A13])" office:value-type="time" office:time-value="PT00H00M08.6S" calcext:value-type="time">
            <text:p>00:08.6</text:p>
          </table:table-cell>
          <table:table-cell office:value-type="time" office:time-value="PT00H00M08.6S" calcext:value-type="time">
            <text:p>00:08.6</text:p>
          </table:table-cell>
        </table:table-row>
        <table:table-row table:style-name="ro1">
          <table:table-cell office:value-type="string" calcext:value-type="string">
            <text:p>00:09.6</text:p>
          </table:table-cell>
          <table:table-cell office:value-type="float" office:value="108" calcext:value-type="float">
            <text:p>108</text:p>
          </table:table-cell>
          <table:table-cell office:value-type="float" office:value="83.1" calcext:value-type="float">
            <text:p>83.1</text:p>
          </table:table-cell>
          <table:table-cell table:formula="of:=TIMEVALUE([.A14])" office:value-type="time" office:time-value="PT00H00M09.6S" calcext:value-type="time">
            <text:p>00:09.6</text:p>
          </table:table-cell>
          <table:table-cell office:value-type="time" office:time-value="PT00H00M09.6S" calcext:value-type="time">
            <text:p>00:09.6</text:p>
          </table:table-cell>
        </table:table-row>
        <table:table-row table:style-name="ro1">
          <table:table-cell office:value-type="string" calcext:value-type="string">
            <text:p>00:10.5</text:p>
          </table:table-cell>
          <table:table-cell office:value-type="float" office:value="111.7" calcext:value-type="float">
            <text:p>111.7</text:p>
          </table:table-cell>
          <table:table-cell office:value-type="float" office:value="85.5" calcext:value-type="float">
            <text:p>85.5</text:p>
          </table:table-cell>
          <table:table-cell table:formula="of:=TIMEVALUE([.A15])" office:value-type="time" office:time-value="PT00H00M10.5S" calcext:value-type="time">
            <text:p>00:10.5</text:p>
          </table:table-cell>
          <table:table-cell office:value-type="time" office:time-value="PT00H00M10.5S" calcext:value-type="time">
            <text:p>00:10.5</text:p>
          </table:table-cell>
        </table:table-row>
        <table:table-row table:style-name="ro1">
          <table:table-cell office:value-type="string" calcext:value-type="string">
            <text:p>00:11.5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table:formula="of:=TIMEVALUE([.A16])" office:value-type="time" office:time-value="PT00H00M11.5S" calcext:value-type="time">
            <text:p>00:11.5</text:p>
          </table:table-cell>
          <table:table-cell office:value-type="time" office:time-value="PT00H00M11.5S" calcext:value-type="time">
            <text:p>00:11.5</text:p>
          </table:table-cell>
        </table:table-row>
        <table:table-row table:style-name="ro1">
          <table:table-cell office:value-type="string" calcext:value-type="string">
            <text:p>00:12.4</text:p>
          </table:table-cell>
          <table:table-cell office:value-type="float" office:value="124.7" calcext:value-type="float">
            <text:p>124.7</text:p>
          </table:table-cell>
          <table:table-cell office:value-type="float" office:value="90.6" calcext:value-type="float">
            <text:p>90.6</text:p>
          </table:table-cell>
          <table:table-cell table:formula="of:=TIMEVALUE([.A17])" office:value-type="time" office:time-value="PT00H00M12.4S" calcext:value-type="time">
            <text:p>00:12.4</text:p>
          </table:table-cell>
          <table:table-cell office:value-type="time" office:time-value="PT00H00M12.4S" calcext:value-type="time">
            <text:p>00:12.4</text:p>
          </table:table-cell>
        </table:table-row>
        <table:table-row table:style-name="ro1">
          <table:table-cell office:value-type="string" calcext:value-type="string">
            <text:p>00:13.5</text:p>
          </table:table-cell>
          <table:table-cell office:value-type="float" office:value="128.3" calcext:value-type="float">
            <text:p>128.3</text:p>
          </table:table-cell>
          <table:table-cell office:value-type="float" office:value="93.1" calcext:value-type="float">
            <text:p>93.1</text:p>
          </table:table-cell>
          <table:table-cell table:formula="of:=TIMEVALUE([.A18])" office:value-type="time" office:time-value="PT00H00M13.5S" calcext:value-type="time">
            <text:p>00:13.5</text:p>
          </table:table-cell>
          <table:table-cell office:value-type="time" office:time-value="PT00H00M13.5S" calcext:value-type="time">
            <text:p>00:13.5</text:p>
          </table:table-cell>
        </table:table-row>
        <table:table-row table:style-name="ro1">
          <table:table-cell office:value-type="string" calcext:value-type="string">
            <text:p>00:14.4</text:p>
          </table:table-cell>
          <table:table-cell office:value-type="float" office:value="131.9" calcext:value-type="float">
            <text:p>131.9</text:p>
          </table:table-cell>
          <table:table-cell office:value-type="float" office:value="97.3" calcext:value-type="float">
            <text:p>97.3</text:p>
          </table:table-cell>
          <table:table-cell table:formula="of:=TIMEVALUE([.A19])" office:value-type="time" office:time-value="PT00H00M14.4S" calcext:value-type="time">
            <text:p>00:14.4</text:p>
          </table:table-cell>
          <table:table-cell office:value-type="time" office:time-value="PT00H00M14.4S" calcext:value-type="time">
            <text:p>00:14.4</text:p>
          </table:table-cell>
        </table:table-row>
        <table:table-row table:style-name="ro1">
          <table:table-cell office:value-type="string" calcext:value-type="string">
            <text:p>00:15.4</text:p>
          </table:table-cell>
          <table:table-cell office:value-type="float" office:value="141.8" calcext:value-type="float">
            <text:p>141.8</text:p>
          </table:table-cell>
          <table:table-cell office:value-type="float" office:value="102.2" calcext:value-type="float">
            <text:p>102.2</text:p>
          </table:table-cell>
          <table:table-cell table:formula="of:=TIMEVALUE([.A20])" office:value-type="time" office:time-value="PT00H00M15.4S" calcext:value-type="time">
            <text:p>00:15.4</text:p>
          </table:table-cell>
          <table:table-cell office:value-type="time" office:time-value="PT00H00M15.4S" calcext:value-type="time">
            <text:p>00:15.4</text:p>
          </table:table-cell>
        </table:table-row>
        <table:table-row table:style-name="ro1">
          <table:table-cell office:value-type="string" calcext:value-type="string">
            <text:p>00:16.4</text:p>
          </table:table-cell>
          <table:table-cell office:value-type="float" office:value="144.1" calcext:value-type="float">
            <text:p>144.1</text:p>
          </table:table-cell>
          <table:table-cell office:value-type="float" office:value="107.3" calcext:value-type="float">
            <text:p>107.3</text:p>
          </table:table-cell>
          <table:table-cell table:formula="of:=TIMEVALUE([.A21])" office:value-type="time" office:time-value="PT00H00M16.4S" calcext:value-type="time">
            <text:p>00:16.4</text:p>
          </table:table-cell>
          <table:table-cell office:value-type="time" office:time-value="PT00H00M16.4S" calcext:value-type="time">
            <text:p>00:16.4</text:p>
          </table:table-cell>
        </table:table-row>
        <table:table-row table:style-name="ro1">
          <table:table-cell office:value-type="string" calcext:value-type="string">
            <text:p>00:17.3</text:p>
          </table:table-cell>
          <table:table-cell office:value-type="float" office:value="151.7" calcext:value-type="float">
            <text:p>151.7</text:p>
          </table:table-cell>
          <table:table-cell office:value-type="float" office:value="112.6" calcext:value-type="float">
            <text:p>112.6</text:p>
          </table:table-cell>
          <table:table-cell table:formula="of:=TIMEVALUE([.A22])" office:value-type="time" office:time-value="PT00H00M17.3S" calcext:value-type="time">
            <text:p>00:17.3</text:p>
          </table:table-cell>
          <table:table-cell office:value-type="time" office:time-value="PT00H00M17.3S" calcext:value-type="time">
            <text:p>00:17.3</text:p>
          </table:table-cell>
        </table:table-row>
        <table:table-row table:style-name="ro1">
          <table:table-cell office:value-type="string" calcext:value-type="string">
            <text:p>00:18.3</text:p>
          </table:table-cell>
          <table:table-cell office:value-type="float" office:value="155.8" calcext:value-type="float">
            <text:p>155.8</text:p>
          </table:table-cell>
          <table:table-cell office:value-type="float" office:value="118" calcext:value-type="float">
            <text:p>118</text:p>
          </table:table-cell>
          <table:table-cell table:formula="of:=TIMEVALUE([.A23])" office:value-type="time" office:time-value="PT00H00M18.3S" calcext:value-type="time">
            <text:p>00:18.3</text:p>
          </table:table-cell>
          <table:table-cell office:value-type="time" office:time-value="PT00H00M18.3S" calcext:value-type="time">
            <text:p>00:18.3</text:p>
          </table:table-cell>
        </table:table-row>
        <table:table-row table:style-name="ro1">
          <table:table-cell office:value-type="string" calcext:value-type="string">
            <text:p>00:19.2</text:p>
          </table:table-cell>
          <table:table-cell office:value-type="float" office:value="157.1" calcext:value-type="float">
            <text:p>157.1</text:p>
          </table:table-cell>
          <table:table-cell office:value-type="float" office:value="123.1" calcext:value-type="float">
            <text:p>123.1</text:p>
          </table:table-cell>
          <table:table-cell table:formula="of:=TIMEVALUE([.A24])" office:value-type="time" office:time-value="PT00H00M19.2S" calcext:value-type="time">
            <text:p>00:19.2</text:p>
          </table:table-cell>
          <table:table-cell office:value-type="time" office:time-value="PT00H00M19.2S" calcext:value-type="time">
            <text:p>00:19.2</text:p>
          </table:table-cell>
        </table:table-row>
        <table:table-row table:style-name="ro1">
          <table:table-cell office:value-type="string" calcext:value-type="string">
            <text:p>00:20.2</text:p>
          </table:table-cell>
          <table:table-cell office:value-type="float" office:value="161.2" calcext:value-type="float">
            <text:p>161.2</text:p>
          </table:table-cell>
          <table:table-cell office:value-type="float" office:value="128.2" calcext:value-type="float">
            <text:p>128.2</text:p>
          </table:table-cell>
          <table:table-cell table:formula="of:=TIMEVALUE([.A25])" office:value-type="time" office:time-value="PT00H00M20.2S" calcext:value-type="time">
            <text:p>00:20.2</text:p>
          </table:table-cell>
          <table:table-cell office:value-type="time" office:time-value="PT00H00M20.2S" calcext:value-type="time">
            <text:p>00:20.2</text:p>
          </table:table-cell>
        </table:table-row>
        <table:table-row table:style-name="ro1">
          <table:table-cell office:value-type="string" calcext:value-type="string">
            <text:p>00:21.1</text:p>
          </table:table-cell>
          <table:table-cell office:value-type="float" office:value="164.8" calcext:value-type="float">
            <text:p>164.8</text:p>
          </table:table-cell>
          <table:table-cell office:value-type="float" office:value="133.2" calcext:value-type="float">
            <text:p>133.2</text:p>
          </table:table-cell>
          <table:table-cell table:formula="of:=TIMEVALUE([.A26])" office:value-type="time" office:time-value="PT00H00M21.1S" calcext:value-type="time">
            <text:p>00:21.1</text:p>
          </table:table-cell>
          <table:table-cell office:value-type="time" office:time-value="PT00H00M21.1S" calcext:value-type="time">
            <text:p>00:21.1</text:p>
          </table:table-cell>
        </table:table-row>
        <table:table-row table:style-name="ro1">
          <table:table-cell office:value-type="string" calcext:value-type="string">
            <text:p>00:22.1</text:p>
          </table:table-cell>
          <table:table-cell office:value-type="float" office:value="168.3" calcext:value-type="float">
            <text:p>168.3</text:p>
          </table:table-cell>
          <table:table-cell office:value-type="float" office:value="138" calcext:value-type="float">
            <text:p>138</text:p>
          </table:table-cell>
          <table:table-cell table:formula="of:=TIMEVALUE([.A27])" office:value-type="time" office:time-value="PT00H00M22.1S" calcext:value-type="time">
            <text:p>00:22.1</text:p>
          </table:table-cell>
          <table:table-cell office:value-type="time" office:time-value="PT00H00M22.1S" calcext:value-type="time">
            <text:p>00:22.1</text:p>
          </table:table-cell>
        </table:table-row>
        <table:table-row table:style-name="ro1">
          <table:table-cell office:value-type="string" calcext:value-type="string">
            <text:p>00:23.0</text:p>
          </table:table-cell>
          <table:table-cell office:value-type="float" office:value="171.5" calcext:value-type="float">
            <text:p>171.5</text:p>
          </table:table-cell>
          <table:table-cell office:value-type="float" office:value="142.6" calcext:value-type="float">
            <text:p>142.6</text:p>
          </table:table-cell>
          <table:table-cell table:formula="of:=TIMEVALUE([.A28])" office:value-type="time" office:time-value="PT00H00M23S" calcext:value-type="time">
            <text:p>00:23.0</text:p>
          </table:table-cell>
          <table:table-cell office:value-type="time" office:time-value="PT00H00M23S" calcext:value-type="time">
            <text:p>00:23.0</text:p>
          </table:table-cell>
        </table:table-row>
        <table:table-row table:style-name="ro1">
          <table:table-cell office:value-type="string" calcext:value-type="string">
            <text:p>00:24.0</text:p>
          </table:table-cell>
          <table:table-cell office:value-type="float" office:value="173.8" calcext:value-type="float">
            <text:p>173.8</text:p>
          </table:table-cell>
          <table:table-cell office:value-type="float" office:value="147" calcext:value-type="float">
            <text:p>147</text:p>
          </table:table-cell>
          <table:table-cell table:formula="of:=TIMEVALUE([.A29])" office:value-type="time" office:time-value="PT00H00M24S" calcext:value-type="time">
            <text:p>00:24.0</text:p>
          </table:table-cell>
          <table:table-cell office:value-type="time" office:time-value="PT00H00M24S" calcext:value-type="time">
            <text:p>00:24.0</text:p>
          </table:table-cell>
        </table:table-row>
        <table:table-row table:style-name="ro1">
          <table:table-cell office:value-type="string" calcext:value-type="string">
            <text:p>00:24.9</text:p>
          </table:table-cell>
          <table:table-cell office:value-type="float" office:value="176.9" calcext:value-type="float">
            <text:p>176.9</text:p>
          </table:table-cell>
          <table:table-cell office:value-type="float" office:value="151.3" calcext:value-type="float">
            <text:p>151.3</text:p>
          </table:table-cell>
          <table:table-cell table:formula="of:=TIMEVALUE([.A30])" office:value-type="time" office:time-value="PT00H00M24.9S" calcext:value-type="time">
            <text:p>00:24.9</text:p>
          </table:table-cell>
          <table:table-cell office:value-type="time" office:time-value="PT00H00M24.9S" calcext:value-type="time">
            <text:p>00:24.9</text:p>
          </table:table-cell>
        </table:table-row>
        <table:table-row table:style-name="ro1">
          <table:table-cell office:value-type="string" calcext:value-type="string">
            <text:p>00:25.9</text:p>
          </table:table-cell>
          <table:table-cell office:value-type="float" office:value="178.7" calcext:value-type="float">
            <text:p>178.7</text:p>
          </table:table-cell>
          <table:table-cell office:value-type="float" office:value="155.4" calcext:value-type="float">
            <text:p>155.4</text:p>
          </table:table-cell>
          <table:table-cell table:formula="of:=TIMEVALUE([.A31])" office:value-type="time" office:time-value="PT00H00M25.9S" calcext:value-type="time">
            <text:p>00:25.9</text:p>
          </table:table-cell>
          <table:table-cell office:value-type="time" office:time-value="PT00H00M25.9S" calcext:value-type="time">
            <text:p>00:25.9</text:p>
          </table:table-cell>
        </table:table-row>
        <table:table-row table:style-name="ro1">
          <table:table-cell office:value-type="string" calcext:value-type="string">
            <text:p>00:26.8</text:p>
          </table:table-cell>
          <table:table-cell office:value-type="float" office:value="184.6" calcext:value-type="float">
            <text:p>184.6</text:p>
          </table:table-cell>
          <table:table-cell office:value-type="float" office:value="159.4" calcext:value-type="float">
            <text:p>159.4</text:p>
          </table:table-cell>
          <table:table-cell table:formula="of:=TIMEVALUE([.A32])" office:value-type="time" office:time-value="PT00H00M26.8S" calcext:value-type="time">
            <text:p>00:26.8</text:p>
          </table:table-cell>
          <table:table-cell office:value-type="time" office:time-value="PT00H00M26.8S" calcext:value-type="time">
            <text:p>00:26.8</text:p>
          </table:table-cell>
        </table:table-row>
        <table:table-row table:style-name="ro1">
          <table:table-cell office:value-type="string" calcext:value-type="string">
            <text:p>00:27.8</text:p>
          </table:table-cell>
          <table:table-cell office:value-type="float" office:value="187.2" calcext:value-type="float">
            <text:p>187.2</text:p>
          </table:table-cell>
          <table:table-cell office:value-type="float" office:value="163.3" calcext:value-type="float">
            <text:p>163.3</text:p>
          </table:table-cell>
          <table:table-cell table:formula="of:=TIMEVALUE([.A33])" office:value-type="time" office:time-value="PT00H00M27.8S" calcext:value-type="time">
            <text:p>00:27.8</text:p>
          </table:table-cell>
          <table:table-cell office:value-type="time" office:time-value="PT00H00M27.8S" calcext:value-type="time">
            <text:p>00:27.8</text:p>
          </table:table-cell>
        </table:table-row>
        <table:table-row table:style-name="ro1">
          <table:table-cell office:value-type="string" calcext:value-type="string">
            <text:p>00:28.7</text:p>
          </table:table-cell>
          <table:table-cell office:value-type="float" office:value="189.9" calcext:value-type="float">
            <text:p>189.9</text:p>
          </table:table-cell>
          <table:table-cell office:value-type="float" office:value="167.2" calcext:value-type="float">
            <text:p>167.2</text:p>
          </table:table-cell>
          <table:table-cell table:formula="of:=TIMEVALUE([.A34])" office:value-type="time" office:time-value="PT00H00M28.7S" calcext:value-type="time">
            <text:p>00:28.7</text:p>
          </table:table-cell>
          <table:table-cell office:value-type="time" office:time-value="PT00H00M28.7S" calcext:value-type="time">
            <text:p>00:28.7</text:p>
          </table:table-cell>
        </table:table-row>
        <table:table-row table:style-name="ro1">
          <table:table-cell office:value-type="string" calcext:value-type="string">
            <text:p>00:29.7</text:p>
          </table:table-cell>
          <table:table-cell office:value-type="float" office:value="193.1" calcext:value-type="float">
            <text:p>193.1</text:p>
          </table:table-cell>
          <table:table-cell office:value-type="float" office:value="170.6" calcext:value-type="float">
            <text:p>170.6</text:p>
          </table:table-cell>
          <table:table-cell table:formula="of:=TIMEVALUE([.A35])" office:value-type="time" office:time-value="PT00H00M29.7S" calcext:value-type="time">
            <text:p>00:29.7</text:p>
          </table:table-cell>
          <table:table-cell office:value-type="time" office:time-value="PT00H00M29.7S" calcext:value-type="time">
            <text:p>00:29.7</text:p>
          </table:table-cell>
        </table:table-row>
        <table:table-row table:style-name="ro1">
          <table:table-cell office:value-type="string" calcext:value-type="string">
            <text:p>00:30.6</text:p>
          </table:table-cell>
          <table:table-cell office:value-type="float" office:value="194" calcext:value-type="float">
            <text:p>194</text:p>
          </table:table-cell>
          <table:table-cell office:value-type="float" office:value="173.9" calcext:value-type="float">
            <text:p>173.9</text:p>
          </table:table-cell>
          <table:table-cell table:formula="of:=TIMEVALUE([.A36])" office:value-type="time" office:time-value="PT00H00M30.6S" calcext:value-type="time">
            <text:p>00:30.6</text:p>
          </table:table-cell>
          <table:table-cell office:value-type="time" office:time-value="PT00H00M30.6S" calcext:value-type="time">
            <text:p>00:30.6</text:p>
          </table:table-cell>
        </table:table-row>
        <table:table-row table:style-name="ro1">
          <table:table-cell office:value-type="string" calcext:value-type="string">
            <text:p>00:31.6</text:p>
          </table:table-cell>
          <table:table-cell office:value-type="float" office:value="201.2" calcext:value-type="float">
            <text:p>201.2</text:p>
          </table:table-cell>
          <table:table-cell office:value-type="float" office:value="177.2" calcext:value-type="float">
            <text:p>177.2</text:p>
          </table:table-cell>
          <table:table-cell table:formula="of:=TIMEVALUE([.A37])" office:value-type="time" office:time-value="PT00H00M31.6S" calcext:value-type="time">
            <text:p>00:31.6</text:p>
          </table:table-cell>
          <table:table-cell office:value-type="time" office:time-value="PT00H00M31.6S" calcext:value-type="time">
            <text:p>00:31.6</text:p>
          </table:table-cell>
        </table:table-row>
        <table:table-row table:style-name="ro1">
          <table:table-cell office:value-type="string" calcext:value-type="string">
            <text:p>00:32.5</text:p>
          </table:table-cell>
          <table:table-cell office:value-type="float" office:value="205.7" calcext:value-type="float">
            <text:p>205.7</text:p>
          </table:table-cell>
          <table:table-cell office:value-type="float" office:value="180.5" calcext:value-type="float">
            <text:p>180.5</text:p>
          </table:table-cell>
          <table:table-cell table:formula="of:=TIMEVALUE([.A38])" office:value-type="time" office:time-value="PT00H00M32.5S" calcext:value-type="time">
            <text:p>00:32.5</text:p>
          </table:table-cell>
          <table:table-cell office:value-type="time" office:time-value="PT00H00M32.5S" calcext:value-type="time">
            <text:p>00:32.5</text:p>
          </table:table-cell>
        </table:table-row>
        <table:table-row table:style-name="ro1">
          <table:table-cell office:value-type="string" calcext:value-type="string">
            <text:p>00:33.5</text:p>
          </table:table-cell>
          <table:table-cell office:value-type="float" office:value="206.6" calcext:value-type="float">
            <text:p>206.6</text:p>
          </table:table-cell>
          <table:table-cell office:value-type="float" office:value="183.8" calcext:value-type="float">
            <text:p>183.8</text:p>
          </table:table-cell>
          <table:table-cell table:formula="of:=TIMEVALUE([.A39])" office:value-type="time" office:time-value="PT00H00M33.5S" calcext:value-type="time">
            <text:p>00:33.5</text:p>
          </table:table-cell>
          <table:table-cell office:value-type="time" office:time-value="PT00H00M33.5S" calcext:value-type="time">
            <text:p>00:33.5</text:p>
          </table:table-cell>
        </table:table-row>
        <table:table-row table:style-name="ro1">
          <table:table-cell office:value-type="string" calcext:value-type="string">
            <text:p>00:34.5</text:p>
          </table:table-cell>
          <table:table-cell office:value-type="float" office:value="210.2" calcext:value-type="float">
            <text:p>210.2</text:p>
          </table:table-cell>
          <table:table-cell office:value-type="float" office:value="187.1" calcext:value-type="float">
            <text:p>187.1</text:p>
          </table:table-cell>
          <table:table-cell table:formula="of:=TIMEVALUE([.A40])" office:value-type="time" office:time-value="PT00H00M34.5S" calcext:value-type="time">
            <text:p>00:34.5</text:p>
          </table:table-cell>
          <table:table-cell office:value-type="time" office:time-value="PT00H00M34.5S" calcext:value-type="time">
            <text:p>00:34.5</text:p>
          </table:table-cell>
        </table:table-row>
        <table:table-row table:style-name="ro1">
          <table:table-cell office:value-type="string" calcext:value-type="string">
            <text:p>00:35.4</text:p>
          </table:table-cell>
          <table:table-cell office:value-type="float" office:value="211.6" calcext:value-type="float">
            <text:p>211.6</text:p>
          </table:table-cell>
          <table:table-cell office:value-type="float" office:value="190.2" calcext:value-type="float">
            <text:p>190.2</text:p>
          </table:table-cell>
          <table:table-cell table:formula="of:=TIMEVALUE([.A41])" office:value-type="time" office:time-value="PT00H00M35.4S" calcext:value-type="time">
            <text:p>00:35.4</text:p>
          </table:table-cell>
          <table:table-cell office:value-type="time" office:time-value="PT00H00M35.4S" calcext:value-type="time">
            <text:p>00:35.4</text:p>
          </table:table-cell>
        </table:table-row>
        <table:table-row table:style-name="ro1">
          <table:table-cell office:value-type="string" calcext:value-type="string">
            <text:p>00:36.4</text:p>
          </table:table-cell>
          <table:table-cell office:value-type="float" office:value="214.7" calcext:value-type="float">
            <text:p>214.7</text:p>
          </table:table-cell>
          <table:table-cell office:value-type="float" office:value="193.3" calcext:value-type="float">
            <text:p>193.3</text:p>
          </table:table-cell>
          <table:table-cell table:formula="of:=TIMEVALUE([.A42])" office:value-type="time" office:time-value="PT00H00M36.4S" calcext:value-type="time">
            <text:p>00:36.4</text:p>
          </table:table-cell>
          <table:table-cell office:value-type="time" office:time-value="PT00H00M36.4S" calcext:value-type="time">
            <text:p>00:36.4</text:p>
          </table:table-cell>
        </table:table-row>
        <table:table-row table:style-name="ro1">
          <table:table-cell office:value-type="string" calcext:value-type="string">
            <text:p>00:37.3</text:p>
          </table:table-cell>
          <table:table-cell office:value-type="float" office:value="216.5" calcext:value-type="float">
            <text:p>216.5</text:p>
          </table:table-cell>
          <table:table-cell office:value-type="float" office:value="196.3" calcext:value-type="float">
            <text:p>196.3</text:p>
          </table:table-cell>
          <table:table-cell table:formula="of:=TIMEVALUE([.A43])" office:value-type="time" office:time-value="PT00H00M37.3S" calcext:value-type="time">
            <text:p>00:37.3</text:p>
          </table:table-cell>
          <table:table-cell office:value-type="time" office:time-value="PT00H00M37.3S" calcext:value-type="time">
            <text:p>00:37.3</text:p>
          </table:table-cell>
        </table:table-row>
        <table:table-row table:style-name="ro1">
          <table:table-cell office:value-type="string" calcext:value-type="string">
            <text:p>00:38.3</text:p>
          </table:table-cell>
          <table:table-cell office:value-type="float" office:value="221.9" calcext:value-type="float">
            <text:p>221.9</text:p>
          </table:table-cell>
          <table:table-cell office:value-type="float" office:value="199.5" calcext:value-type="float">
            <text:p>199.5</text:p>
          </table:table-cell>
          <table:table-cell table:formula="of:=TIMEVALUE([.A44])" office:value-type="time" office:time-value="PT00H00M38.3S" calcext:value-type="time">
            <text:p>00:38.3</text:p>
          </table:table-cell>
          <table:table-cell office:value-type="time" office:time-value="PT00H00M38.3S" calcext:value-type="time">
            <text:p>00:38.3</text:p>
          </table:table-cell>
        </table:table-row>
        <table:table-row table:style-name="ro1">
          <table:table-cell office:value-type="string" calcext:value-type="string">
            <text:p>00:39.2</text:p>
          </table:table-cell>
          <table:table-cell office:value-type="float" office:value="221.4" calcext:value-type="float">
            <text:p>221.4</text:p>
          </table:table-cell>
          <table:table-cell office:value-type="float" office:value="202.5" calcext:value-type="float">
            <text:p>202.5</text:p>
          </table:table-cell>
          <table:table-cell table:formula="of:=TIMEVALUE([.A45])" office:value-type="time" office:time-value="PT00H00M39.2S" calcext:value-type="time">
            <text:p>00:39.2</text:p>
          </table:table-cell>
          <table:table-cell office:value-type="time" office:time-value="PT00H00M39.2S" calcext:value-type="time">
            <text:p>00:39.2</text:p>
          </table:table-cell>
        </table:table-row>
        <table:table-row table:style-name="ro1">
          <table:table-cell office:value-type="string" calcext:value-type="string">
            <text:p>00:40.2</text:p>
          </table:table-cell>
          <table:table-cell office:value-type="float" office:value="223.7" calcext:value-type="float">
            <text:p>223.7</text:p>
          </table:table-cell>
          <table:table-cell office:value-type="float" office:value="205.5" calcext:value-type="float">
            <text:p>205.5</text:p>
          </table:table-cell>
          <table:table-cell table:formula="of:=TIMEVALUE([.A46])" office:value-type="time" office:time-value="PT00H00M40.2S" calcext:value-type="time">
            <text:p>00:40.2</text:p>
          </table:table-cell>
          <table:table-cell office:value-type="time" office:time-value="PT00H00M40.2S" calcext:value-type="time">
            <text:p>00:40.2</text:p>
          </table:table-cell>
        </table:table-row>
        <table:table-row table:style-name="ro1">
          <table:table-cell office:value-type="string" calcext:value-type="string">
            <text:p>00:41.1</text:p>
          </table:table-cell>
          <table:table-cell office:value-type="float" office:value="225.9" calcext:value-type="float">
            <text:p>225.9</text:p>
          </table:table-cell>
          <table:table-cell office:value-type="float" office:value="208.2" calcext:value-type="float">
            <text:p>208.2</text:p>
          </table:table-cell>
          <table:table-cell table:formula="of:=TIMEVALUE([.A47])" office:value-type="time" office:time-value="PT00H00M41.1S" calcext:value-type="time">
            <text:p>00:41.1</text:p>
          </table:table-cell>
          <table:table-cell office:value-type="time" office:time-value="PT00H00M41.1S" calcext:value-type="time">
            <text:p>00:41.1</text:p>
          </table:table-cell>
        </table:table-row>
        <table:table-row table:style-name="ro1">
          <table:table-cell office:value-type="string" calcext:value-type="string">
            <text:p>00:42.1</text:p>
          </table:table-cell>
          <table:table-cell office:value-type="float" office:value="227.8" calcext:value-type="float">
            <text:p>227.8</text:p>
          </table:table-cell>
          <table:table-cell office:value-type="float" office:value="210.9" calcext:value-type="float">
            <text:p>210.9</text:p>
          </table:table-cell>
          <table:table-cell table:formula="of:=TIMEVALUE([.A48])" office:value-type="time" office:time-value="PT00H00M42.1S" calcext:value-type="time">
            <text:p>00:42.1</text:p>
          </table:table-cell>
          <table:table-cell office:value-type="time" office:time-value="PT00H00M42.1S" calcext:value-type="time">
            <text:p>00:42.1</text:p>
          </table:table-cell>
        </table:table-row>
        <table:table-row table:style-name="ro1">
          <table:table-cell office:value-type="string" calcext:value-type="string">
            <text:p>00:43.0</text:p>
          </table:table-cell>
          <table:table-cell office:value-type="float" office:value="230.9" calcext:value-type="float">
            <text:p>230.9</text:p>
          </table:table-cell>
          <table:table-cell office:value-type="float" office:value="213.7" calcext:value-type="float">
            <text:p>213.7</text:p>
          </table:table-cell>
          <table:table-cell table:formula="of:=TIMEVALUE([.A49])" office:value-type="time" office:time-value="PT00H00M43S" calcext:value-type="time">
            <text:p>00:43.0</text:p>
          </table:table-cell>
          <table:table-cell office:value-type="time" office:time-value="PT00H00M43S" calcext:value-type="time">
            <text:p>00:43.0</text:p>
          </table:table-cell>
        </table:table-row>
        <table:table-row table:style-name="ro1">
          <table:table-cell office:value-type="string" calcext:value-type="string">
            <text:p>00:44.0</text:p>
          </table:table-cell>
          <table:table-cell office:value-type="float" office:value="232.2" calcext:value-type="float">
            <text:p>232.2</text:p>
          </table:table-cell>
          <table:table-cell office:value-type="float" office:value="216.3" calcext:value-type="float">
            <text:p>216.3</text:p>
          </table:table-cell>
          <table:table-cell table:formula="of:=TIMEVALUE([.A50])" office:value-type="time" office:time-value="PT00H00M44S" calcext:value-type="time">
            <text:p>00:44.0</text:p>
          </table:table-cell>
          <table:table-cell office:value-type="time" office:time-value="PT00H00M44S" calcext:value-type="time">
            <text:p>00:44.0</text:p>
          </table:table-cell>
        </table:table-row>
        <table:table-row table:style-name="ro1">
          <table:table-cell office:value-type="string" calcext:value-type="string">
            <text:p>00:44.9</text:p>
          </table:table-cell>
          <table:table-cell office:value-type="float" office:value="237.2" calcext:value-type="float">
            <text:p>237.2</text:p>
          </table:table-cell>
          <table:table-cell office:value-type="float" office:value="219.2" calcext:value-type="float">
            <text:p>219.2</text:p>
          </table:table-cell>
          <table:table-cell table:formula="of:=TIMEVALUE([.A51])" office:value-type="time" office:time-value="PT00H00M44.9S" calcext:value-type="time">
            <text:p>00:44.9</text:p>
          </table:table-cell>
          <table:table-cell office:value-type="time" office:time-value="PT00H00M44.9S" calcext:value-type="time">
            <text:p>00:44.9</text:p>
          </table:table-cell>
        </table:table-row>
        <table:table-row table:style-name="ro1">
          <table:table-cell office:value-type="string" calcext:value-type="string">
            <text:p>00:45.9</text:p>
          </table:table-cell>
          <table:table-cell office:value-type="float" office:value="238.1" calcext:value-type="float">
            <text:p>238.1</text:p>
          </table:table-cell>
          <table:table-cell office:value-type="float" office:value="221.6" calcext:value-type="float">
            <text:p>221.6</text:p>
          </table:table-cell>
          <table:table-cell table:formula="of:=TIMEVALUE([.A52])" office:value-type="time" office:time-value="PT00H00M45.9S" calcext:value-type="time">
            <text:p>00:45.9</text:p>
          </table:table-cell>
          <table:table-cell office:value-type="time" office:time-value="PT00H00M45.9S" calcext:value-type="time">
            <text:p>00:45.9</text:p>
          </table:table-cell>
        </table:table-row>
        <table:table-row table:style-name="ro1">
          <table:table-cell office:value-type="string" calcext:value-type="string">
            <text:p>00:46.8</text:p>
          </table:table-cell>
          <table:table-cell office:value-type="float" office:value="239" calcext:value-type="float">
            <text:p>239</text:p>
          </table:table-cell>
          <table:table-cell office:value-type="float" office:value="223.8" calcext:value-type="float">
            <text:p>223.8</text:p>
          </table:table-cell>
          <table:table-cell table:formula="of:=TIMEVALUE([.A53])" office:value-type="time" office:time-value="PT00H00M46.8S" calcext:value-type="time">
            <text:p>00:46.8</text:p>
          </table:table-cell>
          <table:table-cell office:value-type="time" office:time-value="PT00H00M46.8S" calcext:value-type="time">
            <text:p>00:46.8</text:p>
          </table:table-cell>
        </table:table-row>
        <table:table-row table:style-name="ro1">
          <table:table-cell office:value-type="string" calcext:value-type="string">
            <text:p>00:47.8</text:p>
          </table:table-cell>
          <table:table-cell office:value-type="float" office:value="241.7" calcext:value-type="float">
            <text:p>241.7</text:p>
          </table:table-cell>
          <table:table-cell office:value-type="float" office:value="226.2" calcext:value-type="float">
            <text:p>226.2</text:p>
          </table:table-cell>
          <table:table-cell table:formula="of:=TIMEVALUE([.A54])" office:value-type="time" office:time-value="PT00H00M47.8S" calcext:value-type="time">
            <text:p>00:47.8</text:p>
          </table:table-cell>
          <table:table-cell office:value-type="time" office:time-value="PT00H00M47.8S" calcext:value-type="time">
            <text:p>00:47.8</text:p>
          </table:table-cell>
        </table:table-row>
        <table:table-row table:style-name="ro1">
          <table:table-cell office:value-type="string" calcext:value-type="string">
            <text:p>00:48.7</text:p>
          </table:table-cell>
          <table:table-cell office:value-type="float" office:value="244.4" calcext:value-type="float">
            <text:p>244.4</text:p>
          </table:table-cell>
          <table:table-cell office:value-type="float" office:value="228.5" calcext:value-type="float">
            <text:p>228.5</text:p>
          </table:table-cell>
          <table:table-cell table:formula="of:=TIMEVALUE([.A55])" office:value-type="time" office:time-value="PT00H00M48.7S" calcext:value-type="time">
            <text:p>00:48.7</text:p>
          </table:table-cell>
          <table:table-cell office:value-type="time" office:time-value="PT00H00M48.7S" calcext:value-type="time">
            <text:p>00:48.7</text:p>
          </table:table-cell>
        </table:table-row>
        <table:table-row table:style-name="ro1">
          <table:table-cell office:value-type="string" calcext:value-type="string">
            <text:p>00:49.7</text:p>
          </table:table-cell>
          <table:table-cell office:value-type="float" office:value="248" calcext:value-type="float">
            <text:p>248</text:p>
          </table:table-cell>
          <table:table-cell office:value-type="float" office:value="230.9" calcext:value-type="float">
            <text:p>230.9</text:p>
          </table:table-cell>
          <table:table-cell table:formula="of:=TIMEVALUE([.A56])" office:value-type="time" office:time-value="PT00H00M49.7S" calcext:value-type="time">
            <text:p>00:49.7</text:p>
          </table:table-cell>
          <table:table-cell office:value-type="time" office:time-value="PT00H00M49.7S" calcext:value-type="time">
            <text:p>00:49.7</text:p>
          </table:table-cell>
        </table:table-row>
        <table:table-row table:style-name="ro1">
          <table:table-cell office:value-type="string" calcext:value-type="string">
            <text:p>00:50.6</text:p>
          </table:table-cell>
          <table:table-cell office:value-type="float" office:value="249.3" calcext:value-type="float">
            <text:p>249.3</text:p>
          </table:table-cell>
          <table:table-cell office:value-type="float" office:value="233.2" calcext:value-type="float">
            <text:p>233.2</text:p>
          </table:table-cell>
          <table:table-cell table:formula="of:=TIMEVALUE([.A57])" office:value-type="time" office:time-value="PT00H00M50.6S" calcext:value-type="time">
            <text:p>00:50.6</text:p>
          </table:table-cell>
          <table:table-cell office:value-type="time" office:time-value="PT00H00M50.6S" calcext:value-type="time">
            <text:p>00:50.6</text:p>
          </table:table-cell>
        </table:table-row>
        <table:table-row table:style-name="ro1">
          <table:table-cell office:value-type="string" calcext:value-type="string">
            <text:p>00:51.6</text:p>
          </table:table-cell>
          <table:table-cell office:value-type="float" office:value="250.7" calcext:value-type="float">
            <text:p>250.7</text:p>
          </table:table-cell>
          <table:table-cell office:value-type="float" office:value="235.5" calcext:value-type="float">
            <text:p>235.5</text:p>
          </table:table-cell>
          <table:table-cell table:formula="of:=TIMEVALUE([.A58])" office:value-type="time" office:time-value="PT00H00M51.6S" calcext:value-type="time">
            <text:p>00:51.6</text:p>
          </table:table-cell>
          <table:table-cell office:value-type="time" office:time-value="PT00H00M51.6S" calcext:value-type="time">
            <text:p>00:51.6</text:p>
          </table:table-cell>
        </table:table-row>
        <table:table-row table:style-name="ro1">
          <table:table-cell office:value-type="string" calcext:value-type="string">
            <text:p>00:52.6</text:p>
          </table:table-cell>
          <table:table-cell office:value-type="float" office:value="251.6" calcext:value-type="float">
            <text:p>251.6</text:p>
          </table:table-cell>
          <table:table-cell office:value-type="float" office:value="237.5" calcext:value-type="float">
            <text:p>237.5</text:p>
          </table:table-cell>
          <table:table-cell table:formula="of:=TIMEVALUE([.A59])" office:value-type="time" office:time-value="PT00H00M52.6S" calcext:value-type="time">
            <text:p>00:52.6</text:p>
          </table:table-cell>
          <table:table-cell office:value-type="time" office:time-value="PT00H00M52.6S" calcext:value-type="time">
            <text:p>00:52.6</text:p>
          </table:table-cell>
        </table:table-row>
        <table:table-row table:style-name="ro1">
          <table:table-cell office:value-type="string" calcext:value-type="string">
            <text:p>00:53.5</text:p>
          </table:table-cell>
          <table:table-cell office:value-type="float" office:value="247.1" calcext:value-type="float">
            <text:p>247.1</text:p>
          </table:table-cell>
          <table:table-cell office:value-type="float" office:value="239.2" calcext:value-type="float">
            <text:p>239.2</text:p>
          </table:table-cell>
          <table:table-cell table:formula="of:=TIMEVALUE([.A60])" office:value-type="time" office:time-value="PT00H00M53.5S" calcext:value-type="time">
            <text:p>00:53.5</text:p>
          </table:table-cell>
          <table:table-cell office:value-type="time" office:time-value="PT00H00M53.5S" calcext:value-type="time">
            <text:p>00:53.5</text:p>
          </table:table-cell>
        </table:table-row>
        <table:table-row table:style-name="ro1">
          <table:table-cell office:value-type="string" calcext:value-type="string">
            <text:p>00:54.5</text:p>
          </table:table-cell>
          <table:table-cell office:value-type="float" office:value="248.9" calcext:value-type="float">
            <text:p>248.9</text:p>
          </table:table-cell>
          <table:table-cell office:value-type="float" office:value="240.9" calcext:value-type="float">
            <text:p>240.9</text:p>
          </table:table-cell>
          <table:table-cell table:formula="of:=TIMEVALUE([.A61])" office:value-type="time" office:time-value="PT00H00M54.5S" calcext:value-type="time">
            <text:p>00:54.5</text:p>
          </table:table-cell>
          <table:table-cell office:value-type="time" office:time-value="PT00H00M54.5S" calcext:value-type="time">
            <text:p>00:54.5</text:p>
          </table:table-cell>
        </table:table-row>
        <table:table-row table:style-name="ro1">
          <table:table-cell office:value-type="string" calcext:value-type="string">
            <text:p>00:55.4</text:p>
          </table:table-cell>
          <table:table-cell office:value-type="float" office:value="248.4" calcext:value-type="float">
            <text:p>248.4</text:p>
          </table:table-cell>
          <table:table-cell office:value-type="float" office:value="242.4" calcext:value-type="float">
            <text:p>242.4</text:p>
          </table:table-cell>
          <table:table-cell table:formula="of:=TIMEVALUE([.A62])" office:value-type="time" office:time-value="PT00H00M55.4S" calcext:value-type="time">
            <text:p>00:55.4</text:p>
          </table:table-cell>
          <table:table-cell office:value-type="time" office:time-value="PT00H00M55.4S" calcext:value-type="time">
            <text:p>00:55.4</text:p>
          </table:table-cell>
        </table:table-row>
        <table:table-row table:style-name="ro1">
          <table:table-cell office:value-type="string" calcext:value-type="string">
            <text:p>00:56.4</text:p>
          </table:table-cell>
          <table:table-cell office:value-type="float" office:value="248.4" calcext:value-type="float">
            <text:p>248.4</text:p>
          </table:table-cell>
          <table:table-cell office:value-type="float" office:value="243.7" calcext:value-type="float">
            <text:p>243.7</text:p>
          </table:table-cell>
          <table:table-cell table:formula="of:=TIMEVALUE([.A63])" office:value-type="time" office:time-value="PT00H00M56.4S" calcext:value-type="time">
            <text:p>00:56.4</text:p>
          </table:table-cell>
          <table:table-cell office:value-type="time" office:time-value="PT00H00M56.4S" calcext:value-type="time">
            <text:p>00:56.4</text:p>
          </table:table-cell>
        </table:table-row>
        <table:table-row table:style-name="ro1">
          <table:table-cell office:value-type="string" calcext:value-type="string">
            <text:p>00:57.3</text:p>
          </table:table-cell>
          <table:table-cell office:value-type="float" office:value="248.9" calcext:value-type="float">
            <text:p>248.9</text:p>
          </table:table-cell>
          <table:table-cell office:value-type="float" office:value="244.9" calcext:value-type="float">
            <text:p>244.9</text:p>
          </table:table-cell>
          <table:table-cell table:formula="of:=TIMEVALUE([.A64])" office:value-type="time" office:time-value="PT00H00M57.3S" calcext:value-type="time">
            <text:p>00:57.3</text:p>
          </table:table-cell>
          <table:table-cell office:value-type="time" office:time-value="PT00H00M57.3S" calcext:value-type="time">
            <text:p>00:57.3</text:p>
          </table:table-cell>
        </table:table-row>
        <table:table-row table:style-name="ro1">
          <table:table-cell office:value-type="string" calcext:value-type="string">
            <text:p>00:58.3</text:p>
          </table:table-cell>
          <table:table-cell office:value-type="float" office:value="249.8" calcext:value-type="float">
            <text:p>249.8</text:p>
          </table:table-cell>
          <table:table-cell office:value-type="float" office:value="246.1" calcext:value-type="float">
            <text:p>246.1</text:p>
          </table:table-cell>
          <table:table-cell table:formula="of:=TIMEVALUE([.A65])" office:value-type="time" office:time-value="PT00H00M58.3S" calcext:value-type="time">
            <text:p>00:58.3</text:p>
          </table:table-cell>
          <table:table-cell office:value-type="time" office:time-value="PT00H00M58.3S" calcext:value-type="time">
            <text:p>00:58.3</text:p>
          </table:table-cell>
        </table:table-row>
        <table:table-row table:style-name="ro1">
          <table:table-cell office:value-type="string" calcext:value-type="string">
            <text:p>00:59.2</text:p>
          </table:table-cell>
          <table:table-cell office:value-type="float" office:value="251.6" calcext:value-type="float">
            <text:p>251.6</text:p>
          </table:table-cell>
          <table:table-cell office:value-type="float" office:value="247.1" calcext:value-type="float">
            <text:p>247.1</text:p>
          </table:table-cell>
          <table:table-cell table:formula="of:=TIMEVALUE([.A66])" office:value-type="time" office:time-value="PT00H00M59.2S" calcext:value-type="time">
            <text:p>00:59.2</text:p>
          </table:table-cell>
          <table:table-cell office:value-type="time" office:time-value="PT00H00M59.2S" calcext:value-type="time">
            <text:p>00:59.2</text:p>
          </table:table-cell>
        </table:table-row>
        <table:table-row table:style-name="ro1">
          <table:table-cell office:value-type="string" calcext:value-type="string">
            <text:p>01:00.2</text:p>
          </table:table-cell>
          <table:table-cell office:value-type="float" office:value="250.2" calcext:value-type="float">
            <text:p>250.2</text:p>
          </table:table-cell>
          <table:table-cell office:value-type="float" office:value="247.9" calcext:value-type="float">
            <text:p>247.9</text:p>
          </table:table-cell>
          <table:table-cell table:formula="of:=TIMEVALUE([.A67])" office:value-type="time" office:time-value="PT00H01M00.2S" calcext:value-type="time">
            <text:p>01:00.2</text:p>
          </table:table-cell>
          <table:table-cell office:value-type="time" office:time-value="PT00H01M00.2S" calcext:value-type="time">
            <text:p>01:00.2</text:p>
          </table:table-cell>
        </table:table-row>
        <table:table-row table:style-name="ro1">
          <table:table-cell office:value-type="string" calcext:value-type="string">
            <text:p>01:01.1</text:p>
          </table:table-cell>
          <table:table-cell office:value-type="float" office:value="254.3" calcext:value-type="float">
            <text:p>254.3</text:p>
          </table:table-cell>
          <table:table-cell office:value-type="float" office:value="248.9" calcext:value-type="float">
            <text:p>248.9</text:p>
          </table:table-cell>
          <table:table-cell table:formula="of:=TIMEVALUE([.A68])" office:value-type="time" office:time-value="PT00H01M01.1S" calcext:value-type="time">
            <text:p>01:01.1</text:p>
          </table:table-cell>
          <table:table-cell office:value-type="time" office:time-value="PT00H01M01.1S" calcext:value-type="time">
            <text:p>01:01.1</text:p>
          </table:table-cell>
        </table:table-row>
        <table:table-row table:style-name="ro1">
          <table:table-cell office:value-type="string" calcext:value-type="string">
            <text:p>01:02.1</text:p>
          </table:table-cell>
          <table:table-cell office:value-type="float" office:value="254.3" calcext:value-type="float">
            <text:p>254.3</text:p>
          </table:table-cell>
          <table:table-cell office:value-type="float" office:value="249.7" calcext:value-type="float">
            <text:p>249.7</text:p>
          </table:table-cell>
          <table:table-cell table:formula="of:=TIMEVALUE([.A69])" office:value-type="time" office:time-value="PT00H01M02.1S" calcext:value-type="time">
            <text:p>01:02.1</text:p>
          </table:table-cell>
          <table:table-cell office:value-type="time" office:time-value="PT00H01M02.1S" calcext:value-type="time">
            <text:p>01:02.1</text:p>
          </table:table-cell>
        </table:table-row>
        <table:table-row table:style-name="ro1">
          <table:table-cell office:value-type="string" calcext:value-type="string">
            <text:p>01:03.0</text:p>
          </table:table-cell>
          <table:table-cell office:value-type="float" office:value="259.2" calcext:value-type="float">
            <text:p>259.2</text:p>
          </table:table-cell>
          <table:table-cell office:value-type="float" office:value="250.7" calcext:value-type="float">
            <text:p>250.7</text:p>
          </table:table-cell>
          <table:table-cell table:formula="of:=TIMEVALUE([.A70])" office:value-type="time" office:time-value="PT00H01M03S" calcext:value-type="time">
            <text:p>01:03.0</text:p>
          </table:table-cell>
          <table:table-cell office:value-type="time" office:time-value="PT00H01M03S" calcext:value-type="time">
            <text:p>01:03.0</text:p>
          </table:table-cell>
        </table:table-row>
        <table:table-row table:style-name="ro1">
          <table:table-cell office:value-type="string" calcext:value-type="string">
            <text:p>01:04.0</text:p>
          </table:table-cell>
          <table:table-cell office:value-type="float" office:value="264.6" calcext:value-type="float">
            <text:p>264.6</text:p>
          </table:table-cell>
          <table:table-cell office:value-type="float" office:value="251.8" calcext:value-type="float">
            <text:p>251.8</text:p>
          </table:table-cell>
          <table:table-cell table:formula="of:=TIMEVALUE([.A71])" office:value-type="time" office:time-value="PT00H01M04S" calcext:value-type="time">
            <text:p>01:04.0</text:p>
          </table:table-cell>
          <table:table-cell office:value-type="time" office:time-value="PT00H01M04S" calcext:value-type="time">
            <text:p>01:04.0</text:p>
          </table:table-cell>
        </table:table-row>
        <table:table-row table:style-name="ro1">
          <table:table-cell office:value-type="string" calcext:value-type="string">
            <text:p>01:04.9</text:p>
          </table:table-cell>
          <table:table-cell office:value-type="float" office:value="266.9" calcext:value-type="float">
            <text:p>266.9</text:p>
          </table:table-cell>
          <table:table-cell office:value-type="float" office:value="253" calcext:value-type="float">
            <text:p>253</text:p>
          </table:table-cell>
          <table:table-cell table:formula="of:=TIMEVALUE([.A72])" office:value-type="time" office:time-value="PT00H01M04.9S" calcext:value-type="time">
            <text:p>01:04.9</text:p>
          </table:table-cell>
          <table:table-cell office:value-type="time" office:time-value="PT00H01M04.9S" calcext:value-type="time">
            <text:p>01:04.9</text:p>
          </table:table-cell>
        </table:table-row>
        <table:table-row table:style-name="ro1">
          <table:table-cell office:value-type="string" calcext:value-type="string">
            <text:p>01:05.9</text:p>
          </table:table-cell>
          <table:table-cell office:value-type="float" office:value="264.2" calcext:value-type="float">
            <text:p>264.2</text:p>
          </table:table-cell>
          <table:table-cell office:value-type="float" office:value="253.9" calcext:value-type="float">
            <text:p>253.9</text:p>
          </table:table-cell>
          <table:table-cell table:formula="of:=TIMEVALUE([.A73])" office:value-type="time" office:time-value="PT00H01M05.9S" calcext:value-type="time">
            <text:p>01:05.9</text:p>
          </table:table-cell>
          <table:table-cell office:value-type="time" office:time-value="PT00H01M05.9S" calcext:value-type="time">
            <text:p>01:05.9</text:p>
          </table:table-cell>
        </table:table-row>
        <table:table-row table:style-name="ro1">
          <table:table-cell office:value-type="string" calcext:value-type="string">
            <text:p>01:06.8</text:p>
          </table:table-cell>
          <table:table-cell office:value-type="float" office:value="262.4" calcext:value-type="float">
            <text:p>262.4</text:p>
          </table:table-cell>
          <table:table-cell office:value-type="float" office:value="254.6" calcext:value-type="float">
            <text:p>254.6</text:p>
          </table:table-cell>
          <table:table-cell table:formula="of:=TIMEVALUE([.A74])" office:value-type="time" office:time-value="PT00H01M06.8S" calcext:value-type="time">
            <text:p>01:06.8</text:p>
          </table:table-cell>
          <table:table-cell office:value-type="time" office:time-value="PT00H01M06.8S" calcext:value-type="time">
            <text:p>01:06.8</text:p>
          </table:table-cell>
        </table:table-row>
        <table:table-row table:style-name="ro1">
          <table:table-cell office:value-type="string" calcext:value-type="string">
            <text:p>01:07.8</text:p>
          </table:table-cell>
          <table:table-cell office:value-type="float" office:value="262.4" calcext:value-type="float">
            <text:p>262.4</text:p>
          </table:table-cell>
          <table:table-cell office:value-type="float" office:value="255.7" calcext:value-type="float">
            <text:p>255.7</text:p>
          </table:table-cell>
          <table:table-cell table:formula="of:=TIMEVALUE([.A75])" office:value-type="time" office:time-value="PT00H01M07.8S" calcext:value-type="time">
            <text:p>01:07.8</text:p>
          </table:table-cell>
          <table:table-cell office:value-type="time" office:time-value="PT00H01M07.8S" calcext:value-type="time">
            <text:p>01:07.8</text:p>
          </table:table-cell>
        </table:table-row>
        <table:table-row table:style-name="ro1">
          <table:table-cell office:value-type="string" calcext:value-type="string">
            <text:p>01:08.7</text:p>
          </table:table-cell>
          <table:table-cell office:value-type="float" office:value="267.8" calcext:value-type="float">
            <text:p>267.8</text:p>
          </table:table-cell>
          <table:table-cell office:value-type="float" office:value="256.9" calcext:value-type="float">
            <text:p>256.9</text:p>
          </table:table-cell>
          <table:table-cell table:formula="of:=TIMEVALUE([.A76])" office:value-type="time" office:time-value="PT00H01M08.7S" calcext:value-type="time">
            <text:p>01:08.7</text:p>
          </table:table-cell>
          <table:table-cell office:value-type="time" office:time-value="PT00H01M08.7S" calcext:value-type="time">
            <text:p>01:08.7</text:p>
          </table:table-cell>
        </table:table-row>
        <table:table-row table:style-name="ro1">
          <table:table-cell office:value-type="string" calcext:value-type="string">
            <text:p>01:09.7</text:p>
          </table:table-cell>
          <table:table-cell office:value-type="float" office:value="270.1" calcext:value-type="float">
            <text:p>270.1</text:p>
          </table:table-cell>
          <table:table-cell office:value-type="float" office:value="258.4" calcext:value-type="float">
            <text:p>258.4</text:p>
          </table:table-cell>
          <table:table-cell table:formula="of:=TIMEVALUE([.A77])" office:value-type="time" office:time-value="PT00H01M09.7S" calcext:value-type="time">
            <text:p>01:09.7</text:p>
          </table:table-cell>
          <table:table-cell office:value-type="time" office:time-value="PT00H01M09.7S" calcext:value-type="time">
            <text:p>01:09.7</text:p>
          </table:table-cell>
        </table:table-row>
        <table:table-row table:style-name="ro1">
          <table:table-cell office:value-type="string" calcext:value-type="string">
            <text:p>01:10.6</text:p>
          </table:table-cell>
          <table:table-cell office:value-type="float" office:value="268.7" calcext:value-type="float">
            <text:p>268.7</text:p>
          </table:table-cell>
          <table:table-cell office:value-type="float" office:value="259.7" calcext:value-type="float">
            <text:p>259.7</text:p>
          </table:table-cell>
          <table:table-cell table:formula="of:=TIMEVALUE([.A78])" office:value-type="time" office:time-value="PT00H01M10.6S" calcext:value-type="time">
            <text:p>01:10.6</text:p>
          </table:table-cell>
          <table:table-cell office:value-type="time" office:time-value="PT00H01M10.6S" calcext:value-type="time">
            <text:p>01:10.6</text:p>
          </table:table-cell>
        </table:table-row>
        <table:table-row table:style-name="ro1">
          <table:table-cell office:value-type="string" calcext:value-type="string">
            <text:p>01:11.6</text:p>
          </table:table-cell>
          <table:table-cell office:value-type="float" office:value="271.4" calcext:value-type="float">
            <text:p>271.4</text:p>
          </table:table-cell>
          <table:table-cell office:value-type="float" office:value="261.2" calcext:value-type="float">
            <text:p>261.2</text:p>
          </table:table-cell>
          <table:table-cell table:formula="of:=TIMEVALUE([.A79])" office:value-type="time" office:time-value="PT00H01M11.6S" calcext:value-type="time">
            <text:p>01:11.6</text:p>
          </table:table-cell>
          <table:table-cell office:value-type="time" office:time-value="PT00H01M11.6S" calcext:value-type="time">
            <text:p>01:11.6</text:p>
          </table:table-cell>
        </table:table-row>
        <table:table-row table:style-name="ro1">
          <table:table-cell office:value-type="string" calcext:value-type="string">
            <text:p>01:12.5</text:p>
          </table:table-cell>
          <table:table-cell office:value-type="float" office:value="272.3" calcext:value-type="float">
            <text:p>272.3</text:p>
          </table:table-cell>
          <table:table-cell office:value-type="float" office:value="262.7" calcext:value-type="float">
            <text:p>262.7</text:p>
          </table:table-cell>
          <table:table-cell table:formula="of:=TIMEVALUE([.A80])" office:value-type="time" office:time-value="PT00H01M12.5S" calcext:value-type="time">
            <text:p>01:12.5</text:p>
          </table:table-cell>
          <table:table-cell office:value-type="time" office:time-value="PT00H01M12.5S" calcext:value-type="time">
            <text:p>01:12.5</text:p>
          </table:table-cell>
        </table:table-row>
        <table:table-row table:style-name="ro1">
          <table:table-cell office:value-type="string" calcext:value-type="string">
            <text:p>01:13.5</text:p>
          </table:table-cell>
          <table:table-cell office:value-type="float" office:value="273.6" calcext:value-type="float">
            <text:p>273.6</text:p>
          </table:table-cell>
          <table:table-cell office:value-type="float" office:value="264.2" calcext:value-type="float">
            <text:p>264.2</text:p>
          </table:table-cell>
          <table:table-cell table:formula="of:=TIMEVALUE([.A81])" office:value-type="time" office:time-value="PT00H01M13.5S" calcext:value-type="time">
            <text:p>01:13.5</text:p>
          </table:table-cell>
          <table:table-cell office:value-type="time" office:time-value="PT00H01M13.5S" calcext:value-type="time">
            <text:p>01:13.5</text:p>
          </table:table-cell>
        </table:table-row>
        <table:table-row table:style-name="ro1">
          <table:table-cell office:value-type="string" calcext:value-type="string">
            <text:p>01:14.5</text:p>
          </table:table-cell>
          <table:table-cell office:value-type="float" office:value="276.8" calcext:value-type="float">
            <text:p>276.8</text:p>
          </table:table-cell>
          <table:table-cell office:value-type="float" office:value="265.9" calcext:value-type="float">
            <text:p>265.9</text:p>
          </table:table-cell>
          <table:table-cell table:formula="of:=TIMEVALUE([.A82])" office:value-type="time" office:time-value="PT00H01M14.5S" calcext:value-type="time">
            <text:p>01:14.5</text:p>
          </table:table-cell>
          <table:table-cell office:value-type="time" office:time-value="PT00H01M14.5S" calcext:value-type="time">
            <text:p>01:14.5</text:p>
          </table:table-cell>
        </table:table-row>
        <table:table-row table:style-name="ro1">
          <table:table-cell office:value-type="string" calcext:value-type="string">
            <text:p>01:15.4</text:p>
          </table:table-cell>
          <table:table-cell office:value-type="float" office:value="279.1" calcext:value-type="float">
            <text:p>279.1</text:p>
          </table:table-cell>
          <table:table-cell office:value-type="float" office:value="267.6" calcext:value-type="float">
            <text:p>267.6</text:p>
          </table:table-cell>
          <table:table-cell table:formula="of:=TIMEVALUE([.A83])" office:value-type="time" office:time-value="PT00H01M15.4S" calcext:value-type="time">
            <text:p>01:15.4</text:p>
          </table:table-cell>
          <table:table-cell office:value-type="time" office:time-value="PT00H01M15.4S" calcext:value-type="time">
            <text:p>01:15.4</text:p>
          </table:table-cell>
        </table:table-row>
        <table:table-row table:style-name="ro1">
          <table:table-cell office:value-type="string" calcext:value-type="string">
            <text:p>01:16.4</text:p>
          </table:table-cell>
          <table:table-cell office:value-type="float" office:value="282.2" calcext:value-type="float">
            <text:p>282.2</text:p>
          </table:table-cell>
          <table:table-cell office:value-type="float" office:value="269.4" calcext:value-type="float">
            <text:p>269.4</text:p>
          </table:table-cell>
          <table:table-cell table:formula="of:=TIMEVALUE([.A84])" office:value-type="time" office:time-value="PT00H01M16.4S" calcext:value-type="time">
            <text:p>01:16.4</text:p>
          </table:table-cell>
          <table:table-cell office:value-type="time" office:time-value="PT00H01M16.4S" calcext:value-type="time">
            <text:p>01:16.4</text:p>
          </table:table-cell>
        </table:table-row>
        <table:table-row table:style-name="ro1">
          <table:table-cell office:value-type="string" calcext:value-type="string">
            <text:p>01:17.3</text:p>
          </table:table-cell>
          <table:table-cell office:value-type="float" office:value="284.9" calcext:value-type="float">
            <text:p>284.9</text:p>
          </table:table-cell>
          <table:table-cell office:value-type="float" office:value="271.2" calcext:value-type="float">
            <text:p>271.2</text:p>
          </table:table-cell>
          <table:table-cell table:formula="of:=TIMEVALUE([.A85])" office:value-type="time" office:time-value="PT00H01M17.3S" calcext:value-type="time">
            <text:p>01:17.3</text:p>
          </table:table-cell>
          <table:table-cell office:value-type="time" office:time-value="PT00H01M17.3S" calcext:value-type="time">
            <text:p>01:17.3</text:p>
          </table:table-cell>
        </table:table-row>
        <table:table-row table:style-name="ro1">
          <table:table-cell office:value-type="string" calcext:value-type="string">
            <text:p>01:18.3</text:p>
          </table:table-cell>
          <table:table-cell office:value-type="float" office:value="286.2" calcext:value-type="float">
            <text:p>286.2</text:p>
          </table:table-cell>
          <table:table-cell office:value-type="float" office:value="272.6" calcext:value-type="float">
            <text:p>272.6</text:p>
          </table:table-cell>
          <table:table-cell table:formula="of:=TIMEVALUE([.A86])" office:value-type="time" office:time-value="PT00H01M18.3S" calcext:value-type="time">
            <text:p>01:18.3</text:p>
          </table:table-cell>
          <table:table-cell office:value-type="time" office:time-value="PT00H01M18.3S" calcext:value-type="time">
            <text:p>01:18.3</text:p>
          </table:table-cell>
        </table:table-row>
        <table:table-row table:style-name="ro1">
          <table:table-cell office:value-type="string" calcext:value-type="string">
            <text:p>01:19.2</text:p>
          </table:table-cell>
          <table:table-cell office:value-type="float" office:value="289.4" calcext:value-type="float">
            <text:p>289.4</text:p>
          </table:table-cell>
          <table:table-cell office:value-type="float" office:value="274.1" calcext:value-type="float">
            <text:p>274.1</text:p>
          </table:table-cell>
          <table:table-cell table:formula="of:=TIMEVALUE([.A87])" office:value-type="time" office:time-value="PT00H01M19.2S" calcext:value-type="time">
            <text:p>01:19.2</text:p>
          </table:table-cell>
          <table:table-cell office:value-type="time" office:time-value="PT00H01M19.2S" calcext:value-type="time">
            <text:p>01:19.2</text:p>
          </table:table-cell>
        </table:table-row>
        <table:table-row table:style-name="ro1">
          <table:table-cell office:value-type="string" calcext:value-type="string">
            <text:p>01:20.2</text:p>
          </table:table-cell>
          <table:table-cell office:value-type="float" office:value="291.2" calcext:value-type="float">
            <text:p>291.2</text:p>
          </table:table-cell>
          <table:table-cell office:value-type="float" office:value="275.9" calcext:value-type="float">
            <text:p>275.9</text:p>
          </table:table-cell>
          <table:table-cell table:formula="of:=TIMEVALUE([.A88])" office:value-type="time" office:time-value="PT00H01M20.2S" calcext:value-type="time">
            <text:p>01:20.2</text:p>
          </table:table-cell>
          <table:table-cell office:value-type="time" office:time-value="PT00H01M20.2S" calcext:value-type="time">
            <text:p>01:20.2</text:p>
          </table:table-cell>
        </table:table-row>
        <table:table-row table:style-name="ro1">
          <table:table-cell office:value-type="string" calcext:value-type="string">
            <text:p>01:21.1</text:p>
          </table:table-cell>
          <table:table-cell office:value-type="float" office:value="293" calcext:value-type="float">
            <text:p>293</text:p>
          </table:table-cell>
          <table:table-cell office:value-type="float" office:value="277.9" calcext:value-type="float">
            <text:p>277.9</text:p>
          </table:table-cell>
          <table:table-cell table:formula="of:=TIMEVALUE([.A89])" office:value-type="time" office:time-value="PT00H01M21.1S" calcext:value-type="time">
            <text:p>01:21.1</text:p>
          </table:table-cell>
          <table:table-cell office:value-type="time" office:time-value="PT00H01M21.1S" calcext:value-type="time">
            <text:p>01:21.1</text:p>
          </table:table-cell>
        </table:table-row>
        <table:table-row table:style-name="ro1">
          <table:table-cell office:value-type="string" calcext:value-type="string">
            <text:p>01:22.1</text:p>
          </table:table-cell>
          <table:table-cell office:value-type="float" office:value="293" calcext:value-type="float">
            <text:p>293</text:p>
          </table:table-cell>
          <table:table-cell office:value-type="float" office:value="280" calcext:value-type="float">
            <text:p>280</text:p>
          </table:table-cell>
          <table:table-cell table:formula="of:=TIMEVALUE([.A90])" office:value-type="time" office:time-value="PT00H01M22.1S" calcext:value-type="time">
            <text:p>01:22.1</text:p>
          </table:table-cell>
          <table:table-cell office:value-type="time" office:time-value="PT00H01M22.1S" calcext:value-type="time">
            <text:p>01:22.1</text:p>
          </table:table-cell>
        </table:table-row>
        <table:table-row table:style-name="ro1">
          <table:table-cell office:value-type="string" calcext:value-type="string">
            <text:p>01:23.0</text:p>
          </table:table-cell>
          <table:table-cell office:value-type="float" office:value="293.9" calcext:value-type="float">
            <text:p>293.9</text:p>
          </table:table-cell>
          <table:table-cell office:value-type="float" office:value="281.7" calcext:value-type="float">
            <text:p>281.7</text:p>
          </table:table-cell>
          <table:table-cell table:formula="of:=TIMEVALUE([.A91])" office:value-type="time" office:time-value="PT00H01M23S" calcext:value-type="time">
            <text:p>01:23.0</text:p>
          </table:table-cell>
          <table:table-cell office:value-type="time" office:time-value="PT00H01M23S" calcext:value-type="time">
            <text:p>01:23.0</text:p>
          </table:table-cell>
        </table:table-row>
        <table:table-row table:style-name="ro1">
          <table:table-cell office:value-type="string" calcext:value-type="string">
            <text:p>01:24.0</text:p>
          </table:table-cell>
          <table:table-cell office:value-type="float" office:value="295.2" calcext:value-type="float">
            <text:p>295.2</text:p>
          </table:table-cell>
          <table:table-cell office:value-type="float" office:value="283.4" calcext:value-type="float">
            <text:p>283.4</text:p>
          </table:table-cell>
          <table:table-cell table:formula="of:=TIMEVALUE([.A92])" office:value-type="time" office:time-value="PT00H01M24S" calcext:value-type="time">
            <text:p>01:24.0</text:p>
          </table:table-cell>
          <table:table-cell office:value-type="time" office:time-value="PT00H01M24S" calcext:value-type="time">
            <text:p>01:24.0</text:p>
          </table:table-cell>
        </table:table-row>
        <table:table-row table:style-name="ro1">
          <table:table-cell office:value-type="string" calcext:value-type="string">
            <text:p>01:24.9</text:p>
          </table:table-cell>
          <table:table-cell office:value-type="float" office:value="297.9" calcext:value-type="float">
            <text:p>297.9</text:p>
          </table:table-cell>
          <table:table-cell office:value-type="float" office:value="285.4" calcext:value-type="float">
            <text:p>285.4</text:p>
          </table:table-cell>
          <table:table-cell table:formula="of:=TIMEVALUE([.A93])" office:value-type="time" office:time-value="PT00H01M24.9S" calcext:value-type="time">
            <text:p>01:24.9</text:p>
          </table:table-cell>
          <table:table-cell office:value-type="time" office:time-value="PT00H01M24.9S" calcext:value-type="time">
            <text:p>01:24.9</text:p>
          </table:table-cell>
        </table:table-row>
        <table:table-row table:style-name="ro1">
          <table:table-cell office:value-type="string" calcext:value-type="string">
            <text:p>01:25.9</text:p>
          </table:table-cell>
          <table:table-cell office:value-type="float" office:value="298.4" calcext:value-type="float">
            <text:p>298.4</text:p>
          </table:table-cell>
          <table:table-cell office:value-type="float" office:value="287.1" calcext:value-type="float">
            <text:p>287.1</text:p>
          </table:table-cell>
          <table:table-cell table:formula="of:=TIMEVALUE([.A94])" office:value-type="time" office:time-value="PT00H01M25.9S" calcext:value-type="time">
            <text:p>01:25.9</text:p>
          </table:table-cell>
          <table:table-cell office:value-type="time" office:time-value="PT00H01M25.9S" calcext:value-type="time">
            <text:p>01:25.9</text:p>
          </table:table-cell>
        </table:table-row>
        <table:table-row table:style-name="ro1">
          <table:table-cell office:value-type="string" calcext:value-type="string">
            <text:p>01:26.8</text:p>
          </table:table-cell>
          <table:table-cell office:value-type="float" office:value="300.6" calcext:value-type="float">
            <text:p>300.6</text:p>
          </table:table-cell>
          <table:table-cell office:value-type="float" office:value="289" calcext:value-type="float">
            <text:p>289</text:p>
          </table:table-cell>
          <table:table-cell table:formula="of:=TIMEVALUE([.A95])" office:value-type="time" office:time-value="PT00H01M26.8S" calcext:value-type="time">
            <text:p>01:26.8</text:p>
          </table:table-cell>
          <table:table-cell office:value-type="time" office:time-value="PT00H01M26.8S" calcext:value-type="time">
            <text:p>01:26.8</text:p>
          </table:table-cell>
        </table:table-row>
        <table:table-row table:style-name="ro1">
          <table:table-cell office:value-type="string" calcext:value-type="string">
            <text:p>01:27.8</text:p>
          </table:table-cell>
          <table:table-cell office:value-type="float" office:value="302" calcext:value-type="float">
            <text:p>302</text:p>
          </table:table-cell>
          <table:table-cell office:value-type="float" office:value="290.9" calcext:value-type="float">
            <text:p>290.9</text:p>
          </table:table-cell>
          <table:table-cell table:formula="of:=TIMEVALUE([.A96])" office:value-type="time" office:time-value="PT00H01M27.8S" calcext:value-type="time">
            <text:p>01:27.8</text:p>
          </table:table-cell>
          <table:table-cell office:value-type="time" office:time-value="PT00H01M27.8S" calcext:value-type="time">
            <text:p>01:27.8</text:p>
          </table:table-cell>
        </table:table-row>
        <table:table-row table:style-name="ro1">
          <table:table-cell office:value-type="string" calcext:value-type="string">
            <text:p>01:28.8</text:p>
          </table:table-cell>
          <table:table-cell office:value-type="float" office:value="302" calcext:value-type="float">
            <text:p>302</text:p>
          </table:table-cell>
          <table:table-cell office:value-type="float" office:value="292.6" calcext:value-type="float">
            <text:p>292.6</text:p>
          </table:table-cell>
          <table:table-cell table:formula="of:=TIMEVALUE([.A97])" office:value-type="time" office:time-value="PT00H01M28.8S" calcext:value-type="time">
            <text:p>01:28.8</text:p>
          </table:table-cell>
          <table:table-cell office:value-type="time" office:time-value="PT00H01M28.8S" calcext:value-type="time">
            <text:p>01:28.8</text:p>
          </table:table-cell>
        </table:table-row>
        <table:table-row table:style-name="ro1">
          <table:table-cell office:value-type="string" calcext:value-type="string">
            <text:p>01:29.7</text:p>
          </table:table-cell>
          <table:table-cell office:value-type="float" office:value="302.9" calcext:value-type="float">
            <text:p>302.9</text:p>
          </table:table-cell>
          <table:table-cell office:value-type="float" office:value="294.2" calcext:value-type="float">
            <text:p>294.2</text:p>
          </table:table-cell>
          <table:table-cell table:formula="of:=TIMEVALUE([.A98])" office:value-type="time" office:time-value="PT00H01M29.7S" calcext:value-type="time">
            <text:p>01:29.7</text:p>
          </table:table-cell>
          <table:table-cell office:value-type="time" office:time-value="PT00H01M29.7S" calcext:value-type="time">
            <text:p>01:29.7</text:p>
          </table:table-cell>
        </table:table-row>
        <table:table-row table:style-name="ro1">
          <table:table-cell office:value-type="string" calcext:value-type="string">
            <text:p>01:30.7</text:p>
          </table:table-cell>
          <table:table-cell office:value-type="float" office:value="303.8" calcext:value-type="float">
            <text:p>303.8</text:p>
          </table:table-cell>
          <table:table-cell office:value-type="float" office:value="295.6" calcext:value-type="float">
            <text:p>295.6</text:p>
          </table:table-cell>
          <table:table-cell table:formula="of:=TIMEVALUE([.A99])" office:value-type="time" office:time-value="PT00H01M30.7S" calcext:value-type="time">
            <text:p>01:30.7</text:p>
          </table:table-cell>
          <table:table-cell office:value-type="time" office:time-value="PT00H01M30.7S" calcext:value-type="time">
            <text:p>01:30.7</text:p>
          </table:table-cell>
        </table:table-row>
        <table:table-row table:style-name="ro1">
          <table:table-cell office:value-type="string" calcext:value-type="string">
            <text:p>01:31.6</text:p>
          </table:table-cell>
          <table:table-cell office:value-type="float" office:value="305.1" calcext:value-type="float">
            <text:p>305.1</text:p>
          </table:table-cell>
          <table:table-cell office:value-type="float" office:value="297" calcext:value-type="float">
            <text:p>297</text:p>
          </table:table-cell>
          <table:table-cell table:formula="of:=TIMEVALUE([.A100])" office:value-type="time" office:time-value="PT00H01M31.6S" calcext:value-type="time">
            <text:p>01:31.6</text:p>
          </table:table-cell>
          <table:table-cell office:value-type="time" office:time-value="PT00H01M31.6S" calcext:value-type="time">
            <text:p>01:31.6</text:p>
          </table:table-cell>
        </table:table-row>
        <table:table-row table:style-name="ro1">
          <table:table-cell office:value-type="string" calcext:value-type="string">
            <text:p>01:32.6</text:p>
          </table:table-cell>
          <table:table-cell office:value-type="float" office:value="306.1" calcext:value-type="float">
            <text:p>306.1</text:p>
          </table:table-cell>
          <table:table-cell office:value-type="float" office:value="298.3" calcext:value-type="float">
            <text:p>298.3</text:p>
          </table:table-cell>
          <table:table-cell table:formula="of:=TIMEVALUE([.A101])" office:value-type="time" office:time-value="PT00H01M32.6S" calcext:value-type="time">
            <text:p>01:32.6</text:p>
          </table:table-cell>
          <table:table-cell office:value-type="time" office:time-value="PT00H01M32.6S" calcext:value-type="time">
            <text:p>01:32.6</text:p>
          </table:table-cell>
        </table:table-row>
        <table:table-row table:style-name="ro1">
          <table:table-cell office:value-type="string" calcext:value-type="string">
            <text:p>01:33.5</text:p>
          </table:table-cell>
          <table:table-cell office:value-type="float" office:value="307.4" calcext:value-type="float">
            <text:p>307.4</text:p>
          </table:table-cell>
          <table:table-cell office:value-type="float" office:value="299.5" calcext:value-type="float">
            <text:p>299.5</text:p>
          </table:table-cell>
          <table:table-cell table:formula="of:=TIMEVALUE([.A102])" office:value-type="time" office:time-value="PT00H01M33.5S" calcext:value-type="time">
            <text:p>01:33.5</text:p>
          </table:table-cell>
          <table:table-cell office:value-type="time" office:time-value="PT00H01M33.5S" calcext:value-type="time">
            <text:p>01:33.5</text:p>
          </table:table-cell>
        </table:table-row>
        <table:table-row table:style-name="ro1">
          <table:table-cell office:value-type="string" calcext:value-type="string">
            <text:p>01:34.5</text:p>
          </table:table-cell>
          <table:table-cell office:value-type="float" office:value="307.9" calcext:value-type="float">
            <text:p>307.9</text:p>
          </table:table-cell>
          <table:table-cell office:value-type="float" office:value="300.6" calcext:value-type="float">
            <text:p>300.6</text:p>
          </table:table-cell>
          <table:table-cell table:formula="of:=TIMEVALUE([.A103])" office:value-type="time" office:time-value="PT00H01M34.5S" calcext:value-type="time">
            <text:p>01:34.5</text:p>
          </table:table-cell>
          <table:table-cell office:value-type="time" office:time-value="PT00H01M34.5S" calcext:value-type="time">
            <text:p>01:34.5</text:p>
          </table:table-cell>
        </table:table-row>
        <table:table-row table:style-name="ro1">
          <table:table-cell office:value-type="string" calcext:value-type="string">
            <text:p>01:35.4</text:p>
          </table:table-cell>
          <table:table-cell office:value-type="float" office:value="310.1" calcext:value-type="float">
            <text:p>310.1</text:p>
          </table:table-cell>
          <table:table-cell office:value-type="float" office:value="301.8" calcext:value-type="float">
            <text:p>301.8</text:p>
          </table:table-cell>
          <table:table-cell table:formula="of:=TIMEVALUE([.A104])" office:value-type="time" office:time-value="PT00H01M35.4S" calcext:value-type="time">
            <text:p>01:35.4</text:p>
          </table:table-cell>
          <table:table-cell office:value-type="time" office:time-value="PT00H01M35.4S" calcext:value-type="time">
            <text:p>01:35.4</text:p>
          </table:table-cell>
        </table:table-row>
        <table:table-row table:style-name="ro1">
          <table:table-cell office:value-type="string" calcext:value-type="string">
            <text:p>01:36.4</text:p>
          </table:table-cell>
          <table:table-cell office:value-type="float" office:value="310.1" calcext:value-type="float">
            <text:p>310.1</text:p>
          </table:table-cell>
          <table:table-cell office:value-type="float" office:value="302.9" calcext:value-type="float">
            <text:p>302.9</text:p>
          </table:table-cell>
          <table:table-cell table:formula="of:=TIMEVALUE([.A105])" office:value-type="time" office:time-value="PT00H01M36.4S" calcext:value-type="time">
            <text:p>01:36.4</text:p>
          </table:table-cell>
          <table:table-cell office:value-type="time" office:time-value="PT00H01M36.4S" calcext:value-type="time">
            <text:p>01:36.4</text:p>
          </table:table-cell>
        </table:table-row>
        <table:table-row table:style-name="ro1">
          <table:table-cell office:value-type="string" calcext:value-type="string">
            <text:p>01:37.3</text:p>
          </table:table-cell>
          <table:table-cell office:value-type="float" office:value="310.1" calcext:value-type="float">
            <text:p>310.1</text:p>
          </table:table-cell>
          <table:table-cell office:value-type="float" office:value="304" calcext:value-type="float">
            <text:p>304</text:p>
          </table:table-cell>
          <table:table-cell table:formula="of:=TIMEVALUE([.A106])" office:value-type="time" office:time-value="PT00H01M37.3S" calcext:value-type="time">
            <text:p>01:37.3</text:p>
          </table:table-cell>
          <table:table-cell office:value-type="time" office:time-value="PT00H01M37.3S" calcext:value-type="time">
            <text:p>01:37.3</text:p>
          </table:table-cell>
        </table:table-row>
        <table:table-row table:style-name="ro1">
          <table:table-cell office:value-type="string" calcext:value-type="string">
            <text:p>01:38.3</text:p>
          </table:table-cell>
          <table:table-cell office:value-type="float" office:value="310.6" calcext:value-type="float">
            <text:p>310.6</text:p>
          </table:table-cell>
          <table:table-cell office:value-type="float" office:value="305" calcext:value-type="float">
            <text:p>305</text:p>
          </table:table-cell>
          <table:table-cell table:formula="of:=TIMEVALUE([.A107])" office:value-type="time" office:time-value="PT00H01M38.3S" calcext:value-type="time">
            <text:p>01:38.3</text:p>
          </table:table-cell>
          <table:table-cell office:value-type="time" office:time-value="PT00H01M38.3S" calcext:value-type="time">
            <text:p>01:38.3</text:p>
          </table:table-cell>
        </table:table-row>
        <table:table-row table:style-name="ro1">
          <table:table-cell office:value-type="string" calcext:value-type="string">
            <text:p>01:39.2</text:p>
          </table:table-cell>
          <table:table-cell office:value-type="float" office:value="312.4" calcext:value-type="float">
            <text:p>312.4</text:p>
          </table:table-cell>
          <table:table-cell office:value-type="float" office:value="306" calcext:value-type="float">
            <text:p>306</text:p>
          </table:table-cell>
          <table:table-cell table:formula="of:=TIMEVALUE([.A108])" office:value-type="time" office:time-value="PT00H01M39.2S" calcext:value-type="time">
            <text:p>01:39.2</text:p>
          </table:table-cell>
          <table:table-cell office:value-type="time" office:time-value="PT00H01M39.2S" calcext:value-type="time">
            <text:p>01:39.2</text:p>
          </table:table-cell>
        </table:table-row>
        <table:table-row table:style-name="ro1">
          <table:table-cell office:value-type="string" calcext:value-type="string">
            <text:p>01:40.2</text:p>
          </table:table-cell>
          <table:table-cell office:value-type="float" office:value="312.8" calcext:value-type="float">
            <text:p>312.8</text:p>
          </table:table-cell>
          <table:table-cell office:value-type="float" office:value="306.9" calcext:value-type="float">
            <text:p>306.9</text:p>
          </table:table-cell>
          <table:table-cell table:formula="of:=TIMEVALUE([.A109])" office:value-type="time" office:time-value="PT00H01M40.2S" calcext:value-type="time">
            <text:p>01:40.2</text:p>
          </table:table-cell>
          <table:table-cell office:value-type="time" office:time-value="PT00H01M40.2S" calcext:value-type="time">
            <text:p>01:40.2</text:p>
          </table:table-cell>
        </table:table-row>
        <table:table-row table:style-name="ro1">
          <table:table-cell office:value-type="string" calcext:value-type="string">
            <text:p>01:41.1</text:p>
          </table:table-cell>
          <table:table-cell office:value-type="float" office:value="314.1" calcext:value-type="float">
            <text:p>314.1</text:p>
          </table:table-cell>
          <table:table-cell office:value-type="float" office:value="307.8" calcext:value-type="float">
            <text:p>307.8</text:p>
          </table:table-cell>
          <table:table-cell table:formula="of:=TIMEVALUE([.A110])" office:value-type="time" office:time-value="PT00H01M41.1S" calcext:value-type="time">
            <text:p>01:41.1</text:p>
          </table:table-cell>
          <table:table-cell office:value-type="time" office:time-value="PT00H01M41.1S" calcext:value-type="time">
            <text:p>01:41.1</text:p>
          </table:table-cell>
        </table:table-row>
        <table:table-row table:style-name="ro1">
          <table:table-cell office:value-type="string" calcext:value-type="string">
            <text:p>01:42.1</text:p>
          </table:table-cell>
          <table:table-cell office:value-type="float" office:value="315.1" calcext:value-type="float">
            <text:p>315.1</text:p>
          </table:table-cell>
          <table:table-cell office:value-type="float" office:value="308.7" calcext:value-type="float">
            <text:p>308.7</text:p>
          </table:table-cell>
          <table:table-cell table:formula="of:=TIMEVALUE([.A111])" office:value-type="time" office:time-value="PT00H01M42.1S" calcext:value-type="time">
            <text:p>01:42.1</text:p>
          </table:table-cell>
          <table:table-cell office:value-type="time" office:time-value="PT00H01M42.1S" calcext:value-type="time">
            <text:p>01:42.1</text:p>
          </table:table-cell>
        </table:table-row>
        <table:table-row table:style-name="ro1">
          <table:table-cell office:value-type="string" calcext:value-type="string">
            <text:p>01:43.0</text:p>
          </table:table-cell>
          <table:table-cell office:value-type="float" office:value="316.9" calcext:value-type="float">
            <text:p>316.9</text:p>
          </table:table-cell>
          <table:table-cell office:value-type="float" office:value="309.7" calcext:value-type="float">
            <text:p>309.7</text:p>
          </table:table-cell>
          <table:table-cell table:formula="of:=TIMEVALUE([.A112])" office:value-type="time" office:time-value="PT00H01M43S" calcext:value-type="time">
            <text:p>01:43.0</text:p>
          </table:table-cell>
          <table:table-cell office:value-type="time" office:time-value="PT00H01M43S" calcext:value-type="time">
            <text:p>01:43.0</text:p>
          </table:table-cell>
        </table:table-row>
        <table:table-row table:style-name="ro1">
          <table:table-cell office:value-type="string" calcext:value-type="string">
            <text:p>01:44.0</text:p>
          </table:table-cell>
          <table:table-cell office:value-type="float" office:value="318.6" calcext:value-type="float">
            <text:p>318.6</text:p>
          </table:table-cell>
          <table:table-cell office:value-type="float" office:value="310.7" calcext:value-type="float">
            <text:p>310.7</text:p>
          </table:table-cell>
          <table:table-cell table:formula="of:=TIMEVALUE([.A113])" office:value-type="time" office:time-value="PT00H01M44S" calcext:value-type="time">
            <text:p>01:44.0</text:p>
          </table:table-cell>
          <table:table-cell office:value-type="time" office:time-value="PT00H01M44S" calcext:value-type="time">
            <text:p>01:44.0</text:p>
          </table:table-cell>
        </table:table-row>
        <table:table-row table:style-name="ro1">
          <table:table-cell office:value-type="string" calcext:value-type="string">
            <text:p>01:44.9</text:p>
          </table:table-cell>
          <table:table-cell office:value-type="float" office:value="318.6" calcext:value-type="float">
            <text:p>318.6</text:p>
          </table:table-cell>
          <table:table-cell office:value-type="float" office:value="311.7" calcext:value-type="float">
            <text:p>311.7</text:p>
          </table:table-cell>
          <table:table-cell table:formula="of:=TIMEVALUE([.A114])" office:value-type="time" office:time-value="PT00H01M44.9S" calcext:value-type="time">
            <text:p>01:44.9</text:p>
          </table:table-cell>
          <table:table-cell office:value-type="time" office:time-value="PT00H01M44.9S" calcext:value-type="time">
            <text:p>01:44.9</text:p>
          </table:table-cell>
        </table:table-row>
        <table:table-row table:style-name="ro1">
          <table:table-cell office:value-type="string" calcext:value-type="string">
            <text:p>01:45.9</text:p>
          </table:table-cell>
          <table:table-cell office:value-type="float" office:value="320.9" calcext:value-type="float">
            <text:p>320.9</text:p>
          </table:table-cell>
          <table:table-cell office:value-type="float" office:value="312.8" calcext:value-type="float">
            <text:p>312.8</text:p>
          </table:table-cell>
          <table:table-cell table:formula="of:=TIMEVALUE([.A115])" office:value-type="time" office:time-value="PT00H01M45.9S" calcext:value-type="time">
            <text:p>01:45.9</text:p>
          </table:table-cell>
          <table:table-cell office:value-type="time" office:time-value="PT00H01M45.9S" calcext:value-type="time">
            <text:p>01:45.9</text:p>
          </table:table-cell>
        </table:table-row>
        <table:table-row table:style-name="ro1">
          <table:table-cell office:value-type="string" calcext:value-type="string">
            <text:p>01:46.8</text:p>
          </table:table-cell>
          <table:table-cell office:value-type="float" office:value="321.4" calcext:value-type="float">
            <text:p>321.4</text:p>
          </table:table-cell>
          <table:table-cell office:value-type="float" office:value="313.8" calcext:value-type="float">
            <text:p>313.8</text:p>
          </table:table-cell>
          <table:table-cell table:formula="of:=TIMEVALUE([.A116])" office:value-type="time" office:time-value="PT00H01M46.8S" calcext:value-type="time">
            <text:p>01:46.8</text:p>
          </table:table-cell>
          <table:table-cell office:value-type="time" office:time-value="PT00H01M46.8S" calcext:value-type="time">
            <text:p>01:46.8</text:p>
          </table:table-cell>
        </table:table-row>
        <table:table-row table:style-name="ro1">
          <table:table-cell office:value-type="string" calcext:value-type="string">
            <text:p>01:47.8</text:p>
          </table:table-cell>
          <table:table-cell office:value-type="float" office:value="320" calcext:value-type="float">
            <text:p>320</text:p>
          </table:table-cell>
          <table:table-cell office:value-type="float" office:value="314.6" calcext:value-type="float">
            <text:p>314.6</text:p>
          </table:table-cell>
          <table:table-cell table:formula="of:=TIMEVALUE([.A117])" office:value-type="time" office:time-value="PT00H01M47.8S" calcext:value-type="time">
            <text:p>01:47.8</text:p>
          </table:table-cell>
          <table:table-cell office:value-type="time" office:time-value="PT00H01M47.8S" calcext:value-type="time">
            <text:p>01:47.8</text:p>
          </table:table-cell>
        </table:table-row>
        <table:table-row table:style-name="ro1">
          <table:table-cell office:value-type="string" calcext:value-type="string">
            <text:p>01:48.8</text:p>
          </table:table-cell>
          <table:table-cell office:value-type="float" office:value="321.4" calcext:value-type="float">
            <text:p>321.4</text:p>
          </table:table-cell>
          <table:table-cell office:value-type="float" office:value="315.5" calcext:value-type="float">
            <text:p>315.5</text:p>
          </table:table-cell>
          <table:table-cell table:formula="of:=TIMEVALUE([.A118])" office:value-type="time" office:time-value="PT00H01M48.8S" calcext:value-type="time">
            <text:p>01:48.8</text:p>
          </table:table-cell>
          <table:table-cell office:value-type="time" office:time-value="PT00H01M48.8S" calcext:value-type="time">
            <text:p>01:48.8</text:p>
          </table:table-cell>
        </table:table-row>
        <table:table-row table:style-name="ro1">
          <table:table-cell office:value-type="string" calcext:value-type="string">
            <text:p>01:49.7</text:p>
          </table:table-cell>
          <table:table-cell office:value-type="float" office:value="322.2" calcext:value-type="float">
            <text:p>322.2</text:p>
          </table:table-cell>
          <table:table-cell office:value-type="float" office:value="316.3" calcext:value-type="float">
            <text:p>316.3</text:p>
          </table:table-cell>
          <table:table-cell table:formula="of:=TIMEVALUE([.A119])" office:value-type="time" office:time-value="PT00H01M49.7S" calcext:value-type="time">
            <text:p>01:49.7</text:p>
          </table:table-cell>
          <table:table-cell office:value-type="time" office:time-value="PT00H01M49.7S" calcext:value-type="time">
            <text:p>01:49.7</text:p>
          </table:table-cell>
        </table:table-row>
        <table:table-row table:style-name="ro1">
          <table:table-cell office:value-type="string" calcext:value-type="string">
            <text:p>01:50.7</text:p>
          </table:table-cell>
          <table:table-cell office:value-type="float" office:value="325.9" calcext:value-type="float">
            <text:p>325.9</text:p>
          </table:table-cell>
          <table:table-cell office:value-type="float" office:value="317.4" calcext:value-type="float">
            <text:p>317.4</text:p>
          </table:table-cell>
          <table:table-cell table:formula="of:=TIMEVALUE([.A120])" office:value-type="time" office:time-value="PT00H01M50.7S" calcext:value-type="time">
            <text:p>01:50.7</text:p>
          </table:table-cell>
          <table:table-cell office:value-type="time" office:time-value="PT00H01M50.7S" calcext:value-type="time">
            <text:p>01:50.7</text:p>
          </table:table-cell>
        </table:table-row>
        <table:table-row table:style-name="ro1">
          <table:table-cell office:value-type="string" calcext:value-type="string">
            <text:p>01:51.6</text:p>
          </table:table-cell>
          <table:table-cell office:value-type="float" office:value="324.1" calcext:value-type="float">
            <text:p>324.1</text:p>
          </table:table-cell>
          <table:table-cell office:value-type="float" office:value="318.3" calcext:value-type="float">
            <text:p>318.3</text:p>
          </table:table-cell>
          <table:table-cell table:formula="of:=TIMEVALUE([.A121])" office:value-type="time" office:time-value="PT00H01M51.6S" calcext:value-type="time">
            <text:p>01:51.6</text:p>
          </table:table-cell>
          <table:table-cell office:value-type="time" office:time-value="PT00H01M51.6S" calcext:value-type="time">
            <text:p>01:51.6</text:p>
          </table:table-cell>
        </table:table-row>
        <table:table-row table:style-name="ro1">
          <table:table-cell office:value-type="string" calcext:value-type="string">
            <text:p>01:52.6</text:p>
          </table:table-cell>
          <table:table-cell office:value-type="float" office:value="324.5" calcext:value-type="float">
            <text:p>324.5</text:p>
          </table:table-cell>
          <table:table-cell office:value-type="float" office:value="319.3" calcext:value-type="float">
            <text:p>319.3</text:p>
          </table:table-cell>
          <table:table-cell table:formula="of:=TIMEVALUE([.A122])" office:value-type="time" office:time-value="PT00H01M52.6S" calcext:value-type="time">
            <text:p>01:52.6</text:p>
          </table:table-cell>
          <table:table-cell office:value-type="time" office:time-value="PT00H01M52.6S" calcext:value-type="time">
            <text:p>01:52.6</text:p>
          </table:table-cell>
        </table:table-row>
        <table:table-row table:style-name="ro1">
          <table:table-cell office:value-type="string" calcext:value-type="string">
            <text:p>01:53.5</text:p>
          </table:table-cell>
          <table:table-cell office:value-type="float" office:value="325.9" calcext:value-type="float">
            <text:p>325.9</text:p>
          </table:table-cell>
          <table:table-cell office:value-type="float" office:value="320.1" calcext:value-type="float">
            <text:p>320.1</text:p>
          </table:table-cell>
          <table:table-cell table:formula="of:=TIMEVALUE([.A123])" office:value-type="time" office:time-value="PT00H01M53.5S" calcext:value-type="time">
            <text:p>01:53.5</text:p>
          </table:table-cell>
          <table:table-cell office:value-type="time" office:time-value="PT00H01M53.5S" calcext:value-type="time">
            <text:p>01:53.5</text:p>
          </table:table-cell>
        </table:table-row>
        <table:table-row table:style-name="ro1">
          <table:table-cell office:value-type="string" calcext:value-type="string">
            <text:p>01:54.5</text:p>
          </table:table-cell>
          <table:table-cell office:value-type="float" office:value="322.7" calcext:value-type="float">
            <text:p>322.7</text:p>
          </table:table-cell>
          <table:table-cell office:value-type="float" office:value="320.8" calcext:value-type="float">
            <text:p>320.8</text:p>
          </table:table-cell>
          <table:table-cell table:formula="of:=TIMEVALUE([.A124])" office:value-type="time" office:time-value="PT00H01M54.5S" calcext:value-type="time">
            <text:p>01:54.5</text:p>
          </table:table-cell>
          <table:table-cell office:value-type="time" office:time-value="PT00H01M54.5S" calcext:value-type="time">
            <text:p>01:54.5</text:p>
          </table:table-cell>
        </table:table-row>
        <table:table-row table:style-name="ro1">
          <table:table-cell office:value-type="string" calcext:value-type="string">
            <text:p>01:55.4</text:p>
          </table:table-cell>
          <table:table-cell office:value-type="float" office:value="327.6" calcext:value-type="float">
            <text:p>327.6</text:p>
          </table:table-cell>
          <table:table-cell office:value-type="float" office:value="321.7" calcext:value-type="float">
            <text:p>321.7</text:p>
          </table:table-cell>
          <table:table-cell table:formula="of:=TIMEVALUE([.A125])" office:value-type="time" office:time-value="PT00H01M55.4S" calcext:value-type="time">
            <text:p>01:55.4</text:p>
          </table:table-cell>
          <table:table-cell office:value-type="time" office:time-value="PT00H01M55.4S" calcext:value-type="time">
            <text:p>01:55.4</text:p>
          </table:table-cell>
        </table:table-row>
        <table:table-row table:style-name="ro1">
          <table:table-cell office:value-type="string" calcext:value-type="string">
            <text:p>01:56.4</text:p>
          </table:table-cell>
          <table:table-cell office:value-type="float" office:value="328.6" calcext:value-type="float">
            <text:p>328.6</text:p>
          </table:table-cell>
          <table:table-cell office:value-type="float" office:value="322.6" calcext:value-type="float">
            <text:p>322.6</text:p>
          </table:table-cell>
          <table:table-cell table:formula="of:=TIMEVALUE([.A126])" office:value-type="time" office:time-value="PT00H01M56.4S" calcext:value-type="time">
            <text:p>01:56.4</text:p>
          </table:table-cell>
          <table:table-cell office:value-type="time" office:time-value="PT00H01M56.4S" calcext:value-type="time">
            <text:p>01:56.4</text:p>
          </table:table-cell>
        </table:table-row>
        <table:table-row table:style-name="ro1">
          <table:table-cell office:value-type="string" calcext:value-type="string">
            <text:p>01:57.3</text:p>
          </table:table-cell>
          <table:table-cell office:value-type="float" office:value="331.2" calcext:value-type="float">
            <text:p>331.2</text:p>
          </table:table-cell>
          <table:table-cell office:value-type="float" office:value="323.6" calcext:value-type="float">
            <text:p>323.6</text:p>
          </table:table-cell>
          <table:table-cell table:formula="of:=TIMEVALUE([.A127])" office:value-type="time" office:time-value="PT00H01M57.3S" calcext:value-type="time">
            <text:p>01:57.3</text:p>
          </table:table-cell>
          <table:table-cell office:value-type="time" office:time-value="PT00H01M57.3S" calcext:value-type="time">
            <text:p>01:57.3</text:p>
          </table:table-cell>
        </table:table-row>
        <table:table-row table:style-name="ro1">
          <table:table-cell office:value-type="string" calcext:value-type="string">
            <text:p>01:58.3</text:p>
          </table:table-cell>
          <table:table-cell office:value-type="float" office:value="330.4" calcext:value-type="float">
            <text:p>330.4</text:p>
          </table:table-cell>
          <table:table-cell office:value-type="float" office:value="324.4" calcext:value-type="float">
            <text:p>324.4</text:p>
          </table:table-cell>
          <table:table-cell table:formula="of:=TIMEVALUE([.A128])" office:value-type="time" office:time-value="PT00H01M58.3S" calcext:value-type="time">
            <text:p>01:58.3</text:p>
          </table:table-cell>
          <table:table-cell office:value-type="time" office:time-value="PT00H01M58.3S" calcext:value-type="time">
            <text:p>01:58.3</text:p>
          </table:table-cell>
        </table:table-row>
        <table:table-row table:style-name="ro1">
          <table:table-cell office:value-type="string" calcext:value-type="string">
            <text:p>01:59.2</text:p>
          </table:table-cell>
          <table:table-cell office:value-type="float" office:value="331.7" calcext:value-type="float">
            <text:p>331.7</text:p>
          </table:table-cell>
          <table:table-cell office:value-type="float" office:value="325.2" calcext:value-type="float">
            <text:p>325.2</text:p>
          </table:table-cell>
          <table:table-cell table:formula="of:=TIMEVALUE([.A129])" office:value-type="time" office:time-value="PT00H01M59.2S" calcext:value-type="time">
            <text:p>01:59.2</text:p>
          </table:table-cell>
          <table:table-cell office:value-type="time" office:time-value="PT00H01M59.2S" calcext:value-type="time">
            <text:p>01:59.2</text:p>
          </table:table-cell>
        </table:table-row>
        <table:table-row table:style-name="ro1">
          <table:table-cell office:value-type="string" calcext:value-type="string">
            <text:p>02:00.2</text:p>
          </table:table-cell>
          <table:table-cell office:value-type="float" office:value="332.6" calcext:value-type="float">
            <text:p>332.6</text:p>
          </table:table-cell>
          <table:table-cell office:value-type="float" office:value="326" calcext:value-type="float">
            <text:p>326</text:p>
          </table:table-cell>
          <table:table-cell table:formula="of:=TIMEVALUE([.A130])" office:value-type="time" office:time-value="PT00H02M00.2S" calcext:value-type="time">
            <text:p>02:00.2</text:p>
          </table:table-cell>
          <table:table-cell office:value-type="time" office:time-value="PT00H02M00.2S" calcext:value-type="time">
            <text:p>02:00.2</text:p>
          </table:table-cell>
        </table:table-row>
        <table:table-row table:style-name="ro1">
          <table:table-cell office:value-type="string" calcext:value-type="string">
            <text:p>02:01.1</text:p>
          </table:table-cell>
          <table:table-cell office:value-type="float" office:value="332.6" calcext:value-type="float">
            <text:p>332.6</text:p>
          </table:table-cell>
          <table:table-cell office:value-type="float" office:value="326.8" calcext:value-type="float">
            <text:p>326.8</text:p>
          </table:table-cell>
          <table:table-cell table:formula="of:=TIMEVALUE([.A131])" office:value-type="time" office:time-value="PT00H02M01.1S" calcext:value-type="time">
            <text:p>02:01.1</text:p>
          </table:table-cell>
          <table:table-cell office:value-type="time" office:time-value="PT00H02M01.1S" calcext:value-type="time">
            <text:p>02:01.1</text:p>
          </table:table-cell>
        </table:table-row>
        <table:table-row table:style-name="ro1">
          <table:table-cell office:value-type="string" calcext:value-type="string">
            <text:p>02:02.1</text:p>
          </table:table-cell>
          <table:table-cell office:value-type="float" office:value="331.7" calcext:value-type="float">
            <text:p>331.7</text:p>
          </table:table-cell>
          <table:table-cell office:value-type="float" office:value="327.5" calcext:value-type="float">
            <text:p>327.5</text:p>
          </table:table-cell>
          <table:table-cell table:formula="of:=TIMEVALUE([.A132])" office:value-type="time" office:time-value="PT00H02M02.1S" calcext:value-type="time">
            <text:p>02:02.1</text:p>
          </table:table-cell>
          <table:table-cell office:value-type="time" office:time-value="PT00H02M02.1S" calcext:value-type="time">
            <text:p>02:02.1</text:p>
          </table:table-cell>
        </table:table-row>
        <table:table-row table:style-name="ro1">
          <table:table-cell office:value-type="string" calcext:value-type="string">
            <text:p>02:03.0</text:p>
          </table:table-cell>
          <table:table-cell office:value-type="float" office:value="316.4" calcext:value-type="float">
            <text:p>316.4</text:p>
          </table:table-cell>
          <table:table-cell office:value-type="float" office:value="327.2" calcext:value-type="float">
            <text:p>327.2</text:p>
          </table:table-cell>
          <table:table-cell table:formula="of:=TIMEVALUE([.A133])" office:value-type="time" office:time-value="PT00H02M03S" calcext:value-type="time">
            <text:p>02:03.0</text:p>
          </table:table-cell>
          <table:table-cell office:value-type="time" office:time-value="PT00H02M03S" calcext:value-type="time">
            <text:p>02:03.0</text:p>
          </table:table-cell>
        </table:table-row>
        <table:table-row table:style-name="ro1">
          <table:table-cell office:value-type="string" calcext:value-type="string">
            <text:p>02:04.0</text:p>
          </table:table-cell>
          <table:table-cell office:value-type="float" office:value="336.6" calcext:value-type="float">
            <text:p>336.6</text:p>
          </table:table-cell>
          <table:table-cell office:value-type="float" office:value="328.2" calcext:value-type="float">
            <text:p>328.2</text:p>
          </table:table-cell>
          <table:table-cell table:formula="of:=TIMEVALUE([.A134])" office:value-type="time" office:time-value="PT00H02M04S" calcext:value-type="time">
            <text:p>02:04.0</text:p>
          </table:table-cell>
          <table:table-cell office:value-type="time" office:time-value="PT00H02M04S" calcext:value-type="time">
            <text:p>02:04.0</text:p>
          </table:table-cell>
        </table:table-row>
        <table:table-row table:style-name="ro1">
          <table:table-cell office:value-type="string" calcext:value-type="string">
            <text:p>02:04.9</text:p>
          </table:table-cell>
          <table:table-cell office:value-type="float" office:value="334.4" calcext:value-type="float">
            <text:p>334.4</text:p>
          </table:table-cell>
          <table:table-cell office:value-type="float" office:value="328.7" calcext:value-type="float">
            <text:p>328.7</text:p>
          </table:table-cell>
          <table:table-cell table:formula="of:=TIMEVALUE([.A135])" office:value-type="time" office:time-value="PT00H02M04.9S" calcext:value-type="time">
            <text:p>02:04.9</text:p>
          </table:table-cell>
          <table:table-cell office:value-type="time" office:time-value="PT00H02M04.9S" calcext:value-type="time">
            <text:p>02:04.9</text:p>
          </table:table-cell>
        </table:table-row>
        <table:table-row table:style-name="ro1">
          <table:table-cell office:value-type="string" calcext:value-type="string">
            <text:p>02:05.9</text:p>
          </table:table-cell>
          <table:table-cell office:value-type="float" office:value="340.2" calcext:value-type="float">
            <text:p>340.2</text:p>
          </table:table-cell>
          <table:table-cell office:value-type="float" office:value="329.8" calcext:value-type="float">
            <text:p>329.8</text:p>
          </table:table-cell>
          <table:table-cell table:formula="of:=TIMEVALUE([.A136])" office:value-type="time" office:time-value="PT00H02M05.9S" calcext:value-type="time">
            <text:p>02:05.9</text:p>
          </table:table-cell>
          <table:table-cell office:value-type="time" office:time-value="PT00H02M05.9S" calcext:value-type="time">
            <text:p>02:05.9</text:p>
          </table:table-cell>
        </table:table-row>
        <table:table-row table:style-name="ro1">
          <table:table-cell office:value-type="string" calcext:value-type="string">
            <text:p>02:06.9</text:p>
          </table:table-cell>
          <table:table-cell office:value-type="float" office:value="338" calcext:value-type="float">
            <text:p>338</text:p>
          </table:table-cell>
          <table:table-cell office:value-type="float" office:value="330.7" calcext:value-type="float">
            <text:p>330.7</text:p>
          </table:table-cell>
          <table:table-cell table:formula="of:=TIMEVALUE([.A137])" office:value-type="time" office:time-value="PT00H02M06.9S" calcext:value-type="time">
            <text:p>02:06.9</text:p>
          </table:table-cell>
          <table:table-cell office:value-type="time" office:time-value="PT00H02M06.9S" calcext:value-type="time">
            <text:p>02:06.9</text:p>
          </table:table-cell>
        </table:table-row>
        <table:table-row table:style-name="ro1">
          <table:table-cell office:value-type="string" calcext:value-type="string">
            <text:p>02:07.8</text:p>
          </table:table-cell>
          <table:table-cell office:value-type="float" office:value="338.9" calcext:value-type="float">
            <text:p>338.9</text:p>
          </table:table-cell>
          <table:table-cell office:value-type="float" office:value="331.6" calcext:value-type="float">
            <text:p>331.6</text:p>
          </table:table-cell>
          <table:table-cell table:formula="of:=TIMEVALUE([.A138])" office:value-type="time" office:time-value="PT00H02M07.8S" calcext:value-type="time">
            <text:p>02:07.8</text:p>
          </table:table-cell>
          <table:table-cell office:value-type="time" office:time-value="PT00H02M07.8S" calcext:value-type="time">
            <text:p>02:07.8</text:p>
          </table:table-cell>
        </table:table-row>
        <table:table-row table:style-name="ro1">
          <table:table-cell office:value-type="string" calcext:value-type="string">
            <text:p>02:08.8</text:p>
          </table:table-cell>
          <table:table-cell office:value-type="float" office:value="338" calcext:value-type="float">
            <text:p>338</text:p>
          </table:table-cell>
          <table:table-cell office:value-type="float" office:value="332.6" calcext:value-type="float">
            <text:p>332.6</text:p>
          </table:table-cell>
          <table:table-cell table:formula="of:=TIMEVALUE([.A139])" office:value-type="time" office:time-value="PT00H02M08.8S" calcext:value-type="time">
            <text:p>02:08.8</text:p>
          </table:table-cell>
          <table:table-cell office:value-type="time" office:time-value="PT00H02M08.8S" calcext:value-type="time">
            <text:p>02:08.8</text:p>
          </table:table-cell>
        </table:table-row>
        <table:table-row table:style-name="ro1">
          <table:table-cell office:value-type="string" calcext:value-type="string">
            <text:p>02:09.7</text:p>
          </table:table-cell>
          <table:table-cell office:value-type="float" office:value="341.1" calcext:value-type="float">
            <text:p>341.1</text:p>
          </table:table-cell>
          <table:table-cell office:value-type="float" office:value="333.5" calcext:value-type="float">
            <text:p>333.5</text:p>
          </table:table-cell>
          <table:table-cell table:formula="of:=TIMEVALUE([.A140])" office:value-type="time" office:time-value="PT00H02M09.7S" calcext:value-type="time">
            <text:p>02:09.7</text:p>
          </table:table-cell>
          <table:table-cell office:value-type="time" office:time-value="PT00H02M09.7S" calcext:value-type="time">
            <text:p>02:09.7</text:p>
          </table:table-cell>
        </table:table-row>
        <table:table-row table:style-name="ro1">
          <table:table-cell office:value-type="string" calcext:value-type="string">
            <text:p>02:10.7</text:p>
          </table:table-cell>
          <table:table-cell office:value-type="float" office:value="339.8" calcext:value-type="float">
            <text:p>339.8</text:p>
          </table:table-cell>
          <table:table-cell office:value-type="float" office:value="334.2" calcext:value-type="float">
            <text:p>334.2</text:p>
          </table:table-cell>
          <table:table-cell table:formula="of:=TIMEVALUE([.A141])" office:value-type="time" office:time-value="PT00H02M10.7S" calcext:value-type="time">
            <text:p>02:10.7</text:p>
          </table:table-cell>
          <table:table-cell office:value-type="time" office:time-value="PT00H02M10.7S" calcext:value-type="time">
            <text:p>02:10.7</text:p>
          </table:table-cell>
        </table:table-row>
        <table:table-row table:style-name="ro1">
          <table:table-cell office:value-type="string" calcext:value-type="string">
            <text:p>02:11.6</text:p>
          </table:table-cell>
          <table:table-cell office:value-type="float" office:value="341.1" calcext:value-type="float">
            <text:p>341.1</text:p>
          </table:table-cell>
          <table:table-cell office:value-type="float" office:value="334.9" calcext:value-type="float">
            <text:p>334.9</text:p>
          </table:table-cell>
          <table:table-cell table:formula="of:=TIMEVALUE([.A142])" office:value-type="time" office:time-value="PT00H02M11.6S" calcext:value-type="time">
            <text:p>02:11.6</text:p>
          </table:table-cell>
          <table:table-cell office:value-type="time" office:time-value="PT00H02M11.6S" calcext:value-type="time">
            <text:p>02:11.6</text:p>
          </table:table-cell>
        </table:table-row>
        <table:table-row table:style-name="ro1">
          <table:table-cell office:value-type="string" calcext:value-type="string">
            <text:p>02:12.6</text:p>
          </table:table-cell>
          <table:table-cell office:value-type="float" office:value="342.1" calcext:value-type="float">
            <text:p>342.1</text:p>
          </table:table-cell>
          <table:table-cell office:value-type="float" office:value="335.7" calcext:value-type="float">
            <text:p>335.7</text:p>
          </table:table-cell>
          <table:table-cell table:formula="of:=TIMEVALUE([.A143])" office:value-type="time" office:time-value="PT00H02M12.6S" calcext:value-type="time">
            <text:p>02:12.6</text:p>
          </table:table-cell>
          <table:table-cell office:value-type="time" office:time-value="PT00H02M12.6S" calcext:value-type="time">
            <text:p>02:12.6</text:p>
          </table:table-cell>
        </table:table-row>
        <table:table-row table:style-name="ro1">
          <table:table-cell office:value-type="string" calcext:value-type="string">
            <text:p>02:13.5</text:p>
          </table:table-cell>
          <table:table-cell office:value-type="float" office:value="343.4" calcext:value-type="float">
            <text:p>343.4</text:p>
          </table:table-cell>
          <table:table-cell office:value-type="float" office:value="336.5" calcext:value-type="float">
            <text:p>336.5</text:p>
          </table:table-cell>
          <table:table-cell table:formula="of:=TIMEVALUE([.A144])" office:value-type="time" office:time-value="PT00H02M13.5S" calcext:value-type="time">
            <text:p>02:13.5</text:p>
          </table:table-cell>
          <table:table-cell office:value-type="time" office:time-value="PT00H02M13.5S" calcext:value-type="time">
            <text:p>02:13.5</text:p>
          </table:table-cell>
        </table:table-row>
        <table:table-row table:style-name="ro1">
          <table:table-cell office:value-type="string" calcext:value-type="string">
            <text:p>02:14.5</text:p>
          </table:table-cell>
          <table:table-cell office:value-type="float" office:value="342.1" calcext:value-type="float">
            <text:p>342.1</text:p>
          </table:table-cell>
          <table:table-cell office:value-type="float" office:value="337.1" calcext:value-type="float">
            <text:p>337.1</text:p>
          </table:table-cell>
          <table:table-cell table:formula="of:=TIMEVALUE([.A145])" office:value-type="time" office:time-value="PT00H02M14.5S" calcext:value-type="time">
            <text:p>02:14.5</text:p>
          </table:table-cell>
          <table:table-cell office:value-type="time" office:time-value="PT00H02M14.5S" calcext:value-type="time">
            <text:p>02:14.5</text:p>
          </table:table-cell>
        </table:table-row>
        <table:table-row table:style-name="ro1">
          <table:table-cell office:value-type="string" calcext:value-type="string">
            <text:p>02:15.5</text:p>
          </table:table-cell>
          <table:table-cell office:value-type="float" office:value="344.3" calcext:value-type="float">
            <text:p>344.3</text:p>
          </table:table-cell>
          <table:table-cell office:value-type="float" office:value="337.9" calcext:value-type="float">
            <text:p>337.9</text:p>
          </table:table-cell>
          <table:table-cell table:formula="of:=TIMEVALUE([.A146])" office:value-type="time" office:time-value="PT00H02M15.5S" calcext:value-type="time">
            <text:p>02:15.5</text:p>
          </table:table-cell>
          <table:table-cell office:value-type="time" office:time-value="PT00H02M15.5S" calcext:value-type="time">
            <text:p>02:15.5</text:p>
          </table:table-cell>
        </table:table-row>
        <table:table-row table:style-name="ro1">
          <table:table-cell office:value-type="string" calcext:value-type="string">
            <text:p>02:16.4</text:p>
          </table:table-cell>
          <table:table-cell office:value-type="float" office:value="346.1" calcext:value-type="float">
            <text:p>346.1</text:p>
          </table:table-cell>
          <table:table-cell office:value-type="float" office:value="338.8" calcext:value-type="float">
            <text:p>338.8</text:p>
          </table:table-cell>
          <table:table-cell table:formula="of:=TIMEVALUE([.A147])" office:value-type="time" office:time-value="PT00H02M16.4S" calcext:value-type="time">
            <text:p>02:16.4</text:p>
          </table:table-cell>
          <table:table-cell office:value-type="time" office:time-value="PT00H02M16.4S" calcext:value-type="time">
            <text:p>02:16.4</text:p>
          </table:table-cell>
        </table:table-row>
        <table:table-row table:style-name="ro1">
          <table:table-cell office:value-type="string" calcext:value-type="string">
            <text:p>02:17.4</text:p>
          </table:table-cell>
          <table:table-cell office:value-type="float" office:value="345.6" calcext:value-type="float">
            <text:p>345.6</text:p>
          </table:table-cell>
          <table:table-cell office:value-type="float" office:value="340.8" calcext:value-type="float">
            <text:p>340.8</text:p>
          </table:table-cell>
          <table:table-cell table:formula="of:=TIMEVALUE([.A148])" office:value-type="time" office:time-value="PT00H02M17.4S" calcext:value-type="time">
            <text:p>02:17.4</text:p>
          </table:table-cell>
          <table:table-cell office:value-type="time" office:time-value="PT00H02M17.4S" calcext:value-type="time">
            <text:p>02:17.4</text:p>
          </table:table-cell>
        </table:table-row>
        <table:table-row table:style-name="ro1">
          <table:table-cell office:value-type="string" calcext:value-type="string">
            <text:p>02:18.3</text:p>
          </table:table-cell>
          <table:table-cell office:value-type="float" office:value="346.1" calcext:value-type="float">
            <text:p>346.1</text:p>
          </table:table-cell>
          <table:table-cell office:value-type="float" office:value="341.4" calcext:value-type="float">
            <text:p>341.4</text:p>
          </table:table-cell>
          <table:table-cell table:formula="of:=TIMEVALUE([.A149])" office:value-type="time" office:time-value="PT00H02M18.3S" calcext:value-type="time">
            <text:p>02:18.3</text:p>
          </table:table-cell>
          <table:table-cell office:value-type="time" office:time-value="PT00H02M18.3S" calcext:value-type="time">
            <text:p>02:18.3</text:p>
          </table:table-cell>
        </table:table-row>
        <table:table-row table:style-name="ro1">
          <table:table-cell office:value-type="string" calcext:value-type="string">
            <text:p>02:19.3</text:p>
          </table:table-cell>
          <table:table-cell office:value-type="float" office:value="339.8" calcext:value-type="float">
            <text:p>339.8</text:p>
          </table:table-cell>
          <table:table-cell office:value-type="float" office:value="341.8" calcext:value-type="float">
            <text:p>341.8</text:p>
          </table:table-cell>
          <table:table-cell table:formula="of:=TIMEVALUE([.A150])" office:value-type="time" office:time-value="PT00H02M19.3S" calcext:value-type="time">
            <text:p>02:19.3</text:p>
          </table:table-cell>
          <table:table-cell office:value-type="time" office:time-value="PT00H02M19.3S" calcext:value-type="time">
            <text:p>02:19.3</text:p>
          </table:table-cell>
        </table:table-row>
        <table:table-row table:style-name="ro1">
          <table:table-cell office:value-type="string" calcext:value-type="string">
            <text:p>02:20.2</text:p>
          </table:table-cell>
          <table:table-cell office:value-type="float" office:value="347" calcext:value-type="float">
            <text:p>347</text:p>
          </table:table-cell>
          <table:table-cell office:value-type="float" office:value="342.2" calcext:value-type="float">
            <text:p>342.2</text:p>
          </table:table-cell>
          <table:table-cell table:formula="of:=TIMEVALUE([.A151])" office:value-type="time" office:time-value="PT00H02M20.2S" calcext:value-type="time">
            <text:p>02:20.2</text:p>
          </table:table-cell>
          <table:table-cell office:value-type="time" office:time-value="PT00H02M20.2S" calcext:value-type="time">
            <text:p>02:20.2</text:p>
          </table:table-cell>
        </table:table-row>
        <table:table-row table:style-name="ro1">
          <table:table-cell office:value-type="string" calcext:value-type="string">
            <text:p>02:21.2</text:p>
          </table:table-cell>
          <table:table-cell office:value-type="float" office:value="348.8" calcext:value-type="float">
            <text:p>348.8</text:p>
          </table:table-cell>
          <table:table-cell office:value-type="float" office:value="342.9" calcext:value-type="float">
            <text:p>342.9</text:p>
          </table:table-cell>
          <table:table-cell table:formula="of:=TIMEVALUE([.A152])" office:value-type="time" office:time-value="PT00H02M21.2S" calcext:value-type="time">
            <text:p>02:21.2</text:p>
          </table:table-cell>
          <table:table-cell office:value-type="time" office:time-value="PT00H02M21.2S" calcext:value-type="time">
            <text:p>02:21.2</text:p>
          </table:table-cell>
        </table:table-row>
        <table:table-row table:style-name="ro1">
          <table:table-cell office:value-type="string" calcext:value-type="string">
            <text:p>02:22.1</text:p>
          </table:table-cell>
          <table:table-cell office:value-type="float" office:value="349.2" calcext:value-type="float">
            <text:p>349.2</text:p>
          </table:table-cell>
          <table:table-cell office:value-type="float" office:value="343.6" calcext:value-type="float">
            <text:p>343.6</text:p>
          </table:table-cell>
          <table:table-cell table:formula="of:=TIMEVALUE([.A153])" office:value-type="time" office:time-value="PT00H02M22.1S" calcext:value-type="time">
            <text:p>02:22.1</text:p>
          </table:table-cell>
          <table:table-cell office:value-type="time" office:time-value="PT00H02M22.1S" calcext:value-type="time">
            <text:p>02:22.1</text:p>
          </table:table-cell>
        </table:table-row>
        <table:table-row table:style-name="ro1">
          <table:table-cell office:value-type="string" calcext:value-type="string">
            <text:p>02:23.1</text:p>
          </table:table-cell>
          <table:table-cell office:value-type="float" office:value="349.2" calcext:value-type="float">
            <text:p>349.2</text:p>
          </table:table-cell>
          <table:table-cell office:value-type="float" office:value="344.4" calcext:value-type="float">
            <text:p>344.4</text:p>
          </table:table-cell>
          <table:table-cell table:formula="of:=TIMEVALUE([.A154])" office:value-type="time" office:time-value="PT00H02M23.1S" calcext:value-type="time">
            <text:p>02:23.1</text:p>
          </table:table-cell>
          <table:table-cell office:value-type="time" office:time-value="PT00H02M23.1S" calcext:value-type="time">
            <text:p>02:23.1</text:p>
          </table:table-cell>
        </table:table-row>
        <table:table-row table:style-name="ro1">
          <table:table-cell office:value-type="string" calcext:value-type="string">
            <text:p>02:24.0</text:p>
          </table:table-cell>
          <table:table-cell office:value-type="float" office:value="351.9" calcext:value-type="float">
            <text:p>351.9</text:p>
          </table:table-cell>
          <table:table-cell office:value-type="float" office:value="345.1" calcext:value-type="float">
            <text:p>345.1</text:p>
          </table:table-cell>
          <table:table-cell table:formula="of:=TIMEVALUE([.A155])" office:value-type="time" office:time-value="PT00H02M24S" calcext:value-type="time">
            <text:p>02:24.0</text:p>
          </table:table-cell>
          <table:table-cell office:value-type="time" office:time-value="PT00H02M24S" calcext:value-type="time">
            <text:p>02:24.0</text:p>
          </table:table-cell>
        </table:table-row>
        <table:table-row table:style-name="ro1">
          <table:table-cell office:value-type="string" calcext:value-type="string">
            <text:p>02:25.0</text:p>
          </table:table-cell>
          <table:table-cell office:value-type="float" office:value="351.1" calcext:value-type="float">
            <text:p>351.1</text:p>
          </table:table-cell>
          <table:table-cell office:value-type="float" office:value="345.9" calcext:value-type="float">
            <text:p>345.9</text:p>
          </table:table-cell>
          <table:table-cell table:formula="of:=TIMEVALUE([.A156])" office:value-type="time" office:time-value="PT00H02M25S" calcext:value-type="time">
            <text:p>02:25.0</text:p>
          </table:table-cell>
          <table:table-cell office:value-type="time" office:time-value="PT00H02M25S" calcext:value-type="time">
            <text:p>02:25.0</text:p>
          </table:table-cell>
        </table:table-row>
        <table:table-row table:style-name="ro1">
          <table:table-cell office:value-type="string" calcext:value-type="string">
            <text:p>02:25.9</text:p>
          </table:table-cell>
          <table:table-cell office:value-type="float" office:value="350.6" calcext:value-type="float">
            <text:p>350.6</text:p>
          </table:table-cell>
          <table:table-cell office:value-type="float" office:value="346.5" calcext:value-type="float">
            <text:p>346.5</text:p>
          </table:table-cell>
          <table:table-cell table:formula="of:=TIMEVALUE([.A157])" office:value-type="time" office:time-value="PT00H02M25.9S" calcext:value-type="time">
            <text:p>02:25.9</text:p>
          </table:table-cell>
          <table:table-cell office:value-type="time" office:time-value="PT00H02M25.9S" calcext:value-type="time">
            <text:p>02:25.9</text:p>
          </table:table-cell>
        </table:table-row>
        <table:table-row table:style-name="ro1">
          <table:table-cell office:value-type="string" calcext:value-type="string">
            <text:p>02:26.9</text:p>
          </table:table-cell>
          <table:table-cell office:value-type="float" office:value="351.9" calcext:value-type="float">
            <text:p>351.9</text:p>
          </table:table-cell>
          <table:table-cell office:value-type="float" office:value="347.2" calcext:value-type="float">
            <text:p>347.2</text:p>
          </table:table-cell>
          <table:table-cell table:formula="of:=TIMEVALUE([.A158])" office:value-type="time" office:time-value="PT00H02M26.9S" calcext:value-type="time">
            <text:p>02:26.9</text:p>
          </table:table-cell>
          <table:table-cell office:value-type="time" office:time-value="PT00H02M26.9S" calcext:value-type="time">
            <text:p>02:26.9</text:p>
          </table:table-cell>
        </table:table-row>
        <table:table-row table:style-name="ro1">
          <table:table-cell office:value-type="string" calcext:value-type="string">
            <text:p>02:27.8</text:p>
          </table:table-cell>
          <table:table-cell office:value-type="float" office:value="353.8" calcext:value-type="float">
            <text:p>353.8</text:p>
          </table:table-cell>
          <table:table-cell office:value-type="float" office:value="347.8" calcext:value-type="float">
            <text:p>347.8</text:p>
          </table:table-cell>
          <table:table-cell table:formula="of:=TIMEVALUE([.A159])" office:value-type="time" office:time-value="PT00H02M27.8S" calcext:value-type="time">
            <text:p>02:27.8</text:p>
          </table:table-cell>
          <table:table-cell office:value-type="time" office:time-value="PT00H02M27.8S" calcext:value-type="time">
            <text:p>02:27.8</text:p>
          </table:table-cell>
        </table:table-row>
        <table:table-row table:style-name="ro1">
          <table:table-cell office:value-type="string" calcext:value-type="string">
            <text:p>02:28.8</text:p>
          </table:table-cell>
          <table:table-cell office:value-type="float" office:value="353.8" calcext:value-type="float">
            <text:p>353.8</text:p>
          </table:table-cell>
          <table:table-cell office:value-type="float" office:value="348.6" calcext:value-type="float">
            <text:p>348.6</text:p>
          </table:table-cell>
          <table:table-cell table:formula="of:=TIMEVALUE([.A160])" office:value-type="time" office:time-value="PT00H02M28.8S" calcext:value-type="time">
            <text:p>02:28.8</text:p>
          </table:table-cell>
          <table:table-cell office:value-type="time" office:time-value="PT00H02M28.8S" calcext:value-type="time">
            <text:p>02:28.8</text:p>
          </table:table-cell>
        </table:table-row>
        <table:table-row table:style-name="ro1">
          <table:table-cell office:value-type="string" calcext:value-type="string">
            <text:p>02:29.7</text:p>
          </table:table-cell>
          <table:table-cell office:value-type="float" office:value="354.2" calcext:value-type="float">
            <text:p>354.2</text:p>
          </table:table-cell>
          <table:table-cell office:value-type="float" office:value="349.3" calcext:value-type="float">
            <text:p>349.3</text:p>
          </table:table-cell>
          <table:table-cell table:formula="of:=TIMEVALUE([.A161])" office:value-type="time" office:time-value="PT00H02M29.7S" calcext:value-type="time">
            <text:p>02:29.7</text:p>
          </table:table-cell>
          <table:table-cell office:value-type="time" office:time-value="PT00H02M29.7S" calcext:value-type="time">
            <text:p>02:29.7</text:p>
          </table:table-cell>
        </table:table-row>
        <table:table-row table:style-name="ro1">
          <table:table-cell office:value-type="string" calcext:value-type="string">
            <text:p>02:30.7</text:p>
          </table:table-cell>
          <table:table-cell office:value-type="float" office:value="353.8" calcext:value-type="float">
            <text:p>353.8</text:p>
          </table:table-cell>
          <table:table-cell office:value-type="float" office:value="349.8" calcext:value-type="float">
            <text:p>349.8</text:p>
          </table:table-cell>
          <table:table-cell table:formula="of:=TIMEVALUE([.A162])" office:value-type="time" office:time-value="PT00H02M30.7S" calcext:value-type="time">
            <text:p>02:30.7</text:p>
          </table:table-cell>
          <table:table-cell office:value-type="time" office:time-value="PT00H02M30.7S" calcext:value-type="time">
            <text:p>02:30.7</text:p>
          </table:table-cell>
        </table:table-row>
        <table:table-row table:style-name="ro1">
          <table:table-cell office:value-type="string" calcext:value-type="string">
            <text:p>02:31.6</text:p>
          </table:table-cell>
          <table:table-cell office:value-type="float" office:value="356.4" calcext:value-type="float">
            <text:p>356.4</text:p>
          </table:table-cell>
          <table:table-cell office:value-type="float" office:value="350.5" calcext:value-type="float">
            <text:p>350.5</text:p>
          </table:table-cell>
          <table:table-cell table:formula="of:=TIMEVALUE([.A163])" office:value-type="time" office:time-value="PT00H02M31.6S" calcext:value-type="time">
            <text:p>02:31.6</text:p>
          </table:table-cell>
          <table:table-cell office:value-type="time" office:time-value="PT00H02M31.6S" calcext:value-type="time">
            <text:p>02:31.6</text:p>
          </table:table-cell>
        </table:table-row>
        <table:table-row table:style-name="ro1">
          <table:table-cell office:value-type="string" calcext:value-type="string">
            <text:p>02:32.6</text:p>
          </table:table-cell>
          <table:table-cell office:value-type="float" office:value="356.4" calcext:value-type="float">
            <text:p>356.4</text:p>
          </table:table-cell>
          <table:table-cell office:value-type="float" office:value="351.2" calcext:value-type="float">
            <text:p>351.2</text:p>
          </table:table-cell>
          <table:table-cell table:formula="of:=TIMEVALUE([.A164])" office:value-type="time" office:time-value="PT00H02M32.6S" calcext:value-type="time">
            <text:p>02:32.6</text:p>
          </table:table-cell>
          <table:table-cell office:value-type="time" office:time-value="PT00H02M32.6S" calcext:value-type="time">
            <text:p>02:32.6</text:p>
          </table:table-cell>
        </table:table-row>
        <table:table-row table:style-name="ro1">
          <table:table-cell office:value-type="string" calcext:value-type="string">
            <text:p>02:33.5</text:p>
          </table:table-cell>
          <table:table-cell office:value-type="float" office:value="356" calcext:value-type="float">
            <text:p>356</text:p>
          </table:table-cell>
          <table:table-cell office:value-type="float" office:value="352.3" calcext:value-type="float">
            <text:p>352.3</text:p>
          </table:table-cell>
          <table:table-cell table:formula="of:=TIMEVALUE([.A165])" office:value-type="time" office:time-value="PT00H02M33.5S" calcext:value-type="time">
            <text:p>02:33.5</text:p>
          </table:table-cell>
          <table:table-cell office:value-type="time" office:time-value="PT00H02M33.5S" calcext:value-type="time">
            <text:p>02:33.5</text:p>
          </table:table-cell>
        </table:table-row>
        <table:table-row table:style-name="ro1">
          <table:table-cell office:value-type="string" calcext:value-type="string">
            <text:p>02:34.5</text:p>
          </table:table-cell>
          <table:table-cell office:value-type="float" office:value="355.1" calcext:value-type="float">
            <text:p>355.1</text:p>
          </table:table-cell>
          <table:table-cell office:value-type="float" office:value="352.8" calcext:value-type="float">
            <text:p>352.8</text:p>
          </table:table-cell>
          <table:table-cell table:formula="of:=TIMEVALUE([.A166])" office:value-type="time" office:time-value="PT00H02M34.5S" calcext:value-type="time">
            <text:p>02:34.5</text:p>
          </table:table-cell>
          <table:table-cell office:value-type="time" office:time-value="PT00H02M34.5S" calcext:value-type="time">
            <text:p>02:34.5</text:p>
          </table:table-cell>
        </table:table-row>
        <table:table-row table:style-name="ro1">
          <table:table-cell office:value-type="string" calcext:value-type="string">
            <text:p>02:35.4</text:p>
          </table:table-cell>
          <table:table-cell office:value-type="float" office:value="357.8" calcext:value-type="float">
            <text:p>357.8</text:p>
          </table:table-cell>
          <table:table-cell office:value-type="float" office:value="353.4" calcext:value-type="float">
            <text:p>353.4</text:p>
          </table:table-cell>
          <table:table-cell table:formula="of:=TIMEVALUE([.A167])" office:value-type="time" office:time-value="PT00H02M35.4S" calcext:value-type="time">
            <text:p>02:35.4</text:p>
          </table:table-cell>
          <table:table-cell office:value-type="time" office:time-value="PT00H02M35.4S" calcext:value-type="time">
            <text:p>02:35.4</text:p>
          </table:table-cell>
        </table:table-row>
        <table:table-row table:style-name="ro1">
          <table:table-cell office:value-type="string" calcext:value-type="string">
            <text:p>02:36.4</text:p>
          </table:table-cell>
          <table:table-cell office:value-type="float" office:value="358.2" calcext:value-type="float">
            <text:p>358.2</text:p>
          </table:table-cell>
          <table:table-cell office:value-type="float" office:value="354" calcext:value-type="float">
            <text:p>354</text:p>
          </table:table-cell>
          <table:table-cell table:formula="of:=TIMEVALUE([.A168])" office:value-type="time" office:time-value="PT00H02M36.4S" calcext:value-type="time">
            <text:p>02:36.4</text:p>
          </table:table-cell>
          <table:table-cell office:value-type="time" office:time-value="PT00H02M36.4S" calcext:value-type="time">
            <text:p>02:36.4</text:p>
          </table:table-cell>
        </table:table-row>
        <table:table-row table:style-name="ro1">
          <table:table-cell office:value-type="string" calcext:value-type="string">
            <text:p>02:37.3</text:p>
          </table:table-cell>
          <table:table-cell office:value-type="float" office:value="361.4" calcext:value-type="float">
            <text:p>361.4</text:p>
          </table:table-cell>
          <table:table-cell office:value-type="float" office:value="354.8" calcext:value-type="float">
            <text:p>354.8</text:p>
          </table:table-cell>
          <table:table-cell table:formula="of:=TIMEVALUE([.A169])" office:value-type="time" office:time-value="PT00H02M37.3S" calcext:value-type="time">
            <text:p>02:37.3</text:p>
          </table:table-cell>
          <table:table-cell office:value-type="time" office:time-value="PT00H02M37.3S" calcext:value-type="time">
            <text:p>02:37.3</text:p>
          </table:table-cell>
        </table:table-row>
        <table:table-row table:style-name="ro1">
          <table:table-cell office:value-type="string" calcext:value-type="string">
            <text:p>02:38.3</text:p>
          </table:table-cell>
          <table:table-cell office:value-type="float" office:value="359.6" calcext:value-type="float">
            <text:p>359.6</text:p>
          </table:table-cell>
          <table:table-cell office:value-type="float" office:value="355.3" calcext:value-type="float">
            <text:p>355.3</text:p>
          </table:table-cell>
          <table:table-cell table:formula="of:=TIMEVALUE([.A170])" office:value-type="time" office:time-value="PT00H02M38.3S" calcext:value-type="time">
            <text:p>02:38.3</text:p>
          </table:table-cell>
          <table:table-cell office:value-type="time" office:time-value="PT00H02M38.3S" calcext:value-type="time">
            <text:p>02:38.3</text:p>
          </table:table-cell>
        </table:table-row>
        <table:table-row table:style-name="ro1">
          <table:table-cell office:value-type="string" calcext:value-type="string">
            <text:p>02:39.2</text:p>
          </table:table-cell>
          <table:table-cell office:value-type="float" office:value="359.6" calcext:value-type="float">
            <text:p>359.6</text:p>
          </table:table-cell>
          <table:table-cell office:value-type="float" office:value="355.9" calcext:value-type="float">
            <text:p>355.9</text:p>
          </table:table-cell>
          <table:table-cell table:formula="of:=TIMEVALUE([.A171])" office:value-type="time" office:time-value="PT00H02M39.2S" calcext:value-type="time">
            <text:p>02:39.2</text:p>
          </table:table-cell>
          <table:table-cell office:value-type="time" office:time-value="PT00H02M39.2S" calcext:value-type="time">
            <text:p>02:39.2</text:p>
          </table:table-cell>
        </table:table-row>
        <table:table-row table:style-name="ro1">
          <table:table-cell office:value-type="string" calcext:value-type="string">
            <text:p>02:40.2</text:p>
          </table:table-cell>
          <table:table-cell office:value-type="float" office:value="360.1" calcext:value-type="float">
            <text:p>360.1</text:p>
          </table:table-cell>
          <table:table-cell office:value-type="float" office:value="356.5" calcext:value-type="float">
            <text:p>356.5</text:p>
          </table:table-cell>
          <table:table-cell table:formula="of:=TIMEVALUE([.A172])" office:value-type="time" office:time-value="PT00H02M40.2S" calcext:value-type="time">
            <text:p>02:40.2</text:p>
          </table:table-cell>
          <table:table-cell office:value-type="time" office:time-value="PT00H02M40.2S" calcext:value-type="time">
            <text:p>02:40.2</text:p>
          </table:table-cell>
        </table:table-row>
        <table:table-row table:style-name="ro1">
          <table:table-cell office:value-type="string" calcext:value-type="string">
            <text:p>02:41.1</text:p>
          </table:table-cell>
          <table:table-cell office:value-type="float" office:value="344.8" calcext:value-type="float">
            <text:p>344.8</text:p>
          </table:table-cell>
          <table:table-cell office:value-type="float" office:value="356.1" calcext:value-type="float">
            <text:p>356.1</text:p>
          </table:table-cell>
          <table:table-cell table:formula="of:=TIMEVALUE([.A173])" office:value-type="time" office:time-value="PT00H02M41.1S" calcext:value-type="time">
            <text:p>02:41.1</text:p>
          </table:table-cell>
          <table:table-cell office:value-type="time" office:time-value="PT00H02M41.1S" calcext:value-type="time">
            <text:p>02:41.1</text:p>
          </table:table-cell>
        </table:table-row>
        <table:table-row table:style-name="ro1">
          <table:table-cell office:value-type="string" calcext:value-type="string">
            <text:p>02:42.1</text:p>
          </table:table-cell>
          <table:table-cell office:value-type="float" office:value="362.8" calcext:value-type="float">
            <text:p>362.8</text:p>
          </table:table-cell>
          <table:table-cell office:value-type="float" office:value="356.7" calcext:value-type="float">
            <text:p>356.7</text:p>
          </table:table-cell>
          <table:table-cell table:formula="of:=TIMEVALUE([.A174])" office:value-type="time" office:time-value="PT00H02M42.1S" calcext:value-type="time">
            <text:p>02:42.1</text:p>
          </table:table-cell>
          <table:table-cell office:value-type="time" office:time-value="PT00H02M42.1S" calcext:value-type="time">
            <text:p>02:42.1</text:p>
          </table:table-cell>
        </table:table-row>
        <table:table-row table:style-name="ro1">
          <table:table-cell office:value-type="string" calcext:value-type="string">
            <text:p>02:43.0</text:p>
          </table:table-cell>
          <table:table-cell office:value-type="float" office:value="361.4" calcext:value-type="float">
            <text:p>361.4</text:p>
          </table:table-cell>
          <table:table-cell office:value-type="float" office:value="357.2" calcext:value-type="float">
            <text:p>357.2</text:p>
          </table:table-cell>
          <table:table-cell table:formula="of:=TIMEVALUE([.A175])" office:value-type="time" office:time-value="PT00H02M43S" calcext:value-type="time">
            <text:p>02:43.0</text:p>
          </table:table-cell>
          <table:table-cell office:value-type="time" office:time-value="PT00H02M43S" calcext:value-type="time">
            <text:p>02:43.0</text:p>
          </table:table-cell>
        </table:table-row>
        <table:table-row table:style-name="ro1">
          <table:table-cell office:value-type="string" calcext:value-type="string">
            <text:p>02:44.0</text:p>
          </table:table-cell>
          <table:table-cell office:value-type="float" office:value="362.3" calcext:value-type="float">
            <text:p>362.3</text:p>
          </table:table-cell>
          <table:table-cell office:value-type="float" office:value="357.7" calcext:value-type="float">
            <text:p>357.7</text:p>
          </table:table-cell>
          <table:table-cell table:formula="of:=TIMEVALUE([.A176])" office:value-type="time" office:time-value="PT00H02M44S" calcext:value-type="time">
            <text:p>02:44.0</text:p>
          </table:table-cell>
          <table:table-cell office:value-type="time" office:time-value="PT00H02M44S" calcext:value-type="time">
            <text:p>02:44.0</text:p>
          </table:table-cell>
        </table:table-row>
        <table:table-row table:style-name="ro1">
          <table:table-cell office:value-type="string" calcext:value-type="string">
            <text:p>02:44.9</text:p>
          </table:table-cell>
          <table:table-cell office:value-type="float" office:value="364.6" calcext:value-type="float">
            <text:p>364.6</text:p>
          </table:table-cell>
          <table:table-cell office:value-type="float" office:value="358.4" calcext:value-type="float">
            <text:p>358.4</text:p>
          </table:table-cell>
          <table:table-cell table:formula="of:=TIMEVALUE([.A177])" office:value-type="time" office:time-value="PT00H02M44.9S" calcext:value-type="time">
            <text:p>02:44.9</text:p>
          </table:table-cell>
          <table:table-cell office:value-type="time" office:time-value="PT00H02M44.9S" calcext:value-type="time">
            <text:p>02:44.9</text:p>
          </table:table-cell>
        </table:table-row>
        <table:table-row table:style-name="ro1">
          <table:table-cell office:value-type="string" calcext:value-type="string">
            <text:p>02:45.9</text:p>
          </table:table-cell>
          <table:table-cell office:value-type="float" office:value="364.6" calcext:value-type="float">
            <text:p>364.6</text:p>
          </table:table-cell>
          <table:table-cell office:value-type="float" office:value="359" calcext:value-type="float">
            <text:p>359</text:p>
          </table:table-cell>
          <table:table-cell table:formula="of:=TIMEVALUE([.A178])" office:value-type="time" office:time-value="PT00H02M45.9S" calcext:value-type="time">
            <text:p>02:45.9</text:p>
          </table:table-cell>
          <table:table-cell office:value-type="time" office:time-value="PT00H02M45.9S" calcext:value-type="time">
            <text:p>02:45.9</text:p>
          </table:table-cell>
        </table:table-row>
        <table:table-row table:style-name="ro1">
          <table:table-cell office:value-type="string" calcext:value-type="string">
            <text:p>02:46.8</text:p>
          </table:table-cell>
          <table:table-cell office:value-type="float" office:value="369.1" calcext:value-type="float">
            <text:p>369.1</text:p>
          </table:table-cell>
          <table:table-cell office:value-type="float" office:value="359.8" calcext:value-type="float">
            <text:p>359.8</text:p>
          </table:table-cell>
          <table:table-cell table:formula="of:=TIMEVALUE([.A179])" office:value-type="time" office:time-value="PT00H02M46.8S" calcext:value-type="time">
            <text:p>02:46.8</text:p>
          </table:table-cell>
          <table:table-cell office:value-type="time" office:time-value="PT00H02M46.8S" calcext:value-type="time">
            <text:p>02:46.8</text:p>
          </table:table-cell>
        </table:table-row>
        <table:table-row table:style-name="ro1">
          <table:table-cell office:value-type="string" calcext:value-type="string">
            <text:p>02:47.8</text:p>
          </table:table-cell>
          <table:table-cell office:value-type="float" office:value="365.4" calcext:value-type="float">
            <text:p>365.4</text:p>
          </table:table-cell>
          <table:table-cell office:value-type="float" office:value="360.4" calcext:value-type="float">
            <text:p>360.4</text:p>
          </table:table-cell>
          <table:table-cell table:formula="of:=TIMEVALUE([.A180])" office:value-type="time" office:time-value="PT00H02M47.8S" calcext:value-type="time">
            <text:p>02:47.8</text:p>
          </table:table-cell>
          <table:table-cell office:value-type="time" office:time-value="PT00H02M47.8S" calcext:value-type="time">
            <text:p>02:47.8</text:p>
          </table:table-cell>
        </table:table-row>
        <table:table-row table:style-name="ro1">
          <table:table-cell office:value-type="string" calcext:value-type="string">
            <text:p>02:48.8</text:p>
          </table:table-cell>
          <table:table-cell office:value-type="float" office:value="365.9" calcext:value-type="float">
            <text:p>365.9</text:p>
          </table:table-cell>
          <table:table-cell office:value-type="float" office:value="361.2" calcext:value-type="float">
            <text:p>361.2</text:p>
          </table:table-cell>
          <table:table-cell table:formula="of:=TIMEVALUE([.A181])" office:value-type="time" office:time-value="PT00H02M48.8S" calcext:value-type="time">
            <text:p>02:48.8</text:p>
          </table:table-cell>
          <table:table-cell office:value-type="time" office:time-value="PT00H02M48.8S" calcext:value-type="time">
            <text:p>02:48.8</text:p>
          </table:table-cell>
        </table:table-row>
        <table:table-row table:style-name="ro1">
          <table:table-cell office:value-type="string" calcext:value-type="string">
            <text:p>02:49.7</text:p>
          </table:table-cell>
          <table:table-cell office:value-type="float" office:value="366.8" calcext:value-type="float">
            <text:p>366.8</text:p>
          </table:table-cell>
          <table:table-cell office:value-type="float" office:value="361.8" calcext:value-type="float">
            <text:p>361.8</text:p>
          </table:table-cell>
          <table:table-cell table:formula="of:=TIMEVALUE([.A182])" office:value-type="time" office:time-value="PT00H02M49.7S" calcext:value-type="time">
            <text:p>02:49.7</text:p>
          </table:table-cell>
          <table:table-cell office:value-type="time" office:time-value="PT00H02M49.7S" calcext:value-type="time">
            <text:p>02:49.7</text:p>
          </table:table-cell>
        </table:table-row>
        <table:table-row table:style-name="ro1">
          <table:table-cell office:value-type="string" calcext:value-type="string">
            <text:p>02:50.7</text:p>
          </table:table-cell>
          <table:table-cell office:value-type="float" office:value="368.1" calcext:value-type="float">
            <text:p>368.1</text:p>
          </table:table-cell>
          <table:table-cell office:value-type="float" office:value="362.4" calcext:value-type="float">
            <text:p>362.4</text:p>
          </table:table-cell>
          <table:table-cell table:formula="of:=TIMEVALUE([.A183])" office:value-type="time" office:time-value="PT00H02M50.7S" calcext:value-type="time">
            <text:p>02:50.7</text:p>
          </table:table-cell>
          <table:table-cell office:value-type="time" office:time-value="PT00H02M50.7S" calcext:value-type="time">
            <text:p>02:50.7</text:p>
          </table:table-cell>
        </table:table-row>
        <table:table-row table:style-name="ro1">
          <table:table-cell office:value-type="string" calcext:value-type="string">
            <text:p>02:51.6</text:p>
          </table:table-cell>
          <table:table-cell office:value-type="float" office:value="368.1" calcext:value-type="float">
            <text:p>368.1</text:p>
          </table:table-cell>
          <table:table-cell office:value-type="float" office:value="362.9" calcext:value-type="float">
            <text:p>362.9</text:p>
          </table:table-cell>
          <table:table-cell table:formula="of:=TIMEVALUE([.A184])" office:value-type="time" office:time-value="PT00H02M51.6S" calcext:value-type="time">
            <text:p>02:51.6</text:p>
          </table:table-cell>
          <table:table-cell office:value-type="time" office:time-value="PT00H02M51.6S" calcext:value-type="time">
            <text:p>02:51.6</text:p>
          </table:table-cell>
        </table:table-row>
        <table:table-row table:style-name="ro1">
          <table:table-cell office:value-type="string" calcext:value-type="string">
            <text:p>02:52.6</text:p>
          </table:table-cell>
          <table:table-cell office:value-type="float" office:value="364.1" calcext:value-type="float">
            <text:p>364.1</text:p>
          </table:table-cell>
          <table:table-cell office:value-type="float" office:value="363.2" calcext:value-type="float">
            <text:p>363.2</text:p>
          </table:table-cell>
          <table:table-cell table:formula="of:=TIMEVALUE([.A185])" office:value-type="time" office:time-value="PT00H02M52.6S" calcext:value-type="time">
            <text:p>02:52.6</text:p>
          </table:table-cell>
          <table:table-cell office:value-type="time" office:time-value="PT00H02M52.6S" calcext:value-type="time">
            <text:p>02:52.6</text:p>
          </table:table-cell>
        </table:table-row>
        <table:table-row table:style-name="ro1">
          <table:table-cell office:value-type="string" calcext:value-type="string">
            <text:p>02:53.5</text:p>
          </table:table-cell>
          <table:table-cell office:value-type="float" office:value="367.2" calcext:value-type="float">
            <text:p>367.2</text:p>
          </table:table-cell>
          <table:table-cell office:value-type="float" office:value="363.7" calcext:value-type="float">
            <text:p>363.7</text:p>
          </table:table-cell>
          <table:table-cell table:formula="of:=TIMEVALUE([.A186])" office:value-type="time" office:time-value="PT00H02M53.5S" calcext:value-type="time">
            <text:p>02:53.5</text:p>
          </table:table-cell>
          <table:table-cell office:value-type="time" office:time-value="PT00H02M53.5S" calcext:value-type="time">
            <text:p>02:53.5</text:p>
          </table:table-cell>
        </table:table-row>
        <table:table-row table:style-name="ro1">
          <table:table-cell office:value-type="string" calcext:value-type="string">
            <text:p>02:54.5</text:p>
          </table:table-cell>
          <table:table-cell office:value-type="float" office:value="371.8" calcext:value-type="float">
            <text:p>371.8</text:p>
          </table:table-cell>
          <table:table-cell office:value-type="float" office:value="364.5" calcext:value-type="float">
            <text:p>364.5</text:p>
          </table:table-cell>
          <table:table-cell table:formula="of:=TIMEVALUE([.A187])" office:value-type="time" office:time-value="PT00H02M54.5S" calcext:value-type="time">
            <text:p>02:54.5</text:p>
          </table:table-cell>
          <table:table-cell office:value-type="time" office:time-value="PT00H02M54.5S" calcext:value-type="time">
            <text:p>02:54.5</text:p>
          </table:table-cell>
        </table:table-row>
        <table:table-row table:style-name="ro1">
          <table:table-cell office:value-type="string" calcext:value-type="string">
            <text:p>02:55.4</text:p>
          </table:table-cell>
          <table:table-cell office:value-type="float" office:value="371.8" calcext:value-type="float">
            <text:p>371.8</text:p>
          </table:table-cell>
          <table:table-cell office:value-type="float" office:value="366.3" calcext:value-type="float">
            <text:p>366.3</text:p>
          </table:table-cell>
          <table:table-cell table:formula="of:=TIMEVALUE([.A188])" office:value-type="time" office:time-value="PT00H02M55.4S" calcext:value-type="time">
            <text:p>02:55.4</text:p>
          </table:table-cell>
          <table:table-cell office:value-type="time" office:time-value="PT00H02M55.4S" calcext:value-type="time">
            <text:p>02:55.4</text:p>
          </table:table-cell>
        </table:table-row>
        <table:table-row table:style-name="ro1">
          <table:table-cell office:value-type="string" calcext:value-type="string">
            <text:p>02:56.4</text:p>
          </table:table-cell>
          <table:table-cell office:value-type="float" office:value="372.2" calcext:value-type="float">
            <text:p>372.2</text:p>
          </table:table-cell>
          <table:table-cell office:value-type="float" office:value="366.9" calcext:value-type="float">
            <text:p>366.9</text:p>
          </table:table-cell>
          <table:table-cell table:formula="of:=TIMEVALUE([.A189])" office:value-type="time" office:time-value="PT00H02M56.4S" calcext:value-type="time">
            <text:p>02:56.4</text:p>
          </table:table-cell>
          <table:table-cell office:value-type="time" office:time-value="PT00H02M56.4S" calcext:value-type="time">
            <text:p>02:56.4</text:p>
          </table:table-cell>
        </table:table-row>
        <table:table-row table:style-name="ro1">
          <table:table-cell office:value-type="string" calcext:value-type="string">
            <text:p>02:57.3</text:p>
          </table:table-cell>
          <table:table-cell office:value-type="float" office:value="374.4" calcext:value-type="float">
            <text:p>374.4</text:p>
          </table:table-cell>
          <table:table-cell office:value-type="float" office:value="367.8" calcext:value-type="float">
            <text:p>367.8</text:p>
          </table:table-cell>
          <table:table-cell table:formula="of:=TIMEVALUE([.A190])" office:value-type="time" office:time-value="PT00H02M57.3S" calcext:value-type="time">
            <text:p>02:57.3</text:p>
          </table:table-cell>
          <table:table-cell office:value-type="time" office:time-value="PT00H02M57.3S" calcext:value-type="time">
            <text:p>02:57.3</text:p>
          </table:table-cell>
        </table:table-row>
        <table:table-row table:style-name="ro1">
          <table:table-cell office:value-type="string" calcext:value-type="string">
            <text:p>02:58.3</text:p>
          </table:table-cell>
          <table:table-cell office:value-type="float" office:value="372.2" calcext:value-type="float">
            <text:p>372.2</text:p>
          </table:table-cell>
          <table:table-cell office:value-type="float" office:value="368.4" calcext:value-type="float">
            <text:p>368.4</text:p>
          </table:table-cell>
          <table:table-cell table:formula="of:=TIMEVALUE([.A191])" office:value-type="time" office:time-value="PT00H02M58.3S" calcext:value-type="time">
            <text:p>02:58.3</text:p>
          </table:table-cell>
          <table:table-cell office:value-type="time" office:time-value="PT00H02M58.3S" calcext:value-type="time">
            <text:p>02:58.3</text:p>
          </table:table-cell>
        </table:table-row>
        <table:table-row table:style-name="ro1">
          <table:table-cell office:value-type="string" calcext:value-type="string">
            <text:p>02:59.2</text:p>
          </table:table-cell>
          <table:table-cell office:value-type="float" office:value="372.2" calcext:value-type="float">
            <text:p>372.2</text:p>
          </table:table-cell>
          <table:table-cell office:value-type="float" office:value="368.9" calcext:value-type="float">
            <text:p>368.9</text:p>
          </table:table-cell>
          <table:table-cell table:formula="of:=TIMEVALUE([.A192])" office:value-type="time" office:time-value="PT00H02M59.2S" calcext:value-type="time">
            <text:p>02:59.2</text:p>
          </table:table-cell>
          <table:table-cell office:value-type="time" office:time-value="PT00H02M59.2S" calcext:value-type="time">
            <text:p>02:59.2</text:p>
          </table:table-cell>
        </table:table-row>
        <table:table-row table:style-name="ro1">
          <table:table-cell office:value-type="string" calcext:value-type="string">
            <text:p>03:00.2</text:p>
          </table:table-cell>
          <table:table-cell office:value-type="float" office:value="370.4" calcext:value-type="float">
            <text:p>370.4</text:p>
          </table:table-cell>
          <table:table-cell office:value-type="float" office:value="369.3" calcext:value-type="float">
            <text:p>369.3</text:p>
          </table:table-cell>
          <table:table-cell table:formula="of:=TIMEVALUE([.A193])" office:value-type="time" office:time-value="PT00H03M00.2S" calcext:value-type="time">
            <text:p>03:00.2</text:p>
          </table:table-cell>
          <table:table-cell office:value-type="time" office:time-value="PT00H03M00.2S" calcext:value-type="time">
            <text:p>03:00.2</text:p>
          </table:table-cell>
        </table:table-row>
        <table:table-row table:style-name="ro1">
          <table:table-cell office:value-type="string" calcext:value-type="string">
            <text:p>03:01.2</text:p>
          </table:table-cell>
          <table:table-cell office:value-type="float" office:value="371.8" calcext:value-type="float">
            <text:p>371.8</text:p>
          </table:table-cell>
          <table:table-cell office:value-type="float" office:value="369.5" calcext:value-type="float">
            <text:p>369.5</text:p>
          </table:table-cell>
          <table:table-cell table:formula="of:=TIMEVALUE([.A194])" office:value-type="time" office:time-value="PT00H03M01.2S" calcext:value-type="time">
            <text:p>03:01.2</text:p>
          </table:table-cell>
          <table:table-cell office:value-type="time" office:time-value="PT00H03M01.2S" calcext:value-type="time">
            <text:p>03:01.2</text:p>
          </table:table-cell>
        </table:table-row>
        <table:table-row table:style-name="ro1">
          <table:table-cell office:value-type="string" calcext:value-type="string">
            <text:p>03:02.1</text:p>
          </table:table-cell>
          <table:table-cell office:value-type="float" office:value="369.5" calcext:value-type="float">
            <text:p>369.5</text:p>
          </table:table-cell>
          <table:table-cell office:value-type="float" office:value="369.8" calcext:value-type="float">
            <text:p>369.8</text:p>
          </table:table-cell>
          <table:table-cell table:formula="of:=TIMEVALUE([.A195])" office:value-type="time" office:time-value="PT00H03M02.1S" calcext:value-type="time">
            <text:p>03:02.1</text:p>
          </table:table-cell>
          <table:table-cell office:value-type="time" office:time-value="PT00H03M02.1S" calcext:value-type="time">
            <text:p>03:02.1</text:p>
          </table:table-cell>
        </table:table-row>
        <table:table-row table:style-name="ro1">
          <table:table-cell office:value-type="string" calcext:value-type="string">
            <text:p>03:03.1</text:p>
          </table:table-cell>
          <table:table-cell office:value-type="float" office:value="339.4" calcext:value-type="float">
            <text:p>339.4</text:p>
          </table:table-cell>
          <table:table-cell office:value-type="float" office:value="368" calcext:value-type="float">
            <text:p>368</text:p>
          </table:table-cell>
          <table:table-cell table:formula="of:=TIMEVALUE([.A196])" office:value-type="time" office:time-value="PT00H03M03.1S" calcext:value-type="time">
            <text:p>03:03.1</text:p>
          </table:table-cell>
          <table:table-cell office:value-type="time" office:time-value="PT00H03M03.1S" calcext:value-type="time">
            <text:p>03:03.1</text:p>
          </table:table-cell>
        </table:table-row>
        <table:table-row table:style-name="ro1">
          <table:table-cell office:value-type="string" calcext:value-type="string">
            <text:p>03:04.0</text:p>
          </table:table-cell>
          <table:table-cell office:value-type="float" office:value="371.3" calcext:value-type="float">
            <text:p>371.3</text:p>
          </table:table-cell>
          <table:table-cell office:value-type="float" office:value="368.3" calcext:value-type="float">
            <text:p>368.3</text:p>
          </table:table-cell>
          <table:table-cell table:formula="of:=TIMEVALUE([.A197])" office:value-type="time" office:time-value="PT00H03M04S" calcext:value-type="time">
            <text:p>03:04.0</text:p>
          </table:table-cell>
          <table:table-cell office:value-type="time" office:time-value="PT00H03M04S" calcext:value-type="time">
            <text:p>03:04.0</text:p>
          </table:table-cell>
        </table:table-row>
        <table:table-row table:style-name="ro1">
          <table:table-cell office:value-type="string" calcext:value-type="string">
            <text:p>03:05.0</text:p>
          </table:table-cell>
          <table:table-cell office:value-type="float" office:value="373.1" calcext:value-type="float">
            <text:p>373.1</text:p>
          </table:table-cell>
          <table:table-cell office:value-type="float" office:value="368.6" calcext:value-type="float">
            <text:p>368.6</text:p>
          </table:table-cell>
          <table:table-cell table:formula="of:=TIMEVALUE([.A198])" office:value-type="time" office:time-value="PT00H03M05S" calcext:value-type="time">
            <text:p>03:05.0</text:p>
          </table:table-cell>
          <table:table-cell office:value-type="time" office:time-value="PT00H03M05S" calcext:value-type="time">
            <text:p>03:05.0</text:p>
          </table:table-cell>
        </table:table-row>
        <table:table-row table:style-name="ro1">
          <table:table-cell office:value-type="string" calcext:value-type="string">
            <text:p>03:05.9</text:p>
          </table:table-cell>
          <table:table-cell office:value-type="float" office:value="375.8" calcext:value-type="float">
            <text:p>375.8</text:p>
          </table:table-cell>
          <table:table-cell office:value-type="float" office:value="369.1" calcext:value-type="float">
            <text:p>369.1</text:p>
          </table:table-cell>
          <table:table-cell table:formula="of:=TIMEVALUE([.A199])" office:value-type="time" office:time-value="PT00H03M05.9S" calcext:value-type="time">
            <text:p>03:05.9</text:p>
          </table:table-cell>
          <table:table-cell office:value-type="time" office:time-value="PT00H03M05.9S" calcext:value-type="time">
            <text:p>03:05.9</text:p>
          </table:table-cell>
        </table:table-row>
        <table:table-row table:style-name="ro1">
          <table:table-cell office:value-type="string" calcext:value-type="string">
            <text:p>03:06.9</text:p>
          </table:table-cell>
          <table:table-cell office:value-type="float" office:value="374" calcext:value-type="float">
            <text:p>374</text:p>
          </table:table-cell>
          <table:table-cell office:value-type="float" office:value="369.8" calcext:value-type="float">
            <text:p>369.8</text:p>
          </table:table-cell>
          <table:table-cell table:formula="of:=TIMEVALUE([.A200])" office:value-type="time" office:time-value="PT00H03M06.9S" calcext:value-type="time">
            <text:p>03:06.9</text:p>
          </table:table-cell>
          <table:table-cell office:value-type="time" office:time-value="PT00H03M06.9S" calcext:value-type="time">
            <text:p>03:06.9</text:p>
          </table:table-cell>
        </table:table-row>
        <table:table-row table:style-name="ro1">
          <table:table-cell office:value-type="string" calcext:value-type="string">
            <text:p>03:07.8</text:p>
          </table:table-cell>
          <table:table-cell office:value-type="float" office:value="374.4" calcext:value-type="float">
            <text:p>374.4</text:p>
          </table:table-cell>
          <table:table-cell office:value-type="float" office:value="370.3" calcext:value-type="float">
            <text:p>370.3</text:p>
          </table:table-cell>
          <table:table-cell table:formula="of:=TIMEVALUE([.A201])" office:value-type="time" office:time-value="PT00H03M07.8S" calcext:value-type="time">
            <text:p>03:07.8</text:p>
          </table:table-cell>
          <table:table-cell office:value-type="time" office:time-value="PT00H03M07.8S" calcext:value-type="time">
            <text:p>03:07.8</text:p>
          </table:table-cell>
        </table:table-row>
        <table:table-row table:style-name="ro1">
          <table:table-cell office:value-type="string" calcext:value-type="string">
            <text:p>03:08.8</text:p>
          </table:table-cell>
          <table:table-cell office:value-type="float" office:value="370.4" calcext:value-type="float">
            <text:p>370.4</text:p>
          </table:table-cell>
          <table:table-cell office:value-type="float" office:value="370.2" calcext:value-type="float">
            <text:p>370.2</text:p>
          </table:table-cell>
          <table:table-cell table:formula="of:=TIMEVALUE([.A202])" office:value-type="time" office:time-value="PT00H03M08.8S" calcext:value-type="time">
            <text:p>03:08.8</text:p>
          </table:table-cell>
          <table:table-cell office:value-type="time" office:time-value="PT00H03M08.8S" calcext:value-type="time">
            <text:p>03:08.8</text:p>
          </table:table-cell>
        </table:table-row>
        <table:table-row table:style-name="ro1">
          <table:table-cell office:value-type="string" calcext:value-type="string">
            <text:p>03:09.7</text:p>
          </table:table-cell>
          <table:table-cell office:value-type="float" office:value="374.9" calcext:value-type="float">
            <text:p>374.9</text:p>
          </table:table-cell>
          <table:table-cell office:value-type="float" office:value="370.4" calcext:value-type="float">
            <text:p>370.4</text:p>
          </table:table-cell>
          <table:table-cell table:formula="of:=TIMEVALUE([.A203])" office:value-type="time" office:time-value="PT00H03M09.7S" calcext:value-type="time">
            <text:p>03:09.7</text:p>
          </table:table-cell>
          <table:table-cell office:value-type="time" office:time-value="PT00H03M09.7S" calcext:value-type="time">
            <text:p>03:09.7</text:p>
          </table:table-cell>
        </table:table-row>
        <table:table-row table:style-name="ro1">
          <table:table-cell office:value-type="string" calcext:value-type="string">
            <text:p>03:10.7</text:p>
          </table:table-cell>
          <table:table-cell office:value-type="float" office:value="373.6" calcext:value-type="float">
            <text:p>373.6</text:p>
          </table:table-cell>
          <table:table-cell office:value-type="float" office:value="370.5" calcext:value-type="float">
            <text:p>370.5</text:p>
          </table:table-cell>
          <table:table-cell table:formula="of:=TIMEVALUE([.A204])" office:value-type="time" office:time-value="PT00H03M10.7S" calcext:value-type="time">
            <text:p>03:10.7</text:p>
          </table:table-cell>
          <table:table-cell office:value-type="time" office:time-value="PT00H03M10.7S" calcext:value-type="time">
            <text:p>03:10.7</text:p>
          </table:table-cell>
        </table:table-row>
        <table:table-row table:style-name="ro1">
          <table:table-cell office:value-type="string" calcext:value-type="string">
            <text:p>03:11.7</text:p>
          </table:table-cell>
          <table:table-cell office:value-type="float" office:value="369.1" calcext:value-type="float">
            <text:p>369.1</text:p>
          </table:table-cell>
          <table:table-cell office:value-type="float" office:value="370.1" calcext:value-type="float">
            <text:p>370.1</text:p>
          </table:table-cell>
          <table:table-cell table:formula="of:=TIMEVALUE([.A205])" office:value-type="time" office:time-value="PT00H03M11.7S" calcext:value-type="time">
            <text:p>03:11.7</text:p>
          </table:table-cell>
          <table:table-cell office:value-type="time" office:time-value="PT00H03M11.7S" calcext:value-type="time">
            <text:p>03:11.7</text:p>
          </table:table-cell>
        </table:table-row>
        <table:table-row table:style-name="ro1">
          <table:table-cell office:value-type="string" calcext:value-type="string">
            <text:p>03:12.6</text:p>
          </table:table-cell>
          <table:table-cell office:value-type="float" office:value="371.8" calcext:value-type="float">
            <text:p>371.8</text:p>
          </table:table-cell>
          <table:table-cell office:value-type="float" office:value="370.1" calcext:value-type="float">
            <text:p>370.1</text:p>
          </table:table-cell>
          <table:table-cell table:formula="of:=TIMEVALUE([.A206])" office:value-type="time" office:time-value="PT00H03M12.6S" calcext:value-type="time">
            <text:p>03:12.6</text:p>
          </table:table-cell>
          <table:table-cell office:value-type="time" office:time-value="PT00H03M12.6S" calcext:value-type="time">
            <text:p>03:12.6</text:p>
          </table:table-cell>
        </table:table-row>
        <table:table-row table:style-name="ro1">
          <table:table-cell office:value-type="string" calcext:value-type="string">
            <text:p>03:13.6</text:p>
          </table:table-cell>
          <table:table-cell office:value-type="float" office:value="369.5" calcext:value-type="float">
            <text:p>369.5</text:p>
          </table:table-cell>
          <table:table-cell office:value-type="float" office:value="369.9" calcext:value-type="float">
            <text:p>369.9</text:p>
          </table:table-cell>
          <table:table-cell table:formula="of:=TIMEVALUE([.A207])" office:value-type="time" office:time-value="PT00H03M13.6S" calcext:value-type="time">
            <text:p>03:13.6</text:p>
          </table:table-cell>
          <table:table-cell office:value-type="time" office:time-value="PT00H03M13.6S" calcext:value-type="time">
            <text:p>03:13.6</text:p>
          </table:table-cell>
        </table:table-row>
        <table:table-row table:style-name="ro1">
          <table:table-cell office:value-type="string" calcext:value-type="string">
            <text:p>03:14.5</text:p>
          </table:table-cell>
          <table:table-cell office:value-type="float" office:value="372.2" calcext:value-type="float">
            <text:p>372.2</text:p>
          </table:table-cell>
          <table:table-cell office:value-type="float" office:value="370" calcext:value-type="float">
            <text:p>370</text:p>
          </table:table-cell>
          <table:table-cell table:formula="of:=TIMEVALUE([.A208])" office:value-type="time" office:time-value="PT00H03M14.5S" calcext:value-type="time">
            <text:p>03:14.5</text:p>
          </table:table-cell>
          <table:table-cell office:value-type="time" office:time-value="PT00H03M14.5S" calcext:value-type="time">
            <text:p>03:14.5</text:p>
          </table:table-cell>
        </table:table-row>
        <table:table-row table:style-name="ro1">
          <table:table-cell office:value-type="string" calcext:value-type="string">
            <text:p>03:15.5</text:p>
          </table:table-cell>
          <table:table-cell office:value-type="float" office:value="373.1" calcext:value-type="float">
            <text:p>373.1</text:p>
          </table:table-cell>
          <table:table-cell office:value-type="float" office:value="370.1" calcext:value-type="float">
            <text:p>370.1</text:p>
          </table:table-cell>
          <table:table-cell table:formula="of:=TIMEVALUE([.A209])" office:value-type="time" office:time-value="PT00H03M15.5S" calcext:value-type="time">
            <text:p>03:15.5</text:p>
          </table:table-cell>
          <table:table-cell office:value-type="time" office:time-value="PT00H03M15.5S" calcext:value-type="time">
            <text:p>03:15.5</text:p>
          </table:table-cell>
        </table:table-row>
        <table:table-row table:style-name="ro1">
          <table:table-cell office:value-type="string" calcext:value-type="string">
            <text:p>03:16.4</text:p>
          </table:table-cell>
          <table:table-cell office:value-type="float" office:value="376.7" calcext:value-type="float">
            <text:p>376.7</text:p>
          </table:table-cell>
          <table:table-cell office:value-type="float" office:value="370.6" calcext:value-type="float">
            <text:p>370.6</text:p>
          </table:table-cell>
          <table:table-cell table:formula="of:=TIMEVALUE([.A210])" office:value-type="time" office:time-value="PT00H03M16.4S" calcext:value-type="time">
            <text:p>03:16.4</text:p>
          </table:table-cell>
          <table:table-cell office:value-type="time" office:time-value="PT00H03M16.4S" calcext:value-type="time">
            <text:p>03:16.4</text:p>
          </table:table-cell>
        </table:table-row>
        <table:table-row table:style-name="ro1">
          <table:table-cell office:value-type="string" calcext:value-type="string">
            <text:p>03:17.4</text:p>
          </table:table-cell>
          <table:table-cell office:value-type="float" office:value="376.7" calcext:value-type="float">
            <text:p>376.7</text:p>
          </table:table-cell>
          <table:table-cell office:value-type="float" office:value="373.1" calcext:value-type="float">
            <text:p>373.1</text:p>
          </table:table-cell>
          <table:table-cell table:formula="of:=TIMEVALUE([.A211])" office:value-type="time" office:time-value="PT00H03M17.4S" calcext:value-type="time">
            <text:p>03:17.4</text:p>
          </table:table-cell>
          <table:table-cell office:value-type="time" office:time-value="PT00H03M17.4S" calcext:value-type="time">
            <text:p>03:17.4</text:p>
          </table:table-cell>
        </table:table-row>
        <table:table-row table:style-name="ro1">
          <table:table-cell office:value-type="string" calcext:value-type="string">
            <text:p>03:18.3</text:p>
          </table:table-cell>
          <table:table-cell office:value-type="float" office:value="377.1" calcext:value-type="float">
            <text:p>377.1</text:p>
          </table:table-cell>
          <table:table-cell office:value-type="float" office:value="373.5" calcext:value-type="float">
            <text:p>373.5</text:p>
          </table:table-cell>
          <table:table-cell table:formula="of:=TIMEVALUE([.A212])" office:value-type="time" office:time-value="PT00H03M18.3S" calcext:value-type="time">
            <text:p>03:18.3</text:p>
          </table:table-cell>
          <table:table-cell office:value-type="time" office:time-value="PT00H03M18.3S" calcext:value-type="time">
            <text:p>03:18.3</text:p>
          </table:table-cell>
        </table:table-row>
        <table:table-row table:style-name="ro1">
          <table:table-cell office:value-type="string" calcext:value-type="string">
            <text:p>03:19.3</text:p>
          </table:table-cell>
          <table:table-cell office:value-type="float" office:value="374.9" calcext:value-type="float">
            <text:p>374.9</text:p>
          </table:table-cell>
          <table:table-cell office:value-type="float" office:value="373.6" calcext:value-type="float">
            <text:p>373.6</text:p>
          </table:table-cell>
          <table:table-cell table:formula="of:=TIMEVALUE([.A213])" office:value-type="time" office:time-value="PT00H03M19.3S" calcext:value-type="time">
            <text:p>03:19.3</text:p>
          </table:table-cell>
          <table:table-cell office:value-type="time" office:time-value="PT00H03M19.3S" calcext:value-type="time">
            <text:p>03:19.3</text:p>
          </table:table-cell>
        </table:table-row>
        <table:table-row table:style-name="ro1">
          <table:table-cell office:value-type="string" calcext:value-type="string">
            <text:p>03:20.2</text:p>
          </table:table-cell>
          <table:table-cell office:value-type="float" office:value="377.1" calcext:value-type="float">
            <text:p>377.1</text:p>
          </table:table-cell>
          <table:table-cell office:value-type="float" office:value="373.7" calcext:value-type="float">
            <text:p>373.7</text:p>
          </table:table-cell>
          <table:table-cell table:formula="of:=TIMEVALUE([.A214])" office:value-type="time" office:time-value="PT00H03M20.2S" calcext:value-type="time">
            <text:p>03:20.2</text:p>
          </table:table-cell>
          <table:table-cell office:value-type="time" office:time-value="PT00H03M20.2S" calcext:value-type="time">
            <text:p>03:20.2</text:p>
          </table:table-cell>
        </table:table-row>
        <table:table-row table:style-name="ro1">
          <table:table-cell office:value-type="string" calcext:value-type="string">
            <text:p>03:21.2</text:p>
          </table:table-cell>
          <table:table-cell office:value-type="float" office:value="378.9" calcext:value-type="float">
            <text:p>378.9</text:p>
          </table:table-cell>
          <table:table-cell office:value-type="float" office:value="374" calcext:value-type="float">
            <text:p>374</text:p>
          </table:table-cell>
          <table:table-cell table:formula="of:=TIMEVALUE([.A215])" office:value-type="time" office:time-value="PT00H03M21.2S" calcext:value-type="time">
            <text:p>03:21.2</text:p>
          </table:table-cell>
          <table:table-cell office:value-type="time" office:time-value="PT00H03M21.2S" calcext:value-type="time">
            <text:p>03:21.2</text:p>
          </table:table-cell>
        </table:table-row>
        <table:table-row table:style-name="ro1">
          <table:table-cell office:value-type="string" calcext:value-type="string">
            <text:p>03:22.1</text:p>
          </table:table-cell>
          <table:table-cell office:value-type="float" office:value="380.3" calcext:value-type="float">
            <text:p>380.3</text:p>
          </table:table-cell>
          <table:table-cell office:value-type="float" office:value="374.4" calcext:value-type="float">
            <text:p>374.4</text:p>
          </table:table-cell>
          <table:table-cell table:formula="of:=TIMEVALUE([.A216])" office:value-type="time" office:time-value="PT00H03M22.1S" calcext:value-type="time">
            <text:p>03:22.1</text:p>
          </table:table-cell>
          <table:table-cell office:value-type="time" office:time-value="PT00H03M22.1S" calcext:value-type="time">
            <text:p>03:22.1</text:p>
          </table:table-cell>
        </table:table-row>
        <table:table-row table:style-name="ro1">
          <table:table-cell office:value-type="string" calcext:value-type="string">
            <text:p>03:23.1</text:p>
          </table:table-cell>
          <table:table-cell office:value-type="float" office:value="380.8" calcext:value-type="float">
            <text:p>380.8</text:p>
          </table:table-cell>
          <table:table-cell office:value-type="float" office:value="375.1" calcext:value-type="float">
            <text:p>375.1</text:p>
          </table:table-cell>
          <table:table-cell table:formula="of:=TIMEVALUE([.A217])" office:value-type="time" office:time-value="PT00H03M23.1S" calcext:value-type="time">
            <text:p>03:23.1</text:p>
          </table:table-cell>
          <table:table-cell office:value-type="time" office:time-value="PT00H03M23.1S" calcext:value-type="time">
            <text:p>03:23.1</text:p>
          </table:table-cell>
        </table:table-row>
        <table:table-row table:style-name="ro1">
          <table:table-cell office:value-type="string" calcext:value-type="string">
            <text:p>03:24.0</text:p>
          </table:table-cell>
          <table:table-cell office:value-type="float" office:value="376.2" calcext:value-type="float">
            <text:p>376.2</text:p>
          </table:table-cell>
          <table:table-cell office:value-type="float" office:value="375.2" calcext:value-type="float">
            <text:p>375.2</text:p>
          </table:table-cell>
          <table:table-cell table:formula="of:=TIMEVALUE([.A218])" office:value-type="time" office:time-value="PT00H03M24S" calcext:value-type="time">
            <text:p>03:24.0</text:p>
          </table:table-cell>
          <table:table-cell office:value-type="time" office:time-value="PT00H03M24S" calcext:value-type="time">
            <text:p>03:24.0</text:p>
          </table:table-cell>
        </table:table-row>
        <table:table-row table:style-name="ro1">
          <table:table-cell office:value-type="string" calcext:value-type="string">
            <text:p>03:25.0</text:p>
          </table:table-cell>
          <table:table-cell office:value-type="float" office:value="382.6" calcext:value-type="float">
            <text:p>382.6</text:p>
          </table:table-cell>
          <table:table-cell office:value-type="float" office:value="375.8" calcext:value-type="float">
            <text:p>375.8</text:p>
          </table:table-cell>
          <table:table-cell table:formula="of:=TIMEVALUE([.A219])" office:value-type="time" office:time-value="PT00H03M25S" calcext:value-type="time">
            <text:p>03:25.0</text:p>
          </table:table-cell>
          <table:table-cell office:value-type="time" office:time-value="PT00H03M25S" calcext:value-type="time">
            <text:p>03:25.0</text:p>
          </table:table-cell>
        </table:table-row>
        <table:table-row table:style-name="ro1">
          <table:table-cell office:value-type="string" calcext:value-type="string">
            <text:p>03:25.9</text:p>
          </table:table-cell>
          <table:table-cell office:value-type="float" office:value="386.6" calcext:value-type="float">
            <text:p>386.6</text:p>
          </table:table-cell>
          <table:table-cell office:value-type="float" office:value="377" calcext:value-type="float">
            <text:p>377</text:p>
          </table:table-cell>
          <table:table-cell table:formula="of:=TIMEVALUE([.A220])" office:value-type="time" office:time-value="PT00H03M25.9S" calcext:value-type="time">
            <text:p>03:25.9</text:p>
          </table:table-cell>
          <table:table-cell office:value-type="time" office:time-value="PT00H03M25.9S" calcext:value-type="time">
            <text:p>03:25.9</text:p>
          </table:table-cell>
        </table:table-row>
        <table:table-row table:style-name="ro1">
          <table:table-cell office:value-type="string" calcext:value-type="string">
            <text:p>03:26.9</text:p>
          </table:table-cell>
          <table:table-cell office:value-type="float" office:value="385.7" calcext:value-type="float">
            <text:p>385.7</text:p>
          </table:table-cell>
          <table:table-cell office:value-type="float" office:value="377.9" calcext:value-type="float">
            <text:p>377.9</text:p>
          </table:table-cell>
          <table:table-cell table:formula="of:=TIMEVALUE([.A221])" office:value-type="time" office:time-value="PT00H03M26.9S" calcext:value-type="time">
            <text:p>03:26.9</text:p>
          </table:table-cell>
          <table:table-cell office:value-type="time" office:time-value="PT00H03M26.9S" calcext:value-type="time">
            <text:p>03:26.9</text:p>
          </table:table-cell>
        </table:table-row>
        <table:table-row table:style-name="ro1">
          <table:table-cell office:value-type="string" calcext:value-type="string">
            <text:p>03:27.8</text:p>
          </table:table-cell>
          <table:table-cell office:value-type="float" office:value="383" calcext:value-type="float">
            <text:p>383</text:p>
          </table:table-cell>
          <table:table-cell office:value-type="float" office:value="378.8" calcext:value-type="float">
            <text:p>378.8</text:p>
          </table:table-cell>
          <table:table-cell table:formula="of:=TIMEVALUE([.A222])" office:value-type="time" office:time-value="PT00H03M27.8S" calcext:value-type="time">
            <text:p>03:27.8</text:p>
          </table:table-cell>
          <table:table-cell office:value-type="time" office:time-value="PT00H03M27.8S" calcext:value-type="time">
            <text:p>03:27.8</text:p>
          </table:table-cell>
        </table:table-row>
        <table:table-row table:style-name="ro1">
          <table:table-cell office:value-type="string" calcext:value-type="string">
            <text:p>03:28.8</text:p>
          </table:table-cell>
          <table:table-cell office:value-type="float" office:value="385.2" calcext:value-type="float">
            <text:p>385.2</text:p>
          </table:table-cell>
          <table:table-cell office:value-type="float" office:value="379.7" calcext:value-type="float">
            <text:p>379.7</text:p>
          </table:table-cell>
          <table:table-cell table:formula="of:=TIMEVALUE([.A223])" office:value-type="time" office:time-value="PT00H03M28.8S" calcext:value-type="time">
            <text:p>03:28.8</text:p>
          </table:table-cell>
          <table:table-cell office:value-type="time" office:time-value="PT00H03M28.8S" calcext:value-type="time">
            <text:p>03:28.8</text:p>
          </table:table-cell>
        </table:table-row>
        <table:table-row table:style-name="ro1">
          <table:table-cell office:value-type="string" calcext:value-type="string">
            <text:p>03:29.7</text:p>
          </table:table-cell>
          <table:table-cell office:value-type="float" office:value="384.8" calcext:value-type="float">
            <text:p>384.8</text:p>
          </table:table-cell>
          <table:table-cell office:value-type="float" office:value="380.4" calcext:value-type="float">
            <text:p>380.4</text:p>
          </table:table-cell>
          <table:table-cell table:formula="of:=TIMEVALUE([.A224])" office:value-type="time" office:time-value="PT00H03M29.7S" calcext:value-type="time">
            <text:p>03:29.7</text:p>
          </table:table-cell>
          <table:table-cell office:value-type="time" office:time-value="PT00H03M29.7S" calcext:value-type="time">
            <text:p>03:29.7</text:p>
          </table:table-cell>
        </table:table-row>
        <table:table-row table:style-name="ro1">
          <table:table-cell office:value-type="string" calcext:value-type="string">
            <text:p>03:30.7</text:p>
          </table:table-cell>
          <table:table-cell office:value-type="float" office:value="383" calcext:value-type="float">
            <text:p>383</text:p>
          </table:table-cell>
          <table:table-cell office:value-type="float" office:value="380.9" calcext:value-type="float">
            <text:p>380.9</text:p>
          </table:table-cell>
          <table:table-cell table:formula="of:=TIMEVALUE([.A225])" office:value-type="time" office:time-value="PT00H03M30.7S" calcext:value-type="time">
            <text:p>03:30.7</text:p>
          </table:table-cell>
          <table:table-cell office:value-type="time" office:time-value="PT00H03M30.7S" calcext:value-type="time">
            <text:p>03:30.7</text:p>
          </table:table-cell>
        </table:table-row>
        <table:table-row table:style-name="ro1">
          <table:table-cell office:value-type="string" calcext:value-type="string">
            <text:p>03:31.6</text:p>
          </table:table-cell>
          <table:table-cell table:number-columns-repeated="2" office:value-type="float" office:value="381.2" calcext:value-type="float">
            <text:p>381.2</text:p>
          </table:table-cell>
          <table:table-cell table:formula="of:=TIMEVALUE([.A226])" office:value-type="time" office:time-value="PT00H03M31.6S" calcext:value-type="time">
            <text:p>03:31.6</text:p>
          </table:table-cell>
          <table:table-cell office:value-type="time" office:time-value="PT00H03M31.6S" calcext:value-type="time">
            <text:p>03:31.6</text:p>
          </table:table-cell>
        </table:table-row>
        <table:table-row table:style-name="ro1">
          <table:table-cell office:value-type="string" calcext:value-type="string">
            <text:p>03:32.6</text:p>
          </table:table-cell>
          <table:table-cell office:value-type="float" office:value="378.9" calcext:value-type="float">
            <text:p>378.9</text:p>
          </table:table-cell>
          <table:table-cell office:value-type="float" office:value="381.3" calcext:value-type="float">
            <text:p>381.3</text:p>
          </table:table-cell>
          <table:table-cell table:formula="of:=TIMEVALUE([.A227])" office:value-type="time" office:time-value="PT00H03M32.6S" calcext:value-type="time">
            <text:p>03:32.6</text:p>
          </table:table-cell>
          <table:table-cell office:value-type="time" office:time-value="PT00H03M32.6S" calcext:value-type="time">
            <text:p>03:32.6</text:p>
          </table:table-cell>
        </table:table-row>
        <table:table-row table:style-name="ro1">
          <table:table-cell office:value-type="string" calcext:value-type="string">
            <text:p>03:33.5</text:p>
          </table:table-cell>
          <table:table-cell office:value-type="float" office:value="383.4" calcext:value-type="float">
            <text:p>383.4</text:p>
          </table:table-cell>
          <table:table-cell office:value-type="float" office:value="381.9" calcext:value-type="float">
            <text:p>381.9</text:p>
          </table:table-cell>
          <table:table-cell table:formula="of:=TIMEVALUE([.A228])" office:value-type="time" office:time-value="PT00H03M33.5S" calcext:value-type="time">
            <text:p>03:33.5</text:p>
          </table:table-cell>
          <table:table-cell office:value-type="time" office:time-value="PT00H03M33.5S" calcext:value-type="time">
            <text:p>03:33.5</text:p>
          </table:table-cell>
        </table:table-row>
        <table:table-row table:style-name="ro1">
          <table:table-cell office:value-type="string" calcext:value-type="string">
            <text:p>03:34.5</text:p>
          </table:table-cell>
          <table:table-cell office:value-type="float" office:value="383.9" calcext:value-type="float">
            <text:p>383.9</text:p>
          </table:table-cell>
          <table:table-cell office:value-type="float" office:value="382.3" calcext:value-type="float">
            <text:p>382.3</text:p>
          </table:table-cell>
          <table:table-cell table:formula="of:=TIMEVALUE([.A229])" office:value-type="time" office:time-value="PT00H03M34.5S" calcext:value-type="time">
            <text:p>03:34.5</text:p>
          </table:table-cell>
          <table:table-cell office:value-type="time" office:time-value="PT00H03M34.5S" calcext:value-type="time">
            <text:p>03:34.5</text:p>
          </table:table-cell>
        </table:table-row>
        <table:table-row table:style-name="ro1">
          <table:table-cell office:value-type="string" calcext:value-type="string">
            <text:p>03:35.4</text:p>
          </table:table-cell>
          <table:table-cell office:value-type="float" office:value="383.4" calcext:value-type="float">
            <text:p>383.4</text:p>
          </table:table-cell>
          <table:table-cell office:value-type="float" office:value="382.6" calcext:value-type="float">
            <text:p>382.6</text:p>
          </table:table-cell>
          <table:table-cell table:formula="of:=TIMEVALUE([.A230])" office:value-type="time" office:time-value="PT00H03M35.4S" calcext:value-type="time">
            <text:p>03:35.4</text:p>
          </table:table-cell>
          <table:table-cell office:value-type="time" office:time-value="PT00H03M35.4S" calcext:value-type="time">
            <text:p>03:35.4</text:p>
          </table:table-cell>
        </table:table-row>
        <table:table-row table:style-name="ro1">
          <table:table-cell office:value-type="string" calcext:value-type="string">
            <text:p>03:36.4</text:p>
          </table:table-cell>
          <table:table-cell office:value-type="float" office:value="387.1" calcext:value-type="float">
            <text:p>387.1</text:p>
          </table:table-cell>
          <table:table-cell office:value-type="float" office:value="383.1" calcext:value-type="float">
            <text:p>383.1</text:p>
          </table:table-cell>
          <table:table-cell table:formula="of:=TIMEVALUE([.A231])" office:value-type="time" office:time-value="PT00H03M36.4S" calcext:value-type="time">
            <text:p>03:36.4</text:p>
          </table:table-cell>
          <table:table-cell office:value-type="time" office:time-value="PT00H03M36.4S" calcext:value-type="time">
            <text:p>03:36.4</text:p>
          </table:table-cell>
        </table:table-row>
        <table:table-row table:style-name="ro1">
          <table:table-cell office:value-type="string" calcext:value-type="string">
            <text:p>03:37.4</text:p>
          </table:table-cell>
          <table:table-cell office:value-type="float" office:value="385.7" calcext:value-type="float">
            <text:p>385.7</text:p>
          </table:table-cell>
          <table:table-cell office:value-type="float" office:value="383.4" calcext:value-type="float">
            <text:p>383.4</text:p>
          </table:table-cell>
          <table:table-cell table:formula="of:=TIMEVALUE([.A232])" office:value-type="time" office:time-value="PT00H03M37.4S" calcext:value-type="time">
            <text:p>03:37.4</text:p>
          </table:table-cell>
          <table:table-cell office:value-type="time" office:time-value="PT00H03M37.4S" calcext:value-type="time">
            <text:p>03:37.4</text:p>
          </table:table-cell>
        </table:table-row>
        <table:table-row table:style-name="ro1">
          <table:table-cell office:value-type="string" calcext:value-type="string">
            <text:p>03:38.3</text:p>
          </table:table-cell>
          <table:table-cell office:value-type="float" office:value="384.8" calcext:value-type="float">
            <text:p>384.8</text:p>
          </table:table-cell>
          <table:table-cell office:value-type="float" office:value="384" calcext:value-type="float">
            <text:p>384</text:p>
          </table:table-cell>
          <table:table-cell table:formula="of:=TIMEVALUE([.A233])" office:value-type="time" office:time-value="PT00H03M38.3S" calcext:value-type="time">
            <text:p>03:38.3</text:p>
          </table:table-cell>
          <table:table-cell office:value-type="time" office:time-value="PT00H03M38.3S" calcext:value-type="time">
            <text:p>03:38.3</text:p>
          </table:table-cell>
        </table:table-row>
        <table:table-row table:style-name="ro1">
          <table:table-cell office:value-type="string" calcext:value-type="string">
            <text:p>03:39.3</text:p>
          </table:table-cell>
          <table:table-cell office:value-type="float" office:value="385.7" calcext:value-type="float">
            <text:p>385.7</text:p>
          </table:table-cell>
          <table:table-cell office:value-type="float" office:value="384.2" calcext:value-type="float">
            <text:p>384.2</text:p>
          </table:table-cell>
          <table:table-cell table:formula="of:=TIMEVALUE([.A234])" office:value-type="time" office:time-value="PT00H03M39.3S" calcext:value-type="time">
            <text:p>03:39.3</text:p>
          </table:table-cell>
          <table:table-cell office:value-type="time" office:time-value="PT00H03M39.3S" calcext:value-type="time">
            <text:p>03:39.3</text:p>
          </table:table-cell>
        </table:table-row>
        <table:table-row table:style-name="ro1">
          <table:table-cell office:value-type="string" calcext:value-type="string">
            <text:p>03:40.2</text:p>
          </table:table-cell>
          <table:table-cell office:value-type="float" office:value="387.5" calcext:value-type="float">
            <text:p>387.5</text:p>
          </table:table-cell>
          <table:table-cell office:value-type="float" office:value="384.2" calcext:value-type="float">
            <text:p>384.2</text:p>
          </table:table-cell>
          <table:table-cell table:formula="of:=TIMEVALUE([.A235])" office:value-type="time" office:time-value="PT00H03M40.2S" calcext:value-type="time">
            <text:p>03:40.2</text:p>
          </table:table-cell>
          <table:table-cell office:value-type="time" office:time-value="PT00H03M40.2S" calcext:value-type="time">
            <text:p>03:40.2</text:p>
          </table:table-cell>
        </table:table-row>
        <table:table-row table:style-name="ro1">
          <table:table-cell office:value-type="string" calcext:value-type="string">
            <text:p>03:41.2</text:p>
          </table:table-cell>
          <table:table-cell office:value-type="float" office:value="387.5" calcext:value-type="float">
            <text:p>387.5</text:p>
          </table:table-cell>
          <table:table-cell office:value-type="float" office:value="384.4" calcext:value-type="float">
            <text:p>384.4</text:p>
          </table:table-cell>
          <table:table-cell table:formula="of:=TIMEVALUE([.A236])" office:value-type="time" office:time-value="PT00H03M41.2S" calcext:value-type="time">
            <text:p>03:41.2</text:p>
          </table:table-cell>
          <table:table-cell office:value-type="time" office:time-value="PT00H03M41.2S" calcext:value-type="time">
            <text:p>03:41.2</text:p>
          </table:table-cell>
        </table:table-row>
        <table:table-row table:style-name="ro1">
          <table:table-cell office:value-type="string" calcext:value-type="string">
            <text:p>03:42.1</text:p>
          </table:table-cell>
          <table:table-cell office:value-type="float" office:value="387.9" calcext:value-type="float">
            <text:p>387.9</text:p>
          </table:table-cell>
          <table:table-cell office:value-type="float" office:value="384.7" calcext:value-type="float">
            <text:p>384.7</text:p>
          </table:table-cell>
          <table:table-cell table:formula="of:=TIMEVALUE([.A237])" office:value-type="time" office:time-value="PT00H03M42.1S" calcext:value-type="time">
            <text:p>03:42.1</text:p>
          </table:table-cell>
          <table:table-cell office:value-type="time" office:time-value="PT00H03M42.1S" calcext:value-type="time">
            <text:p>03:42.1</text:p>
          </table:table-cell>
        </table:table-row>
        <table:table-row table:style-name="ro1">
          <table:table-cell office:value-type="string" calcext:value-type="string">
            <text:p>03:43.1</text:p>
          </table:table-cell>
          <table:table-cell office:value-type="float" office:value="392.9" calcext:value-type="float">
            <text:p>392.9</text:p>
          </table:table-cell>
          <table:table-cell office:value-type="float" office:value="385.2" calcext:value-type="float">
            <text:p>385.2</text:p>
          </table:table-cell>
          <table:table-cell table:formula="of:=TIMEVALUE([.A238])" office:value-type="time" office:time-value="PT00H03M43.1S" calcext:value-type="time">
            <text:p>03:43.1</text:p>
          </table:table-cell>
          <table:table-cell office:value-type="time" office:time-value="PT00H03M43.1S" calcext:value-type="time">
            <text:p>03:43.1</text:p>
          </table:table-cell>
        </table:table-row>
        <table:table-row table:style-name="ro1">
          <table:table-cell office:value-type="string" calcext:value-type="string">
            <text:p>03:44.0</text:p>
          </table:table-cell>
          <table:table-cell office:value-type="float" office:value="389.8" calcext:value-type="float">
            <text:p>389.8</text:p>
          </table:table-cell>
          <table:table-cell office:value-type="float" office:value="385.5" calcext:value-type="float">
            <text:p>385.5</text:p>
          </table:table-cell>
          <table:table-cell table:formula="of:=TIMEVALUE([.A239])" office:value-type="time" office:time-value="PT00H03M44S" calcext:value-type="time">
            <text:p>03:44.0</text:p>
          </table:table-cell>
          <table:table-cell office:value-type="time" office:time-value="PT00H03M44S" calcext:value-type="time">
            <text:p>03:44.0</text:p>
          </table:table-cell>
        </table:table-row>
        <table:table-row table:style-name="ro1">
          <table:table-cell office:value-type="string" calcext:value-type="string">
            <text:p>03:45.0</text:p>
          </table:table-cell>
          <table:table-cell office:value-type="float" office:value="389.8" calcext:value-type="float">
            <text:p>389.8</text:p>
          </table:table-cell>
          <table:table-cell office:value-type="float" office:value="386" calcext:value-type="float">
            <text:p>386</text:p>
          </table:table-cell>
          <table:table-cell table:formula="of:=TIMEVALUE([.A240])" office:value-type="time" office:time-value="PT00H03M45S" calcext:value-type="time">
            <text:p>03:45.0</text:p>
          </table:table-cell>
          <table:table-cell office:value-type="time" office:time-value="PT00H03M45S" calcext:value-type="time">
            <text:p>03:45.0</text:p>
          </table:table-cell>
        </table:table-row>
        <table:table-row table:style-name="ro1">
          <table:table-cell office:value-type="string" calcext:value-type="string">
            <text:p>03:45.9</text:p>
          </table:table-cell>
          <table:table-cell office:value-type="float" office:value="392.4" calcext:value-type="float">
            <text:p>392.4</text:p>
          </table:table-cell>
          <table:table-cell office:value-type="float" office:value="386.7" calcext:value-type="float">
            <text:p>386.7</text:p>
          </table:table-cell>
          <table:table-cell table:formula="of:=TIMEVALUE([.A241])" office:value-type="time" office:time-value="PT00H03M45.9S" calcext:value-type="time">
            <text:p>03:45.9</text:p>
          </table:table-cell>
          <table:table-cell office:value-type="time" office:time-value="PT00H03M45.9S" calcext:value-type="time">
            <text:p>03:45.9</text:p>
          </table:table-cell>
        </table:table-row>
        <table:table-row table:style-name="ro1">
          <table:table-cell office:value-type="string" calcext:value-type="string">
            <text:p>03:46.9</text:p>
          </table:table-cell>
          <table:table-cell office:value-type="float" office:value="393.4" calcext:value-type="float">
            <text:p>393.4</text:p>
          </table:table-cell>
          <table:table-cell office:value-type="float" office:value="387.7" calcext:value-type="float">
            <text:p>387.7</text:p>
          </table:table-cell>
          <table:table-cell table:formula="of:=TIMEVALUE([.A242])" office:value-type="time" office:time-value="PT00H03M46.9S" calcext:value-type="time">
            <text:p>03:46.9</text:p>
          </table:table-cell>
          <table:table-cell office:value-type="time" office:time-value="PT00H03M46.9S" calcext:value-type="time">
            <text:p>03:46.9</text:p>
          </table:table-cell>
        </table:table-row>
        <table:table-row table:style-name="ro1">
          <table:table-cell office:value-type="string" calcext:value-type="string">
            <text:p>03:47.8</text:p>
          </table:table-cell>
          <table:table-cell office:value-type="float" office:value="395.1" calcext:value-type="float">
            <text:p>395.1</text:p>
          </table:table-cell>
          <table:table-cell office:value-type="float" office:value="388.5" calcext:value-type="float">
            <text:p>388.5</text:p>
          </table:table-cell>
          <table:table-cell table:formula="of:=TIMEVALUE([.A243])" office:value-type="time" office:time-value="PT00H03M47.8S" calcext:value-type="time">
            <text:p>03:47.8</text:p>
          </table:table-cell>
          <table:table-cell office:value-type="time" office:time-value="PT00H03M47.8S" calcext:value-type="time">
            <text:p>03:47.8</text:p>
          </table:table-cell>
        </table:table-row>
        <table:table-row table:style-name="ro1">
          <table:table-cell office:value-type="string" calcext:value-type="string">
            <text:p>03:48.8</text:p>
          </table:table-cell>
          <table:table-cell office:value-type="float" office:value="395.6" calcext:value-type="float">
            <text:p>395.6</text:p>
          </table:table-cell>
          <table:table-cell office:value-type="float" office:value="389.2" calcext:value-type="float">
            <text:p>389.2</text:p>
          </table:table-cell>
          <table:table-cell table:formula="of:=TIMEVALUE([.A244])" office:value-type="time" office:time-value="PT00H03M48.8S" calcext:value-type="time">
            <text:p>03:48.8</text:p>
          </table:table-cell>
          <table:table-cell office:value-type="time" office:time-value="PT00H03M48.8S" calcext:value-type="time">
            <text:p>03:48.8</text:p>
          </table:table-cell>
        </table:table-row>
        <table:table-row table:style-name="ro1">
          <table:table-cell office:value-type="string" calcext:value-type="string">
            <text:p>03:49.7</text:p>
          </table:table-cell>
          <table:table-cell office:value-type="float" office:value="395.1" calcext:value-type="float">
            <text:p>395.1</text:p>
          </table:table-cell>
          <table:table-cell office:value-type="float" office:value="390" calcext:value-type="float">
            <text:p>390</text:p>
          </table:table-cell>
          <table:table-cell table:formula="of:=TIMEVALUE([.A245])" office:value-type="time" office:time-value="PT00H03M49.7S" calcext:value-type="time">
            <text:p>03:49.7</text:p>
          </table:table-cell>
          <table:table-cell office:value-type="time" office:time-value="PT00H03M49.7S" calcext:value-type="time">
            <text:p>03:49.7</text:p>
          </table:table-cell>
        </table:table-row>
        <table:table-row table:style-name="ro1">
          <table:table-cell office:value-type="string" calcext:value-type="string">
            <text:p>03:50.7</text:p>
          </table:table-cell>
          <table:table-cell office:value-type="float" office:value="395.6" calcext:value-type="float">
            <text:p>395.6</text:p>
          </table:table-cell>
          <table:table-cell office:value-type="float" office:value="390.6" calcext:value-type="float">
            <text:p>390.6</text:p>
          </table:table-cell>
          <table:table-cell table:formula="of:=TIMEVALUE([.A246])" office:value-type="time" office:time-value="PT00H03M50.7S" calcext:value-type="time">
            <text:p>03:50.7</text:p>
          </table:table-cell>
          <table:table-cell office:value-type="time" office:time-value="PT00H03M50.7S" calcext:value-type="time">
            <text:p>03:50.7</text:p>
          </table:table-cell>
        </table:table-row>
        <table:table-row table:style-name="ro1">
          <table:table-cell office:value-type="string" calcext:value-type="string">
            <text:p>03:51.6</text:p>
          </table:table-cell>
          <table:table-cell office:value-type="float" office:value="394.2" calcext:value-type="float">
            <text:p>394.2</text:p>
          </table:table-cell>
          <table:table-cell office:value-type="float" office:value="391.2" calcext:value-type="float">
            <text:p>391.2</text:p>
          </table:table-cell>
          <table:table-cell table:formula="of:=TIMEVALUE([.A247])" office:value-type="time" office:time-value="PT00H03M51.6S" calcext:value-type="time">
            <text:p>03:51.6</text:p>
          </table:table-cell>
          <table:table-cell office:value-type="time" office:time-value="PT00H03M51.6S" calcext:value-type="time">
            <text:p>03:51.6</text:p>
          </table:table-cell>
        </table:table-row>
        <table:table-row table:style-name="ro1">
          <table:table-cell office:value-type="string" calcext:value-type="string">
            <text:p>03:52.6</text:p>
          </table:table-cell>
          <table:table-cell office:value-type="float" office:value="394.7" calcext:value-type="float">
            <text:p>394.7</text:p>
          </table:table-cell>
          <table:table-cell office:value-type="float" office:value="391.8" calcext:value-type="float">
            <text:p>391.8</text:p>
          </table:table-cell>
          <table:table-cell table:formula="of:=TIMEVALUE([.A248])" office:value-type="time" office:time-value="PT00H03M52.6S" calcext:value-type="time">
            <text:p>03:52.6</text:p>
          </table:table-cell>
          <table:table-cell office:value-type="time" office:time-value="PT00H03M52.6S" calcext:value-type="time">
            <text:p>03:52.6</text:p>
          </table:table-cell>
        </table:table-row>
        <table:table-row table:style-name="ro1">
          <table:table-cell office:value-type="string" calcext:value-type="string">
            <text:p>03:53.5</text:p>
          </table:table-cell>
          <table:table-cell office:value-type="float" office:value="393.8" calcext:value-type="float">
            <text:p>393.8</text:p>
          </table:table-cell>
          <table:table-cell office:value-type="float" office:value="392.4" calcext:value-type="float">
            <text:p>392.4</text:p>
          </table:table-cell>
          <table:table-cell table:formula="of:=TIMEVALUE([.A249])" office:value-type="time" office:time-value="PT00H03M53.5S" calcext:value-type="time">
            <text:p>03:53.5</text:p>
          </table:table-cell>
          <table:table-cell office:value-type="time" office:time-value="PT00H03M53.5S" calcext:value-type="time">
            <text:p>03:53.5</text:p>
          </table:table-cell>
        </table:table-row>
        <table:table-row table:style-name="ro1">
          <table:table-cell office:value-type="string" calcext:value-type="string">
            <text:p>03:54.5</text:p>
          </table:table-cell>
          <table:table-cell office:value-type="float" office:value="395.1" calcext:value-type="float">
            <text:p>395.1</text:p>
          </table:table-cell>
          <table:table-cell office:value-type="float" office:value="392.9" calcext:value-type="float">
            <text:p>392.9</text:p>
          </table:table-cell>
          <table:table-cell table:formula="of:=TIMEVALUE([.A250])" office:value-type="time" office:time-value="PT00H03M54.5S" calcext:value-type="time">
            <text:p>03:54.5</text:p>
          </table:table-cell>
          <table:table-cell office:value-type="time" office:time-value="PT00H03M54.5S" calcext:value-type="time">
            <text:p>03:54.5</text:p>
          </table:table-cell>
        </table:table-row>
        <table:table-row table:style-name="ro1">
          <table:table-cell office:value-type="string" calcext:value-type="string">
            <text:p>03:55.4</text:p>
          </table:table-cell>
          <table:table-cell office:value-type="float" office:value="394.7" calcext:value-type="float">
            <text:p>394.7</text:p>
          </table:table-cell>
          <table:table-cell office:value-type="float" office:value="393.3" calcext:value-type="float">
            <text:p>393.3</text:p>
          </table:table-cell>
          <table:table-cell table:formula="of:=TIMEVALUE([.A251])" office:value-type="time" office:time-value="PT00H03M55.4S" calcext:value-type="time">
            <text:p>03:55.4</text:p>
          </table:table-cell>
          <table:table-cell office:value-type="time" office:time-value="PT00H03M55.4S" calcext:value-type="time">
            <text:p>03:55.4</text:p>
          </table:table-cell>
        </table:table-row>
        <table:table-row table:style-name="ro1">
          <table:table-cell office:value-type="string" calcext:value-type="string">
            <text:p>03:56.4</text:p>
          </table:table-cell>
          <table:table-cell office:value-type="float" office:value="394.2" calcext:value-type="float">
            <text:p>394.2</text:p>
          </table:table-cell>
          <table:table-cell office:value-type="float" office:value="393.8" calcext:value-type="float">
            <text:p>393.8</text:p>
          </table:table-cell>
          <table:table-cell table:formula="of:=TIMEVALUE([.A252])" office:value-type="time" office:time-value="PT00H03M56.4S" calcext:value-type="time">
            <text:p>03:56.4</text:p>
          </table:table-cell>
          <table:table-cell office:value-type="time" office:time-value="PT00H03M56.4S" calcext:value-type="time">
            <text:p>03:56.4</text:p>
          </table:table-cell>
        </table:table-row>
        <table:table-row table:style-name="ro1">
          <table:table-cell office:value-type="string" calcext:value-type="string">
            <text:p>03:57.4</text:p>
          </table:table-cell>
          <table:table-cell office:value-type="float" office:value="392.9" calcext:value-type="float">
            <text:p>392.9</text:p>
          </table:table-cell>
          <table:table-cell office:value-type="float" office:value="393.8" calcext:value-type="float">
            <text:p>393.8</text:p>
          </table:table-cell>
          <table:table-cell table:formula="of:=TIMEVALUE([.A253])" office:value-type="time" office:time-value="PT00H03M57.4S" calcext:value-type="time">
            <text:p>03:57.4</text:p>
          </table:table-cell>
          <table:table-cell office:value-type="time" office:time-value="PT00H03M57.4S" calcext:value-type="time">
            <text:p>03:57.4</text:p>
          </table:table-cell>
        </table:table-row>
        <table:table-row table:style-name="ro1">
          <table:table-cell office:value-type="string" calcext:value-type="string">
            <text:p>03:58.4</text:p>
          </table:table-cell>
          <table:table-cell office:value-type="float" office:value="398.8" calcext:value-type="float">
            <text:p>398.8</text:p>
          </table:table-cell>
          <table:table-cell office:value-type="float" office:value="394.4" calcext:value-type="float">
            <text:p>394.4</text:p>
          </table:table-cell>
          <table:table-cell table:formula="of:=TIMEVALUE([.A254])" office:value-type="time" office:time-value="PT00H03M58.4S" calcext:value-type="time">
            <text:p>03:58.4</text:p>
          </table:table-cell>
          <table:table-cell office:value-type="time" office:time-value="PT00H03M58.4S" calcext:value-type="time">
            <text:p>03:58.4</text:p>
          </table:table-cell>
        </table:table-row>
        <table:table-row table:style-name="ro1">
          <table:table-cell office:value-type="string" calcext:value-type="string">
            <text:p>03:59.3</text:p>
          </table:table-cell>
          <table:table-cell office:value-type="float" office:value="397.4" calcext:value-type="float">
            <text:p>397.4</text:p>
          </table:table-cell>
          <table:table-cell office:value-type="float" office:value="394.9" calcext:value-type="float">
            <text:p>394.9</text:p>
          </table:table-cell>
          <table:table-cell table:formula="of:=TIMEVALUE([.A255])" office:value-type="time" office:time-value="PT00H03M59.3S" calcext:value-type="time">
            <text:p>03:59.3</text:p>
          </table:table-cell>
          <table:table-cell office:value-type="time" office:time-value="PT00H03M59.3S" calcext:value-type="time">
            <text:p>03:59.3</text:p>
          </table:table-cell>
        </table:table-row>
        <table:table-row table:style-name="ro1">
          <table:table-cell office:value-type="string" calcext:value-type="string">
            <text:p>04:00.3</text:p>
          </table:table-cell>
          <table:table-cell office:value-type="float" office:value="394.2" calcext:value-type="float">
            <text:p>394.2</text:p>
          </table:table-cell>
          <table:table-cell office:value-type="float" office:value="395" calcext:value-type="float">
            <text:p>395</text:p>
          </table:table-cell>
          <table:table-cell table:formula="of:=TIMEVALUE([.A256])" office:value-type="time" office:time-value="PT00H04M00.3S" calcext:value-type="time">
            <text:p>04:00.3</text:p>
          </table:table-cell>
          <table:table-cell office:value-type="time" office:time-value="PT00H04M00.3S" calcext:value-type="time">
            <text:p>04:00.3</text:p>
          </table:table-cell>
        </table:table-row>
        <table:table-row table:style-name="ro1">
          <table:table-cell office:value-type="string" calcext:value-type="string">
            <text:p>04:01.2</text:p>
          </table:table-cell>
          <table:table-cell table:number-columns-repeated="2" office:value-type="float" office:value="395.1" calcext:value-type="float">
            <text:p>395.1</text:p>
          </table:table-cell>
          <table:table-cell table:formula="of:=TIMEVALUE([.A257])" office:value-type="time" office:time-value="PT00H04M01.2S" calcext:value-type="time">
            <text:p>04:01.2</text:p>
          </table:table-cell>
          <table:table-cell office:value-type="time" office:time-value="PT00H04M01.2S" calcext:value-type="time">
            <text:p>04:01.2</text:p>
          </table:table-cell>
        </table:table-row>
        <table:table-row table:style-name="ro1">
          <table:table-cell office:value-type="string" calcext:value-type="string">
            <text:p>04:02.2</text:p>
          </table:table-cell>
          <table:table-cell office:value-type="float" office:value="394.2" calcext:value-type="float">
            <text:p>394.2</text:p>
          </table:table-cell>
          <table:table-cell office:value-type="float" office:value="395.1" calcext:value-type="float">
            <text:p>395.1</text:p>
          </table:table-cell>
          <table:table-cell table:formula="of:=TIMEVALUE([.A258])" office:value-type="time" office:time-value="PT00H04M02.2S" calcext:value-type="time">
            <text:p>04:02.2</text:p>
          </table:table-cell>
          <table:table-cell office:value-type="time" office:time-value="PT00H04M02.2S" calcext:value-type="time">
            <text:p>04:02.2</text:p>
          </table:table-cell>
        </table:table-row>
        <table:table-row table:style-name="ro1">
          <table:table-cell office:value-type="string" calcext:value-type="string">
            <text:p>04:03.1</text:p>
          </table:table-cell>
          <table:table-cell office:value-type="float" office:value="393.8" calcext:value-type="float">
            <text:p>393.8</text:p>
          </table:table-cell>
          <table:table-cell office:value-type="float" office:value="394.9" calcext:value-type="float">
            <text:p>394.9</text:p>
          </table:table-cell>
          <table:table-cell table:formula="of:=TIMEVALUE([.A259])" office:value-type="time" office:time-value="PT00H04M03.1S" calcext:value-type="time">
            <text:p>04:03.1</text:p>
          </table:table-cell>
          <table:table-cell office:value-type="time" office:time-value="PT00H04M03.1S" calcext:value-type="time">
            <text:p>04:03.1</text:p>
          </table:table-cell>
        </table:table-row>
        <table:table-row table:style-name="ro1">
          <table:table-cell office:value-type="string" calcext:value-type="string">
            <text:p>04:04.1</text:p>
          </table:table-cell>
          <table:table-cell office:value-type="float" office:value="394.7" calcext:value-type="float">
            <text:p>394.7</text:p>
          </table:table-cell>
          <table:table-cell office:value-type="float" office:value="394.9" calcext:value-type="float">
            <text:p>394.9</text:p>
          </table:table-cell>
          <table:table-cell table:formula="of:=TIMEVALUE([.A260])" office:value-type="time" office:time-value="PT00H04M04.1S" calcext:value-type="time">
            <text:p>04:04.1</text:p>
          </table:table-cell>
          <table:table-cell office:value-type="time" office:time-value="PT00H04M04.1S" calcext:value-type="time">
            <text:p>04:04.1</text:p>
          </table:table-cell>
        </table:table-row>
        <table:table-row table:style-name="ro1">
          <table:table-cell office:value-type="string" calcext:value-type="string">
            <text:p>04:05.0</text:p>
          </table:table-cell>
          <table:table-cell office:value-type="float" office:value="397.9" calcext:value-type="float">
            <text:p>397.9</text:p>
          </table:table-cell>
          <table:table-cell office:value-type="float" office:value="395.1" calcext:value-type="float">
            <text:p>395.1</text:p>
          </table:table-cell>
          <table:table-cell table:formula="of:=TIMEVALUE([.A261])" office:value-type="time" office:time-value="PT00H04M05S" calcext:value-type="time">
            <text:p>04:05.0</text:p>
          </table:table-cell>
          <table:table-cell office:value-type="time" office:time-value="PT00H04M05S" calcext:value-type="time">
            <text:p>04:05.0</text:p>
          </table:table-cell>
        </table:table-row>
        <table:table-row table:style-name="ro1">
          <table:table-cell office:value-type="string" calcext:value-type="string">
            <text:p>04:06.0</text:p>
          </table:table-cell>
          <table:table-cell office:value-type="float" office:value="394.7" calcext:value-type="float">
            <text:p>394.7</text:p>
          </table:table-cell>
          <table:table-cell office:value-type="float" office:value="395.1" calcext:value-type="float">
            <text:p>395.1</text:p>
          </table:table-cell>
          <table:table-cell table:formula="of:=TIMEVALUE([.A262])" office:value-type="time" office:time-value="PT00H04M06S" calcext:value-type="time">
            <text:p>04:06.0</text:p>
          </table:table-cell>
          <table:table-cell office:value-type="time" office:time-value="PT00H04M06S" calcext:value-type="time">
            <text:p>04:06.0</text:p>
          </table:table-cell>
        </table:table-row>
        <table:table-row table:style-name="ro1">
          <table:table-cell office:value-type="string" calcext:value-type="string">
            <text:p>04:06.9</text:p>
          </table:table-cell>
          <table:table-cell office:value-type="float" office:value="397.4" calcext:value-type="float">
            <text:p>397.4</text:p>
          </table:table-cell>
          <table:table-cell office:value-type="float" office:value="395.3" calcext:value-type="float">
            <text:p>395.3</text:p>
          </table:table-cell>
          <table:table-cell table:formula="of:=TIMEVALUE([.A263])" office:value-type="time" office:time-value="PT00H04M06.9S" calcext:value-type="time">
            <text:p>04:06.9</text:p>
          </table:table-cell>
          <table:table-cell office:value-type="time" office:time-value="PT00H04M06.9S" calcext:value-type="time">
            <text:p>04:06.9</text:p>
          </table:table-cell>
        </table:table-row>
        <table:table-row table:style-name="ro1">
          <table:table-cell office:value-type="string" calcext:value-type="string">
            <text:p>04:07.9</text:p>
          </table:table-cell>
          <table:table-cell office:value-type="float" office:value="395.1" calcext:value-type="float">
            <text:p>395.1</text:p>
          </table:table-cell>
          <table:table-cell office:value-type="float" office:value="395.4" calcext:value-type="float">
            <text:p>395.4</text:p>
          </table:table-cell>
          <table:table-cell table:formula="of:=TIMEVALUE([.A264])" office:value-type="time" office:time-value="PT00H04M07.9S" calcext:value-type="time">
            <text:p>04:07.9</text:p>
          </table:table-cell>
          <table:table-cell office:value-type="time" office:time-value="PT00H04M07.9S" calcext:value-type="time">
            <text:p>04:07.9</text:p>
          </table:table-cell>
        </table:table-row>
        <table:table-row table:style-name="ro1">
          <table:table-cell office:value-type="string" calcext:value-type="string">
            <text:p>04:08.8</text:p>
          </table:table-cell>
          <table:table-cell office:value-type="float" office:value="395.6" calcext:value-type="float">
            <text:p>395.6</text:p>
          </table:table-cell>
          <table:table-cell office:value-type="float" office:value="395.4" calcext:value-type="float">
            <text:p>395.4</text:p>
          </table:table-cell>
          <table:table-cell table:formula="of:=TIMEVALUE([.A265])" office:value-type="time" office:time-value="PT00H04M08.8S" calcext:value-type="time">
            <text:p>04:08.8</text:p>
          </table:table-cell>
          <table:table-cell office:value-type="time" office:time-value="PT00H04M08.8S" calcext:value-type="time">
            <text:p>04:08.8</text:p>
          </table:table-cell>
        </table:table-row>
        <table:table-row table:style-name="ro1">
          <table:table-cell office:value-type="string" calcext:value-type="string">
            <text:p>04:09.8</text:p>
          </table:table-cell>
          <table:table-cell office:value-type="float" office:value="396.9" calcext:value-type="float">
            <text:p>396.9</text:p>
          </table:table-cell>
          <table:table-cell office:value-type="float" office:value="395.5" calcext:value-type="float">
            <text:p>395.5</text:p>
          </table:table-cell>
          <table:table-cell table:formula="of:=TIMEVALUE([.A266])" office:value-type="time" office:time-value="PT00H04M09.8S" calcext:value-type="time">
            <text:p>04:09.8</text:p>
          </table:table-cell>
          <table:table-cell office:value-type="time" office:time-value="PT00H04M09.8S" calcext:value-type="time">
            <text:p>04:09.8</text:p>
          </table:table-cell>
        </table:table-row>
        <table:table-row table:style-name="ro1">
          <table:table-cell office:value-type="string" calcext:value-type="string">
            <text:p>04:10.7</text:p>
          </table:table-cell>
          <table:table-cell table:number-columns-repeated="2" office:value-type="float" office:value="395.6" calcext:value-type="float">
            <text:p>395.6</text:p>
          </table:table-cell>
          <table:table-cell table:formula="of:=TIMEVALUE([.A267])" office:value-type="time" office:time-value="PT00H04M10.7S" calcext:value-type="time">
            <text:p>04:10.7</text:p>
          </table:table-cell>
          <table:table-cell office:value-type="time" office:time-value="PT00H04M10.7S" calcext:value-type="time">
            <text:p>04:10.7</text:p>
          </table:table-cell>
        </table:table-row>
        <table:table-row table:style-name="ro1">
          <table:table-cell office:value-type="string" calcext:value-type="string">
            <text:p>04:11.7</text:p>
          </table:table-cell>
          <table:table-cell office:value-type="float" office:value="397.9" calcext:value-type="float">
            <text:p>397.9</text:p>
          </table:table-cell>
          <table:table-cell office:value-type="float" office:value="396" calcext:value-type="float">
            <text:p>396</text:p>
          </table:table-cell>
          <table:table-cell table:formula="of:=TIMEVALUE([.A268])" office:value-type="time" office:time-value="PT00H04M11.7S" calcext:value-type="time">
            <text:p>04:11.7</text:p>
          </table:table-cell>
          <table:table-cell office:value-type="time" office:time-value="PT00H04M11.7S" calcext:value-type="time">
            <text:p>04:11.7</text:p>
          </table:table-cell>
        </table:table-row>
        <table:table-row table:style-name="ro1">
          <table:table-cell office:value-type="string" calcext:value-type="string">
            <text:p>04:12.6</text:p>
          </table:table-cell>
          <table:table-cell office:value-type="float" office:value="402.8" calcext:value-type="float">
            <text:p>402.8</text:p>
          </table:table-cell>
          <table:table-cell office:value-type="float" office:value="396.2" calcext:value-type="float">
            <text:p>396.2</text:p>
          </table:table-cell>
          <table:table-cell table:formula="of:=TIMEVALUE([.A269])" office:value-type="time" office:time-value="PT00H04M12.6S" calcext:value-type="time">
            <text:p>04:12.6</text:p>
          </table:table-cell>
          <table:table-cell office:value-type="time" office:time-value="PT00H04M12.6S" calcext:value-type="time">
            <text:p>04:12.6</text:p>
          </table:table-cell>
        </table:table-row>
        <table:table-row table:style-name="ro1">
          <table:table-cell office:value-type="string" calcext:value-type="string">
            <text:p>04:13.6</text:p>
          </table:table-cell>
          <table:table-cell office:value-type="float" office:value="400.1" calcext:value-type="float">
            <text:p>400.1</text:p>
          </table:table-cell>
          <table:table-cell office:value-type="float" office:value="396.4" calcext:value-type="float">
            <text:p>396.4</text:p>
          </table:table-cell>
          <table:table-cell table:formula="of:=TIMEVALUE([.A270])" office:value-type="time" office:time-value="PT00H04M13.6S" calcext:value-type="time">
            <text:p>04:13.6</text:p>
          </table:table-cell>
          <table:table-cell office:value-type="time" office:time-value="PT00H04M13.6S" calcext:value-type="time">
            <text:p>04:13.6</text:p>
          </table:table-cell>
        </table:table-row>
        <table:table-row table:style-name="ro1">
          <table:table-cell office:value-type="string" calcext:value-type="string">
            <text:p>04:14.5</text:p>
          </table:table-cell>
          <table:table-cell office:value-type="float" office:value="400.1" calcext:value-type="float">
            <text:p>400.1</text:p>
          </table:table-cell>
          <table:table-cell office:value-type="float" office:value="396.8" calcext:value-type="float">
            <text:p>396.8</text:p>
          </table:table-cell>
          <table:table-cell table:formula="of:=TIMEVALUE([.A271])" office:value-type="time" office:time-value="PT00H04M14.5S" calcext:value-type="time">
            <text:p>04:14.5</text:p>
          </table:table-cell>
          <table:table-cell office:value-type="time" office:time-value="PT00H04M14.5S" calcext:value-type="time">
            <text:p>04:14.5</text:p>
          </table:table-cell>
        </table:table-row>
        <table:table-row table:style-name="ro1">
          <table:table-cell office:value-type="string" calcext:value-type="string">
            <text:p>04:15.5</text:p>
          </table:table-cell>
          <table:table-cell office:value-type="float" office:value="401.9" calcext:value-type="float">
            <text:p>401.9</text:p>
          </table:table-cell>
          <table:table-cell office:value-type="float" office:value="397.2" calcext:value-type="float">
            <text:p>397.2</text:p>
          </table:table-cell>
          <table:table-cell table:formula="of:=TIMEVALUE([.A272])" office:value-type="time" office:time-value="PT00H04M15.5S" calcext:value-type="time">
            <text:p>04:15.5</text:p>
          </table:table-cell>
          <table:table-cell office:value-type="time" office:time-value="PT00H04M15.5S" calcext:value-type="time">
            <text:p>04:15.5</text:p>
          </table:table-cell>
        </table:table-row>
        <table:table-row table:style-name="ro1">
          <table:table-cell office:value-type="string" calcext:value-type="string">
            <text:p>04:16.4</text:p>
          </table:table-cell>
          <table:table-cell office:value-type="float" office:value="404.1" calcext:value-type="float">
            <text:p>404.1</text:p>
          </table:table-cell>
          <table:table-cell office:value-type="float" office:value="397.9" calcext:value-type="float">
            <text:p>397.9</text:p>
          </table:table-cell>
          <table:table-cell table:formula="of:=TIMEVALUE([.A273])" office:value-type="time" office:time-value="PT00H04M16.4S" calcext:value-type="time">
            <text:p>04:16.4</text:p>
          </table:table-cell>
          <table:table-cell office:value-type="time" office:time-value="PT00H04M16.4S" calcext:value-type="time">
            <text:p>04:16.4</text:p>
          </table:table-cell>
        </table:table-row>
        <table:table-row table:style-name="ro1">
          <table:table-cell office:value-type="string" calcext:value-type="string">
            <text:p>04:17.4</text:p>
          </table:table-cell>
          <table:table-cell office:value-type="float" office:value="403.2" calcext:value-type="float">
            <text:p>403.2</text:p>
          </table:table-cell>
          <table:table-cell office:value-type="float" office:value="398.5" calcext:value-type="float">
            <text:p>398.5</text:p>
          </table:table-cell>
          <table:table-cell table:formula="of:=TIMEVALUE([.A274])" office:value-type="time" office:time-value="PT00H04M17.4S" calcext:value-type="time">
            <text:p>04:17.4</text:p>
          </table:table-cell>
          <table:table-cell office:value-type="time" office:time-value="PT00H04M17.4S" calcext:value-type="time">
            <text:p>04:17.4</text:p>
          </table:table-cell>
        </table:table-row>
        <table:table-row table:style-name="ro1">
          <table:table-cell office:value-type="string" calcext:value-type="string">
            <text:p>04:18.3</text:p>
          </table:table-cell>
          <table:table-cell office:value-type="float" office:value="402.8" calcext:value-type="float">
            <text:p>402.8</text:p>
          </table:table-cell>
          <table:table-cell office:value-type="float" office:value="399.1" calcext:value-type="float">
            <text:p>399.1</text:p>
          </table:table-cell>
          <table:table-cell table:formula="of:=TIMEVALUE([.A275])" office:value-type="time" office:time-value="PT00H04M18.3S" calcext:value-type="time">
            <text:p>04:18.3</text:p>
          </table:table-cell>
          <table:table-cell office:value-type="time" office:time-value="PT00H04M18.3S" calcext:value-type="time">
            <text:p>04:18.3</text:p>
          </table:table-cell>
        </table:table-row>
        <table:table-row table:style-name="ro1">
          <table:table-cell office:value-type="string" calcext:value-type="string">
            <text:p>04:19.3</text:p>
          </table:table-cell>
          <table:table-cell office:value-type="float" office:value="403.2" calcext:value-type="float">
            <text:p>403.2</text:p>
          </table:table-cell>
          <table:table-cell office:value-type="float" office:value="399.4" calcext:value-type="float">
            <text:p>399.4</text:p>
          </table:table-cell>
          <table:table-cell table:formula="of:=TIMEVALUE([.A276])" office:value-type="time" office:time-value="PT00H04M19.3S" calcext:value-type="time">
            <text:p>04:19.3</text:p>
          </table:table-cell>
          <table:table-cell office:value-type="time" office:time-value="PT00H04M19.3S" calcext:value-type="time">
            <text:p>04:19.3</text:p>
          </table:table-cell>
        </table:table-row>
        <table:table-row table:style-name="ro1">
          <table:table-cell office:value-type="string" calcext:value-type="string">
            <text:p>04:20.3</text:p>
          </table:table-cell>
          <table:table-cell office:value-type="float" office:value="403.7" calcext:value-type="float">
            <text:p>403.7</text:p>
          </table:table-cell>
          <table:table-cell office:value-type="float" office:value="400" calcext:value-type="float">
            <text:p>400</text:p>
          </table:table-cell>
          <table:table-cell table:formula="of:=TIMEVALUE([.A277])" office:value-type="time" office:time-value="PT00H04M20.3S" calcext:value-type="time">
            <text:p>04:20.3</text:p>
          </table:table-cell>
          <table:table-cell office:value-type="time" office:time-value="PT00H04M20.3S" calcext:value-type="time">
            <text:p>04:20.3</text:p>
          </table:table-cell>
        </table:table-row>
        <table:table-row table:style-name="ro1">
          <table:table-cell office:value-type="string" calcext:value-type="string">
            <text:p>04:21.2</text:p>
          </table:table-cell>
          <table:table-cell office:value-type="float" office:value="406.9" calcext:value-type="float">
            <text:p>406.9</text:p>
          </table:table-cell>
          <table:table-cell office:value-type="float" office:value="400.7" calcext:value-type="float">
            <text:p>400.7</text:p>
          </table:table-cell>
          <table:table-cell table:formula="of:=TIMEVALUE([.A278])" office:value-type="time" office:time-value="PT00H04M21.2S" calcext:value-type="time">
            <text:p>04:21.2</text:p>
          </table:table-cell>
          <table:table-cell office:value-type="time" office:time-value="PT00H04M21.2S" calcext:value-type="time">
            <text:p>04:21.2</text:p>
          </table:table-cell>
        </table:table-row>
        <table:table-row table:style-name="ro1">
          <table:table-cell office:value-type="string" calcext:value-type="string">
            <text:p>04:22.2</text:p>
          </table:table-cell>
          <table:table-cell office:value-type="float" office:value="408.6" calcext:value-type="float">
            <text:p>408.6</text:p>
          </table:table-cell>
          <table:table-cell office:value-type="float" office:value="401.6" calcext:value-type="float">
            <text:p>401.6</text:p>
          </table:table-cell>
          <table:table-cell table:formula="of:=TIMEVALUE([.A279])" office:value-type="time" office:time-value="PT00H04M22.2S" calcext:value-type="time">
            <text:p>04:22.2</text:p>
          </table:table-cell>
          <table:table-cell office:value-type="time" office:time-value="PT00H04M22.2S" calcext:value-type="time">
            <text:p>04:22.2</text:p>
          </table:table-cell>
        </table:table-row>
        <table:table-row table:style-name="ro1">
          <table:table-cell office:value-type="string" calcext:value-type="string">
            <text:p>04:23.1</text:p>
          </table:table-cell>
          <table:table-cell office:value-type="float" office:value="404.6" calcext:value-type="float">
            <text:p>404.6</text:p>
          </table:table-cell>
          <table:table-cell office:value-type="float" office:value="402.2" calcext:value-type="float">
            <text:p>402.2</text:p>
          </table:table-cell>
          <table:table-cell table:formula="of:=TIMEVALUE([.A280])" office:value-type="time" office:time-value="PT00H04M23.1S" calcext:value-type="time">
            <text:p>04:23.1</text:p>
          </table:table-cell>
          <table:table-cell office:value-type="time" office:time-value="PT00H04M23.1S" calcext:value-type="time">
            <text:p>04:23.1</text:p>
          </table:table-cell>
        </table:table-row>
        <table:table-row table:style-name="ro1">
          <table:table-cell office:value-type="string" calcext:value-type="string">
            <text:p>04:24.1</text:p>
          </table:table-cell>
          <table:table-cell office:value-type="float" office:value="405.1" calcext:value-type="float">
            <text:p>405.1</text:p>
          </table:table-cell>
          <table:table-cell office:value-type="float" office:value="402.7" calcext:value-type="float">
            <text:p>402.7</text:p>
          </table:table-cell>
          <table:table-cell table:formula="of:=TIMEVALUE([.A281])" office:value-type="time" office:time-value="PT00H04M24.1S" calcext:value-type="time">
            <text:p>04:24.1</text:p>
          </table:table-cell>
          <table:table-cell office:value-type="time" office:time-value="PT00H04M24.1S" calcext:value-type="time">
            <text:p>04:24.1</text:p>
          </table:table-cell>
        </table:table-row>
        <table:table-row table:style-name="ro1">
          <table:table-cell office:value-type="string" calcext:value-type="string">
            <text:p>04:25.0</text:p>
          </table:table-cell>
          <table:table-cell office:value-type="float" office:value="406.4" calcext:value-type="float">
            <text:p>406.4</text:p>
          </table:table-cell>
          <table:table-cell office:value-type="float" office:value="403.4" calcext:value-type="float">
            <text:p>403.4</text:p>
          </table:table-cell>
          <table:table-cell table:formula="of:=TIMEVALUE([.A282])" office:value-type="time" office:time-value="PT00H04M25S" calcext:value-type="time">
            <text:p>04:25.0</text:p>
          </table:table-cell>
          <table:table-cell office:value-type="time" office:time-value="PT00H04M25S" calcext:value-type="time">
            <text:p>04:25.0</text:p>
          </table:table-cell>
        </table:table-row>
        <table:table-row table:style-name="ro1">
          <table:table-cell office:value-type="string" calcext:value-type="string">
            <text:p>04:26.0</text:p>
          </table:table-cell>
          <table:table-cell office:value-type="float" office:value="407.3" calcext:value-type="float">
            <text:p>407.3</text:p>
          </table:table-cell>
          <table:table-cell office:value-type="float" office:value="404.1" calcext:value-type="float">
            <text:p>404.1</text:p>
          </table:table-cell>
          <table:table-cell table:formula="of:=TIMEVALUE([.A283])" office:value-type="time" office:time-value="PT00H04M26S" calcext:value-type="time">
            <text:p>04:26.0</text:p>
          </table:table-cell>
          <table:table-cell office:value-type="time" office:time-value="PT00H04M26S" calcext:value-type="time">
            <text:p>04:26.0</text:p>
          </table:table-cell>
        </table:table-row>
        <table:table-row table:style-name="ro1">
          <table:table-cell office:value-type="string" calcext:value-type="string">
            <text:p>04:26.9</text:p>
          </table:table-cell>
          <table:table-cell office:value-type="float" office:value="408.6" calcext:value-type="float">
            <text:p>408.6</text:p>
          </table:table-cell>
          <table:table-cell office:value-type="float" office:value="404.4" calcext:value-type="float">
            <text:p>404.4</text:p>
          </table:table-cell>
          <table:table-cell table:formula="of:=TIMEVALUE([.A284])" office:value-type="time" office:time-value="PT00H04M26.9S" calcext:value-type="time">
            <text:p>04:26.9</text:p>
          </table:table-cell>
          <table:table-cell office:value-type="time" office:time-value="PT00H04M26.9S" calcext:value-type="time">
            <text:p>04:26.9</text:p>
          </table:table-cell>
        </table:table-row>
        <table:table-row table:style-name="ro1">
          <table:table-cell office:value-type="string" calcext:value-type="string">
            <text:p>04:27.9</text:p>
          </table:table-cell>
          <table:table-cell office:value-type="float" office:value="407.3" calcext:value-type="float">
            <text:p>407.3</text:p>
          </table:table-cell>
          <table:table-cell office:value-type="float" office:value="404.9" calcext:value-type="float">
            <text:p>404.9</text:p>
          </table:table-cell>
          <table:table-cell table:formula="of:=TIMEVALUE([.A285])" office:value-type="time" office:time-value="PT00H04M27.9S" calcext:value-type="time">
            <text:p>04:27.9</text:p>
          </table:table-cell>
          <table:table-cell office:value-type="time" office:time-value="PT00H04M27.9S" calcext:value-type="time">
            <text:p>04:27.9</text:p>
          </table:table-cell>
        </table:table-row>
        <table:table-row table:style-name="ro1">
          <table:table-cell office:value-type="string" calcext:value-type="string">
            <text:p>04:28.8</text:p>
          </table:table-cell>
          <table:table-cell office:value-type="float" office:value="408.2" calcext:value-type="float">
            <text:p>408.2</text:p>
          </table:table-cell>
          <table:table-cell office:value-type="float" office:value="405.5" calcext:value-type="float">
            <text:p>405.5</text:p>
          </table:table-cell>
          <table:table-cell table:formula="of:=TIMEVALUE([.A286])" office:value-type="time" office:time-value="PT00H04M28.8S" calcext:value-type="time">
            <text:p>04:28.8</text:p>
          </table:table-cell>
          <table:table-cell office:value-type="time" office:time-value="PT00H04M28.8S" calcext:value-type="time">
            <text:p>04:28.8</text:p>
          </table:table-cell>
        </table:table-row>
        <table:table-row table:style-name="ro1">
          <table:table-cell office:value-type="string" calcext:value-type="string">
            <text:p>04:29.8</text:p>
          </table:table-cell>
          <table:table-cell office:value-type="float" office:value="407.8" calcext:value-type="float">
            <text:p>407.8</text:p>
          </table:table-cell>
          <table:table-cell office:value-type="float" office:value="405.9" calcext:value-type="float">
            <text:p>405.9</text:p>
          </table:table-cell>
          <table:table-cell table:formula="of:=TIMEVALUE([.A287])" office:value-type="time" office:time-value="PT00H04M29.8S" calcext:value-type="time">
            <text:p>04:29.8</text:p>
          </table:table-cell>
          <table:table-cell office:value-type="time" office:time-value="PT00H04M29.8S" calcext:value-type="time">
            <text:p>04:29.8</text:p>
          </table:table-cell>
        </table:table-row>
        <table:table-row table:style-name="ro1">
          <table:table-cell office:value-type="string" calcext:value-type="string">
            <text:p>04:30.7</text:p>
          </table:table-cell>
          <table:table-cell office:value-type="float" office:value="410.9" calcext:value-type="float">
            <text:p>410.9</text:p>
          </table:table-cell>
          <table:table-cell office:value-type="float" office:value="406.3" calcext:value-type="float">
            <text:p>406.3</text:p>
          </table:table-cell>
          <table:table-cell table:formula="of:=TIMEVALUE([.A288])" office:value-type="time" office:time-value="PT00H04M30.7S" calcext:value-type="time">
            <text:p>04:30.7</text:p>
          </table:table-cell>
          <table:table-cell office:value-type="time" office:time-value="PT00H04M30.7S" calcext:value-type="time">
            <text:p>04:30.7</text:p>
          </table:table-cell>
        </table:table-row>
        <table:table-row table:style-name="ro1">
          <table:table-cell office:value-type="string" calcext:value-type="string">
            <text:p>04:31.7</text:p>
          </table:table-cell>
          <table:table-cell office:value-type="float" office:value="409.6" calcext:value-type="float">
            <text:p>409.6</text:p>
          </table:table-cell>
          <table:table-cell office:value-type="float" office:value="406.7" calcext:value-type="float">
            <text:p>406.7</text:p>
          </table:table-cell>
          <table:table-cell table:formula="of:=TIMEVALUE([.A289])" office:value-type="time" office:time-value="PT00H04M31.7S" calcext:value-type="time">
            <text:p>04:31.7</text:p>
          </table:table-cell>
          <table:table-cell office:value-type="time" office:time-value="PT00H04M31.7S" calcext:value-type="time">
            <text:p>04:31.7</text:p>
          </table:table-cell>
        </table:table-row>
        <table:table-row table:style-name="ro1">
          <table:table-cell office:value-type="string" calcext:value-type="string">
            <text:p>04:32.6</text:p>
          </table:table-cell>
          <table:table-cell office:value-type="float" office:value="410.9" calcext:value-type="float">
            <text:p>410.9</text:p>
          </table:table-cell>
          <table:table-cell office:value-type="float" office:value="407.3" calcext:value-type="float">
            <text:p>407.3</text:p>
          </table:table-cell>
          <table:table-cell table:formula="of:=TIMEVALUE([.A290])" office:value-type="time" office:time-value="PT00H04M32.6S" calcext:value-type="time">
            <text:p>04:32.6</text:p>
          </table:table-cell>
          <table:table-cell office:value-type="time" office:time-value="PT00H04M32.6S" calcext:value-type="time">
            <text:p>04:32.6</text:p>
          </table:table-cell>
        </table:table-row>
        <table:table-row table:style-name="ro1">
          <table:table-cell office:value-type="string" calcext:value-type="string">
            <text:p>04:33.6</text:p>
          </table:table-cell>
          <table:table-cell office:value-type="float" office:value="411.8" calcext:value-type="float">
            <text:p>411.8</text:p>
          </table:table-cell>
          <table:table-cell office:value-type="float" office:value="407.8" calcext:value-type="float">
            <text:p>407.8</text:p>
          </table:table-cell>
          <table:table-cell table:formula="of:=TIMEVALUE([.A291])" office:value-type="time" office:time-value="PT00H04M33.6S" calcext:value-type="time">
            <text:p>04:33.6</text:p>
          </table:table-cell>
          <table:table-cell office:value-type="time" office:time-value="PT00H04M33.6S" calcext:value-type="time">
            <text:p>04:33.6</text:p>
          </table:table-cell>
        </table:table-row>
        <table:table-row table:style-name="ro1">
          <table:table-cell office:value-type="string" calcext:value-type="string">
            <text:p>04:34.5</text:p>
          </table:table-cell>
          <table:table-cell office:value-type="float" office:value="412.2" calcext:value-type="float">
            <text:p>412.2</text:p>
          </table:table-cell>
          <table:table-cell office:value-type="float" office:value="408.4" calcext:value-type="float">
            <text:p>408.4</text:p>
          </table:table-cell>
          <table:table-cell table:formula="of:=TIMEVALUE([.A292])" office:value-type="time" office:time-value="PT00H04M34.5S" calcext:value-type="time">
            <text:p>04:34.5</text:p>
          </table:table-cell>
          <table:table-cell office:value-type="time" office:time-value="PT00H04M34.5S" calcext:value-type="time">
            <text:p>04:34.5</text:p>
          </table:table-cell>
        </table:table-row>
        <table:table-row table:style-name="ro1">
          <table:table-cell office:value-type="string" calcext:value-type="string">
            <text:p>04:35.5</text:p>
          </table:table-cell>
          <table:table-cell office:value-type="float" office:value="415.4" calcext:value-type="float">
            <text:p>415.4</text:p>
          </table:table-cell>
          <table:table-cell office:value-type="float" office:value="409" calcext:value-type="float">
            <text:p>409</text:p>
          </table:table-cell>
          <table:table-cell table:formula="of:=TIMEVALUE([.A293])" office:value-type="time" office:time-value="PT00H04M35.5S" calcext:value-type="time">
            <text:p>04:35.5</text:p>
          </table:table-cell>
          <table:table-cell office:value-type="time" office:time-value="PT00H04M35.5S" calcext:value-type="time">
            <text:p>04:35.5</text:p>
          </table:table-cell>
        </table:table-row>
        <table:table-row table:style-name="ro1">
          <table:table-cell office:value-type="string" calcext:value-type="string">
            <text:p>04:36.4</text:p>
          </table:table-cell>
          <table:table-cell office:value-type="float" office:value="415.9" calcext:value-type="float">
            <text:p>415.9</text:p>
          </table:table-cell>
          <table:table-cell office:value-type="float" office:value="409.5" calcext:value-type="float">
            <text:p>409.5</text:p>
          </table:table-cell>
          <table:table-cell table:formula="of:=TIMEVALUE([.A294])" office:value-type="time" office:time-value="PT00H04M36.4S" calcext:value-type="time">
            <text:p>04:36.4</text:p>
          </table:table-cell>
          <table:table-cell office:value-type="time" office:time-value="PT00H04M36.4S" calcext:value-type="time">
            <text:p>04:36.4</text:p>
          </table:table-cell>
        </table:table-row>
        <table:table-row table:style-name="ro1">
          <table:table-cell office:value-type="string" calcext:value-type="string">
            <text:p>04:37.4</text:p>
          </table:table-cell>
          <table:table-cell office:value-type="float" office:value="415.4" calcext:value-type="float">
            <text:p>415.4</text:p>
          </table:table-cell>
          <table:table-cell office:value-type="float" office:value="410.2" calcext:value-type="float">
            <text:p>410.2</text:p>
          </table:table-cell>
          <table:table-cell table:formula="of:=TIMEVALUE([.A295])" office:value-type="time" office:time-value="PT00H04M37.4S" calcext:value-type="time">
            <text:p>04:37.4</text:p>
          </table:table-cell>
          <table:table-cell office:value-type="time" office:time-value="PT00H04M37.4S" calcext:value-type="time">
            <text:p>04:37.4</text:p>
          </table:table-cell>
        </table:table-row>
        <table:table-row table:style-name="ro1">
          <table:table-cell office:value-type="string" calcext:value-type="string">
            <text:p>04:38.3</text:p>
          </table:table-cell>
          <table:table-cell office:value-type="float" office:value="416.3" calcext:value-type="float">
            <text:p>416.3</text:p>
          </table:table-cell>
          <table:table-cell office:value-type="float" office:value="410.9" calcext:value-type="float">
            <text:p>410.9</text:p>
          </table:table-cell>
          <table:table-cell table:formula="of:=TIMEVALUE([.A296])" office:value-type="time" office:time-value="PT00H04M38.3S" calcext:value-type="time">
            <text:p>04:38.3</text:p>
          </table:table-cell>
          <table:table-cell office:value-type="time" office:time-value="PT00H04M38.3S" calcext:value-type="time">
            <text:p>04:38.3</text:p>
          </table:table-cell>
        </table:table-row>
        <table:table-row table:style-name="ro1">
          <table:table-cell office:value-type="string" calcext:value-type="string">
            <text:p>04:39.3</text:p>
          </table:table-cell>
          <table:table-cell office:value-type="float" office:value="413.6" calcext:value-type="float">
            <text:p>413.6</text:p>
          </table:table-cell>
          <table:table-cell office:value-type="float" office:value="411.4" calcext:value-type="float">
            <text:p>411.4</text:p>
          </table:table-cell>
          <table:table-cell table:formula="of:=TIMEVALUE([.A297])" office:value-type="time" office:time-value="PT00H04M39.3S" calcext:value-type="time">
            <text:p>04:39.3</text:p>
          </table:table-cell>
          <table:table-cell office:value-type="time" office:time-value="PT00H04M39.3S" calcext:value-type="time">
            <text:p>04:39.3</text:p>
          </table:table-cell>
        </table:table-row>
        <table:table-row table:style-name="ro1">
          <table:table-cell office:value-type="string" calcext:value-type="string">
            <text:p>04:40.2</text:p>
          </table:table-cell>
          <table:table-cell office:value-type="float" office:value="417.6" calcext:value-type="float">
            <text:p>417.6</text:p>
          </table:table-cell>
          <table:table-cell office:value-type="float" office:value="412.1" calcext:value-type="float">
            <text:p>412.1</text:p>
          </table:table-cell>
          <table:table-cell table:formula="of:=TIMEVALUE([.A298])" office:value-type="time" office:time-value="PT00H04M40.2S" calcext:value-type="time">
            <text:p>04:40.2</text:p>
          </table:table-cell>
          <table:table-cell office:value-type="time" office:time-value="PT00H04M40.2S" calcext:value-type="time">
            <text:p>04:40.2</text:p>
          </table:table-cell>
        </table:table-row>
        <table:table-row table:style-name="ro1">
          <table:table-cell office:value-type="string" calcext:value-type="string">
            <text:p>04:41.2</text:p>
          </table:table-cell>
          <table:table-cell office:value-type="float" office:value="417.2" calcext:value-type="float">
            <text:p>417.2</text:p>
          </table:table-cell>
          <table:table-cell office:value-type="float" office:value="412.7" calcext:value-type="float">
            <text:p>412.7</text:p>
          </table:table-cell>
          <table:table-cell table:formula="of:=TIMEVALUE([.A299])" office:value-type="time" office:time-value="PT00H04M41.2S" calcext:value-type="time">
            <text:p>04:41.2</text:p>
          </table:table-cell>
          <table:table-cell office:value-type="time" office:time-value="PT00H04M41.2S" calcext:value-type="time">
            <text:p>04:41.2</text:p>
          </table:table-cell>
        </table:table-row>
        <table:table-row table:style-name="ro1">
          <table:table-cell office:value-type="string" calcext:value-type="string">
            <text:p>04:42.1</text:p>
          </table:table-cell>
          <table:table-cell office:value-type="float" office:value="417.6" calcext:value-type="float">
            <text:p>417.6</text:p>
          </table:table-cell>
          <table:table-cell office:value-type="float" office:value="413.4" calcext:value-type="float">
            <text:p>413.4</text:p>
          </table:table-cell>
          <table:table-cell table:formula="of:=TIMEVALUE([.A300])" office:value-type="time" office:time-value="PT00H04M42.1S" calcext:value-type="time">
            <text:p>04:42.1</text:p>
          </table:table-cell>
          <table:table-cell office:value-type="time" office:time-value="PT00H04M42.1S" calcext:value-type="time">
            <text:p>04:42.1</text:p>
          </table:table-cell>
        </table:table-row>
        <table:table-row table:style-name="ro1">
          <table:table-cell office:value-type="string" calcext:value-type="string">
            <text:p>04:43.1</text:p>
          </table:table-cell>
          <table:table-cell office:value-type="float" office:value="417.2" calcext:value-type="float">
            <text:p>417.2</text:p>
          </table:table-cell>
          <table:table-cell office:value-type="float" office:value="414" calcext:value-type="float">
            <text:p>414</text:p>
          </table:table-cell>
          <table:table-cell table:formula="of:=TIMEVALUE([.A301])" office:value-type="time" office:time-value="PT00H04M43.1S" calcext:value-type="time">
            <text:p>04:43.1</text:p>
          </table:table-cell>
          <table:table-cell office:value-type="time" office:time-value="PT00H04M43.1S" calcext:value-type="time">
            <text:p>04:43.1</text:p>
          </table:table-cell>
        </table:table-row>
        <table:table-row table:style-name="ro1">
          <table:table-cell office:value-type="string" calcext:value-type="string">
            <text:p>04:44.0</text:p>
          </table:table-cell>
          <table:table-cell office:value-type="float" office:value="416.8" calcext:value-type="float">
            <text:p>416.8</text:p>
          </table:table-cell>
          <table:table-cell office:value-type="float" office:value="414.6" calcext:value-type="float">
            <text:p>414.6</text:p>
          </table:table-cell>
          <table:table-cell table:formula="of:=TIMEVALUE([.A302])" office:value-type="time" office:time-value="PT00H04M44S" calcext:value-type="time">
            <text:p>04:44.0</text:p>
          </table:table-cell>
          <table:table-cell office:value-type="time" office:time-value="PT00H04M44S" calcext:value-type="time">
            <text:p>04:44.0</text:p>
          </table:table-cell>
        </table:table-row>
        <table:table-row table:style-name="ro1">
          <table:table-cell office:value-type="string" calcext:value-type="string">
            <text:p>04:45.0</text:p>
          </table:table-cell>
          <table:table-cell office:value-type="float" office:value="420.4" calcext:value-type="float">
            <text:p>420.4</text:p>
          </table:table-cell>
          <table:table-cell office:value-type="float" office:value="415.2" calcext:value-type="float">
            <text:p>415.2</text:p>
          </table:table-cell>
          <table:table-cell table:formula="of:=TIMEVALUE([.A303])" office:value-type="time" office:time-value="PT00H04M45S" calcext:value-type="time">
            <text:p>04:45.0</text:p>
          </table:table-cell>
          <table:table-cell office:value-type="time" office:time-value="PT00H04M45S" calcext:value-type="time">
            <text:p>04:45.0</text:p>
          </table:table-cell>
        </table:table-row>
        <table:table-row table:style-name="ro1">
          <table:table-cell office:value-type="string" calcext:value-type="string">
            <text:p>04:45.9</text:p>
          </table:table-cell>
          <table:table-cell office:value-type="float" office:value="419" calcext:value-type="float">
            <text:p>419</text:p>
          </table:table-cell>
          <table:table-cell office:value-type="float" office:value="415.8" calcext:value-type="float">
            <text:p>415.8</text:p>
          </table:table-cell>
          <table:table-cell table:formula="of:=TIMEVALUE([.A304])" office:value-type="time" office:time-value="PT00H04M45.9S" calcext:value-type="time">
            <text:p>04:45.9</text:p>
          </table:table-cell>
          <table:table-cell office:value-type="time" office:time-value="PT00H04M45.9S" calcext:value-type="time">
            <text:p>04:45.9</text:p>
          </table:table-cell>
        </table:table-row>
        <table:table-row table:style-name="ro1">
          <table:table-cell office:value-type="string" calcext:value-type="string">
            <text:p>04:46.9</text:p>
          </table:table-cell>
          <table:table-cell office:value-type="float" office:value="419.9" calcext:value-type="float">
            <text:p>419.9</text:p>
          </table:table-cell>
          <table:table-cell office:value-type="float" office:value="416.4" calcext:value-type="float">
            <text:p>416.4</text:p>
          </table:table-cell>
          <table:table-cell table:formula="of:=TIMEVALUE([.A305])" office:value-type="time" office:time-value="PT00H04M46.9S" calcext:value-type="time">
            <text:p>04:46.9</text:p>
          </table:table-cell>
          <table:table-cell office:value-type="time" office:time-value="PT00H04M46.9S" calcext:value-type="time">
            <text:p>04:46.9</text:p>
          </table:table-cell>
        </table:table-row>
        <table:table-row table:style-name="ro1">
          <table:table-cell office:value-type="string" calcext:value-type="string">
            <text:p>04:47.9</text:p>
          </table:table-cell>
          <table:table-cell office:value-type="float" office:value="423.5" calcext:value-type="float">
            <text:p>423.5</text:p>
          </table:table-cell>
          <table:table-cell office:value-type="float" office:value="417.2" calcext:value-type="float">
            <text:p>417.2</text:p>
          </table:table-cell>
          <table:table-cell table:formula="of:=TIMEVALUE([.A306])" office:value-type="time" office:time-value="PT00H04M47.9S" calcext:value-type="time">
            <text:p>04:47.9</text:p>
          </table:table-cell>
          <table:table-cell office:value-type="time" office:time-value="PT00H04M47.9S" calcext:value-type="time">
            <text:p>04:47.9</text:p>
          </table:table-cell>
        </table:table-row>
        <table:table-row table:style-name="ro1">
          <table:table-cell office:value-type="string" calcext:value-type="string">
            <text:p>04:48.8</text:p>
          </table:table-cell>
          <table:table-cell office:value-type="float" office:value="416.8" calcext:value-type="float">
            <text:p>416.8</text:p>
          </table:table-cell>
          <table:table-cell office:value-type="float" office:value="417.5" calcext:value-type="float">
            <text:p>417.5</text:p>
          </table:table-cell>
          <table:table-cell table:formula="of:=TIMEVALUE([.A307])" office:value-type="time" office:time-value="PT00H04M48.8S" calcext:value-type="time">
            <text:p>04:48.8</text:p>
          </table:table-cell>
          <table:table-cell office:value-type="time" office:time-value="PT00H04M48.8S" calcext:value-type="time">
            <text:p>04:48.8</text:p>
          </table:table-cell>
        </table:table-row>
        <table:table-row table:style-name="ro1">
          <table:table-cell office:value-type="string" calcext:value-type="string">
            <text:p>04:49.8</text:p>
          </table:table-cell>
          <table:table-cell office:value-type="float" office:value="420.4" calcext:value-type="float">
            <text:p>420.4</text:p>
          </table:table-cell>
          <table:table-cell office:value-type="float" office:value="417.8" calcext:value-type="float">
            <text:p>417.8</text:p>
          </table:table-cell>
          <table:table-cell table:formula="of:=TIMEVALUE([.A308])" office:value-type="time" office:time-value="PT00H04M49.8S" calcext:value-type="time">
            <text:p>04:49.8</text:p>
          </table:table-cell>
          <table:table-cell office:value-type="time" office:time-value="PT00H04M49.8S" calcext:value-type="time">
            <text:p>04:49.8</text:p>
          </table:table-cell>
        </table:table-row>
        <table:table-row table:style-name="ro1">
          <table:table-cell office:value-type="string" calcext:value-type="string">
            <text:p>04:50.7</text:p>
          </table:table-cell>
          <table:table-cell office:value-type="float" office:value="419.9" calcext:value-type="float">
            <text:p>419.9</text:p>
          </table:table-cell>
          <table:table-cell office:value-type="float" office:value="418.1" calcext:value-type="float">
            <text:p>418.1</text:p>
          </table:table-cell>
          <table:table-cell table:formula="of:=TIMEVALUE([.A309])" office:value-type="time" office:time-value="PT00H04M50.7S" calcext:value-type="time">
            <text:p>04:50.7</text:p>
          </table:table-cell>
          <table:table-cell office:value-type="time" office:time-value="PT00H04M50.7S" calcext:value-type="time">
            <text:p>04:50.7</text:p>
          </table:table-cell>
        </table:table-row>
        <table:table-row table:style-name="ro1">
          <table:table-cell office:value-type="string" calcext:value-type="string">
            <text:p>04:51.7</text:p>
          </table:table-cell>
          <table:table-cell office:value-type="float" office:value="421.2" calcext:value-type="float">
            <text:p>421.2</text:p>
          </table:table-cell>
          <table:table-cell office:value-type="float" office:value="418.5" calcext:value-type="float">
            <text:p>418.5</text:p>
          </table:table-cell>
          <table:table-cell table:formula="of:=TIMEVALUE([.A310])" office:value-type="time" office:time-value="PT00H04M51.7S" calcext:value-type="time">
            <text:p>04:51.7</text:p>
          </table:table-cell>
          <table:table-cell office:value-type="time" office:time-value="PT00H04M51.7S" calcext:value-type="time">
            <text:p>04:51.7</text:p>
          </table:table-cell>
        </table:table-row>
        <table:table-row table:style-name="ro1">
          <table:table-cell office:value-type="string" calcext:value-type="string">
            <text:p>04:52.6</text:p>
          </table:table-cell>
          <table:table-cell office:value-type="float" office:value="423.5" calcext:value-type="float">
            <text:p>423.5</text:p>
          </table:table-cell>
          <table:table-cell office:value-type="float" office:value="419" calcext:value-type="float">
            <text:p>419</text:p>
          </table:table-cell>
          <table:table-cell table:formula="of:=TIMEVALUE([.A311])" office:value-type="time" office:time-value="PT00H04M52.6S" calcext:value-type="time">
            <text:p>04:52.6</text:p>
          </table:table-cell>
          <table:table-cell office:value-type="time" office:time-value="PT00H04M52.6S" calcext:value-type="time">
            <text:p>04:52.6</text:p>
          </table:table-cell>
        </table:table-row>
        <table:table-row table:style-name="ro1">
          <table:table-cell office:value-type="string" calcext:value-type="string">
            <text:p>04:53.6</text:p>
          </table:table-cell>
          <table:table-cell office:value-type="float" office:value="420.4" calcext:value-type="float">
            <text:p>420.4</text:p>
          </table:table-cell>
          <table:table-cell office:value-type="float" office:value="419.4" calcext:value-type="float">
            <text:p>419.4</text:p>
          </table:table-cell>
          <table:table-cell table:formula="of:=TIMEVALUE([.A312])" office:value-type="time" office:time-value="PT00H04M53.6S" calcext:value-type="time">
            <text:p>04:53.6</text:p>
          </table:table-cell>
          <table:table-cell office:value-type="time" office:time-value="PT00H04M53.6S" calcext:value-type="time">
            <text:p>04:53.6</text:p>
          </table:table-cell>
        </table:table-row>
        <table:table-row table:style-name="ro1">
          <table:table-cell office:value-type="string" calcext:value-type="string">
            <text:p>04:54.5</text:p>
          </table:table-cell>
          <table:table-cell office:value-type="float" office:value="419.9" calcext:value-type="float">
            <text:p>419.9</text:p>
          </table:table-cell>
          <table:table-cell office:value-type="float" office:value="419.6" calcext:value-type="float">
            <text:p>419.6</text:p>
          </table:table-cell>
          <table:table-cell table:formula="of:=TIMEVALUE([.A313])" office:value-type="time" office:time-value="PT00H04M54.5S" calcext:value-type="time">
            <text:p>04:54.5</text:p>
          </table:table-cell>
          <table:table-cell office:value-type="time" office:time-value="PT00H04M54.5S" calcext:value-type="time">
            <text:p>04:54.5</text:p>
          </table:table-cell>
        </table:table-row>
        <table:table-row table:style-name="ro1">
          <table:table-cell office:value-type="string" calcext:value-type="string">
            <text:p>04:55.5</text:p>
          </table:table-cell>
          <table:table-cell office:value-type="float" office:value="423.9" calcext:value-type="float">
            <text:p>423.9</text:p>
          </table:table-cell>
          <table:table-cell office:value-type="float" office:value="420" calcext:value-type="float">
            <text:p>420</text:p>
          </table:table-cell>
          <table:table-cell table:formula="of:=TIMEVALUE([.A314])" office:value-type="time" office:time-value="PT00H04M55.5S" calcext:value-type="time">
            <text:p>04:55.5</text:p>
          </table:table-cell>
          <table:table-cell office:value-type="time" office:time-value="PT00H04M55.5S" calcext:value-type="time">
            <text:p>04:55.5</text:p>
          </table:table-cell>
        </table:table-row>
        <table:table-row table:style-name="ro1">
          <table:table-cell office:value-type="string" calcext:value-type="string">
            <text:p>04:56.4</text:p>
          </table:table-cell>
          <table:table-cell office:value-type="float" office:value="423.5" calcext:value-type="float">
            <text:p>423.5</text:p>
          </table:table-cell>
          <table:table-cell office:value-type="float" office:value="420.4" calcext:value-type="float">
            <text:p>420.4</text:p>
          </table:table-cell>
          <table:table-cell table:formula="of:=TIMEVALUE([.A315])" office:value-type="time" office:time-value="PT00H04M56.4S" calcext:value-type="time">
            <text:p>04:56.4</text:p>
          </table:table-cell>
          <table:table-cell office:value-type="time" office:time-value="PT00H04M56.4S" calcext:value-type="time">
            <text:p>04:56.4</text:p>
          </table:table-cell>
        </table:table-row>
        <table:table-row table:style-name="ro1">
          <table:table-cell office:value-type="string" calcext:value-type="string">
            <text:p>04:57.4</text:p>
          </table:table-cell>
          <table:table-cell office:value-type="float" office:value="424.4" calcext:value-type="float">
            <text:p>424.4</text:p>
          </table:table-cell>
          <table:table-cell office:value-type="float" office:value="420.9" calcext:value-type="float">
            <text:p>420.9</text:p>
          </table:table-cell>
          <table:table-cell table:formula="of:=TIMEVALUE([.A316])" office:value-type="time" office:time-value="PT00H04M57.4S" calcext:value-type="time">
            <text:p>04:57.4</text:p>
          </table:table-cell>
          <table:table-cell office:value-type="time" office:time-value="PT00H04M57.4S" calcext:value-type="time">
            <text:p>04:57.4</text:p>
          </table:table-cell>
        </table:table-row>
        <table:table-row table:style-name="ro1">
          <table:table-cell office:value-type="string" calcext:value-type="string">
            <text:p>04:58.3</text:p>
          </table:table-cell>
          <table:table-cell office:value-type="float" office:value="427.6" calcext:value-type="float">
            <text:p>427.6</text:p>
          </table:table-cell>
          <table:table-cell office:value-type="float" office:value="421.6" calcext:value-type="float">
            <text:p>421.6</text:p>
          </table:table-cell>
          <table:table-cell table:formula="of:=TIMEVALUE([.A317])" office:value-type="time" office:time-value="PT00H04M58.3S" calcext:value-type="time">
            <text:p>04:58.3</text:p>
          </table:table-cell>
          <table:table-cell office:value-type="time" office:time-value="PT00H04M58.3S" calcext:value-type="time">
            <text:p>04:58.3</text:p>
          </table:table-cell>
        </table:table-row>
        <table:table-row table:style-name="ro1">
          <table:table-cell office:value-type="string" calcext:value-type="string">
            <text:p>04:59.3</text:p>
          </table:table-cell>
          <table:table-cell office:value-type="float" office:value="422.1" calcext:value-type="float">
            <text:p>422.1</text:p>
          </table:table-cell>
          <table:table-cell office:value-type="float" office:value="421.7" calcext:value-type="float">
            <text:p>421.7</text:p>
          </table:table-cell>
          <table:table-cell table:formula="of:=TIMEVALUE([.A318])" office:value-type="time" office:time-value="PT00H04M59.3S" calcext:value-type="time">
            <text:p>04:59.3</text:p>
          </table:table-cell>
          <table:table-cell office:value-type="time" office:time-value="PT00H04M59.3S" calcext:value-type="time">
            <text:p>04:59.3</text:p>
          </table:table-cell>
        </table:table-row>
        <table:table-row table:style-name="ro1">
          <table:table-cell office:value-type="string" calcext:value-type="string">
            <text:p>05:00.2</text:p>
          </table:table-cell>
          <table:table-cell office:value-type="float" office:value="422.6" calcext:value-type="float">
            <text:p>422.6</text:p>
          </table:table-cell>
          <table:table-cell office:value-type="float" office:value="422" calcext:value-type="float">
            <text:p>422</text:p>
          </table:table-cell>
          <table:table-cell table:formula="of:=TIMEVALUE([.A319])" office:value-type="time" office:time-value="PT00H05M00.2S" calcext:value-type="time">
            <text:p>05:00.2</text:p>
          </table:table-cell>
          <table:table-cell office:value-type="time" office:time-value="PT00H05M00.2S" calcext:value-type="time">
            <text:p>05:00.2</text:p>
          </table:table-cell>
        </table:table-row>
        <table:table-row table:style-name="ro1">
          <table:table-cell office:value-type="string" calcext:value-type="string">
            <text:p>05:01.2</text:p>
          </table:table-cell>
          <table:table-cell office:value-type="float" office:value="421.2" calcext:value-type="float">
            <text:p>421.2</text:p>
          </table:table-cell>
          <table:table-cell office:value-type="float" office:value="422.1" calcext:value-type="float">
            <text:p>422.1</text:p>
          </table:table-cell>
          <table:table-cell table:formula="of:=TIMEVALUE([.A320])" office:value-type="time" office:time-value="PT00H05M01.2S" calcext:value-type="time">
            <text:p>05:01.2</text:p>
          </table:table-cell>
          <table:table-cell office:value-type="time" office:time-value="PT00H05M01.2S" calcext:value-type="time">
            <text:p>05:01.2</text:p>
          </table:table-cell>
        </table:table-row>
        <table:table-row table:style-name="ro1">
          <table:table-cell office:value-type="string" calcext:value-type="string">
            <text:p>05:02.1</text:p>
          </table:table-cell>
          <table:table-cell office:value-type="float" office:value="419.9" calcext:value-type="float">
            <text:p>419.9</text:p>
          </table:table-cell>
          <table:table-cell office:value-type="float" office:value="421.8" calcext:value-type="float">
            <text:p>421.8</text:p>
          </table:table-cell>
          <table:table-cell table:formula="of:=TIMEVALUE([.A321])" office:value-type="time" office:time-value="PT00H05M02.1S" calcext:value-type="time">
            <text:p>05:02.1</text:p>
          </table:table-cell>
          <table:table-cell office:value-type="time" office:time-value="PT00H05M02.1S" calcext:value-type="time">
            <text:p>05:02.1</text:p>
          </table:table-cell>
        </table:table-row>
        <table:table-row table:style-name="ro1">
          <table:table-cell office:value-type="string" calcext:value-type="string">
            <text:p>05:03.1</text:p>
          </table:table-cell>
          <table:table-cell office:value-type="float" office:value="421.2" calcext:value-type="float">
            <text:p>421.2</text:p>
          </table:table-cell>
          <table:table-cell office:value-type="float" office:value="422.1" calcext:value-type="float">
            <text:p>422.1</text:p>
          </table:table-cell>
          <table:table-cell table:formula="of:=TIMEVALUE([.A322])" office:value-type="time" office:time-value="PT00H05M03.1S" calcext:value-type="time">
            <text:p>05:03.1</text:p>
          </table:table-cell>
          <table:table-cell office:value-type="time" office:time-value="PT00H05M03.1S" calcext:value-type="time">
            <text:p>05:03.1</text:p>
          </table:table-cell>
        </table:table-row>
        <table:table-row table:style-name="ro1">
          <table:table-cell office:value-type="string" calcext:value-type="string">
            <text:p>05:04.0</text:p>
          </table:table-cell>
          <table:table-cell office:value-type="float" office:value="423.9" calcext:value-type="float">
            <text:p>423.9</text:p>
          </table:table-cell>
          <table:table-cell office:value-type="float" office:value="422.4" calcext:value-type="float">
            <text:p>422.4</text:p>
          </table:table-cell>
          <table:table-cell table:formula="of:=TIMEVALUE([.A323])" office:value-type="time" office:time-value="PT00H05M04S" calcext:value-type="time">
            <text:p>05:04.0</text:p>
          </table:table-cell>
          <table:table-cell office:value-type="time" office:time-value="PT00H05M04S" calcext:value-type="time">
            <text:p>05:04.0</text:p>
          </table:table-cell>
        </table:table-row>
        <table:table-row table:style-name="ro1">
          <table:table-cell office:value-type="string" calcext:value-type="string">
            <text:p>05:05.0</text:p>
          </table:table-cell>
          <table:table-cell office:value-type="float" office:value="422.6" calcext:value-type="float">
            <text:p>422.6</text:p>
          </table:table-cell>
          <table:table-cell office:value-type="float" office:value="422.5" calcext:value-type="float">
            <text:p>422.5</text:p>
          </table:table-cell>
          <table:table-cell table:formula="of:=TIMEVALUE([.A324])" office:value-type="time" office:time-value="PT00H05M05S" calcext:value-type="time">
            <text:p>05:05.0</text:p>
          </table:table-cell>
          <table:table-cell office:value-type="time" office:time-value="PT00H05M05S" calcext:value-type="time">
            <text:p>05:05.0</text:p>
          </table:table-cell>
        </table:table-row>
        <table:table-row table:style-name="ro1">
          <table:table-cell office:value-type="string" calcext:value-type="string">
            <text:p>05:05.9</text:p>
          </table:table-cell>
          <table:table-cell office:value-type="float" office:value="430.7" calcext:value-type="float">
            <text:p>430.7</text:p>
          </table:table-cell>
          <table:table-cell office:value-type="float" office:value="423.2" calcext:value-type="float">
            <text:p>423.2</text:p>
          </table:table-cell>
          <table:table-cell table:formula="of:=TIMEVALUE([.A325])" office:value-type="time" office:time-value="PT00H05M05.9S" calcext:value-type="time">
            <text:p>05:05.9</text:p>
          </table:table-cell>
          <table:table-cell office:value-type="time" office:time-value="PT00H05M05.9S" calcext:value-type="time">
            <text:p>05:05.9</text:p>
          </table:table-cell>
        </table:table-row>
        <table:table-row table:style-name="ro1">
          <table:table-cell office:value-type="string" calcext:value-type="string">
            <text:p>05:06.9</text:p>
          </table:table-cell>
          <table:table-cell office:value-type="float" office:value="427.6" calcext:value-type="float">
            <text:p>427.6</text:p>
          </table:table-cell>
          <table:table-cell office:value-type="float" office:value="423.4" calcext:value-type="float">
            <text:p>423.4</text:p>
          </table:table-cell>
          <table:table-cell table:formula="of:=TIMEVALUE([.A326])" office:value-type="time" office:time-value="PT00H05M06.9S" calcext:value-type="time">
            <text:p>05:06.9</text:p>
          </table:table-cell>
          <table:table-cell office:value-type="time" office:time-value="PT00H05M06.9S" calcext:value-type="time">
            <text:p>05:06.9</text:p>
          </table:table-cell>
        </table:table-row>
        <table:table-row table:style-name="ro1">
          <table:table-cell office:value-type="string" calcext:value-type="string">
            <text:p>05:07.8</text:p>
          </table:table-cell>
          <table:table-cell office:value-type="float" office:value="427.1" calcext:value-type="float">
            <text:p>427.1</text:p>
          </table:table-cell>
          <table:table-cell office:value-type="float" office:value="423.9" calcext:value-type="float">
            <text:p>423.9</text:p>
          </table:table-cell>
          <table:table-cell table:formula="of:=TIMEVALUE([.A327])" office:value-type="time" office:time-value="PT00H05M07.8S" calcext:value-type="time">
            <text:p>05:07.8</text:p>
          </table:table-cell>
          <table:table-cell office:value-type="time" office:time-value="PT00H05M07.8S" calcext:value-type="time">
            <text:p>05:07.8</text:p>
          </table:table-cell>
        </table:table-row>
        <table:table-row table:style-name="ro1">
          <table:table-cell office:value-type="string" calcext:value-type="string">
            <text:p>05:08.8</text:p>
          </table:table-cell>
          <table:table-cell office:value-type="float" office:value="427.6" calcext:value-type="float">
            <text:p>427.6</text:p>
          </table:table-cell>
          <table:table-cell office:value-type="float" office:value="424.4" calcext:value-type="float">
            <text:p>424.4</text:p>
          </table:table-cell>
          <table:table-cell table:formula="of:=TIMEVALUE([.A328])" office:value-type="time" office:time-value="PT00H05M08.8S" calcext:value-type="time">
            <text:p>05:08.8</text:p>
          </table:table-cell>
          <table:table-cell office:value-type="time" office:time-value="PT00H05M08.8S" calcext:value-type="time">
            <text:p>05:08.8</text:p>
          </table:table-cell>
        </table:table-row>
        <table:table-row table:style-name="ro1">
          <table:table-cell office:value-type="string" calcext:value-type="string">
            <text:p>05:09.7</text:p>
          </table:table-cell>
          <table:table-cell office:value-type="float" office:value="428" calcext:value-type="float">
            <text:p>428</text:p>
          </table:table-cell>
          <table:table-cell office:value-type="float" office:value="424.7" calcext:value-type="float">
            <text:p>424.7</text:p>
          </table:table-cell>
          <table:table-cell table:formula="of:=TIMEVALUE([.A329])" office:value-type="time" office:time-value="PT00H05M09.7S" calcext:value-type="time">
            <text:p>05:09.7</text:p>
          </table:table-cell>
          <table:table-cell office:value-type="time" office:time-value="PT00H05M09.7S" calcext:value-type="time">
            <text:p>05:09.7</text:p>
          </table:table-cell>
        </table:table-row>
        <table:table-row table:style-name="ro1">
          <table:table-cell office:value-type="string" calcext:value-type="string">
            <text:p>05:10.7</text:p>
          </table:table-cell>
          <table:table-cell office:value-type="float" office:value="427.6" calcext:value-type="float">
            <text:p>427.6</text:p>
          </table:table-cell>
          <table:table-cell office:value-type="float" office:value="424.9" calcext:value-type="float">
            <text:p>424.9</text:p>
          </table:table-cell>
          <table:table-cell table:formula="of:=TIMEVALUE([.A330])" office:value-type="time" office:time-value="PT00H05M10.7S" calcext:value-type="time">
            <text:p>05:10.7</text:p>
          </table:table-cell>
          <table:table-cell office:value-type="time" office:time-value="PT00H05M10.7S" calcext:value-type="time">
            <text:p>05:10.7</text:p>
          </table:table-cell>
        </table:table-row>
        <table:table-row table:style-name="ro1">
          <table:table-cell office:value-type="string" calcext:value-type="string">
            <text:p>05:11.6</text:p>
          </table:table-cell>
          <table:table-cell office:value-type="float" office:value="430.2" calcext:value-type="float">
            <text:p>430.2</text:p>
          </table:table-cell>
          <table:table-cell office:value-type="float" office:value="425.3" calcext:value-type="float">
            <text:p>425.3</text:p>
          </table:table-cell>
          <table:table-cell table:formula="of:=TIMEVALUE([.A331])" office:value-type="time" office:time-value="PT00H05M11.6S" calcext:value-type="time">
            <text:p>05:11.6</text:p>
          </table:table-cell>
          <table:table-cell office:value-type="time" office:time-value="PT00H05M11.6S" calcext:value-type="time">
            <text:p>05:11.6</text:p>
          </table:table-cell>
        </table:table-row>
        <table:table-row table:style-name="ro1">
          <table:table-cell office:value-type="string" calcext:value-type="string">
            <text:p>05:12.6</text:p>
          </table:table-cell>
          <table:table-cell office:value-type="float" office:value="427.6" calcext:value-type="float">
            <text:p>427.6</text:p>
          </table:table-cell>
          <table:table-cell office:value-type="float" office:value="425.3" calcext:value-type="float">
            <text:p>425.3</text:p>
          </table:table-cell>
          <table:table-cell table:formula="of:=TIMEVALUE([.A332])" office:value-type="time" office:time-value="PT00H05M12.6S" calcext:value-type="time">
            <text:p>05:12.6</text:p>
          </table:table-cell>
          <table:table-cell office:value-type="time" office:time-value="PT00H05M12.6S" calcext:value-type="time">
            <text:p>05:12.6</text:p>
          </table:table-cell>
        </table:table-row>
        <table:table-row table:style-name="ro1">
          <table:table-cell office:value-type="string" calcext:value-type="string">
            <text:p>05:13.5</text:p>
          </table:table-cell>
          <table:table-cell office:value-type="float" office:value="428.9" calcext:value-type="float">
            <text:p>428.9</text:p>
          </table:table-cell>
          <table:table-cell office:value-type="float" office:value="425.8" calcext:value-type="float">
            <text:p>425.8</text:p>
          </table:table-cell>
          <table:table-cell table:formula="of:=TIMEVALUE([.A333])" office:value-type="time" office:time-value="PT00H05M13.5S" calcext:value-type="time">
            <text:p>05:13.5</text:p>
          </table:table-cell>
          <table:table-cell office:value-type="time" office:time-value="PT00H05M13.5S" calcext:value-type="time">
            <text:p>05:13.5</text:p>
          </table:table-cell>
        </table:table-row>
        <table:table-row table:style-name="ro1">
          <table:table-cell office:value-type="string" calcext:value-type="string">
            <text:p>05:14.5</text:p>
          </table:table-cell>
          <table:table-cell office:value-type="float" office:value="431.1" calcext:value-type="float">
            <text:p>431.1</text:p>
          </table:table-cell>
          <table:table-cell office:value-type="float" office:value="426.4" calcext:value-type="float">
            <text:p>426.4</text:p>
          </table:table-cell>
          <table:table-cell table:formula="of:=TIMEVALUE([.A334])" office:value-type="time" office:time-value="PT00H05M14.5S" calcext:value-type="time">
            <text:p>05:14.5</text:p>
          </table:table-cell>
          <table:table-cell office:value-type="time" office:time-value="PT00H05M14.5S" calcext:value-type="time">
            <text:p>05:14.5</text:p>
          </table:table-cell>
        </table:table-row>
        <table:table-row table:style-name="ro1">
          <table:table-cell office:value-type="string" calcext:value-type="string">
            <text:p>05:15.5</text:p>
          </table:table-cell>
          <table:table-cell office:value-type="float" office:value="432.1" calcext:value-type="float">
            <text:p>432.1</text:p>
          </table:table-cell>
          <table:table-cell office:value-type="float" office:value="427.1" calcext:value-type="float">
            <text:p>427.1</text:p>
          </table:table-cell>
          <table:table-cell table:formula="of:=TIMEVALUE([.A335])" office:value-type="time" office:time-value="PT00H05M15.5S" calcext:value-type="time">
            <text:p>05:15.5</text:p>
          </table:table-cell>
          <table:table-cell office:value-type="time" office:time-value="PT00H05M15.5S" calcext:value-type="time">
            <text:p>05:15.5</text:p>
          </table:table-cell>
        </table:table-row>
        <table:table-row table:style-name="ro1">
          <table:table-cell office:value-type="string" calcext:value-type="string">
            <text:p>05:16.4</text:p>
          </table:table-cell>
          <table:table-cell office:value-type="float" office:value="433.9" calcext:value-type="float">
            <text:p>433.9</text:p>
          </table:table-cell>
          <table:table-cell office:value-type="float" office:value="428" calcext:value-type="float">
            <text:p>428</text:p>
          </table:table-cell>
          <table:table-cell table:formula="of:=TIMEVALUE([.A336])" office:value-type="time" office:time-value="PT00H05M16.4S" calcext:value-type="time">
            <text:p>05:16.4</text:p>
          </table:table-cell>
          <table:table-cell office:value-type="time" office:time-value="PT00H05M16.4S" calcext:value-type="time">
            <text:p>05:16.4</text:p>
          </table:table-cell>
        </table:table-row>
        <table:table-row table:style-name="ro1">
          <table:table-cell office:value-type="string" calcext:value-type="string">
            <text:p>05:17.4</text:p>
          </table:table-cell>
          <table:table-cell office:value-type="float" office:value="436.1" calcext:value-type="float">
            <text:p>436.1</text:p>
          </table:table-cell>
          <table:table-cell office:value-type="float" office:value="429" calcext:value-type="float">
            <text:p>429</text:p>
          </table:table-cell>
          <table:table-cell table:formula="of:=TIMEVALUE([.A337])" office:value-type="time" office:time-value="PT00H05M17.4S" calcext:value-type="time">
            <text:p>05:17.4</text:p>
          </table:table-cell>
          <table:table-cell office:value-type="time" office:time-value="PT00H05M17.4S" calcext:value-type="time">
            <text:p>05:17.4</text:p>
          </table:table-cell>
        </table:table-row>
        <table:table-row table:style-name="ro1">
          <table:table-cell office:value-type="string" calcext:value-type="string">
            <text:p>05:18.3</text:p>
          </table:table-cell>
          <table:table-cell office:value-type="float" office:value="432.5" calcext:value-type="float">
            <text:p>432.5</text:p>
          </table:table-cell>
          <table:table-cell office:value-type="float" office:value="429.6" calcext:value-type="float">
            <text:p>429.6</text:p>
          </table:table-cell>
          <table:table-cell table:formula="of:=TIMEVALUE([.A338])" office:value-type="time" office:time-value="PT00H05M18.3S" calcext:value-type="time">
            <text:p>05:18.3</text:p>
          </table:table-cell>
          <table:table-cell office:value-type="time" office:time-value="PT00H05M18.3S" calcext:value-type="time">
            <text:p>05:18.3</text:p>
          </table:table-cell>
        </table:table-row>
        <table:table-row table:style-name="ro1">
          <table:table-cell office:value-type="string" calcext:value-type="string">
            <text:p>05:19.3</text:p>
          </table:table-cell>
          <table:table-cell office:value-type="float" office:value="431.1" calcext:value-type="float">
            <text:p>431.1</text:p>
          </table:table-cell>
          <table:table-cell office:value-type="float" office:value="430.1" calcext:value-type="float">
            <text:p>430.1</text:p>
          </table:table-cell>
          <table:table-cell table:formula="of:=TIMEVALUE([.A339])" office:value-type="time" office:time-value="PT00H05M19.3S" calcext:value-type="time">
            <text:p>05:19.3</text:p>
          </table:table-cell>
          <table:table-cell office:value-type="time" office:time-value="PT00H05M19.3S" calcext:value-type="time">
            <text:p>05:19.3</text:p>
          </table:table-cell>
        </table:table-row>
        <table:table-row table:style-name="ro1">
          <table:table-cell office:value-type="string" calcext:value-type="string">
            <text:p>05:20.2</text:p>
          </table:table-cell>
          <table:table-cell office:value-type="float" office:value="433.9" calcext:value-type="float">
            <text:p>433.9</text:p>
          </table:table-cell>
          <table:table-cell office:value-type="float" office:value="430.3" calcext:value-type="float">
            <text:p>430.3</text:p>
          </table:table-cell>
          <table:table-cell table:formula="of:=TIMEVALUE([.A340])" office:value-type="time" office:time-value="PT00H05M20.2S" calcext:value-type="time">
            <text:p>05:20.2</text:p>
          </table:table-cell>
          <table:table-cell office:value-type="time" office:time-value="PT00H05M20.2S" calcext:value-type="time">
            <text:p>05:20.2</text:p>
          </table:table-cell>
        </table:table-row>
        <table:table-row table:style-name="ro1">
          <table:table-cell office:value-type="string" calcext:value-type="string">
            <text:p>05:21.2</text:p>
          </table:table-cell>
          <table:table-cell office:value-type="float" office:value="432.1" calcext:value-type="float">
            <text:p>432.1</text:p>
          </table:table-cell>
          <table:table-cell office:value-type="float" office:value="430.6" calcext:value-type="float">
            <text:p>430.6</text:p>
          </table:table-cell>
          <table:table-cell table:formula="of:=TIMEVALUE([.A341])" office:value-type="time" office:time-value="PT00H05M21.2S" calcext:value-type="time">
            <text:p>05:21.2</text:p>
          </table:table-cell>
          <table:table-cell office:value-type="time" office:time-value="PT00H05M21.2S" calcext:value-type="time">
            <text:p>05:21.2</text:p>
          </table:table-cell>
        </table:table-row>
        <table:table-row table:style-name="ro1">
          <table:table-cell office:value-type="string" calcext:value-type="string">
            <text:p>05:22.1</text:p>
          </table:table-cell>
          <table:table-cell office:value-type="float" office:value="434.3" calcext:value-type="float">
            <text:p>434.3</text:p>
          </table:table-cell>
          <table:table-cell office:value-type="float" office:value="431.1" calcext:value-type="float">
            <text:p>431.1</text:p>
          </table:table-cell>
          <table:table-cell table:formula="of:=TIMEVALUE([.A342])" office:value-type="time" office:time-value="PT00H05M22.1S" calcext:value-type="time">
            <text:p>05:22.1</text:p>
          </table:table-cell>
          <table:table-cell office:value-type="time" office:time-value="PT00H05M22.1S" calcext:value-type="time">
            <text:p>05:22.1</text:p>
          </table:table-cell>
        </table:table-row>
        <table:table-row table:style-name="ro1">
          <table:table-cell office:value-type="string" calcext:value-type="string">
            <text:p>05:23.1</text:p>
          </table:table-cell>
          <table:table-cell office:value-type="float" office:value="434.8" calcext:value-type="float">
            <text:p>434.8</text:p>
          </table:table-cell>
          <table:table-cell office:value-type="float" office:value="431.6" calcext:value-type="float">
            <text:p>431.6</text:p>
          </table:table-cell>
          <table:table-cell table:formula="of:=TIMEVALUE([.A343])" office:value-type="time" office:time-value="PT00H05M23.1S" calcext:value-type="time">
            <text:p>05:23.1</text:p>
          </table:table-cell>
          <table:table-cell office:value-type="time" office:time-value="PT00H05M23.1S" calcext:value-type="time">
            <text:p>05:23.1</text:p>
          </table:table-cell>
        </table:table-row>
        <table:table-row table:style-name="ro1">
          <table:table-cell office:value-type="string" calcext:value-type="string">
            <text:p>05:24.0</text:p>
          </table:table-cell>
          <table:table-cell office:value-type="float" office:value="433.9" calcext:value-type="float">
            <text:p>433.9</text:p>
          </table:table-cell>
          <table:table-cell office:value-type="float" office:value="432" calcext:value-type="float">
            <text:p>432</text:p>
          </table:table-cell>
          <table:table-cell table:formula="of:=TIMEVALUE([.A344])" office:value-type="time" office:time-value="PT00H05M24S" calcext:value-type="time">
            <text:p>05:24.0</text:p>
          </table:table-cell>
          <table:table-cell office:value-type="time" office:time-value="PT00H05M24S" calcext:value-type="time">
            <text:p>05:24.0</text:p>
          </table:table-cell>
        </table:table-row>
        <table:table-row table:style-name="ro1">
          <table:table-cell office:value-type="string" calcext:value-type="string">
            <text:p>05:25.0</text:p>
          </table:table-cell>
          <table:table-cell office:value-type="float" office:value="433.9" calcext:value-type="float">
            <text:p>433.9</text:p>
          </table:table-cell>
          <table:table-cell office:value-type="float" office:value="432.4" calcext:value-type="float">
            <text:p>432.4</text:p>
          </table:table-cell>
          <table:table-cell table:formula="of:=TIMEVALUE([.A345])" office:value-type="time" office:time-value="PT00H05M25S" calcext:value-type="time">
            <text:p>05:25.0</text:p>
          </table:table-cell>
          <table:table-cell office:value-type="time" office:time-value="PT00H05M25S" calcext:value-type="time">
            <text:p>05:25.0</text:p>
          </table:table-cell>
        </table:table-row>
        <table:table-row table:style-name="ro1">
          <table:table-cell office:value-type="string" calcext:value-type="string">
            <text:p>05:25.9</text:p>
          </table:table-cell>
          <table:table-cell office:value-type="float" office:value="435.6" calcext:value-type="float">
            <text:p>435.6</text:p>
          </table:table-cell>
          <table:table-cell office:value-type="float" office:value="432.8" calcext:value-type="float">
            <text:p>432.8</text:p>
          </table:table-cell>
          <table:table-cell table:formula="of:=TIMEVALUE([.A346])" office:value-type="time" office:time-value="PT00H05M25.9S" calcext:value-type="time">
            <text:p>05:25.9</text:p>
          </table:table-cell>
          <table:table-cell office:value-type="time" office:time-value="PT00H05M25.9S" calcext:value-type="time">
            <text:p>05:25.9</text:p>
          </table:table-cell>
        </table:table-row>
        <table:table-row table:style-name="ro1">
          <table:table-cell office:value-type="string" calcext:value-type="string">
            <text:p>05:26.9</text:p>
          </table:table-cell>
          <table:table-cell office:value-type="float" office:value="433.4" calcext:value-type="float">
            <text:p>433.4</text:p>
          </table:table-cell>
          <table:table-cell office:value-type="float" office:value="433.2" calcext:value-type="float">
            <text:p>433.2</text:p>
          </table:table-cell>
          <table:table-cell table:formula="of:=TIMEVALUE([.A347])" office:value-type="time" office:time-value="PT00H05M26.9S" calcext:value-type="time">
            <text:p>05:26.9</text:p>
          </table:table-cell>
          <table:table-cell office:value-type="time" office:time-value="PT00H05M26.9S" calcext:value-type="time">
            <text:p>05:26.9</text:p>
          </table:table-cell>
        </table:table-row>
        <table:table-row table:style-name="ro1">
          <table:table-cell office:value-type="string" calcext:value-type="string">
            <text:p>05:27.8</text:p>
          </table:table-cell>
          <table:table-cell office:value-type="float" office:value="436.6" calcext:value-type="float">
            <text:p>436.6</text:p>
          </table:table-cell>
          <table:table-cell office:value-type="float" office:value="433.7" calcext:value-type="float">
            <text:p>433.7</text:p>
          </table:table-cell>
          <table:table-cell table:formula="of:=TIMEVALUE([.A348])" office:value-type="time" office:time-value="PT00H05M27.8S" calcext:value-type="time">
            <text:p>05:27.8</text:p>
          </table:table-cell>
          <table:table-cell office:value-type="time" office:time-value="PT00H05M27.8S" calcext:value-type="time">
            <text:p>05:27.8</text:p>
          </table:table-cell>
        </table:table-row>
        <table:table-row table:style-name="ro1">
          <table:table-cell office:value-type="string" calcext:value-type="string">
            <text:p>05:28.8</text:p>
          </table:table-cell>
          <table:table-cell office:value-type="float" office:value="435.2" calcext:value-type="float">
            <text:p>435.2</text:p>
          </table:table-cell>
          <table:table-cell office:value-type="float" office:value="433.9" calcext:value-type="float">
            <text:p>433.9</text:p>
          </table:table-cell>
          <table:table-cell table:formula="of:=TIMEVALUE([.A349])" office:value-type="time" office:time-value="PT00H05M28.8S" calcext:value-type="time">
            <text:p>05:28.8</text:p>
          </table:table-cell>
          <table:table-cell office:value-type="time" office:time-value="PT00H05M28.8S" calcext:value-type="time">
            <text:p>05:28.8</text:p>
          </table:table-cell>
        </table:table-row>
        <table:table-row table:style-name="ro1">
          <table:table-cell office:value-type="string" calcext:value-type="string">
            <text:p>05:29.7</text:p>
          </table:table-cell>
          <table:table-cell office:value-type="float" office:value="435.2" calcext:value-type="float">
            <text:p>435.2</text:p>
          </table:table-cell>
          <table:table-cell office:value-type="float" office:value="434.2" calcext:value-type="float">
            <text:p>434.2</text:p>
          </table:table-cell>
          <table:table-cell table:formula="of:=TIMEVALUE([.A350])" office:value-type="time" office:time-value="PT00H05M29.7S" calcext:value-type="time">
            <text:p>05:29.7</text:p>
          </table:table-cell>
          <table:table-cell office:value-type="time" office:time-value="PT00H05M29.7S" calcext:value-type="time">
            <text:p>05:29.7</text:p>
          </table:table-cell>
        </table:table-row>
        <table:table-row table:style-name="ro1">
          <table:table-cell office:value-type="string" calcext:value-type="string">
            <text:p>05:30.7</text:p>
          </table:table-cell>
          <table:table-cell office:value-type="float" office:value="437" calcext:value-type="float">
            <text:p>437</text:p>
          </table:table-cell>
          <table:table-cell office:value-type="float" office:value="434.4" calcext:value-type="float">
            <text:p>434.4</text:p>
          </table:table-cell>
          <table:table-cell table:formula="of:=TIMEVALUE([.A351])" office:value-type="time" office:time-value="PT00H05M30.7S" calcext:value-type="time">
            <text:p>05:30.7</text:p>
          </table:table-cell>
          <table:table-cell office:value-type="time" office:time-value="PT00H05M30.7S" calcext:value-type="time">
            <text:p>05:30.7</text:p>
          </table:table-cell>
        </table:table-row>
        <table:table-row table:style-name="ro1">
          <table:table-cell office:value-type="string" calcext:value-type="string">
            <text:p>05:31.6</text:p>
          </table:table-cell>
          <table:table-cell office:value-type="float" office:value="434.3" calcext:value-type="float">
            <text:p>434.3</text:p>
          </table:table-cell>
          <table:table-cell office:value-type="float" office:value="434.2" calcext:value-type="float">
            <text:p>434.2</text:p>
          </table:table-cell>
          <table:table-cell table:formula="of:=TIMEVALUE([.A352])" office:value-type="time" office:time-value="PT00H05M31.6S" calcext:value-type="time">
            <text:p>05:31.6</text:p>
          </table:table-cell>
          <table:table-cell office:value-type="time" office:time-value="PT00H05M31.6S" calcext:value-type="time">
            <text:p>05:31.6</text:p>
          </table:table-cell>
        </table:table-row>
        <table:table-row table:style-name="ro1">
          <table:table-cell office:value-type="string" calcext:value-type="string">
            <text:p>05:32.6</text:p>
          </table:table-cell>
          <table:table-cell office:value-type="float" office:value="438.8" calcext:value-type="float">
            <text:p>438.8</text:p>
          </table:table-cell>
          <table:table-cell office:value-type="float" office:value="434.7" calcext:value-type="float">
            <text:p>434.7</text:p>
          </table:table-cell>
          <table:table-cell table:formula="of:=TIMEVALUE([.A353])" office:value-type="time" office:time-value="PT00H05M32.6S" calcext:value-type="time">
            <text:p>05:32.6</text:p>
          </table:table-cell>
          <table:table-cell office:value-type="time" office:time-value="PT00H05M32.6S" calcext:value-type="time">
            <text:p>05:32.6</text:p>
          </table:table-cell>
        </table:table-row>
        <table:table-row table:style-name="ro1">
          <table:table-cell office:value-type="string" calcext:value-type="string">
            <text:p>05:33.5</text:p>
          </table:table-cell>
          <table:table-cell office:value-type="float" office:value="439.7" calcext:value-type="float">
            <text:p>439.7</text:p>
          </table:table-cell>
          <table:table-cell office:value-type="float" office:value="435.2" calcext:value-type="float">
            <text:p>435.2</text:p>
          </table:table-cell>
          <table:table-cell table:formula="of:=TIMEVALUE([.A354])" office:value-type="time" office:time-value="PT00H05M33.5S" calcext:value-type="time">
            <text:p>05:33.5</text:p>
          </table:table-cell>
          <table:table-cell office:value-type="time" office:time-value="PT00H05M33.5S" calcext:value-type="time">
            <text:p>05:33.5</text:p>
          </table:table-cell>
        </table:table-row>
        <table:table-row table:style-name="ro1">
          <table:table-cell office:value-type="string" calcext:value-type="string">
            <text:p>05:34.5</text:p>
          </table:table-cell>
          <table:table-cell office:value-type="float" office:value="441.1" calcext:value-type="float">
            <text:p>441.1</text:p>
          </table:table-cell>
          <table:table-cell office:value-type="float" office:value="435.7" calcext:value-type="float">
            <text:p>435.7</text:p>
          </table:table-cell>
          <table:table-cell table:formula="of:=TIMEVALUE([.A355])" office:value-type="time" office:time-value="PT00H05M34.5S" calcext:value-type="time">
            <text:p>05:34.5</text:p>
          </table:table-cell>
          <table:table-cell office:value-type="time" office:time-value="PT00H05M34.5S" calcext:value-type="time">
            <text:p>05:34.5</text:p>
          </table:table-cell>
        </table:table-row>
        <table:table-row table:style-name="ro1">
          <table:table-cell office:value-type="string" calcext:value-type="string">
            <text:p>05:35.5</text:p>
          </table:table-cell>
          <table:table-cell office:value-type="float" office:value="439.7" calcext:value-type="float">
            <text:p>439.7</text:p>
          </table:table-cell>
          <table:table-cell office:value-type="float" office:value="436.2" calcext:value-type="float">
            <text:p>436.2</text:p>
          </table:table-cell>
          <table:table-cell table:formula="of:=TIMEVALUE([.A356])" office:value-type="time" office:time-value="PT00H05M35.5S" calcext:value-type="time">
            <text:p>05:35.5</text:p>
          </table:table-cell>
          <table:table-cell office:value-type="time" office:time-value="PT00H05M35.5S" calcext:value-type="time">
            <text:p>05:35.5</text:p>
          </table:table-cell>
        </table:table-row>
        <table:table-row table:style-name="ro1">
          <table:table-cell office:value-type="string" calcext:value-type="string">
            <text:p>05:36.4</text:p>
          </table:table-cell>
          <table:table-cell office:value-type="float" office:value="441.1" calcext:value-type="float">
            <text:p>441.1</text:p>
          </table:table-cell>
          <table:table-cell office:value-type="float" office:value="436.7" calcext:value-type="float">
            <text:p>436.7</text:p>
          </table:table-cell>
          <table:table-cell table:formula="of:=TIMEVALUE([.A357])" office:value-type="time" office:time-value="PT00H05M36.4S" calcext:value-type="time">
            <text:p>05:36.4</text:p>
          </table:table-cell>
          <table:table-cell office:value-type="time" office:time-value="PT00H05M36.4S" calcext:value-type="time">
            <text:p>05:36.4</text:p>
          </table:table-cell>
        </table:table-row>
        <table:table-row table:style-name="ro1">
          <table:table-cell office:value-type="string" calcext:value-type="string">
            <text:p>05:37.4</text:p>
          </table:table-cell>
          <table:table-cell office:value-type="float" office:value="441.9" calcext:value-type="float">
            <text:p>441.9</text:p>
          </table:table-cell>
          <table:table-cell office:value-type="float" office:value="437.1" calcext:value-type="float">
            <text:p>437.1</text:p>
          </table:table-cell>
          <table:table-cell table:formula="of:=TIMEVALUE([.A358])" office:value-type="time" office:time-value="PT00H05M37.4S" calcext:value-type="time">
            <text:p>05:37.4</text:p>
          </table:table-cell>
          <table:table-cell office:value-type="time" office:time-value="PT00H05M37.4S" calcext:value-type="time">
            <text:p>05:37.4</text:p>
          </table:table-cell>
        </table:table-row>
        <table:table-row table:style-name="ro1">
          <table:table-cell office:value-type="string" calcext:value-type="string">
            <text:p>05:38.3</text:p>
          </table:table-cell>
          <table:table-cell office:value-type="float" office:value="440.6" calcext:value-type="float">
            <text:p>440.6</text:p>
          </table:table-cell>
          <table:table-cell office:value-type="float" office:value="437.6" calcext:value-type="float">
            <text:p>437.6</text:p>
          </table:table-cell>
          <table:table-cell table:formula="of:=TIMEVALUE([.A359])" office:value-type="time" office:time-value="PT00H05M38.3S" calcext:value-type="time">
            <text:p>05:38.3</text:p>
          </table:table-cell>
          <table:table-cell office:value-type="time" office:time-value="PT00H05M38.3S" calcext:value-type="time">
            <text:p>05:38.3</text:p>
          </table:table-cell>
        </table:table-row>
        <table:table-row table:style-name="ro1">
          <table:table-cell office:value-type="string" calcext:value-type="string">
            <text:p>05:39.3</text:p>
          </table:table-cell>
          <table:table-cell office:value-type="float" office:value="436.6" calcext:value-type="float">
            <text:p>436.6</text:p>
          </table:table-cell>
          <table:table-cell office:value-type="float" office:value="437.8" calcext:value-type="float">
            <text:p>437.8</text:p>
          </table:table-cell>
          <table:table-cell table:formula="of:=TIMEVALUE([.A360])" office:value-type="time" office:time-value="PT00H05M39.3S" calcext:value-type="time">
            <text:p>05:39.3</text:p>
          </table:table-cell>
          <table:table-cell office:value-type="time" office:time-value="PT00H05M39.3S" calcext:value-type="time">
            <text:p>05:39.3</text:p>
          </table:table-cell>
        </table:table-row>
        <table:table-row table:style-name="ro1">
          <table:table-cell office:value-type="string" calcext:value-type="string">
            <text:p>05:40.2</text:p>
          </table:table-cell>
          <table:table-cell office:value-type="float" office:value="437.4" calcext:value-type="float">
            <text:p>437.4</text:p>
          </table:table-cell>
          <table:table-cell office:value-type="float" office:value="437.9" calcext:value-type="float">
            <text:p>437.9</text:p>
          </table:table-cell>
          <table:table-cell table:formula="of:=TIMEVALUE([.A361])" office:value-type="time" office:time-value="PT00H05M40.2S" calcext:value-type="time">
            <text:p>05:40.2</text:p>
          </table:table-cell>
          <table:table-cell office:value-type="time" office:time-value="PT00H05M40.2S" calcext:value-type="time">
            <text:p>05:40.2</text:p>
          </table:table-cell>
        </table:table-row>
        <table:table-row table:style-name="ro1">
          <table:table-cell office:value-type="string" calcext:value-type="string">
            <text:p>05:41.2</text:p>
          </table:table-cell>
          <table:table-cell office:value-type="float" office:value="434.8" calcext:value-type="float">
            <text:p>434.8</text:p>
          </table:table-cell>
          <table:table-cell office:value-type="float" office:value="438" calcext:value-type="float">
            <text:p>438</text:p>
          </table:table-cell>
          <table:table-cell table:formula="of:=TIMEVALUE([.A362])" office:value-type="time" office:time-value="PT00H05M41.2S" calcext:value-type="time">
            <text:p>05:41.2</text:p>
          </table:table-cell>
          <table:table-cell office:value-type="time" office:time-value="PT00H05M41.2S" calcext:value-type="time">
            <text:p>05:41.2</text:p>
          </table:table-cell>
        </table:table-row>
        <table:table-row table:style-name="ro1">
          <table:table-cell office:value-type="string" calcext:value-type="string">
            <text:p>05:42.1</text:p>
          </table:table-cell>
          <table:table-cell office:value-type="float" office:value="435.2" calcext:value-type="float">
            <text:p>435.2</text:p>
          </table:table-cell>
          <table:table-cell office:value-type="float" office:value="437.9" calcext:value-type="float">
            <text:p>437.9</text:p>
          </table:table-cell>
          <table:table-cell table:formula="of:=TIMEVALUE([.A363])" office:value-type="time" office:time-value="PT00H05M42.1S" calcext:value-type="time">
            <text:p>05:42.1</text:p>
          </table:table-cell>
          <table:table-cell office:value-type="time" office:time-value="PT00H05M42.1S" calcext:value-type="time">
            <text:p>05:42.1</text:p>
          </table:table-cell>
        </table:table-row>
        <table:table-row table:style-name="ro1">
          <table:table-cell office:value-type="string" calcext:value-type="string">
            <text:p>05:43.1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table:formula="of:=TIMEVALUE([.A364])" office:value-type="time" office:time-value="PT00H05M43.1S" calcext:value-type="time">
            <text:p>05:43.1</text:p>
          </table:table-cell>
          <table:table-cell office:value-type="time" office:time-value="PT00H05M43.1S" calcext:value-type="time">
            <text:p>05:43.1</text:p>
          </table:table-cell>
        </table:table-row>
        <table:table-row table:style-name="ro1">
          <table:table-cell office:value-type="string" calcext:value-type="string">
            <text:p>05:44.0</text:p>
          </table:table-cell>
          <table:table-cell office:value-type="float" office:value="436.1" calcext:value-type="float">
            <text:p>436.1</text:p>
          </table:table-cell>
          <table:table-cell office:value-type="float" office:value="438.1" calcext:value-type="float">
            <text:p>438.1</text:p>
          </table:table-cell>
          <table:table-cell table:formula="of:=TIMEVALUE([.A365])" office:value-type="time" office:time-value="PT00H05M44S" calcext:value-type="time">
            <text:p>05:44.0</text:p>
          </table:table-cell>
          <table:table-cell office:value-type="time" office:time-value="PT00H05M44S" calcext:value-type="time">
            <text:p>05:44.0</text:p>
          </table:table-cell>
        </table:table-row>
        <table:table-row table:style-name="ro1">
          <table:table-cell office:value-type="string" calcext:value-type="string">
            <text:p>05:45.0</text:p>
          </table:table-cell>
          <table:table-cell office:value-type="float" office:value="438.8" calcext:value-type="float">
            <text:p>438.8</text:p>
          </table:table-cell>
          <table:table-cell office:value-type="float" office:value="438.2" calcext:value-type="float">
            <text:p>438.2</text:p>
          </table:table-cell>
          <table:table-cell table:formula="of:=TIMEVALUE([.A366])" office:value-type="time" office:time-value="PT00H05M45S" calcext:value-type="time">
            <text:p>05:45.0</text:p>
          </table:table-cell>
          <table:table-cell office:value-type="time" office:time-value="PT00H05M45S" calcext:value-type="time">
            <text:p>05:45.0</text:p>
          </table:table-cell>
        </table:table-row>
        <table:table-row table:style-name="ro1">
          <table:table-cell office:value-type="string" calcext:value-type="string">
            <text:p>05:45.9</text:p>
          </table:table-cell>
          <table:table-cell office:value-type="float" office:value="437" calcext:value-type="float">
            <text:p>437</text:p>
          </table:table-cell>
          <table:table-cell office:value-type="float" office:value="438.4" calcext:value-type="float">
            <text:p>438.4</text:p>
          </table:table-cell>
          <table:table-cell table:formula="of:=TIMEVALUE([.A367])" office:value-type="time" office:time-value="PT00H05M45.9S" calcext:value-type="time">
            <text:p>05:45.9</text:p>
          </table:table-cell>
          <table:table-cell office:value-type="time" office:time-value="PT00H05M45.9S" calcext:value-type="time">
            <text:p>05:45.9</text:p>
          </table:table-cell>
        </table:table-row>
        <table:table-row table:style-name="ro1">
          <table:table-cell office:value-type="string" calcext:value-type="string">
            <text:p>05:46.9</text:p>
          </table:table-cell>
          <table:table-cell office:value-type="float" office:value="439.7" calcext:value-type="float">
            <text:p>439.7</text:p>
          </table:table-cell>
          <table:table-cell office:value-type="float" office:value="438.4" calcext:value-type="float">
            <text:p>438.4</text:p>
          </table:table-cell>
          <table:table-cell table:formula="of:=TIMEVALUE([.A368])" office:value-type="time" office:time-value="PT00H05M46.9S" calcext:value-type="time">
            <text:p>05:46.9</text:p>
          </table:table-cell>
          <table:table-cell office:value-type="time" office:time-value="PT00H05M46.9S" calcext:value-type="time">
            <text:p>05:46.9</text:p>
          </table:table-cell>
        </table:table-row>
        <table:table-row table:style-name="ro1">
          <table:table-cell office:value-type="string" calcext:value-type="string">
            <text:p>05:47.8</text:p>
          </table:table-cell>
          <table:table-cell office:value-type="float" office:value="441.1" calcext:value-type="float">
            <text:p>441.1</text:p>
          </table:table-cell>
          <table:table-cell office:value-type="float" office:value="438.5" calcext:value-type="float">
            <text:p>438.5</text:p>
          </table:table-cell>
          <table:table-cell table:formula="of:=TIMEVALUE([.A369])" office:value-type="time" office:time-value="PT00H05M47.8S" calcext:value-type="time">
            <text:p>05:47.8</text:p>
          </table:table-cell>
          <table:table-cell office:value-type="time" office:time-value="PT00H05M47.8S" calcext:value-type="time">
            <text:p>05:47.8</text:p>
          </table:table-cell>
        </table:table-row>
        <table:table-row table:style-name="ro1">
          <table:table-cell office:value-type="string" calcext:value-type="string">
            <text:p>05:48.8</text:p>
          </table:table-cell>
          <table:table-cell office:value-type="float" office:value="442.9" calcext:value-type="float">
            <text:p>442.9</text:p>
          </table:table-cell>
          <table:table-cell office:value-type="float" office:value="438.6" calcext:value-type="float">
            <text:p>438.6</text:p>
          </table:table-cell>
          <table:table-cell table:formula="of:=TIMEVALUE([.A370])" office:value-type="time" office:time-value="PT00H05M48.8S" calcext:value-type="time">
            <text:p>05:48.8</text:p>
          </table:table-cell>
          <table:table-cell office:value-type="time" office:time-value="PT00H05M48.8S" calcext:value-type="time">
            <text:p>05:48.8</text:p>
          </table:table-cell>
        </table:table-row>
        <table:table-row table:style-name="ro1">
          <table:table-cell office:value-type="string" calcext:value-type="string">
            <text:p>05:49.8</text:p>
          </table:table-cell>
          <table:table-cell office:value-type="float" office:value="441.1" calcext:value-type="float">
            <text:p>441.1</text:p>
          </table:table-cell>
          <table:table-cell office:value-type="float" office:value="438.7" calcext:value-type="float">
            <text:p>438.7</text:p>
          </table:table-cell>
          <table:table-cell table:formula="of:=TIMEVALUE([.A371])" office:value-type="time" office:time-value="PT00H05M49.8S" calcext:value-type="time">
            <text:p>05:49.8</text:p>
          </table:table-cell>
          <table:table-cell office:value-type="time" office:time-value="PT00H05M49.8S" calcext:value-type="time">
            <text:p>05:49.8</text:p>
          </table:table-cell>
        </table:table-row>
        <table:table-row table:style-name="ro1">
          <table:table-cell office:value-type="string" calcext:value-type="string">
            <text:p>05:50.7</text:p>
          </table:table-cell>
          <table:table-cell office:value-type="float" office:value="442.4" calcext:value-type="float">
            <text:p>442.4</text:p>
          </table:table-cell>
          <table:table-cell office:value-type="float" office:value="438.8" calcext:value-type="float">
            <text:p>438.8</text:p>
          </table:table-cell>
          <table:table-cell table:formula="of:=TIMEVALUE([.A372])" office:value-type="time" office:time-value="PT00H05M50.7S" calcext:value-type="time">
            <text:p>05:50.7</text:p>
          </table:table-cell>
          <table:table-cell office:value-type="time" office:time-value="PT00H05M50.7S" calcext:value-type="time">
            <text:p>05:50.7</text:p>
          </table:table-cell>
        </table:table-row>
        <table:table-row table:style-name="ro1">
          <table:table-cell office:value-type="string" calcext:value-type="string">
            <text:p>05:51.7</text:p>
          </table:table-cell>
          <table:table-cell office:value-type="float" office:value="444.6" calcext:value-type="float">
            <text:p>444.6</text:p>
          </table:table-cell>
          <table:table-cell office:value-type="float" office:value="439" calcext:value-type="float">
            <text:p>439</text:p>
          </table:table-cell>
          <table:table-cell table:formula="of:=TIMEVALUE([.A373])" office:value-type="time" office:time-value="PT00H05M51.7S" calcext:value-type="time">
            <text:p>05:51.7</text:p>
          </table:table-cell>
          <table:table-cell office:value-type="time" office:time-value="PT00H05M51.7S" calcext:value-type="time">
            <text:p>05:51.7</text:p>
          </table:table-cell>
        </table:table-row>
        <table:table-row table:style-name="ro1">
          <table:table-cell office:value-type="string" calcext:value-type="string">
            <text:p>05:52.6</text:p>
          </table:table-cell>
          <table:table-cell office:value-type="float" office:value="442.9" calcext:value-type="float">
            <text:p>442.9</text:p>
          </table:table-cell>
          <table:table-cell office:value-type="float" office:value="439.2" calcext:value-type="float">
            <text:p>439.2</text:p>
          </table:table-cell>
          <table:table-cell table:formula="of:=TIMEVALUE([.A374])" office:value-type="time" office:time-value="PT00H05M52.6S" calcext:value-type="time">
            <text:p>05:52.6</text:p>
          </table:table-cell>
          <table:table-cell office:value-type="time" office:time-value="PT00H05M52.6S" calcext:value-type="time">
            <text:p>05:52.6</text:p>
          </table:table-cell>
        </table:table-row>
        <table:table-row table:style-name="ro1">
          <table:table-cell office:value-type="string" calcext:value-type="string">
            <text:p>05:53.6</text:p>
          </table:table-cell>
          <table:table-cell office:value-type="float" office:value="444.2" calcext:value-type="float">
            <text:p>444.2</text:p>
          </table:table-cell>
          <table:table-cell office:value-type="float" office:value="439.7" calcext:value-type="float">
            <text:p>439.7</text:p>
          </table:table-cell>
          <table:table-cell table:formula="of:=TIMEVALUE([.A375])" office:value-type="time" office:time-value="PT00H05M53.6S" calcext:value-type="time">
            <text:p>05:53.6</text:p>
          </table:table-cell>
          <table:table-cell office:value-type="time" office:time-value="PT00H05M53.6S" calcext:value-type="time">
            <text:p>05:53.6</text:p>
          </table:table-cell>
        </table:table-row>
        <table:table-row table:style-name="ro1">
          <table:table-cell office:value-type="string" calcext:value-type="string">
            <text:p>05:54.5</text:p>
          </table:table-cell>
          <table:table-cell office:value-type="float" office:value="444.2" calcext:value-type="float">
            <text:p>444.2</text:p>
          </table:table-cell>
          <table:table-cell office:value-type="float" office:value="440.1" calcext:value-type="float">
            <text:p>440.1</text:p>
          </table:table-cell>
          <table:table-cell table:formula="of:=TIMEVALUE([.A376])" office:value-type="time" office:time-value="PT00H05M54.5S" calcext:value-type="time">
            <text:p>05:54.5</text:p>
          </table:table-cell>
          <table:table-cell office:value-type="time" office:time-value="PT00H05M54.5S" calcext:value-type="time">
            <text:p>05:54.5</text:p>
          </table:table-cell>
        </table:table-row>
        <table:table-row table:style-name="ro1">
          <table:table-cell office:value-type="string" calcext:value-type="string">
            <text:p>05:55.5</text:p>
          </table:table-cell>
          <table:table-cell office:value-type="float" office:value="446.9" calcext:value-type="float">
            <text:p>446.9</text:p>
          </table:table-cell>
          <table:table-cell office:value-type="float" office:value="440.9" calcext:value-type="float">
            <text:p>440.9</text:p>
          </table:table-cell>
          <table:table-cell table:formula="of:=TIMEVALUE([.A377])" office:value-type="time" office:time-value="PT00H05M55.5S" calcext:value-type="time">
            <text:p>05:55.5</text:p>
          </table:table-cell>
          <table:table-cell office:value-type="time" office:time-value="PT00H05M55.5S" calcext:value-type="time">
            <text:p>05:55.5</text:p>
          </table:table-cell>
        </table:table-row>
        <table:table-row table:style-name="ro1">
          <table:table-cell office:value-type="string" calcext:value-type="string">
            <text:p>05:56.4</text:p>
          </table:table-cell>
          <table:table-cell office:value-type="float" office:value="448.2" calcext:value-type="float">
            <text:p>448.2</text:p>
          </table:table-cell>
          <table:table-cell office:value-type="float" office:value="441.8" calcext:value-type="float">
            <text:p>441.8</text:p>
          </table:table-cell>
          <table:table-cell table:formula="of:=TIMEVALUE([.A378])" office:value-type="time" office:time-value="PT00H05M56.4S" calcext:value-type="time">
            <text:p>05:56.4</text:p>
          </table:table-cell>
          <table:table-cell office:value-type="time" office:time-value="PT00H05M56.4S" calcext:value-type="time">
            <text:p>05:56.4</text:p>
          </table:table-cell>
        </table:table-row>
        <table:table-row table:style-name="ro1">
          <table:table-cell office:value-type="string" calcext:value-type="string">
            <text:p>05:57.4</text:p>
          </table:table-cell>
          <table:table-cell office:value-type="float" office:value="445.1" calcext:value-type="float">
            <text:p>445.1</text:p>
          </table:table-cell>
          <table:table-cell office:value-type="float" office:value="442.3" calcext:value-type="float">
            <text:p>442.3</text:p>
          </table:table-cell>
          <table:table-cell table:formula="of:=TIMEVALUE([.A379])" office:value-type="time" office:time-value="PT00H05M57.4S" calcext:value-type="time">
            <text:p>05:57.4</text:p>
          </table:table-cell>
          <table:table-cell office:value-type="time" office:time-value="PT00H05M57.4S" calcext:value-type="time">
            <text:p>05:57.4</text:p>
          </table:table-cell>
        </table:table-row>
        <table:table-row table:style-name="ro1">
          <table:table-cell office:value-type="string" calcext:value-type="string">
            <text:p>05:58.3</text:p>
          </table:table-cell>
          <table:table-cell office:value-type="float" office:value="446.4" calcext:value-type="float">
            <text:p>446.4</text:p>
          </table:table-cell>
          <table:table-cell office:value-type="float" office:value="443" calcext:value-type="float">
            <text:p>443</text:p>
          </table:table-cell>
          <table:table-cell table:formula="of:=TIMEVALUE([.A380])" office:value-type="time" office:time-value="PT00H05M58.3S" calcext:value-type="time">
            <text:p>05:58.3</text:p>
          </table:table-cell>
          <table:table-cell office:value-type="time" office:time-value="PT00H05M58.3S" calcext:value-type="time">
            <text:p>05:58.3</text:p>
          </table:table-cell>
        </table:table-row>
        <table:table-row table:style-name="ro1">
          <table:table-cell office:value-type="string" calcext:value-type="string">
            <text:p>05:59.3</text:p>
          </table:table-cell>
          <table:table-cell office:value-type="float" office:value="446.4" calcext:value-type="float">
            <text:p>446.4</text:p>
          </table:table-cell>
          <table:table-cell office:value-type="float" office:value="443.5" calcext:value-type="float">
            <text:p>443.5</text:p>
          </table:table-cell>
          <table:table-cell table:formula="of:=TIMEVALUE([.A381])" office:value-type="time" office:time-value="PT00H05M59.3S" calcext:value-type="time">
            <text:p>05:59.3</text:p>
          </table:table-cell>
          <table:table-cell office:value-type="time" office:time-value="PT00H05M59.3S" calcext:value-type="time">
            <text:p>05:59.3</text:p>
          </table:table-cell>
        </table:table-row>
        <table:table-row table:style-name="ro1">
          <table:table-cell office:value-type="string" calcext:value-type="string">
            <text:p>06:00.2</text:p>
          </table:table-cell>
          <table:table-cell office:value-type="float" office:value="452.3" calcext:value-type="float">
            <text:p>452.3</text:p>
          </table:table-cell>
          <table:table-cell office:value-type="float" office:value="444.6" calcext:value-type="float">
            <text:p>444.6</text:p>
          </table:table-cell>
          <table:table-cell table:formula="of:=TIMEVALUE([.A382])" office:value-type="time" office:time-value="PT00H06M00.2S" calcext:value-type="time">
            <text:p>06:00.2</text:p>
          </table:table-cell>
          <table:table-cell office:value-type="time" office:time-value="PT00H06M00.2S" calcext:value-type="time">
            <text:p>06:00.2</text:p>
          </table:table-cell>
        </table:table-row>
        <table:table-row table:style-name="ro1">
          <table:table-cell office:value-type="string" calcext:value-type="string">
            <text:p>06:01.2</text:p>
          </table:table-cell>
          <table:table-cell office:value-type="float" office:value="452.8" calcext:value-type="float">
            <text:p>452.8</text:p>
          </table:table-cell>
          <table:table-cell office:value-type="float" office:value="445.4" calcext:value-type="float">
            <text:p>445.4</text:p>
          </table:table-cell>
          <table:table-cell table:formula="of:=TIMEVALUE([.A383])" office:value-type="time" office:time-value="PT00H06M01.2S" calcext:value-type="time">
            <text:p>06:01.2</text:p>
          </table:table-cell>
          <table:table-cell office:value-type="time" office:time-value="PT00H06M01.2S" calcext:value-type="time">
            <text:p>06:01.2</text:p>
          </table:table-cell>
        </table:table-row>
        <table:table-row table:style-name="ro1">
          <table:table-cell office:value-type="string" calcext:value-type="string">
            <text:p>06:02.1</text:p>
          </table:table-cell>
          <table:table-cell office:value-type="float" office:value="453.2" calcext:value-type="float">
            <text:p>453.2</text:p>
          </table:table-cell>
          <table:table-cell office:value-type="float" office:value="446.2" calcext:value-type="float">
            <text:p>446.2</text:p>
          </table:table-cell>
          <table:table-cell table:formula="of:=TIMEVALUE([.A384])" office:value-type="time" office:time-value="PT00H06M02.1S" calcext:value-type="time">
            <text:p>06:02.1</text:p>
          </table:table-cell>
          <table:table-cell office:value-type="time" office:time-value="PT00H06M02.1S" calcext:value-type="time">
            <text:p>06:02.1</text:p>
          </table:table-cell>
        </table:table-row>
        <table:table-row table:style-name="ro1">
          <table:table-cell office:value-type="string" calcext:value-type="string">
            <text:p>06:03.1</text:p>
          </table:table-cell>
          <table:table-cell office:value-type="float" office:value="454.6" calcext:value-type="float">
            <text:p>454.6</text:p>
          </table:table-cell>
          <table:table-cell office:value-type="float" office:value="447" calcext:value-type="float">
            <text:p>447</text:p>
          </table:table-cell>
          <table:table-cell table:formula="of:=TIMEVALUE([.A385])" office:value-type="time" office:time-value="PT00H06M03.1S" calcext:value-type="time">
            <text:p>06:03.1</text:p>
          </table:table-cell>
          <table:table-cell office:value-type="time" office:time-value="PT00H06M03.1S" calcext:value-type="time">
            <text:p>06:03.1</text:p>
          </table:table-cell>
        </table:table-row>
        <table:table-row table:style-name="ro1">
          <table:table-cell office:value-type="string" calcext:value-type="string">
            <text:p>06:04.1</text:p>
          </table:table-cell>
          <table:table-cell office:value-type="float" office:value="453.6" calcext:value-type="float">
            <text:p>453.6</text:p>
          </table:table-cell>
          <table:table-cell office:value-type="float" office:value="447.9" calcext:value-type="float">
            <text:p>447.9</text:p>
          </table:table-cell>
          <table:table-cell table:formula="of:=TIMEVALUE([.A386])" office:value-type="time" office:time-value="PT00H06M04.1S" calcext:value-type="time">
            <text:p>06:04.1</text:p>
          </table:table-cell>
          <table:table-cell office:value-type="time" office:time-value="PT00H06M04.1S" calcext:value-type="time">
            <text:p>06:04.1</text:p>
          </table:table-cell>
        </table:table-row>
        <table:table-row table:style-name="ro1">
          <table:table-cell office:value-type="string" calcext:value-type="string">
            <text:p>06:05.0</text:p>
          </table:table-cell>
          <table:table-cell office:value-type="float" office:value="455" calcext:value-type="float">
            <text:p>455</text:p>
          </table:table-cell>
          <table:table-cell office:value-type="float" office:value="448.7" calcext:value-type="float">
            <text:p>448.7</text:p>
          </table:table-cell>
          <table:table-cell table:formula="of:=TIMEVALUE([.A387])" office:value-type="time" office:time-value="PT00H06M05S" calcext:value-type="time">
            <text:p>06:05.0</text:p>
          </table:table-cell>
          <table:table-cell office:value-type="time" office:time-value="PT00H06M05S" calcext:value-type="time">
            <text:p>06:05.0</text:p>
          </table:table-cell>
        </table:table-row>
        <table:table-row table:style-name="ro1">
          <table:table-cell office:value-type="string" calcext:value-type="string">
            <text:p>06:06.0</text:p>
          </table:table-cell>
          <table:table-cell office:value-type="float" office:value="455" calcext:value-type="float">
            <text:p>455</text:p>
          </table:table-cell>
          <table:table-cell office:value-type="float" office:value="449.4" calcext:value-type="float">
            <text:p>449.4</text:p>
          </table:table-cell>
          <table:table-cell table:formula="of:=TIMEVALUE([.A388])" office:value-type="time" office:time-value="PT00H06M06S" calcext:value-type="time">
            <text:p>06:06.0</text:p>
          </table:table-cell>
          <table:table-cell office:value-type="time" office:time-value="PT00H06M06S" calcext:value-type="time">
            <text:p>06:06.0</text:p>
          </table:table-cell>
        </table:table-row>
        <table:table-row table:style-name="ro1">
          <table:table-cell office:value-type="string" calcext:value-type="string">
            <text:p>06:06.9</text:p>
          </table:table-cell>
          <table:table-cell office:value-type="float" office:value="458.1" calcext:value-type="float">
            <text:p>458.1</text:p>
          </table:table-cell>
          <table:table-cell office:value-type="float" office:value="450.4" calcext:value-type="float">
            <text:p>450.4</text:p>
          </table:table-cell>
          <table:table-cell table:formula="of:=TIMEVALUE([.A389])" office:value-type="time" office:time-value="PT00H06M06.9S" calcext:value-type="time">
            <text:p>06:06.9</text:p>
          </table:table-cell>
          <table:table-cell office:value-type="time" office:time-value="PT00H06M06.9S" calcext:value-type="time">
            <text:p>06:06.9</text:p>
          </table:table-cell>
        </table:table-row>
        <table:table-row table:style-name="ro1">
          <table:table-cell office:value-type="string" calcext:value-type="string">
            <text:p>06:07.9</text:p>
          </table:table-cell>
          <table:table-cell office:value-type="float" office:value="458.1" calcext:value-type="float">
            <text:p>458.1</text:p>
          </table:table-cell>
          <table:table-cell office:value-type="float" office:value="451.3" calcext:value-type="float">
            <text:p>451.3</text:p>
          </table:table-cell>
          <table:table-cell table:formula="of:=TIMEVALUE([.A390])" office:value-type="time" office:time-value="PT00H06M07.9S" calcext:value-type="time">
            <text:p>06:07.9</text:p>
          </table:table-cell>
          <table:table-cell office:value-type="time" office:time-value="PT00H06M07.9S" calcext:value-type="time">
            <text:p>06:07.9</text:p>
          </table:table-cell>
        </table:table-row>
        <table:table-row table:style-name="ro1">
          <table:table-cell office:value-type="string" calcext:value-type="string">
            <text:p>06:08.8</text:p>
          </table:table-cell>
          <table:table-cell office:value-type="float" office:value="453.6" calcext:value-type="float">
            <text:p>453.6</text:p>
          </table:table-cell>
          <table:table-cell office:value-type="float" office:value="452" calcext:value-type="float">
            <text:p>452</text:p>
          </table:table-cell>
          <table:table-cell table:formula="of:=TIMEVALUE([.A391])" office:value-type="time" office:time-value="PT00H06M08.8S" calcext:value-type="time">
            <text:p>06:08.8</text:p>
          </table:table-cell>
          <table:table-cell office:value-type="time" office:time-value="PT00H06M08.8S" calcext:value-type="time">
            <text:p>06:08.8</text:p>
          </table:table-cell>
        </table:table-row>
        <table:table-row table:style-name="ro1">
          <table:table-cell office:value-type="string" calcext:value-type="string">
            <text:p>06:09.8</text:p>
          </table:table-cell>
          <table:table-cell office:value-type="float" office:value="444.6" calcext:value-type="float">
            <text:p>444.6</text:p>
          </table:table-cell>
          <table:table-cell office:value-type="float" office:value="451.8" calcext:value-type="float">
            <text:p>451.8</text:p>
          </table:table-cell>
          <table:table-cell table:formula="of:=TIMEVALUE([.A392])" office:value-type="time" office:time-value="PT00H06M09.8S" calcext:value-type="time">
            <text:p>06:09.8</text:p>
          </table:table-cell>
          <table:table-cell office:value-type="time" office:time-value="PT00H06M09.8S" calcext:value-type="time">
            <text:p>06:09.8</text:p>
          </table:table-cell>
        </table:table-row>
        <table:table-row table:style-name="ro1">
          <table:table-cell office:value-type="string" calcext:value-type="string">
            <text:p>06:10.7</text:p>
          </table:table-cell>
          <table:table-cell office:value-type="float" office:value="446" calcext:value-type="float">
            <text:p>446</text:p>
          </table:table-cell>
          <table:table-cell office:value-type="float" office:value="451.7" calcext:value-type="float">
            <text:p>451.7</text:p>
          </table:table-cell>
          <table:table-cell table:formula="of:=TIMEVALUE([.A393])" office:value-type="time" office:time-value="PT00H06M10.7S" calcext:value-type="time">
            <text:p>06:10.7</text:p>
          </table:table-cell>
          <table:table-cell office:value-type="time" office:time-value="PT00H06M10.7S" calcext:value-type="time">
            <text:p>06:10.7</text:p>
          </table:table-cell>
        </table:table-row>
        <table:table-row table:style-name="ro1">
          <table:table-cell office:value-type="string" calcext:value-type="string">
            <text:p>06:11.7</text:p>
          </table:table-cell>
          <table:table-cell office:value-type="float" office:value="446.4" calcext:value-type="float">
            <text:p>446.4</text:p>
          </table:table-cell>
          <table:table-cell office:value-type="float" office:value="451.8" calcext:value-type="float">
            <text:p>451.8</text:p>
          </table:table-cell>
          <table:table-cell table:formula="of:=TIMEVALUE([.A394])" office:value-type="time" office:time-value="PT00H06M11.7S" calcext:value-type="time">
            <text:p>06:11.7</text:p>
          </table:table-cell>
          <table:table-cell office:value-type="time" office:time-value="PT00H06M11.7S" calcext:value-type="time">
            <text:p>06:11.7</text:p>
          </table:table-cell>
        </table:table-row>
        <table:table-row table:style-name="ro1">
          <table:table-cell office:value-type="string" calcext:value-type="string">
            <text:p>06:12.7</text:p>
          </table:table-cell>
          <table:table-cell office:value-type="float" office:value="447.4" calcext:value-type="float">
            <text:p>447.4</text:p>
          </table:table-cell>
          <table:table-cell office:value-type="float" office:value="451.8" calcext:value-type="float">
            <text:p>451.8</text:p>
          </table:table-cell>
          <table:table-cell table:formula="of:=TIMEVALUE([.A395])" office:value-type="time" office:time-value="PT00H06M12.7S" calcext:value-type="time">
            <text:p>06:12.7</text:p>
          </table:table-cell>
          <table:table-cell office:value-type="time" office:time-value="PT00H06M12.7S" calcext:value-type="time">
            <text:p>06:12.7</text:p>
          </table:table-cell>
        </table:table-row>
        <table:table-row table:style-name="ro1">
          <table:table-cell office:value-type="string" calcext:value-type="string">
            <text:p>06:13.6</text:p>
          </table:table-cell>
          <table:table-cell office:value-type="float" office:value="444.6" calcext:value-type="float">
            <text:p>444.6</text:p>
          </table:table-cell>
          <table:table-cell office:value-type="float" office:value="451.7" calcext:value-type="float">
            <text:p>451.7</text:p>
          </table:table-cell>
          <table:table-cell table:formula="of:=TIMEVALUE([.A396])" office:value-type="time" office:time-value="PT00H06M13.6S" calcext:value-type="time">
            <text:p>06:13.6</text:p>
          </table:table-cell>
          <table:table-cell office:value-type="time" office:time-value="PT00H06M13.6S" calcext:value-type="time">
            <text:p>06:13.6</text:p>
          </table:table-cell>
        </table:table-row>
        <table:table-row table:style-name="ro1">
          <table:table-cell office:value-type="string" calcext:value-type="string">
            <text:p>06:14.6</text:p>
          </table:table-cell>
          <table:table-cell office:value-type="float" office:value="441.9" calcext:value-type="float">
            <text:p>441.9</text:p>
          </table:table-cell>
          <table:table-cell office:value-type="float" office:value="451" calcext:value-type="float">
            <text:p>451</text:p>
          </table:table-cell>
          <table:table-cell table:formula="of:=TIMEVALUE([.A397])" office:value-type="time" office:time-value="PT00H06M14.6S" calcext:value-type="time">
            <text:p>06:14.6</text:p>
          </table:table-cell>
          <table:table-cell office:value-type="time" office:time-value="PT00H06M14.6S" calcext:value-type="time">
            <text:p>06:14.6</text:p>
          </table:table-cell>
        </table:table-row>
        <table:table-row table:style-name="ro1">
          <table:table-cell office:value-type="string" calcext:value-type="string">
            <text:p>06:15.5</text:p>
          </table:table-cell>
          <table:table-cell office:value-type="float" office:value="441.9" calcext:value-type="float">
            <text:p>441.9</text:p>
          </table:table-cell>
          <table:table-cell office:value-type="float" office:value="450.3" calcext:value-type="float">
            <text:p>450.3</text:p>
          </table:table-cell>
          <table:table-cell table:formula="of:=TIMEVALUE([.A398])" office:value-type="time" office:time-value="PT00H06M15.5S" calcext:value-type="time">
            <text:p>06:15.5</text:p>
          </table:table-cell>
          <table:table-cell office:value-type="time" office:time-value="PT00H06M15.5S" calcext:value-type="time">
            <text:p>06:15.5</text:p>
          </table:table-cell>
        </table:table-row>
        <table:table-row table:style-name="ro1">
          <table:table-cell office:value-type="string" calcext:value-type="string">
            <text:p>06:16.5</text:p>
          </table:table-cell>
          <table:table-cell office:value-type="float" office:value="442.9" calcext:value-type="float">
            <text:p>442.9</text:p>
          </table:table-cell>
          <table:table-cell office:value-type="float" office:value="449.6" calcext:value-type="float">
            <text:p>449.6</text:p>
          </table:table-cell>
          <table:table-cell table:formula="of:=TIMEVALUE([.A399])" office:value-type="time" office:time-value="PT00H06M16.5S" calcext:value-type="time">
            <text:p>06:16.5</text:p>
          </table:table-cell>
          <table:table-cell office:value-type="time" office:time-value="PT00H06M16.5S" calcext:value-type="time">
            <text:p>06:16.5</text:p>
          </table:table-cell>
        </table:table-row>
        <table:table-row table:style-name="ro1">
          <table:table-cell office:value-type="string" calcext:value-type="string">
            <text:p>06:17.4</text:p>
          </table:table-cell>
          <table:table-cell office:value-type="float" office:value="445.1" calcext:value-type="float">
            <text:p>445.1</text:p>
          </table:table-cell>
          <table:table-cell office:value-type="float" office:value="449" calcext:value-type="float">
            <text:p>449</text:p>
          </table:table-cell>
          <table:table-cell table:formula="of:=TIMEVALUE([.A400])" office:value-type="time" office:time-value="PT00H06M17.4S" calcext:value-type="time">
            <text:p>06:17.4</text:p>
          </table:table-cell>
          <table:table-cell office:value-type="time" office:time-value="PT00H06M17.4S" calcext:value-type="time">
            <text:p>06:17.4</text:p>
          </table:table-cell>
        </table:table-row>
        <table:table-row table:style-name="ro1">
          <table:table-cell office:value-type="string" calcext:value-type="string">
            <text:p>06:18.4</text:p>
          </table:table-cell>
          <table:table-cell office:value-type="float" office:value="444.6" calcext:value-type="float">
            <text:p>444.6</text:p>
          </table:table-cell>
          <table:table-cell office:value-type="float" office:value="448.4" calcext:value-type="float">
            <text:p>448.4</text:p>
          </table:table-cell>
          <table:table-cell table:formula="of:=TIMEVALUE([.A401])" office:value-type="time" office:time-value="PT00H06M18.4S" calcext:value-type="time">
            <text:p>06:18.4</text:p>
          </table:table-cell>
          <table:table-cell office:value-type="time" office:time-value="PT00H06M18.4S" calcext:value-type="time">
            <text:p>06:18.4</text:p>
          </table:table-cell>
        </table:table-row>
        <table:table-row table:style-name="ro1">
          <table:table-cell office:value-type="string" calcext:value-type="string">
            <text:p>06:19.3</text:p>
          </table:table-cell>
          <table:table-cell office:value-type="float" office:value="444.6" calcext:value-type="float">
            <text:p>444.6</text:p>
          </table:table-cell>
          <table:table-cell office:value-type="float" office:value="447.7" calcext:value-type="float">
            <text:p>447.7</text:p>
          </table:table-cell>
          <table:table-cell table:formula="of:=TIMEVALUE([.A402])" office:value-type="time" office:time-value="PT00H06M19.3S" calcext:value-type="time">
            <text:p>06:19.3</text:p>
          </table:table-cell>
          <table:table-cell office:value-type="time" office:time-value="PT00H06M19.3S" calcext:value-type="time">
            <text:p>06:19.3</text:p>
          </table:table-cell>
        </table:table-row>
        <table:table-row table:style-name="ro1">
          <table:table-cell office:value-type="string" calcext:value-type="string">
            <text:p>06:20.3</text:p>
          </table:table-cell>
          <table:table-cell office:value-type="float" office:value="447.4" calcext:value-type="float">
            <text:p>447.4</text:p>
          </table:table-cell>
          <table:table-cell office:value-type="float" office:value="447.2" calcext:value-type="float">
            <text:p>447.2</text:p>
          </table:table-cell>
          <table:table-cell table:formula="of:=TIMEVALUE([.A403])" office:value-type="time" office:time-value="PT00H06M20.3S" calcext:value-type="time">
            <text:p>06:20.3</text:p>
          </table:table-cell>
          <table:table-cell office:value-type="time" office:time-value="PT00H06M20.3S" calcext:value-type="time">
            <text:p>06:20.3</text:p>
          </table:table-cell>
        </table:table-row>
        <table:table-row table:style-name="ro1">
          <table:table-cell office:value-type="string" calcext:value-type="string">
            <text:p>06:21.2</text:p>
          </table:table-cell>
          <table:table-cell office:value-type="float" office:value="450.5" calcext:value-type="float">
            <text:p>450.5</text:p>
          </table:table-cell>
          <table:table-cell office:value-type="float" office:value="446.7" calcext:value-type="float">
            <text:p>446.7</text:p>
          </table:table-cell>
          <table:table-cell table:formula="of:=TIMEVALUE([.A404])" office:value-type="time" office:time-value="PT00H06M21.2S" calcext:value-type="time">
            <text:p>06:21.2</text:p>
          </table:table-cell>
          <table:table-cell office:value-type="time" office:time-value="PT00H06M21.2S" calcext:value-type="time">
            <text:p>06:21.2</text:p>
          </table:table-cell>
        </table:table-row>
        <table:table-row table:style-name="ro1">
          <table:table-cell office:value-type="string" calcext:value-type="string">
            <text:p>06:22.2</text:p>
          </table:table-cell>
          <table:table-cell office:value-type="float" office:value="453.2" calcext:value-type="float">
            <text:p>453.2</text:p>
          </table:table-cell>
          <table:table-cell office:value-type="float" office:value="446.3" calcext:value-type="float">
            <text:p>446.3</text:p>
          </table:table-cell>
          <table:table-cell table:formula="of:=TIMEVALUE([.A405])" office:value-type="time" office:time-value="PT00H06M22.2S" calcext:value-type="time">
            <text:p>06:22.2</text:p>
          </table:table-cell>
          <table:table-cell office:value-type="time" office:time-value="PT00H06M22.2S" calcext:value-type="time">
            <text:p>06:22.2</text:p>
          </table:table-cell>
        </table:table-row>
        <table:table-row table:style-name="ro1">
          <table:table-cell office:value-type="string" calcext:value-type="string">
            <text:p>06:23.1</text:p>
          </table:table-cell>
          <table:table-cell office:value-type="float" office:value="449.6" calcext:value-type="float">
            <text:p>449.6</text:p>
          </table:table-cell>
          <table:table-cell office:value-type="float" office:value="446.1" calcext:value-type="float">
            <text:p>446.1</text:p>
          </table:table-cell>
          <table:table-cell table:formula="of:=TIMEVALUE([.A406])" office:value-type="time" office:time-value="PT00H06M23.1S" calcext:value-type="time">
            <text:p>06:23.1</text:p>
          </table:table-cell>
          <table:table-cell office:value-type="time" office:time-value="PT00H06M23.1S" calcext:value-type="time">
            <text:p>06:23.1</text:p>
          </table:table-cell>
        </table:table-row>
        <table:table-row table:style-name="ro1">
          <table:table-cell office:value-type="string" calcext:value-type="string">
            <text:p>06:24.1</text:p>
          </table:table-cell>
          <table:table-cell office:value-type="float" office:value="450.1" calcext:value-type="float">
            <text:p>450.1</text:p>
          </table:table-cell>
          <table:table-cell office:value-type="float" office:value="446.4" calcext:value-type="float">
            <text:p>446.4</text:p>
          </table:table-cell>
          <table:table-cell table:formula="of:=TIMEVALUE([.A407])" office:value-type="time" office:time-value="PT00H06M24.1S" calcext:value-type="time">
            <text:p>06:24.1</text:p>
          </table:table-cell>
          <table:table-cell office:value-type="time" office:time-value="PT00H06M24.1S" calcext:value-type="time">
            <text:p>06:24.1</text:p>
          </table:table-cell>
        </table:table-row>
        <table:table-row table:style-name="ro1">
          <table:table-cell office:value-type="string" calcext:value-type="string">
            <text:p>06:25.0</text:p>
          </table:table-cell>
          <table:table-cell office:value-type="float" office:value="453.2" calcext:value-type="float">
            <text:p>453.2</text:p>
          </table:table-cell>
          <table:table-cell office:value-type="float" office:value="446.9" calcext:value-type="float">
            <text:p>446.9</text:p>
          </table:table-cell>
          <table:table-cell table:formula="of:=TIMEVALUE([.A408])" office:value-type="time" office:time-value="PT00H06M25S" calcext:value-type="time">
            <text:p>06:25.0</text:p>
          </table:table-cell>
          <table:table-cell office:value-type="time" office:time-value="PT00H06M25S" calcext:value-type="time">
            <text:p>06:25.0</text:p>
          </table:table-cell>
        </table:table-row>
        <table:table-row table:style-name="ro1">
          <table:table-cell office:value-type="string" calcext:value-type="string">
            <text:p>06:26.0</text:p>
          </table:table-cell>
          <table:table-cell office:value-type="float" office:value="450.5" calcext:value-type="float">
            <text:p>450.5</text:p>
          </table:table-cell>
          <table:table-cell office:value-type="float" office:value="447.2" calcext:value-type="float">
            <text:p>447.2</text:p>
          </table:table-cell>
          <table:table-cell table:formula="of:=TIMEVALUE([.A409])" office:value-type="time" office:time-value="PT00H06M26S" calcext:value-type="time">
            <text:p>06:26.0</text:p>
          </table:table-cell>
          <table:table-cell office:value-type="time" office:time-value="PT00H06M26S" calcext:value-type="time">
            <text:p>06:26.0</text:p>
          </table:table-cell>
        </table:table-row>
        <table:table-row table:style-name="ro1">
          <table:table-cell office:value-type="string" calcext:value-type="string">
            <text:p>06:26.9</text:p>
          </table:table-cell>
          <table:table-cell office:value-type="float" office:value="450.9" calcext:value-type="float">
            <text:p>450.9</text:p>
          </table:table-cell>
          <table:table-cell office:value-type="float" office:value="447.4" calcext:value-type="float">
            <text:p>447.4</text:p>
          </table:table-cell>
          <table:table-cell table:formula="of:=TIMEVALUE([.A410])" office:value-type="time" office:time-value="PT00H06M26.9S" calcext:value-type="time">
            <text:p>06:26.9</text:p>
          </table:table-cell>
          <table:table-cell office:value-type="time" office:time-value="PT00H06M26.9S" calcext:value-type="time">
            <text:p>06:26.9</text:p>
          </table:table-cell>
        </table:table-row>
        <table:table-row table:style-name="ro1">
          <table:table-cell office:value-type="string" calcext:value-type="string">
            <text:p>06:27.9</text:p>
          </table:table-cell>
          <table:table-cell office:value-type="float" office:value="455" calcext:value-type="float">
            <text:p>455</text:p>
          </table:table-cell>
          <table:table-cell office:value-type="float" office:value="448.1" calcext:value-type="float">
            <text:p>448.1</text:p>
          </table:table-cell>
          <table:table-cell table:formula="of:=TIMEVALUE([.A411])" office:value-type="time" office:time-value="PT00H06M27.9S" calcext:value-type="time">
            <text:p>06:27.9</text:p>
          </table:table-cell>
          <table:table-cell office:value-type="time" office:time-value="PT00H06M27.9S" calcext:value-type="time">
            <text:p>06:27.9</text:p>
          </table:table-cell>
        </table:table-row>
        <table:table-row table:style-name="ro1">
          <table:table-cell office:value-type="string" calcext:value-type="string">
            <text:p>06:28.8</text:p>
          </table:table-cell>
          <table:table-cell office:value-type="float" office:value="451.9" calcext:value-type="float">
            <text:p>451.9</text:p>
          </table:table-cell>
          <table:table-cell office:value-type="float" office:value="448.8" calcext:value-type="float">
            <text:p>448.8</text:p>
          </table:table-cell>
          <table:table-cell table:formula="of:=TIMEVALUE([.A412])" office:value-type="time" office:time-value="PT00H06M28.8S" calcext:value-type="time">
            <text:p>06:28.8</text:p>
          </table:table-cell>
          <table:table-cell office:value-type="time" office:time-value="PT00H06M28.8S" calcext:value-type="time">
            <text:p>06:28.8</text:p>
          </table:table-cell>
        </table:table-row>
        <table:table-row table:style-name="ro1">
          <table:table-cell office:value-type="string" calcext:value-type="string">
            <text:p>06:29.8</text:p>
          </table:table-cell>
          <table:table-cell office:value-type="float" office:value="450.9" calcext:value-type="float">
            <text:p>450.9</text:p>
          </table:table-cell>
          <table:table-cell office:value-type="float" office:value="449.4" calcext:value-type="float">
            <text:p>449.4</text:p>
          </table:table-cell>
          <table:table-cell table:formula="of:=TIMEVALUE([.A413])" office:value-type="time" office:time-value="PT00H06M29.8S" calcext:value-type="time">
            <text:p>06:29.8</text:p>
          </table:table-cell>
          <table:table-cell office:value-type="time" office:time-value="PT00H06M29.8S" calcext:value-type="time">
            <text:p>06:29.8</text:p>
          </table:table-cell>
        </table:table-row>
        <table:table-row table:style-name="ro1">
          <table:table-cell office:value-type="string" calcext:value-type="string">
            <text:p>06:30.7</text:p>
          </table:table-cell>
          <table:table-cell office:value-type="float" office:value="453.2" calcext:value-type="float">
            <text:p>453.2</text:p>
          </table:table-cell>
          <table:table-cell office:value-type="float" office:value="450.1" calcext:value-type="float">
            <text:p>450.1</text:p>
          </table:table-cell>
          <table:table-cell table:formula="of:=TIMEVALUE([.A414])" office:value-type="time" office:time-value="PT00H06M30.7S" calcext:value-type="time">
            <text:p>06:30.7</text:p>
          </table:table-cell>
          <table:table-cell office:value-type="time" office:time-value="PT00H06M30.7S" calcext:value-type="time">
            <text:p>06:30.7</text:p>
          </table:table-cell>
        </table:table-row>
        <table:table-row table:style-name="ro1">
          <table:table-cell office:value-type="string" calcext:value-type="string">
            <text:p>06:31.7</text:p>
          </table:table-cell>
          <table:table-cell office:value-type="float" office:value="451.9" calcext:value-type="float">
            <text:p>451.9</text:p>
          </table:table-cell>
          <table:table-cell office:value-type="float" office:value="450.5" calcext:value-type="float">
            <text:p>450.5</text:p>
          </table:table-cell>
          <table:table-cell table:formula="of:=TIMEVALUE([.A415])" office:value-type="time" office:time-value="PT00H06M31.7S" calcext:value-type="time">
            <text:p>06:31.7</text:p>
          </table:table-cell>
          <table:table-cell office:value-type="time" office:time-value="PT00H06M31.7S" calcext:value-type="time">
            <text:p>06:31.7</text:p>
          </table:table-cell>
        </table:table-row>
        <table:table-row table:style-name="ro1">
          <table:table-cell office:value-type="string" calcext:value-type="string">
            <text:p>06:32.6</text:p>
          </table:table-cell>
          <table:table-cell office:value-type="float" office:value="447.8" calcext:value-type="float">
            <text:p>447.8</text:p>
          </table:table-cell>
          <table:table-cell office:value-type="float" office:value="450.7" calcext:value-type="float">
            <text:p>450.7</text:p>
          </table:table-cell>
          <table:table-cell table:formula="of:=TIMEVALUE([.A416])" office:value-type="time" office:time-value="PT00H06M32.6S" calcext:value-type="time">
            <text:p>06:32.6</text:p>
          </table:table-cell>
          <table:table-cell office:value-type="time" office:time-value="PT00H06M32.6S" calcext:value-type="time">
            <text:p>06:32.6</text:p>
          </table:table-cell>
        </table:table-row>
        <table:table-row table:style-name="ro1">
          <table:table-cell office:value-type="string" calcext:value-type="string">
            <text:p>06:33.6</text:p>
          </table:table-cell>
          <table:table-cell office:value-type="float" office:value="452.3" calcext:value-type="float">
            <text:p>452.3</text:p>
          </table:table-cell>
          <table:table-cell office:value-type="float" office:value="451.2" calcext:value-type="float">
            <text:p>451.2</text:p>
          </table:table-cell>
          <table:table-cell table:formula="of:=TIMEVALUE([.A417])" office:value-type="time" office:time-value="PT00H06M33.6S" calcext:value-type="time">
            <text:p>06:33.6</text:p>
          </table:table-cell>
          <table:table-cell office:value-type="time" office:time-value="PT00H06M33.6S" calcext:value-type="time">
            <text:p>06:33.6</text:p>
          </table:table-cell>
        </table:table-row>
        <table:table-row table:style-name="ro1">
          <table:table-cell office:value-type="string" calcext:value-type="string">
            <text:p>06:34.5</text:p>
          </table:table-cell>
          <table:table-cell office:value-type="float" office:value="454.1" calcext:value-type="float">
            <text:p>454.1</text:p>
          </table:table-cell>
          <table:table-cell office:value-type="float" office:value="451.7" calcext:value-type="float">
            <text:p>451.7</text:p>
          </table:table-cell>
          <table:table-cell table:formula="of:=TIMEVALUE([.A418])" office:value-type="time" office:time-value="PT00H06M34.5S" calcext:value-type="time">
            <text:p>06:34.5</text:p>
          </table:table-cell>
          <table:table-cell office:value-type="time" office:time-value="PT00H06M34.5S" calcext:value-type="time">
            <text:p>06:34.5</text:p>
          </table:table-cell>
        </table:table-row>
        <table:table-row table:style-name="ro1">
          <table:table-cell office:value-type="string" calcext:value-type="string">
            <text:p>06:35.5</text:p>
          </table:table-cell>
          <table:table-cell office:value-type="float" office:value="455" calcext:value-type="float">
            <text:p>455</text:p>
          </table:table-cell>
          <table:table-cell office:value-type="float" office:value="452" calcext:value-type="float">
            <text:p>452</text:p>
          </table:table-cell>
          <table:table-cell table:formula="of:=TIMEVALUE([.A419])" office:value-type="time" office:time-value="PT00H06M35.5S" calcext:value-type="time">
            <text:p>06:35.5</text:p>
          </table:table-cell>
          <table:table-cell office:value-type="time" office:time-value="PT00H06M35.5S" calcext:value-type="time">
            <text:p>06:35.5</text:p>
          </table:table-cell>
        </table:table-row>
        <table:table-row table:style-name="ro1">
          <table:table-cell office:value-type="string" calcext:value-type="string">
            <text:p>06:36.4</text:p>
          </table:table-cell>
          <table:table-cell office:value-type="float" office:value="450.1" calcext:value-type="float">
            <text:p>450.1</text:p>
          </table:table-cell>
          <table:table-cell office:value-type="float" office:value="451.8" calcext:value-type="float">
            <text:p>451.8</text:p>
          </table:table-cell>
          <table:table-cell table:formula="of:=TIMEVALUE([.A420])" office:value-type="time" office:time-value="PT00H06M36.4S" calcext:value-type="time">
            <text:p>06:36.4</text:p>
          </table:table-cell>
          <table:table-cell office:value-type="time" office:time-value="PT00H06M36.4S" calcext:value-type="time">
            <text:p>06:36.4</text:p>
          </table:table-cell>
        </table:table-row>
        <table:table-row table:style-name="ro1">
          <table:table-cell office:value-type="string" calcext:value-type="string">
            <text:p>06:37.4</text:p>
          </table:table-cell>
          <table:table-cell office:value-type="float" office:value="454.6" calcext:value-type="float">
            <text:p>454.6</text:p>
          </table:table-cell>
          <table:table-cell office:value-type="float" office:value="452.1" calcext:value-type="float">
            <text:p>452.1</text:p>
          </table:table-cell>
          <table:table-cell table:formula="of:=TIMEVALUE([.A421])" office:value-type="time" office:time-value="PT00H06M37.4S" calcext:value-type="time">
            <text:p>06:37.4</text:p>
          </table:table-cell>
          <table:table-cell office:value-type="time" office:time-value="PT00H06M37.4S" calcext:value-type="time">
            <text:p>06:37.4</text:p>
          </table:table-cell>
        </table:table-row>
        <table:table-row table:style-name="ro1">
          <table:table-cell office:value-type="string" calcext:value-type="string">
            <text:p>06:38.4</text:p>
          </table:table-cell>
          <table:table-cell office:value-type="float" office:value="459.5" calcext:value-type="float">
            <text:p>459.5</text:p>
          </table:table-cell>
          <table:table-cell office:value-type="float" office:value="452.7" calcext:value-type="float">
            <text:p>452.7</text:p>
          </table:table-cell>
          <table:table-cell table:formula="of:=TIMEVALUE([.A422])" office:value-type="time" office:time-value="PT00H06M38.4S" calcext:value-type="time">
            <text:p>06:38.4</text:p>
          </table:table-cell>
          <table:table-cell office:value-type="time" office:time-value="PT00H06M38.4S" calcext:value-type="time">
            <text:p>06:38.4</text:p>
          </table:table-cell>
        </table:table-row>
        <table:table-row table:style-name="ro1">
          <table:table-cell office:value-type="string" calcext:value-type="string">
            <text:p>06:39.3</text:p>
          </table:table-cell>
          <table:table-cell office:value-type="float" office:value="459.9" calcext:value-type="float">
            <text:p>459.9</text:p>
          </table:table-cell>
          <table:table-cell office:value-type="float" office:value="453.2" calcext:value-type="float">
            <text:p>453.2</text:p>
          </table:table-cell>
          <table:table-cell table:formula="of:=TIMEVALUE([.A423])" office:value-type="time" office:time-value="PT00H06M39.3S" calcext:value-type="time">
            <text:p>06:39.3</text:p>
          </table:table-cell>
          <table:table-cell office:value-type="time" office:time-value="PT00H06M39.3S" calcext:value-type="time">
            <text:p>06:39.3</text:p>
          </table:table-cell>
        </table:table-row>
        <table:table-row table:style-name="ro1">
          <table:table-cell office:value-type="string" calcext:value-type="string">
            <text:p>06:40.3</text:p>
          </table:table-cell>
          <table:table-cell office:value-type="float" office:value="458.6" calcext:value-type="float">
            <text:p>458.6</text:p>
          </table:table-cell>
          <table:table-cell office:value-type="float" office:value="453.7" calcext:value-type="float">
            <text:p>453.7</text:p>
          </table:table-cell>
          <table:table-cell table:formula="of:=TIMEVALUE([.A424])" office:value-type="time" office:time-value="PT00H06M40.3S" calcext:value-type="time">
            <text:p>06:40.3</text:p>
          </table:table-cell>
          <table:table-cell office:value-type="time" office:time-value="PT00H06M40.3S" calcext:value-type="time">
            <text:p>06:40.3</text:p>
          </table:table-cell>
        </table:table-row>
        <table:table-row table:style-name="ro1">
          <table:table-cell office:value-type="string" calcext:value-type="string">
            <text:p>06:41.2</text:p>
          </table:table-cell>
          <table:table-cell office:value-type="float" office:value="459.5" calcext:value-type="float">
            <text:p>459.5</text:p>
          </table:table-cell>
          <table:table-cell office:value-type="float" office:value="454.3" calcext:value-type="float">
            <text:p>454.3</text:p>
          </table:table-cell>
          <table:table-cell table:formula="of:=TIMEVALUE([.A425])" office:value-type="time" office:time-value="PT00H06M41.2S" calcext:value-type="time">
            <text:p>06:41.2</text:p>
          </table:table-cell>
          <table:table-cell office:value-type="time" office:time-value="PT00H06M41.2S" calcext:value-type="time">
            <text:p>06:41.2</text:p>
          </table:table-cell>
        </table:table-row>
        <table:table-row table:style-name="ro1">
          <table:table-cell office:value-type="string" calcext:value-type="string">
            <text:p>06:42.2</text:p>
          </table:table-cell>
          <table:table-cell office:value-type="float" office:value="455.9" calcext:value-type="float">
            <text:p>455.9</text:p>
          </table:table-cell>
          <table:table-cell office:value-type="float" office:value="454.3" calcext:value-type="float">
            <text:p>454.3</text:p>
          </table:table-cell>
          <table:table-cell table:formula="of:=TIMEVALUE([.A426])" office:value-type="time" office:time-value="PT00H06M42.2S" calcext:value-type="time">
            <text:p>06:42.2</text:p>
          </table:table-cell>
          <table:table-cell office:value-type="time" office:time-value="PT00H06M42.2S" calcext:value-type="time">
            <text:p>06:42.2</text:p>
          </table:table-cell>
        </table:table-row>
        <table:table-row table:style-name="ro1">
          <table:table-cell office:value-type="string" calcext:value-type="string">
            <text:p>06:43.1</text:p>
          </table:table-cell>
          <table:table-cell office:value-type="float" office:value="458.1" calcext:value-type="float">
            <text:p>458.1</text:p>
          </table:table-cell>
          <table:table-cell office:value-type="float" office:value="454.8" calcext:value-type="float">
            <text:p>454.8</text:p>
          </table:table-cell>
          <table:table-cell table:formula="of:=TIMEVALUE([.A427])" office:value-type="time" office:time-value="PT00H06M43.1S" calcext:value-type="time">
            <text:p>06:43.1</text:p>
          </table:table-cell>
          <table:table-cell office:value-type="time" office:time-value="PT00H06M43.1S" calcext:value-type="time">
            <text:p>06:43.1</text:p>
          </table:table-cell>
        </table:table-row>
        <table:table-row table:style-name="ro1">
          <table:table-cell office:value-type="string" calcext:value-type="string">
            <text:p>06:44.1</text:p>
          </table:table-cell>
          <table:table-cell office:value-type="float" office:value="459.9" calcext:value-type="float">
            <text:p>459.9</text:p>
          </table:table-cell>
          <table:table-cell office:value-type="float" office:value="455.4" calcext:value-type="float">
            <text:p>455.4</text:p>
          </table:table-cell>
          <table:table-cell table:formula="of:=TIMEVALUE([.A428])" office:value-type="time" office:time-value="PT00H06M44.1S" calcext:value-type="time">
            <text:p>06:44.1</text:p>
          </table:table-cell>
          <table:table-cell office:value-type="time" office:time-value="PT00H06M44.1S" calcext:value-type="time">
            <text:p>06:44.1</text:p>
          </table:table-cell>
        </table:table-row>
        <table:table-row table:style-name="ro1">
          <table:table-cell office:value-type="string" calcext:value-type="string">
            <text:p>06:45.0</text:p>
          </table:table-cell>
          <table:table-cell office:value-type="float" office:value="455.9" calcext:value-type="float">
            <text:p>455.9</text:p>
          </table:table-cell>
          <table:table-cell office:value-type="float" office:value="455.5" calcext:value-type="float">
            <text:p>455.5</text:p>
          </table:table-cell>
          <table:table-cell table:formula="of:=TIMEVALUE([.A429])" office:value-type="time" office:time-value="PT00H06M45S" calcext:value-type="time">
            <text:p>06:45.0</text:p>
          </table:table-cell>
          <table:table-cell office:value-type="time" office:time-value="PT00H06M45S" calcext:value-type="time">
            <text:p>06:45.0</text:p>
          </table:table-cell>
        </table:table-row>
        <table:table-row table:style-name="ro1">
          <table:table-cell office:value-type="string" calcext:value-type="string">
            <text:p>06:46.0</text:p>
          </table:table-cell>
          <table:table-cell office:value-type="float" office:value="455.9" calcext:value-type="float">
            <text:p>455.9</text:p>
          </table:table-cell>
          <table:table-cell office:value-type="float" office:value="455.8" calcext:value-type="float">
            <text:p>455.8</text:p>
          </table:table-cell>
          <table:table-cell table:formula="of:=TIMEVALUE([.A430])" office:value-type="time" office:time-value="PT00H06M46S" calcext:value-type="time">
            <text:p>06:46.0</text:p>
          </table:table-cell>
          <table:table-cell office:value-type="time" office:time-value="PT00H06M46S" calcext:value-type="time">
            <text:p>06:46.0</text:p>
          </table:table-cell>
        </table:table-row>
        <table:table-row table:style-name="ro1">
          <table:table-cell office:value-type="string" calcext:value-type="string">
            <text:p>06:46.9</text:p>
          </table:table-cell>
          <table:table-cell office:value-type="float" office:value="459.1" calcext:value-type="float">
            <text:p>459.1</text:p>
          </table:table-cell>
          <table:table-cell office:value-type="float" office:value="456.6" calcext:value-type="float">
            <text:p>456.6</text:p>
          </table:table-cell>
          <table:table-cell table:formula="of:=TIMEVALUE([.A431])" office:value-type="time" office:time-value="PT00H06M46.9S" calcext:value-type="time">
            <text:p>06:46.9</text:p>
          </table:table-cell>
          <table:table-cell office:value-type="time" office:time-value="PT00H06M46.9S" calcext:value-type="time">
            <text:p>06:46.9</text:p>
          </table:table-cell>
        </table:table-row>
        <table:table-row table:style-name="ro1">
          <table:table-cell office:value-type="string" calcext:value-type="string">
            <text:p>06:47.9</text:p>
          </table:table-cell>
          <table:table-cell office:value-type="float" office:value="463.6" calcext:value-type="float">
            <text:p>463.6</text:p>
          </table:table-cell>
          <table:table-cell office:value-type="float" office:value="457.3" calcext:value-type="float">
            <text:p>457.3</text:p>
          </table:table-cell>
          <table:table-cell table:formula="of:=TIMEVALUE([.A432])" office:value-type="time" office:time-value="PT00H06M47.9S" calcext:value-type="time">
            <text:p>06:47.9</text:p>
          </table:table-cell>
          <table:table-cell office:value-type="time" office:time-value="PT00H06M47.9S" calcext:value-type="time">
            <text:p>06:47.9</text:p>
          </table:table-cell>
        </table:table-row>
        <table:table-row table:style-name="ro1">
          <table:table-cell office:value-type="string" calcext:value-type="string">
            <text:p>06:48.8</text:p>
          </table:table-cell>
          <table:table-cell office:value-type="float" office:value="463.1" calcext:value-type="float">
            <text:p>463.1</text:p>
          </table:table-cell>
          <table:table-cell office:value-type="float" office:value="457.9" calcext:value-type="float">
            <text:p>457.9</text:p>
          </table:table-cell>
          <table:table-cell table:formula="of:=TIMEVALUE([.A433])" office:value-type="time" office:time-value="PT00H06M48.8S" calcext:value-type="time">
            <text:p>06:48.8</text:p>
          </table:table-cell>
          <table:table-cell office:value-type="time" office:time-value="PT00H06M48.8S" calcext:value-type="time">
            <text:p>06:48.8</text:p>
          </table:table-cell>
        </table:table-row>
        <table:table-row table:style-name="ro1">
          <table:table-cell office:value-type="string" calcext:value-type="string">
            <text:p>06:49.8</text:p>
          </table:table-cell>
          <table:table-cell office:value-type="float" office:value="466.7" calcext:value-type="float">
            <text:p>466.7</text:p>
          </table:table-cell>
          <table:table-cell office:value-type="float" office:value="458.7" calcext:value-type="float">
            <text:p>458.7</text:p>
          </table:table-cell>
          <table:table-cell table:formula="of:=TIMEVALUE([.A434])" office:value-type="time" office:time-value="PT00H06M49.8S" calcext:value-type="time">
            <text:p>06:49.8</text:p>
          </table:table-cell>
          <table:table-cell office:value-type="time" office:time-value="PT00H06M49.8S" calcext:value-type="time">
            <text:p>06:49.8</text:p>
          </table:table-cell>
        </table:table-row>
        <table:table-row table:style-name="ro1">
          <table:table-cell office:value-type="string" calcext:value-type="string">
            <text:p>06:50.7</text:p>
          </table:table-cell>
          <table:table-cell office:value-type="float" office:value="460.4" calcext:value-type="float">
            <text:p>460.4</text:p>
          </table:table-cell>
          <table:table-cell office:value-type="float" office:value="459.4" calcext:value-type="float">
            <text:p>459.4</text:p>
          </table:table-cell>
          <table:table-cell table:formula="of:=TIMEVALUE([.A435])" office:value-type="time" office:time-value="PT00H06M50.7S" calcext:value-type="time">
            <text:p>06:50.7</text:p>
          </table:table-cell>
          <table:table-cell office:value-type="time" office:time-value="PT00H06M50.7S" calcext:value-type="time">
            <text:p>06:50.7</text:p>
          </table:table-cell>
        </table:table-row>
        <table:table-row table:style-name="ro1">
          <table:table-cell office:value-type="string" calcext:value-type="string">
            <text:p>06:51.7</text:p>
          </table:table-cell>
          <table:table-cell office:value-type="float" office:value="464.4" calcext:value-type="float">
            <text:p>464.4</text:p>
          </table:table-cell>
          <table:table-cell office:value-type="float" office:value="460" calcext:value-type="float">
            <text:p>460</text:p>
          </table:table-cell>
          <table:table-cell table:formula="of:=TIMEVALUE([.A436])" office:value-type="time" office:time-value="PT00H06M51.7S" calcext:value-type="time">
            <text:p>06:51.7</text:p>
          </table:table-cell>
          <table:table-cell office:value-type="time" office:time-value="PT00H06M51.7S" calcext:value-type="time">
            <text:p>06:51.7</text:p>
          </table:table-cell>
        </table:table-row>
        <table:table-row table:style-name="ro1">
          <table:table-cell office:value-type="string" calcext:value-type="string">
            <text:p>06:52.6</text:p>
          </table:table-cell>
          <table:table-cell office:value-type="float" office:value="466.7" calcext:value-type="float">
            <text:p>466.7</text:p>
          </table:table-cell>
          <table:table-cell office:value-type="float" office:value="460.5" calcext:value-type="float">
            <text:p>460.5</text:p>
          </table:table-cell>
          <table:table-cell table:formula="of:=TIMEVALUE([.A437])" office:value-type="time" office:time-value="PT00H06M52.6S" calcext:value-type="time">
            <text:p>06:52.6</text:p>
          </table:table-cell>
          <table:table-cell office:value-type="time" office:time-value="PT00H06M52.6S" calcext:value-type="time">
            <text:p>06:52.6</text:p>
          </table:table-cell>
        </table:table-row>
        <table:table-row table:style-name="ro1">
          <table:table-cell office:value-type="string" calcext:value-type="string">
            <text:p>06:53.6</text:p>
          </table:table-cell>
          <table:table-cell office:value-type="float" office:value="473.4" calcext:value-type="float">
            <text:p>473.4</text:p>
          </table:table-cell>
          <table:table-cell office:value-type="float" office:value="461.4" calcext:value-type="float">
            <text:p>461.4</text:p>
          </table:table-cell>
          <table:table-cell table:formula="of:=TIMEVALUE([.A438])" office:value-type="time" office:time-value="PT00H06M53.6S" calcext:value-type="time">
            <text:p>06:53.6</text:p>
          </table:table-cell>
          <table:table-cell office:value-type="time" office:time-value="PT00H06M53.6S" calcext:value-type="time">
            <text:p>06:53.6</text:p>
          </table:table-cell>
        </table:table-row>
        <table:table-row table:style-name="ro1">
          <table:table-cell office:value-type="string" calcext:value-type="string">
            <text:p>06:54.5</text:p>
          </table:table-cell>
          <table:table-cell office:value-type="float" office:value="468.9" calcext:value-type="float">
            <text:p>468.9</text:p>
          </table:table-cell>
          <table:table-cell office:value-type="float" office:value="462.1" calcext:value-type="float">
            <text:p>462.1</text:p>
          </table:table-cell>
          <table:table-cell table:formula="of:=TIMEVALUE([.A439])" office:value-type="time" office:time-value="PT00H06M54.5S" calcext:value-type="time">
            <text:p>06:54.5</text:p>
          </table:table-cell>
          <table:table-cell office:value-type="time" office:time-value="PT00H06M54.5S" calcext:value-type="time">
            <text:p>06:54.5</text:p>
          </table:table-cell>
        </table:table-row>
        <table:table-row table:style-name="ro1">
          <table:table-cell office:value-type="string" calcext:value-type="string">
            <text:p>06:55.5</text:p>
          </table:table-cell>
          <table:table-cell office:value-type="float" office:value="466.2" calcext:value-type="float">
            <text:p>466.2</text:p>
          </table:table-cell>
          <table:table-cell office:value-type="float" office:value="462.6" calcext:value-type="float">
            <text:p>462.6</text:p>
          </table:table-cell>
          <table:table-cell table:formula="of:=TIMEVALUE([.A440])" office:value-type="time" office:time-value="PT00H06M55.5S" calcext:value-type="time">
            <text:p>06:55.5</text:p>
          </table:table-cell>
          <table:table-cell office:value-type="time" office:time-value="PT00H06M55.5S" calcext:value-type="time">
            <text:p>06:55.5</text:p>
          </table:table-cell>
        </table:table-row>
        <table:table-row table:style-name="ro1">
          <table:table-cell office:value-type="string" calcext:value-type="string">
            <text:p>06:56.4</text:p>
          </table:table-cell>
          <table:table-cell office:value-type="float" office:value="471.6" calcext:value-type="float">
            <text:p>471.6</text:p>
          </table:table-cell>
          <table:table-cell office:value-type="float" office:value="463.6" calcext:value-type="float">
            <text:p>463.6</text:p>
          </table:table-cell>
          <table:table-cell table:formula="of:=TIMEVALUE([.A441])" office:value-type="time" office:time-value="PT00H06M56.4S" calcext:value-type="time">
            <text:p>06:56.4</text:p>
          </table:table-cell>
          <table:table-cell office:value-type="time" office:time-value="PT00H06M56.4S" calcext:value-type="time">
            <text:p>06:56.4</text:p>
          </table:table-cell>
        </table:table-row>
        <table:table-row table:style-name="ro1">
          <table:table-cell office:value-type="string" calcext:value-type="string">
            <text:p>06:57.4</text:p>
          </table:table-cell>
          <table:table-cell office:value-type="float" office:value="466.2" calcext:value-type="float">
            <text:p>466.2</text:p>
          </table:table-cell>
          <table:table-cell office:value-type="float" office:value="464.1" calcext:value-type="float">
            <text:p>464.1</text:p>
          </table:table-cell>
          <table:table-cell table:formula="of:=TIMEVALUE([.A442])" office:value-type="time" office:time-value="PT00H06M57.4S" calcext:value-type="time">
            <text:p>06:57.4</text:p>
          </table:table-cell>
          <table:table-cell office:value-type="time" office:time-value="PT00H06M57.4S" calcext:value-type="time">
            <text:p>06:57.4</text:p>
          </table:table-cell>
        </table:table-row>
        <table:table-row table:style-name="ro1">
          <table:table-cell office:value-type="string" calcext:value-type="string">
            <text:p>06:58.3</text:p>
          </table:table-cell>
          <table:table-cell office:value-type="float" office:value="463.6" calcext:value-type="float">
            <text:p>463.6</text:p>
          </table:table-cell>
          <table:table-cell office:value-type="float" office:value="464.4" calcext:value-type="float">
            <text:p>464.4</text:p>
          </table:table-cell>
          <table:table-cell table:formula="of:=TIMEVALUE([.A443])" office:value-type="time" office:time-value="PT00H06M58.3S" calcext:value-type="time">
            <text:p>06:58.3</text:p>
          </table:table-cell>
          <table:table-cell office:value-type="time" office:time-value="PT00H06M58.3S" calcext:value-type="time">
            <text:p>06:58.3</text:p>
          </table:table-cell>
        </table:table-row>
        <table:table-row table:style-name="ro1">
          <table:table-cell office:value-type="string" calcext:value-type="string">
            <text:p>06:59.3</text:p>
          </table:table-cell>
          <table:table-cell office:value-type="float" office:value="461.3" calcext:value-type="float">
            <text:p>461.3</text:p>
          </table:table-cell>
          <table:table-cell office:value-type="float" office:value="464.7" calcext:value-type="float">
            <text:p>464.7</text:p>
          </table:table-cell>
          <table:table-cell table:formula="of:=TIMEVALUE([.A444])" office:value-type="time" office:time-value="PT00H06M59.3S" calcext:value-type="time">
            <text:p>06:59.3</text:p>
          </table:table-cell>
          <table:table-cell office:value-type="time" office:time-value="PT00H06M59.3S" calcext:value-type="time">
            <text:p>06:59.3</text:p>
          </table:table-cell>
        </table:table-row>
        <table:table-row table:style-name="ro1">
          <table:table-cell office:value-type="string" calcext:value-type="string">
            <text:p>07:00.2</text:p>
          </table:table-cell>
          <table:table-cell office:value-type="float" office:value="464" calcext:value-type="float">
            <text:p>464</text:p>
          </table:table-cell>
          <table:table-cell office:value-type="float" office:value="465.3" calcext:value-type="float">
            <text:p>465.3</text:p>
          </table:table-cell>
          <table:table-cell table:formula="of:=TIMEVALUE([.A445])" office:value-type="time" office:time-value="PT00H07M00.2S" calcext:value-type="time">
            <text:p>07:00.2</text:p>
          </table:table-cell>
          <table:table-cell office:value-type="time" office:time-value="PT00H07M00.2S" calcext:value-type="time">
            <text:p>07:00.2</text:p>
          </table:table-cell>
        </table:table-row>
        <table:table-row table:style-name="ro1">
          <table:table-cell office:value-type="string" calcext:value-type="string">
            <text:p>07:01.2</text:p>
          </table:table-cell>
          <table:table-cell office:value-type="float" office:value="463.6" calcext:value-type="float">
            <text:p>463.6</text:p>
          </table:table-cell>
          <table:table-cell office:value-type="float" office:value="465.6" calcext:value-type="float">
            <text:p>465.6</text:p>
          </table:table-cell>
          <table:table-cell table:formula="of:=TIMEVALUE([.A446])" office:value-type="time" office:time-value="PT00H07M01.2S" calcext:value-type="time">
            <text:p>07:01.2</text:p>
          </table:table-cell>
          <table:table-cell office:value-type="time" office:time-value="PT00H07M01.2S" calcext:value-type="time">
            <text:p>07:01.2</text:p>
          </table:table-cell>
        </table:table-row>
        <table:table-row table:style-name="ro1">
          <table:table-cell office:value-type="string" calcext:value-type="string">
            <text:p>07:02.1</text:p>
          </table:table-cell>
          <table:table-cell office:value-type="float" office:value="467.1" calcext:value-type="float">
            <text:p>467.1</text:p>
          </table:table-cell>
          <table:table-cell office:value-type="float" office:value="465.8" calcext:value-type="float">
            <text:p>465.8</text:p>
          </table:table-cell>
          <table:table-cell table:formula="of:=TIMEVALUE([.A447])" office:value-type="time" office:time-value="PT00H07M02.1S" calcext:value-type="time">
            <text:p>07:02.1</text:p>
          </table:table-cell>
          <table:table-cell office:value-type="time" office:time-value="PT00H07M02.1S" calcext:value-type="time">
            <text:p>07:02.1</text:p>
          </table:table-cell>
        </table:table-row>
        <table:table-row table:style-name="ro1">
          <table:table-cell office:value-type="string" calcext:value-type="string">
            <text:p>07:03.1</text:p>
          </table:table-cell>
          <table:table-cell office:value-type="float" office:value="466.7" calcext:value-type="float">
            <text:p>466.7</text:p>
          </table:table-cell>
          <table:table-cell office:value-type="float" office:value="466.1" calcext:value-type="float">
            <text:p>466.1</text:p>
          </table:table-cell>
          <table:table-cell table:formula="of:=TIMEVALUE([.A448])" office:value-type="time" office:time-value="PT00H07M03.1S" calcext:value-type="time">
            <text:p>07:03.1</text:p>
          </table:table-cell>
          <table:table-cell office:value-type="time" office:time-value="PT00H07M03.1S" calcext:value-type="time">
            <text:p>07:03.1</text:p>
          </table:table-cell>
        </table:table-row>
        <table:table-row table:style-name="ro1">
          <table:table-cell office:value-type="string" calcext:value-type="string">
            <text:p>07:04.1</text:p>
          </table:table-cell>
          <table:table-cell office:value-type="float" office:value="456.4" calcext:value-type="float">
            <text:p>456.4</text:p>
          </table:table-cell>
          <table:table-cell office:value-type="float" office:value="465.4" calcext:value-type="float">
            <text:p>465.4</text:p>
          </table:table-cell>
          <table:table-cell table:formula="of:=TIMEVALUE([.A449])" office:value-type="time" office:time-value="PT00H07M04.1S" calcext:value-type="time">
            <text:p>07:04.1</text:p>
          </table:table-cell>
          <table:table-cell office:value-type="time" office:time-value="PT00H07M04.1S" calcext:value-type="time">
            <text:p>07:04.1</text:p>
          </table:table-cell>
        </table:table-row>
        <table:table-row table:style-name="ro1">
          <table:table-cell office:value-type="string" calcext:value-type="string">
            <text:p>07:05.0</text:p>
          </table:table-cell>
          <table:table-cell office:value-type="float" office:value="438.4" calcext:value-type="float">
            <text:p>438.4</text:p>
          </table:table-cell>
          <table:table-cell office:value-type="float" office:value="463.9" calcext:value-type="float">
            <text:p>463.9</text:p>
          </table:table-cell>
          <table:table-cell table:formula="of:=TIMEVALUE([.A450])" office:value-type="time" office:time-value="PT00H07M05S" calcext:value-type="time">
            <text:p>07:05.0</text:p>
          </table:table-cell>
          <table:table-cell office:value-type="time" office:time-value="PT00H07M05S" calcext:value-type="time">
            <text:p>07:05.0</text:p>
          </table:table-cell>
        </table:table-row>
        <table:table-row table:style-name="ro1">
          <table:table-cell office:value-type="string" calcext:value-type="string">
            <text:p>07:06.0</text:p>
          </table:table-cell>
          <table:table-cell office:value-type="float" office:value="424.4" calcext:value-type="float">
            <text:p>424.4</text:p>
          </table:table-cell>
          <table:table-cell office:value-type="float" office:value="461.2" calcext:value-type="float">
            <text:p>461.2</text:p>
          </table:table-cell>
          <table:table-cell table:formula="of:=TIMEVALUE([.A451])" office:value-type="time" office:time-value="PT00H07M06S" calcext:value-type="time">
            <text:p>07:06.0</text:p>
          </table:table-cell>
          <table:table-cell office:value-type="time" office:time-value="PT00H07M06S" calcext:value-type="time">
            <text:p>07:06.0</text:p>
          </table:table-cell>
        </table:table-row>
        <table:table-row table:style-name="ro1">
          <table:table-cell office:value-type="string" calcext:value-type="string">
            <text:p>07:06.9</text:p>
          </table:table-cell>
          <table:table-cell office:value-type="float" office:value="407.8" calcext:value-type="float">
            <text:p>407.8</text:p>
          </table:table-cell>
          <table:table-cell office:value-type="float" office:value="457.3" calcext:value-type="float">
            <text:p>457.3</text:p>
          </table:table-cell>
          <table:table-cell table:formula="of:=TIMEVALUE([.A452])" office:value-type="time" office:time-value="PT00H07M06.9S" calcext:value-type="time">
            <text:p>07:06.9</text:p>
          </table:table-cell>
          <table:table-cell office:value-type="time" office:time-value="PT00H07M06.9S" calcext:value-type="time">
            <text:p>07:06.9</text:p>
          </table:table-cell>
        </table:table-row>
        <table:table-row table:style-name="ro1">
          <table:table-cell office:value-type="string" calcext:value-type="string">
            <text:p>07:07.9</text:p>
          </table:table-cell>
          <table:table-cell office:value-type="float" office:value="394.2" calcext:value-type="float">
            <text:p>394.2</text:p>
          </table:table-cell>
          <table:table-cell office:value-type="float" office:value="452" calcext:value-type="float">
            <text:p>452</text:p>
          </table:table-cell>
          <table:table-cell table:formula="of:=TIMEVALUE([.A453])" office:value-type="time" office:time-value="PT00H07M07.9S" calcext:value-type="time">
            <text:p>07:07.9</text:p>
          </table:table-cell>
          <table:table-cell office:value-type="time" office:time-value="PT00H07M07.9S" calcext:value-type="time">
            <text:p>07:07.9</text:p>
          </table:table-cell>
        </table:table-row>
        <table:table-row table:style-name="ro1">
          <table:table-cell office:value-type="string" calcext:value-type="string">
            <text:p>07:08.8</text:p>
          </table:table-cell>
          <table:table-cell office:value-type="float" office:value="384.8" calcext:value-type="float">
            <text:p>384.8</text:p>
          </table:table-cell>
          <table:table-cell office:value-type="float" office:value="446.4" calcext:value-type="float">
            <text:p>446.4</text:p>
          </table:table-cell>
          <table:table-cell table:formula="of:=TIMEVALUE([.A454])" office:value-type="time" office:time-value="PT00H07M08.8S" calcext:value-type="time">
            <text:p>07:08.8</text:p>
          </table:table-cell>
          <table:table-cell office:value-type="time" office:time-value="PT00H07M08.8S" calcext:value-type="time">
            <text:p>07:08.8</text:p>
          </table:table-cell>
        </table:table-row>
        <table:table-row table:style-name="ro1">
          <table:table-cell office:value-type="string" calcext:value-type="string">
            <text:p>07:09.8</text:p>
          </table:table-cell>
          <table:table-cell office:value-type="float" office:value="376.7" calcext:value-type="float">
            <text:p>376.7</text:p>
          </table:table-cell>
          <table:table-cell office:value-type="float" office:value="440.4" calcext:value-type="float">
            <text:p>440.4</text:p>
          </table:table-cell>
          <table:table-cell table:formula="of:=TIMEVALUE([.A455])" office:value-type="time" office:time-value="PT00H07M09.8S" calcext:value-type="time">
            <text:p>07:09.8</text:p>
          </table:table-cell>
          <table:table-cell office:value-type="time" office:time-value="PT00H07M09.8S" calcext:value-type="time">
            <text:p>07:09.8</text:p>
          </table:table-cell>
        </table:table-row>
        <table:table-row table:style-name="ro1">
          <table:table-cell office:value-type="string" calcext:value-type="string">
            <text:p>07:10.7</text:p>
          </table:table-cell>
          <table:table-cell office:value-type="float" office:value="371.8" calcext:value-type="float">
            <text:p>371.8</text:p>
          </table:table-cell>
          <table:table-cell office:value-type="float" office:value="433.8" calcext:value-type="float">
            <text:p>433.8</text:p>
          </table:table-cell>
          <table:table-cell table:formula="of:=TIMEVALUE([.A456])" office:value-type="time" office:time-value="PT00H07M10.7S" calcext:value-type="time">
            <text:p>07:10.7</text:p>
          </table:table-cell>
          <table:table-cell office:value-type="time" office:time-value="PT00H07M10.7S" calcext:value-type="time">
            <text:p>07:10.7</text:p>
          </table:table-cell>
        </table:table-row>
        <table:table-row table:style-name="ro1">
          <table:table-cell office:value-type="string" calcext:value-type="string">
            <text:p>07:11.7</text:p>
          </table:table-cell>
          <table:table-cell office:value-type="float" office:value="361.4" calcext:value-type="float">
            <text:p>361.4</text:p>
          </table:table-cell>
          <table:table-cell office:value-type="float" office:value="426.8" calcext:value-type="float">
            <text:p>426.8</text:p>
          </table:table-cell>
          <table:table-cell table:formula="of:=TIMEVALUE([.A457])" office:value-type="time" office:time-value="PT00H07M11.7S" calcext:value-type="time">
            <text:p>07:11.7</text:p>
          </table:table-cell>
          <table:table-cell office:value-type="time" office:time-value="PT00H07M11.7S" calcext:value-type="time">
            <text:p>07:11.7</text:p>
          </table:table-cell>
        </table:table-row>
        <table:table-row table:style-name="ro1">
          <table:table-cell office:value-type="string" calcext:value-type="string">
            <text:p>07:12.6</text:p>
          </table:table-cell>
          <table:table-cell office:value-type="float" office:value="348.4" calcext:value-type="float">
            <text:p>348.4</text:p>
          </table:table-cell>
          <table:table-cell office:value-type="float" office:value="419.1" calcext:value-type="float">
            <text:p>419.1</text:p>
          </table:table-cell>
          <table:table-cell table:formula="of:=TIMEVALUE([.A458])" office:value-type="time" office:time-value="PT00H07M12.6S" calcext:value-type="time">
            <text:p>07:12.6</text:p>
          </table:table-cell>
          <table:table-cell office:value-type="time" office:time-value="PT00H07M12.6S" calcext:value-type="time">
            <text:p>07:12.6</text:p>
          </table:table-cell>
        </table:table-row>
        <table:table-row table:style-name="ro1">
          <table:table-cell office:value-type="string" calcext:value-type="string">
            <text:p>07:13.6</text:p>
          </table:table-cell>
          <table:table-cell office:value-type="float" office:value="350.1" calcext:value-type="float">
            <text:p>350.1</text:p>
          </table:table-cell>
          <table:table-cell office:value-type="float" office:value="411.7" calcext:value-type="float">
            <text:p>411.7</text:p>
          </table:table-cell>
          <table:table-cell table:formula="of:=TIMEVALUE([.A459])" office:value-type="time" office:time-value="PT00H07M13.6S" calcext:value-type="time">
            <text:p>07:13.6</text:p>
          </table:table-cell>
          <table:table-cell office:value-type="time" office:time-value="PT00H07M13.6S" calcext:value-type="time">
            <text:p>07:13.6</text:p>
          </table:table-cell>
        </table:table-row>
        <table:table-row table:style-name="ro1">
          <table:table-cell office:value-type="string" calcext:value-type="string">
            <text:p>07:14.5</text:p>
          </table:table-cell>
          <table:table-cell office:value-type="float" office:value="333.1" calcext:value-type="float">
            <text:p>333.1</text:p>
          </table:table-cell>
          <table:table-cell office:value-type="float" office:value="403" calcext:value-type="float">
            <text:p>403</text:p>
          </table:table-cell>
          <table:table-cell table:formula="of:=TIMEVALUE([.A460])" office:value-type="time" office:time-value="PT00H07M14.5S" calcext:value-type="time">
            <text:p>07:14.5</text:p>
          </table:table-cell>
          <table:table-cell office:value-type="time" office:time-value="PT00H07M14.5S" calcext:value-type="time">
            <text:p>07:14.5</text:p>
          </table:table-cell>
        </table:table-row>
        <table:table-row table:style-name="ro1">
          <table:table-cell office:value-type="string" calcext:value-type="string">
            <text:p>07:15.5</text:p>
          </table:table-cell>
          <table:table-cell office:value-type="float" office:value="299.3" calcext:value-type="float">
            <text:p>299.3</text:p>
          </table:table-cell>
          <table:table-cell office:value-type="float" office:value="392" calcext:value-type="float">
            <text:p>392</text:p>
          </table:table-cell>
          <table:table-cell table:formula="of:=TIMEVALUE([.A461])" office:value-type="time" office:time-value="PT00H07M15.5S" calcext:value-type="time">
            <text:p>07:15.5</text:p>
          </table:table-cell>
          <table:table-cell office:value-type="time" office:time-value="PT00H07M15.5S" calcext:value-type="time">
            <text:p>07:15.5</text:p>
          </table:table-cell>
        </table:table-row>
        <table:table-row table:style-name="ro1">
          <table:table-cell office:value-type="string" calcext:value-type="string">
            <text:p>07:16.4</text:p>
          </table:table-cell>
          <table:table-cell office:value-type="float" office:value="326.3" calcext:value-type="float">
            <text:p>326.3</text:p>
          </table:table-cell>
          <table:table-cell office:value-type="float" office:value="382.6" calcext:value-type="float">
            <text:p>382.6</text:p>
          </table:table-cell>
          <table:table-cell table:formula="of:=TIMEVALUE([.A462])" office:value-type="time" office:time-value="PT00H07M16.4S" calcext:value-type="time">
            <text:p>07:16.4</text:p>
          </table:table-cell>
          <table:table-cell office:value-type="time" office:time-value="PT00H07M16.4S" calcext:value-type="time">
            <text:p>07:16.4</text:p>
          </table:table-cell>
        </table:table-row>
        <table:table-row table:style-name="ro1">
          <table:table-cell office:value-type="string" calcext:value-type="string">
            <text:p>07:17.4</text:p>
          </table:table-cell>
          <table:table-cell office:value-type="float" office:value="321.4" calcext:value-type="float">
            <text:p>321.4</text:p>
          </table:table-cell>
          <table:table-cell office:value-type="float" office:value="372.9" calcext:value-type="float">
            <text:p>372.9</text:p>
          </table:table-cell>
          <table:table-cell table:formula="of:=TIMEVALUE([.A463])" office:value-type="time" office:time-value="PT00H07M17.4S" calcext:value-type="time">
            <text:p>07:17.4</text:p>
          </table:table-cell>
          <table:table-cell office:value-type="time" office:time-value="PT00H07M17.4S" calcext:value-type="time">
            <text:p>07:17.4</text:p>
          </table:table-cell>
        </table:table-row>
        <table:table-row table:style-name="ro1">
          <table:table-cell office:value-type="string" calcext:value-type="string">
            <text:p>07:18.3</text:p>
          </table:table-cell>
          <table:table-cell office:value-type="float" office:value="316.9" calcext:value-type="float">
            <text:p>316.9</text:p>
          </table:table-cell>
          <table:table-cell office:value-type="float" office:value="363.6" calcext:value-type="float">
            <text:p>363.6</text:p>
          </table:table-cell>
          <table:table-cell table:formula="of:=TIMEVALUE([.A464])" office:value-type="time" office:time-value="PT00H07M18.3S" calcext:value-type="time">
            <text:p>07:18.3</text:p>
          </table:table-cell>
          <table:table-cell office:value-type="time" office:time-value="PT00H07M18.3S" calcext:value-type="time">
            <text:p>07:18.3</text:p>
          </table:table-cell>
        </table:table-row>
        <table:table-row table:style-name="ro1">
          <table:table-cell office:value-type="string" calcext:value-type="string">
            <text:p>07:19.3</text:p>
          </table:table-cell>
          <table:table-cell office:value-type="float" office:value="313.2" calcext:value-type="float">
            <text:p>313.2</text:p>
          </table:table-cell>
          <table:table-cell office:value-type="float" office:value="355.3" calcext:value-type="float">
            <text:p>355.3</text:p>
          </table:table-cell>
          <table:table-cell table:formula="of:=TIMEVALUE([.A465])" office:value-type="time" office:time-value="PT00H07M19.3S" calcext:value-type="time">
            <text:p>07:19.3</text:p>
          </table:table-cell>
          <table:table-cell office:value-type="time" office:time-value="PT00H07M19.3S" calcext:value-type="time">
            <text:p>07:19.3</text:p>
          </table:table-cell>
        </table:table-row>
        <table:table-row table:style-name="ro1">
          <table:table-cell office:value-type="string" calcext:value-type="string">
            <text:p>07:20.2</text:p>
          </table:table-cell>
          <table:table-cell office:value-type="float" office:value="308.8" calcext:value-type="float">
            <text:p>308.8</text:p>
          </table:table-cell>
          <table:table-cell office:value-type="float" office:value="347.6" calcext:value-type="float">
            <text:p>347.6</text:p>
          </table:table-cell>
          <table:table-cell table:formula="of:=TIMEVALUE([.A466])" office:value-type="time" office:time-value="PT00H07M20.2S" calcext:value-type="time">
            <text:p>07:20.2</text:p>
          </table:table-cell>
          <table:table-cell office:value-type="time" office:time-value="PT00H07M20.2S" calcext:value-type="time">
            <text:p>07:20.2</text:p>
          </table:table-cell>
        </table:table-row>
        <table:table-row table:style-name="ro1">
          <table:table-cell office:value-type="string" calcext:value-type="string">
            <text:p>07:21.2</text:p>
          </table:table-cell>
          <table:table-cell office:value-type="float" office:value="303.4" calcext:value-type="float">
            <text:p>303.4</text:p>
          </table:table-cell>
          <table:table-cell office:value-type="float" office:value="340.6" calcext:value-type="float">
            <text:p>340.6</text:p>
          </table:table-cell>
          <table:table-cell table:formula="of:=TIMEVALUE([.A467])" office:value-type="time" office:time-value="PT00H07M21.2S" calcext:value-type="time">
            <text:p>07:21.2</text:p>
          </table:table-cell>
          <table:table-cell office:value-type="time" office:time-value="PT00H07M21.2S" calcext:value-type="time">
            <text:p>07:21.2</text:p>
          </table:table-cell>
        </table:table-row>
        <table:table-row table:style-name="ro1">
          <table:table-cell office:value-type="string" calcext:value-type="string">
            <text:p>07:22.2</text:p>
          </table:table-cell>
          <table:table-cell office:value-type="float" office:value="297.5" calcext:value-type="float">
            <text:p>297.5</text:p>
          </table:table-cell>
          <table:table-cell office:value-type="float" office:value="334.2" calcext:value-type="float">
            <text:p>334.2</text:p>
          </table:table-cell>
          <table:table-cell table:formula="of:=TIMEVALUE([.A468])" office:value-type="time" office:time-value="PT00H07M22.2S" calcext:value-type="time">
            <text:p>07:22.2</text:p>
          </table:table-cell>
          <table:table-cell office:value-type="time" office:time-value="PT00H07M22.2S" calcext:value-type="time">
            <text:p>07:22.2</text:p>
          </table:table-cell>
        </table:table-row>
        <table:table-row table:style-name="ro1">
          <table:table-cell office:value-type="string" calcext:value-type="string">
            <text:p>07:23.1</text:p>
          </table:table-cell>
          <table:table-cell office:value-type="float" office:value="298.9" calcext:value-type="float">
            <text:p>298.9</text:p>
          </table:table-cell>
          <table:table-cell office:value-type="float" office:value="328.5" calcext:value-type="float">
            <text:p>328.5</text:p>
          </table:table-cell>
          <table:table-cell table:formula="of:=TIMEVALUE([.A469])" office:value-type="time" office:time-value="PT00H07M23.1S" calcext:value-type="time">
            <text:p>07:23.1</text:p>
          </table:table-cell>
          <table:table-cell office:value-type="time" office:time-value="PT00H07M23.1S" calcext:value-type="time">
            <text:p>07:23.1</text:p>
          </table:table-cell>
        </table:table-row>
        <table:table-row table:style-name="ro1">
          <table:table-cell office:value-type="string" calcext:value-type="string">
            <text:p>07:24.1</text:p>
          </table:table-cell>
          <table:table-cell office:value-type="float" office:value="295.7" calcext:value-type="float">
            <text:p>295.7</text:p>
          </table:table-cell>
          <table:table-cell office:value-type="float" office:value="323.1" calcext:value-type="float">
            <text:p>323.1</text:p>
          </table:table-cell>
          <table:table-cell table:formula="of:=TIMEVALUE([.A470])" office:value-type="time" office:time-value="PT00H07M24.1S" calcext:value-type="time">
            <text:p>07:24.1</text:p>
          </table:table-cell>
          <table:table-cell office:value-type="time" office:time-value="PT00H07M24.1S" calcext:value-type="time">
            <text:p>07:24.1</text:p>
          </table:table-cell>
        </table:table-row>
        <table:table-row table:style-name="ro1">
          <table:table-cell office:value-type="string" calcext:value-type="string">
            <text:p>07:25.0</text:p>
          </table:table-cell>
          <table:table-cell office:value-type="float" office:value="289.4" calcext:value-type="float">
            <text:p>289.4</text:p>
          </table:table-cell>
          <table:table-cell office:value-type="float" office:value="317.6" calcext:value-type="float">
            <text:p>317.6</text:p>
          </table:table-cell>
          <table:table-cell table:formula="of:=TIMEVALUE([.A471])" office:value-type="time" office:time-value="PT00H07M25S" calcext:value-type="time">
            <text:p>07:25.0</text:p>
          </table:table-cell>
          <table:table-cell office:value-type="time" office:time-value="PT00H07M25S" calcext:value-type="time">
            <text:p>07:25.0</text:p>
          </table:table-cell>
        </table:table-row>
        <table:table-row table:style-name="ro1">
          <table:table-cell office:value-type="string" calcext:value-type="string">
            <text:p>07:26.0</text:p>
          </table:table-cell>
          <table:table-cell office:value-type="float" office:value="284.9" calcext:value-type="float">
            <text:p>284.9</text:p>
          </table:table-cell>
          <table:table-cell office:value-type="float" office:value="312.5" calcext:value-type="float">
            <text:p>312.5</text:p>
          </table:table-cell>
          <table:table-cell table:formula="of:=TIMEVALUE([.A472])" office:value-type="time" office:time-value="PT00H07M26S" calcext:value-type="time">
            <text:p>07:26.0</text:p>
          </table:table-cell>
          <table:table-cell office:value-type="time" office:time-value="PT00H07M26S" calcext:value-type="time">
            <text:p>07:26.0</text:p>
          </table:table-cell>
        </table:table-row>
        <table:table-row table:style-name="ro1">
          <table:table-cell office:value-type="string" calcext:value-type="string">
            <text:p>07:26.9</text:p>
          </table:table-cell>
          <table:table-cell office:value-type="float" office:value="283.6" calcext:value-type="float">
            <text:p>283.6</text:p>
          </table:table-cell>
          <table:table-cell office:value-type="float" office:value="308.1" calcext:value-type="float">
            <text:p>308.1</text:p>
          </table:table-cell>
          <table:table-cell table:formula="of:=TIMEVALUE([.A473])" office:value-type="time" office:time-value="PT00H07M26.9S" calcext:value-type="time">
            <text:p>07:26.9</text:p>
          </table:table-cell>
          <table:table-cell office:value-type="time" office:time-value="PT00H07M26.9S" calcext:value-type="time">
            <text:p>07:26.9</text:p>
          </table:table-cell>
        </table:table-row>
        <table:table-row table:style-name="ro1">
          <table:table-cell office:value-type="string" calcext:value-type="string">
            <text:p>07:27.9</text:p>
          </table:table-cell>
          <table:table-cell office:value-type="float" office:value="280.4" calcext:value-type="float">
            <text:p>280.4</text:p>
          </table:table-cell>
          <table:table-cell office:value-type="float" office:value="303.5" calcext:value-type="float">
            <text:p>303.5</text:p>
          </table:table-cell>
          <table:table-cell table:formula="of:=TIMEVALUE([.A474])" office:value-type="time" office:time-value="PT00H07M27.9S" calcext:value-type="time">
            <text:p>07:27.9</text:p>
          </table:table-cell>
          <table:table-cell office:value-type="time" office:time-value="PT00H07M27.9S" calcext:value-type="time">
            <text:p>07:27.9</text:p>
          </table:table-cell>
        </table:table-row>
        <table:table-row table:style-name="ro1">
          <table:table-cell office:value-type="string" calcext:value-type="string">
            <text:p>07:28.8</text:p>
          </table:table-cell>
          <table:table-cell office:value-type="float" office:value="277.2" calcext:value-type="float">
            <text:p>277.2</text:p>
          </table:table-cell>
          <table:table-cell office:value-type="float" office:value="299.8" calcext:value-type="float">
            <text:p>299.8</text:p>
          </table:table-cell>
          <table:table-cell table:formula="of:=TIMEVALUE([.A475])" office:value-type="time" office:time-value="PT00H07M28.8S" calcext:value-type="time">
            <text:p>07:28.8</text:p>
          </table:table-cell>
          <table:table-cell office:value-type="time" office:time-value="PT00H07M28.8S" calcext:value-type="time">
            <text:p>07:28.8</text:p>
          </table:table-cell>
        </table:table-row>
        <table:table-row table:style-name="ro1">
          <table:table-cell office:value-type="string" calcext:value-type="string">
            <text:p>07:29.8</text:p>
          </table:table-cell>
          <table:table-cell office:value-type="float" office:value="277.7" calcext:value-type="float">
            <text:p>277.7</text:p>
          </table:table-cell>
          <table:table-cell office:value-type="float" office:value="298.3" calcext:value-type="float">
            <text:p>298.3</text:p>
          </table:table-cell>
          <table:table-cell table:formula="of:=TIMEVALUE([.A476])" office:value-type="time" office:time-value="PT00H07M29.8S" calcext:value-type="time">
            <text:p>07:29.8</text:p>
          </table:table-cell>
          <table:table-cell office:value-type="time" office:time-value="PT00H07M29.8S" calcext:value-type="time">
            <text:p>07:29.8</text:p>
          </table:table-cell>
        </table:table-row>
        <table:table-row table:style-name="ro1">
          <table:table-cell office:value-type="string" calcext:value-type="string">
            <text:p>07:30.7</text:p>
          </table:table-cell>
          <table:table-cell office:value-type="float" office:value="271.4" calcext:value-type="float">
            <text:p>271.4</text:p>
          </table:table-cell>
          <table:table-cell office:value-type="float" office:value="294.7" calcext:value-type="float">
            <text:p>294.7</text:p>
          </table:table-cell>
          <table:table-cell table:formula="of:=TIMEVALUE([.A477])" office:value-type="time" office:time-value="PT00H07M30.7S" calcext:value-type="time">
            <text:p>07:30.7</text:p>
          </table:table-cell>
          <table:table-cell office:value-type="time" office:time-value="PT00H07M30.7S" calcext:value-type="time">
            <text:p>07:30.7</text:p>
          </table:table-cell>
        </table:table-row>
        <table:table-row table:style-name="ro1">
          <table:table-cell office:value-type="string" calcext:value-type="string">
            <text:p>07:31.7</text:p>
          </table:table-cell>
          <table:table-cell office:value-type="float" office:value="269.6" calcext:value-type="float">
            <text:p>269.6</text:p>
          </table:table-cell>
          <table:table-cell office:value-type="float" office:value="291.2" calcext:value-type="float">
            <text:p>291.2</text:p>
          </table:table-cell>
          <table:table-cell table:formula="of:=TIMEVALUE([.A478])" office:value-type="time" office:time-value="PT00H07M31.7S" calcext:value-type="time">
            <text:p>07:31.7</text:p>
          </table:table-cell>
          <table:table-cell office:value-type="time" office:time-value="PT00H07M31.7S" calcext:value-type="time">
            <text:p>07:31.7</text:p>
          </table:table-cell>
        </table:table-row>
        <table:table-row table:style-name="ro1">
          <table:table-cell office:value-type="string" calcext:value-type="string">
            <text:p>07:32.6</text:p>
          </table:table-cell>
          <table:table-cell office:value-type="float" office:value="266.4" calcext:value-type="float">
            <text:p>266.4</text:p>
          </table:table-cell>
          <table:table-cell office:value-type="float" office:value="287.9" calcext:value-type="float">
            <text:p>287.9</text:p>
          </table:table-cell>
          <table:table-cell table:formula="of:=TIMEVALUE([.A479])" office:value-type="time" office:time-value="PT00H07M32.6S" calcext:value-type="time">
            <text:p>07:32.6</text:p>
          </table:table-cell>
          <table:table-cell office:value-type="time" office:time-value="PT00H07M32.6S" calcext:value-type="time">
            <text:p>07:32.6</text:p>
          </table:table-cell>
        </table:table-row>
        <table:table-row table:style-name="ro1">
          <table:table-cell office:value-type="string" calcext:value-type="string">
            <text:p>07:33.6</text:p>
          </table:table-cell>
          <table:table-cell office:value-type="float" office:value="263.3" calcext:value-type="float">
            <text:p>263.3</text:p>
          </table:table-cell>
          <table:table-cell office:value-type="float" office:value="284.5" calcext:value-type="float">
            <text:p>284.5</text:p>
          </table:table-cell>
          <table:table-cell table:formula="of:=TIMEVALUE([.A480])" office:value-type="time" office:time-value="PT00H07M33.6S" calcext:value-type="time">
            <text:p>07:33.6</text:p>
          </table:table-cell>
          <table:table-cell office:value-type="time" office:time-value="PT00H07M33.6S" calcext:value-type="time">
            <text:p>07:33.6</text:p>
          </table:table-cell>
        </table:table-row>
        <table:table-row table:style-name="ro1">
          <table:table-cell office:value-type="string" calcext:value-type="string">
            <text:p>07:34.5</text:p>
          </table:table-cell>
          <table:table-cell office:value-type="float" office:value="255.7" calcext:value-type="float">
            <text:p>255.7</text:p>
          </table:table-cell>
          <table:table-cell office:value-type="float" office:value="281" calcext:value-type="float">
            <text:p>281</text:p>
          </table:table-cell>
          <table:table-cell table:formula="of:=TIMEVALUE([.A481])" office:value-type="time" office:time-value="PT00H07M34.5S" calcext:value-type="time">
            <text:p>07:34.5</text:p>
          </table:table-cell>
          <table:table-cell office:value-type="time" office:time-value="PT00H07M34.5S" calcext:value-type="time">
            <text:p>07:34.5</text:p>
          </table:table-cell>
        </table:table-row>
        <table:table-row table:style-name="ro1">
          <table:table-cell office:value-type="string" calcext:value-type="string">
            <text:p>07:35.5</text:p>
          </table:table-cell>
          <table:table-cell office:value-type="float" office:value="257" calcext:value-type="float">
            <text:p>257</text:p>
          </table:table-cell>
          <table:table-cell office:value-type="float" office:value="277.9" calcext:value-type="float">
            <text:p>277.9</text:p>
          </table:table-cell>
          <table:table-cell table:formula="of:=TIMEVALUE([.A482])" office:value-type="time" office:time-value="PT00H07M35.5S" calcext:value-type="time">
            <text:p>07:35.5</text:p>
          </table:table-cell>
          <table:table-cell office:value-type="time" office:time-value="PT00H07M35.5S" calcext:value-type="time">
            <text:p>07:35.5</text:p>
          </table:table-cell>
        </table:table-row>
        <table:table-row table:style-name="ro1">
          <table:table-cell office:value-type="string" calcext:value-type="string">
            <text:p>07:36.4</text:p>
          </table:table-cell>
          <table:table-cell office:value-type="float" office:value="252.9" calcext:value-type="float">
            <text:p>252.9</text:p>
          </table:table-cell>
          <table:table-cell office:value-type="float" office:value="274.9" calcext:value-type="float">
            <text:p>274.9</text:p>
          </table:table-cell>
          <table:table-cell table:formula="of:=TIMEVALUE([.A483])" office:value-type="time" office:time-value="PT00H07M36.4S" calcext:value-type="time">
            <text:p>07:36.4</text:p>
          </table:table-cell>
          <table:table-cell office:value-type="time" office:time-value="PT00H07M36.4S" calcext:value-type="time">
            <text:p>07:36.4</text:p>
          </table:table-cell>
        </table:table-row>
        <table:table-row table:style-name="ro1">
          <table:table-cell office:value-type="string" calcext:value-type="string">
            <text:p>07:37.4</text:p>
          </table:table-cell>
          <table:table-cell office:value-type="float" office:value="252.9" calcext:value-type="float">
            <text:p>252.9</text:p>
          </table:table-cell>
          <table:table-cell office:value-type="float" office:value="271.9" calcext:value-type="float">
            <text:p>271.9</text:p>
          </table:table-cell>
          <table:table-cell table:formula="of:=TIMEVALUE([.A484])" office:value-type="time" office:time-value="PT00H07M37.4S" calcext:value-type="time">
            <text:p>07:37.4</text:p>
          </table:table-cell>
          <table:table-cell office:value-type="time" office:time-value="PT00H07M37.4S" calcext:value-type="time">
            <text:p>07:37.4</text:p>
          </table:table-cell>
        </table:table-row>
        <table:table-row table:style-name="ro1">
          <table:table-cell office:value-type="string" calcext:value-type="string">
            <text:p>07:38.3</text:p>
          </table:table-cell>
          <table:table-cell office:value-type="float" office:value="250.7" calcext:value-type="float">
            <text:p>250.7</text:p>
          </table:table-cell>
          <table:table-cell office:value-type="float" office:value="268.9" calcext:value-type="float">
            <text:p>268.9</text:p>
          </table:table-cell>
          <table:table-cell table:formula="of:=TIMEVALUE([.A485])" office:value-type="time" office:time-value="PT00H07M38.3S" calcext:value-type="time">
            <text:p>07:38.3</text:p>
          </table:table-cell>
          <table:table-cell office:value-type="time" office:time-value="PT00H07M38.3S" calcext:value-type="time">
            <text:p>07:38.3</text:p>
          </table:table-cell>
        </table:table-row>
        <table:table-row table:style-name="ro1">
          <table:table-cell office:value-type="string" calcext:value-type="string">
            <text:p>07:39.3</text:p>
          </table:table-cell>
          <table:table-cell office:value-type="float" office:value="248" calcext:value-type="float">
            <text:p>248</text:p>
          </table:table-cell>
          <table:table-cell office:value-type="float" office:value="266.1" calcext:value-type="float">
            <text:p>266.1</text:p>
          </table:table-cell>
          <table:table-cell table:formula="of:=TIMEVALUE([.A486])" office:value-type="time" office:time-value="PT00H07M39.3S" calcext:value-type="time">
            <text:p>07:39.3</text:p>
          </table:table-cell>
          <table:table-cell office:value-type="time" office:time-value="PT00H07M39.3S" calcext:value-type="time">
            <text:p>07:39.3</text:p>
          </table:table-cell>
        </table:table-row>
        <table:table-row table:style-name="ro1">
          <table:table-cell office:value-type="string" calcext:value-type="string">
            <text:p>07:40.2</text:p>
          </table:table-cell>
          <table:table-cell office:value-type="float" office:value="247.6" calcext:value-type="float">
            <text:p>247.6</text:p>
          </table:table-cell>
          <table:table-cell office:value-type="float" office:value="263.6" calcext:value-type="float">
            <text:p>263.6</text:p>
          </table:table-cell>
          <table:table-cell table:formula="of:=TIMEVALUE([.A487])" office:value-type="time" office:time-value="PT00H07M40.2S" calcext:value-type="time">
            <text:p>07:40.2</text:p>
          </table:table-cell>
          <table:table-cell office:value-type="time" office:time-value="PT00H07M40.2S" calcext:value-type="time">
            <text:p>07:40.2</text:p>
          </table:table-cell>
        </table:table-row>
        <table:table-row table:style-name="ro1">
          <table:table-cell office:value-type="string" calcext:value-type="string">
            <text:p>07:41.2</text:p>
          </table:table-cell>
          <table:table-cell office:value-type="float" office:value="246.7" calcext:value-type="float">
            <text:p>246.7</text:p>
          </table:table-cell>
          <table:table-cell office:value-type="float" office:value="261.2" calcext:value-type="float">
            <text:p>261.2</text:p>
          </table:table-cell>
          <table:table-cell table:formula="of:=TIMEVALUE([.A488])" office:value-type="time" office:time-value="PT00H07M41.2S" calcext:value-type="time">
            <text:p>07:41.2</text:p>
          </table:table-cell>
          <table:table-cell office:value-type="time" office:time-value="PT00H07M41.2S" calcext:value-type="time">
            <text:p>07:41.2</text:p>
          </table:table-cell>
        </table:table-row>
        <table:table-row table:style-name="ro1">
          <table:table-cell office:value-type="string" calcext:value-type="string">
            <text:p>07:42.1</text:p>
          </table:table-cell>
          <table:table-cell office:value-type="float" office:value="244.4" calcext:value-type="float">
            <text:p>244.4</text:p>
          </table:table-cell>
          <table:table-cell office:value-type="float" office:value="258.8" calcext:value-type="float">
            <text:p>258.8</text:p>
          </table:table-cell>
          <table:table-cell table:formula="of:=TIMEVALUE([.A489])" office:value-type="time" office:time-value="PT00H07M42.1S" calcext:value-type="time">
            <text:p>07:42.1</text:p>
          </table:table-cell>
          <table:table-cell office:value-type="time" office:time-value="PT00H07M42.1S" calcext:value-type="time">
            <text:p>07:42.1</text:p>
          </table:table-cell>
        </table:table-row>
        <table:table-row table:style-name="ro1">
          <table:table-cell office:value-type="string" calcext:value-type="string">
            <text:p>07:43.1</text:p>
          </table:table-cell>
          <table:table-cell office:value-type="float" office:value="239.9" calcext:value-type="float">
            <text:p>239.9</text:p>
          </table:table-cell>
          <table:table-cell office:value-type="float" office:value="256.3" calcext:value-type="float">
            <text:p>256.3</text:p>
          </table:table-cell>
          <table:table-cell table:formula="of:=TIMEVALUE([.A490])" office:value-type="time" office:time-value="PT00H07M43.1S" calcext:value-type="time">
            <text:p>07:43.1</text:p>
          </table:table-cell>
          <table:table-cell office:value-type="time" office:time-value="PT00H07M43.1S" calcext:value-type="time">
            <text:p>07:43.1</text:p>
          </table:table-cell>
        </table:table-row>
        <table:table-row table:style-name="ro1">
          <table:table-cell office:value-type="string" calcext:value-type="string">
            <text:p>07:44.0</text:p>
          </table:table-cell>
          <table:table-cell office:value-type="float" office:value="239" calcext:value-type="float">
            <text:p>239</text:p>
          </table:table-cell>
          <table:table-cell office:value-type="float" office:value="253.7" calcext:value-type="float">
            <text:p>253.7</text:p>
          </table:table-cell>
          <table:table-cell table:formula="of:=TIMEVALUE([.A491])" office:value-type="time" office:time-value="PT00H07M44S" calcext:value-type="time">
            <text:p>07:44.0</text:p>
          </table:table-cell>
          <table:table-cell office:value-type="time" office:time-value="PT00H07M44S" calcext:value-type="time">
            <text:p>07:44.0</text:p>
          </table:table-cell>
        </table:table-row>
        <table:table-row table:style-name="ro1">
          <table:table-cell office:value-type="string" calcext:value-type="string">
            <text:p>07:45.0</text:p>
          </table:table-cell>
          <table:table-cell office:value-type="float" office:value="238.1" calcext:value-type="float">
            <text:p>238.1</text:p>
          </table:table-cell>
          <table:table-cell office:value-type="float" office:value="251.5" calcext:value-type="float">
            <text:p>251.5</text:p>
          </table:table-cell>
          <table:table-cell table:formula="of:=TIMEVALUE([.A492])" office:value-type="time" office:time-value="PT00H07M45S" calcext:value-type="time">
            <text:p>07:45.0</text:p>
          </table:table-cell>
          <table:table-cell office:value-type="time" office:time-value="PT00H07M45S" calcext:value-type="time">
            <text:p>07:45.0</text:p>
          </table:table-cell>
        </table:table-row>
        <table:table-row table:style-name="ro1">
          <table:table-cell office:value-type="string" calcext:value-type="string">
            <text:p>07:46.0</text:p>
          </table:table-cell>
          <table:table-cell office:value-type="float" office:value="235.8" calcext:value-type="float">
            <text:p>235.8</text:p>
          </table:table-cell>
          <table:table-cell office:value-type="float" office:value="249.2" calcext:value-type="float">
            <text:p>249.2</text:p>
          </table:table-cell>
          <table:table-cell table:formula="of:=TIMEVALUE([.A493])" office:value-type="time" office:time-value="PT00H07M46S" calcext:value-type="time">
            <text:p>07:46.0</text:p>
          </table:table-cell>
          <table:table-cell office:value-type="time" office:time-value="PT00H07M46S" calcext:value-type="time">
            <text:p>07:46.0</text:p>
          </table:table-cell>
        </table:table-row>
        <table:table-row table:style-name="ro1">
          <table:table-cell office:value-type="string" calcext:value-type="string">
            <text:p>07:46.9</text:p>
          </table:table-cell>
          <table:table-cell office:value-type="float" office:value="233.6" calcext:value-type="float">
            <text:p>233.6</text:p>
          </table:table-cell>
          <table:table-cell office:value-type="float" office:value="247" calcext:value-type="float">
            <text:p>247</text:p>
          </table:table-cell>
          <table:table-cell table:formula="of:=TIMEVALUE([.A494])" office:value-type="time" office:time-value="PT00H07M46.9S" calcext:value-type="time">
            <text:p>07:46.9</text:p>
          </table:table-cell>
          <table:table-cell office:value-type="time" office:time-value="PT00H07M46.9S" calcext:value-type="time">
            <text:p>07:46.9</text:p>
          </table:table-cell>
        </table:table-row>
        <table:table-row table:style-name="ro1">
          <table:table-cell office:value-type="string" calcext:value-type="string">
            <text:p>07:47.9</text:p>
          </table:table-cell>
          <table:table-cell office:value-type="float" office:value="230.9" calcext:value-type="float">
            <text:p>230.9</text:p>
          </table:table-cell>
          <table:table-cell office:value-type="float" office:value="244.9" calcext:value-type="float">
            <text:p>244.9</text:p>
          </table:table-cell>
          <table:table-cell table:formula="of:=TIMEVALUE([.A495])" office:value-type="time" office:time-value="PT00H07M47.9S" calcext:value-type="time">
            <text:p>07:47.9</text:p>
          </table:table-cell>
          <table:table-cell office:value-type="time" office:time-value="PT00H07M47.9S" calcext:value-type="time">
            <text:p>07:47.9</text:p>
          </table:table-cell>
        </table:table-row>
        <table:table-row table:style-name="ro1">
          <table:table-cell office:value-type="string" calcext:value-type="string">
            <text:p>07:48.8</text:p>
          </table:table-cell>
          <table:table-cell office:value-type="float" office:value="230.4" calcext:value-type="float">
            <text:p>230.4</text:p>
          </table:table-cell>
          <table:table-cell office:value-type="float" office:value="243.2" calcext:value-type="float">
            <text:p>243.2</text:p>
          </table:table-cell>
          <table:table-cell table:formula="of:=TIMEVALUE([.A496])" office:value-type="time" office:time-value="PT00H07M48.8S" calcext:value-type="time">
            <text:p>07:48.8</text:p>
          </table:table-cell>
          <table:table-cell office:value-type="time" office:time-value="PT00H07M48.8S" calcext:value-type="time">
            <text:p>07:48.8</text:p>
          </table:table-cell>
        </table:table-row>
        <table:table-row table:style-name="ro1">
          <table:table-cell office:value-type="string" calcext:value-type="string">
            <text:p>07:49.8</text:p>
          </table:table-cell>
          <table:table-cell office:value-type="float" office:value="229.6" calcext:value-type="float">
            <text:p>229.6</text:p>
          </table:table-cell>
          <table:table-cell office:value-type="float" office:value="241.4" calcext:value-type="float">
            <text:p>241.4</text:p>
          </table:table-cell>
          <table:table-cell table:formula="of:=TIMEVALUE([.A497])" office:value-type="time" office:time-value="PT00H07M49.8S" calcext:value-type="time">
            <text:p>07:49.8</text:p>
          </table:table-cell>
          <table:table-cell office:value-type="time" office:time-value="PT00H07M49.8S" calcext:value-type="time">
            <text:p>07:49.8</text:p>
          </table:table-cell>
        </table:table-row>
        <table:table-row table:style-name="ro1">
          <table:table-cell office:value-type="string" calcext:value-type="string">
            <text:p>07:50.7</text:p>
          </table:table-cell>
          <table:table-cell office:value-type="float" office:value="226.8" calcext:value-type="float">
            <text:p>226.8</text:p>
          </table:table-cell>
          <table:table-cell office:value-type="float" office:value="239.6" calcext:value-type="float">
            <text:p>239.6</text:p>
          </table:table-cell>
          <table:table-cell table:formula="of:=TIMEVALUE([.A498])" office:value-type="time" office:time-value="PT00H07M50.7S" calcext:value-type="time">
            <text:p>07:50.7</text:p>
          </table:table-cell>
          <table:table-cell office:value-type="time" office:time-value="PT00H07M50.7S" calcext:value-type="time">
            <text:p>07:50.7</text:p>
          </table:table-cell>
        </table:table-row>
        <table:table-row table:style-name="ro1">
          <table:table-cell office:value-type="string" calcext:value-type="string">
            <text:p>07:51.7</text:p>
          </table:table-cell>
          <table:table-cell office:value-type="float" office:value="224.2" calcext:value-type="float">
            <text:p>224.2</text:p>
          </table:table-cell>
          <table:table-cell office:value-type="float" office:value="237.7" calcext:value-type="float">
            <text:p>237.7</text:p>
          </table:table-cell>
          <table:table-cell table:formula="of:=TIMEVALUE([.A499])" office:value-type="time" office:time-value="PT00H07M51.7S" calcext:value-type="time">
            <text:p>07:51.7</text:p>
          </table:table-cell>
          <table:table-cell office:value-type="time" office:time-value="PT00H07M51.7S" calcext:value-type="time">
            <text:p>07:51.7</text:p>
          </table:table-cell>
        </table:table-row>
        <table:table-row table:style-name="ro1">
          <table:table-cell office:value-type="string" calcext:value-type="string">
            <text:p>07:52.6</text:p>
          </table:table-cell>
          <table:table-cell office:value-type="float" office:value="222.8" calcext:value-type="float">
            <text:p>222.8</text:p>
          </table:table-cell>
          <table:table-cell office:value-type="float" office:value="235.9" calcext:value-type="float">
            <text:p>235.9</text:p>
          </table:table-cell>
          <table:table-cell table:formula="of:=TIMEVALUE([.A500])" office:value-type="time" office:time-value="PT00H07M52.6S" calcext:value-type="time">
            <text:p>07:52.6</text:p>
          </table:table-cell>
          <table:table-cell office:value-type="time" office:time-value="PT00H07M52.6S" calcext:value-type="time">
            <text:p>07:52.6</text:p>
          </table:table-cell>
        </table:table-row>
        <table:table-row table:style-name="ro1">
          <table:table-cell office:value-type="string" calcext:value-type="string">
            <text:p>07:53.6</text:p>
          </table:table-cell>
          <table:table-cell office:value-type="float" office:value="185.9" calcext:value-type="float">
            <text:p>185.9</text:p>
          </table:table-cell>
          <table:table-cell office:value-type="float" office:value="231.7" calcext:value-type="float">
            <text:p>231.7</text:p>
          </table:table-cell>
          <table:table-cell table:formula="of:=TIMEVALUE([.A501])" office:value-type="time" office:time-value="PT00H07M53.6S" calcext:value-type="time">
            <text:p>07:53.6</text:p>
          </table:table-cell>
          <table:table-cell office:value-type="time" office:time-value="PT00H07M53.6S" calcext:value-type="time">
            <text:p>07:53.6</text:p>
          </table:table-cell>
        </table:table-row>
        <table:table-row table:style-name="ro1">
          <table:table-cell office:value-type="string" calcext:value-type="string">
            <text:p>07:54.5</text:p>
          </table:table-cell>
          <table:table-cell office:value-type="float" office:value="220.6" calcext:value-type="float">
            <text:p>220.6</text:p>
          </table:table-cell>
          <table:table-cell office:value-type="float" office:value="229.9" calcext:value-type="float">
            <text:p>229.9</text:p>
          </table:table-cell>
          <table:table-cell table:formula="of:=TIMEVALUE([.A502])" office:value-type="time" office:time-value="PT00H07M54.5S" calcext:value-type="time">
            <text:p>07:54.5</text:p>
          </table:table-cell>
          <table:table-cell office:value-type="time" office:time-value="PT00H07M54.5S" calcext:value-type="time">
            <text:p>07:54.5</text:p>
          </table:table-cell>
        </table:table-row>
        <table:table-row table:style-name="ro1">
          <table:table-cell office:value-type="string" calcext:value-type="string">
            <text:p>07:55.5</text:p>
          </table:table-cell>
          <table:table-cell office:value-type="float" office:value="219.2" calcext:value-type="float">
            <text:p>219.2</text:p>
          </table:table-cell>
          <table:table-cell office:value-type="float" office:value="228.1" calcext:value-type="float">
            <text:p>228.1</text:p>
          </table:table-cell>
          <table:table-cell table:formula="of:=TIMEVALUE([.A503])" office:value-type="time" office:time-value="PT00H07M55.5S" calcext:value-type="time">
            <text:p>07:55.5</text:p>
          </table:table-cell>
          <table:table-cell office:value-type="time" office:time-value="PT00H07M55.5S" calcext:value-type="time">
            <text:p>07:55.5</text:p>
          </table:table-cell>
        </table:table-row>
        <table:table-row table:style-name="ro1">
          <table:table-cell office:value-type="string" calcext:value-type="string">
            <text:p>07:56.4</text:p>
          </table:table-cell>
          <table:table-cell office:value-type="float" office:value="218.3" calcext:value-type="float">
            <text:p>218.3</text:p>
          </table:table-cell>
          <table:table-cell office:value-type="float" office:value="226.3" calcext:value-type="float">
            <text:p>226.3</text:p>
          </table:table-cell>
          <table:table-cell table:formula="of:=TIMEVALUE([.A504])" office:value-type="time" office:time-value="PT00H07M56.4S" calcext:value-type="time">
            <text:p>07:56.4</text:p>
          </table:table-cell>
          <table:table-cell office:value-type="time" office:time-value="PT00H07M56.4S" calcext:value-type="time">
            <text:p>07:56.4</text:p>
          </table:table-cell>
        </table:table-row>
        <table:table-row table:style-name="ro1">
          <table:table-cell office:value-type="string" calcext:value-type="string">
            <text:p>07:57.4</text:p>
          </table:table-cell>
          <table:table-cell office:value-type="float" office:value="215.2" calcext:value-type="float">
            <text:p>215.2</text:p>
          </table:table-cell>
          <table:table-cell office:value-type="float" office:value="224.7" calcext:value-type="float">
            <text:p>224.7</text:p>
          </table:table-cell>
          <table:table-cell table:formula="of:=TIMEVALUE([.A505])" office:value-type="time" office:time-value="PT00H07M57.4S" calcext:value-type="time">
            <text:p>07:57.4</text:p>
          </table:table-cell>
          <table:table-cell office:value-type="time" office:time-value="PT00H07M57.4S" calcext:value-type="time">
            <text:p>07:57.4</text:p>
          </table:table-cell>
        </table:table-row>
        <table:table-row table:style-name="ro1">
          <table:table-cell office:value-type="string" calcext:value-type="string">
            <text:p>07:58.3</text:p>
          </table:table-cell>
          <table:table-cell office:value-type="float" office:value="213.3" calcext:value-type="float">
            <text:p>213.3</text:p>
          </table:table-cell>
          <table:table-cell office:value-type="float" office:value="223" calcext:value-type="float">
            <text:p>223</text:p>
          </table:table-cell>
          <table:table-cell table:formula="of:=TIMEVALUE([.A506])" office:value-type="time" office:time-value="PT00H07M58.3S" calcext:value-type="time">
            <text:p>07:58.3</text:p>
          </table:table-cell>
          <table:table-cell office:value-type="time" office:time-value="PT00H07M58.3S" calcext:value-type="time">
            <text:p>07:58.3</text:p>
          </table:table-cell>
        </table:table-row>
        <table:table-row table:style-name="ro1">
          <table:table-cell office:value-type="string" calcext:value-type="string">
            <text:p>07:59.3</text:p>
          </table:table-cell>
          <table:table-cell office:value-type="float" office:value="212.4" calcext:value-type="float">
            <text:p>212.4</text:p>
          </table:table-cell>
          <table:table-cell office:value-type="float" office:value="221.3" calcext:value-type="float">
            <text:p>221.3</text:p>
          </table:table-cell>
          <table:table-cell table:formula="of:=TIMEVALUE([.A507])" office:value-type="time" office:time-value="PT00H07M59.3S" calcext:value-type="time">
            <text:p>07:59.3</text:p>
          </table:table-cell>
          <table:table-cell office:value-type="time" office:time-value="PT00H07M59.3S" calcext:value-type="time">
            <text:p>07:59.3</text:p>
          </table:table-cell>
        </table:table-row>
        <table:table-row table:style-name="ro1">
          <table:table-cell office:value-type="string" calcext:value-type="string">
            <text:p>08:00.3</text:p>
          </table:table-cell>
          <table:table-cell office:value-type="float" office:value="210.2" calcext:value-type="float">
            <text:p>210.2</text:p>
          </table:table-cell>
          <table:table-cell office:value-type="float" office:value="219.6" calcext:value-type="float">
            <text:p>219.6</text:p>
          </table:table-cell>
          <table:table-cell table:formula="of:=TIMEVALUE([.A508])" office:value-type="time" office:time-value="PT00H08M00.3S" calcext:value-type="time">
            <text:p>08:00.3</text:p>
          </table:table-cell>
          <table:table-cell office:value-type="time" office:time-value="PT00H08M00.3S" calcext:value-type="time">
            <text:p>08:00.3</text:p>
          </table:table-cell>
        </table:table-row>
        <table:table-row table:style-name="ro1">
          <table:table-cell office:value-type="string" calcext:value-type="string">
            <text:p>08:01.2</text:p>
          </table:table-cell>
          <table:table-cell office:value-type="float" office:value="209.8" calcext:value-type="float">
            <text:p>209.8</text:p>
          </table:table-cell>
          <table:table-cell office:value-type="float" office:value="218" calcext:value-type="float">
            <text:p>218</text:p>
          </table:table-cell>
          <table:table-cell table:formula="of:=TIMEVALUE([.A509])" office:value-type="time" office:time-value="PT00H08M01.2S" calcext:value-type="time">
            <text:p>08:01.2</text:p>
          </table:table-cell>
          <table:table-cell office:value-type="time" office:time-value="PT00H08M01.2S" calcext:value-type="time">
            <text:p>08:01.2</text:p>
          </table:table-cell>
        </table:table-row>
        <table:table-row table:style-name="ro1">
          <table:table-cell office:value-type="string" calcext:value-type="string">
            <text:p>08:02.2</text:p>
          </table:table-cell>
          <table:table-cell office:value-type="float" office:value="207.5" calcext:value-type="float">
            <text:p>207.5</text:p>
          </table:table-cell>
          <table:table-cell office:value-type="float" office:value="216.4" calcext:value-type="float">
            <text:p>216.4</text:p>
          </table:table-cell>
          <table:table-cell table:formula="of:=TIMEVALUE([.A510])" office:value-type="time" office:time-value="PT00H08M02.2S" calcext:value-type="time">
            <text:p>08:02.2</text:p>
          </table:table-cell>
          <table:table-cell office:value-type="time" office:time-value="PT00H08M02.2S" calcext:value-type="time">
            <text:p>08:02.2</text:p>
          </table:table-cell>
        </table:table-row>
        <table:table-row table:style-name="ro1">
          <table:table-cell office:value-type="string" calcext:value-type="string">
            <text:p>08:03.1</text:p>
          </table:table-cell>
          <table:table-cell office:value-type="float" office:value="206.6" calcext:value-type="float">
            <text:p>206.6</text:p>
          </table:table-cell>
          <table:table-cell office:value-type="float" office:value="214.8" calcext:value-type="float">
            <text:p>214.8</text:p>
          </table:table-cell>
          <table:table-cell table:formula="of:=TIMEVALUE([.A511])" office:value-type="time" office:time-value="PT00H08M03.1S" calcext:value-type="time">
            <text:p>08:03.1</text:p>
          </table:table-cell>
          <table:table-cell office:value-type="time" office:time-value="PT00H08M03.1S" calcext:value-type="time">
            <text:p>08:03.1</text:p>
          </table:table-cell>
        </table:table-row>
        <table:table-row table:style-name="ro1">
          <table:table-cell office:value-type="string" calcext:value-type="string">
            <text:p>08:04.1</text:p>
          </table:table-cell>
          <table:table-cell office:value-type="float" office:value="206.2" calcext:value-type="float">
            <text:p>206.2</text:p>
          </table:table-cell>
          <table:table-cell office:value-type="float" office:value="213.3" calcext:value-type="float">
            <text:p>213.3</text:p>
          </table:table-cell>
          <table:table-cell table:formula="of:=TIMEVALUE([.A512])" office:value-type="time" office:time-value="PT00H08M04.1S" calcext:value-type="time">
            <text:p>08:04.1</text:p>
          </table:table-cell>
          <table:table-cell office:value-type="time" office:time-value="PT00H08M04.1S" calcext:value-type="time">
            <text:p>08:04.1</text:p>
          </table:table-cell>
        </table:table-row>
        <table:table-row table:style-name="ro1">
          <table:table-cell office:value-type="string" calcext:value-type="string">
            <text:p>08:05.0</text:p>
          </table:table-cell>
          <table:table-cell office:value-type="float" office:value="201.7" calcext:value-type="float">
            <text:p>201.7</text:p>
          </table:table-cell>
          <table:table-cell office:value-type="float" office:value="211.6" calcext:value-type="float">
            <text:p>211.6</text:p>
          </table:table-cell>
          <table:table-cell table:formula="of:=TIMEVALUE([.A513])" office:value-type="time" office:time-value="PT00H08M05S" calcext:value-type="time">
            <text:p>08:05.0</text:p>
          </table:table-cell>
          <table:table-cell office:value-type="time" office:time-value="PT00H08M05S" calcext:value-type="time">
            <text:p>08:05.0</text:p>
          </table:table-cell>
        </table:table-row>
        <table:table-row table:style-name="ro1">
          <table:table-cell office:value-type="string" calcext:value-type="string">
            <text:p>08:06.0</text:p>
          </table:table-cell>
          <table:table-cell office:value-type="float" office:value="202.1" calcext:value-type="float">
            <text:p>202.1</text:p>
          </table:table-cell>
          <table:table-cell office:value-type="float" office:value="210.1" calcext:value-type="float">
            <text:p>210.1</text:p>
          </table:table-cell>
          <table:table-cell table:formula="of:=TIMEVALUE([.A514])" office:value-type="time" office:time-value="PT00H08M06S" calcext:value-type="time">
            <text:p>08:06.0</text:p>
          </table:table-cell>
          <table:table-cell office:value-type="time" office:time-value="PT00H08M06S" calcext:value-type="time">
            <text:p>08:06.0</text:p>
          </table:table-cell>
        </table:table-row>
        <table:table-row table:style-name="ro1">
          <table:table-cell office:value-type="string" calcext:value-type="string">
            <text:p>08:06.9</text:p>
          </table:table-cell>
          <table:table-cell office:value-type="float" office:value="203" calcext:value-type="float">
            <text:p>203</text:p>
          </table:table-cell>
          <table:table-cell office:value-type="float" office:value="208.8" calcext:value-type="float">
            <text:p>208.8</text:p>
          </table:table-cell>
          <table:table-cell table:formula="of:=TIMEVALUE([.A515])" office:value-type="time" office:time-value="PT00H08M06.9S" calcext:value-type="time">
            <text:p>08:06.9</text:p>
          </table:table-cell>
          <table:table-cell office:value-type="time" office:time-value="PT00H08M06.9S" calcext:value-type="time">
            <text:p>08:06.9</text:p>
          </table:table-cell>
        </table:table-row>
        <table:table-row table:style-name="ro1">
          <table:table-cell office:value-type="string" calcext:value-type="string">
            <text:p>08:07.9</text:p>
          </table:table-cell>
          <table:table-cell office:value-type="float" office:value="201.2" calcext:value-type="float">
            <text:p>201.2</text:p>
          </table:table-cell>
          <table:table-cell office:value-type="float" office:value="209.8" calcext:value-type="float">
            <text:p>209.8</text:p>
          </table:table-cell>
          <table:table-cell table:formula="of:=TIMEVALUE([.A516])" office:value-type="time" office:time-value="PT00H08M07.9S" calcext:value-type="time">
            <text:p>08:07.9</text:p>
          </table:table-cell>
          <table:table-cell office:value-type="time" office:time-value="PT00H08M07.9S" calcext:value-type="time">
            <text:p>08:07.9</text:p>
          </table:table-cell>
        </table:table-row>
        <table:table-row table:style-name="ro1">
          <table:table-cell office:value-type="string" calcext:value-type="string">
            <text:p>08:08.8</text:p>
          </table:table-cell>
          <table:table-cell office:value-type="float" office:value="200.8" calcext:value-type="float">
            <text:p>200.8</text:p>
          </table:table-cell>
          <table:table-cell office:value-type="float" office:value="208.5" calcext:value-type="float">
            <text:p>208.5</text:p>
          </table:table-cell>
          <table:table-cell table:formula="of:=TIMEVALUE([.A517])" office:value-type="time" office:time-value="PT00H08M08.8S" calcext:value-type="time">
            <text:p>08:08.8</text:p>
          </table:table-cell>
          <table:table-cell office:value-type="time" office:time-value="PT00H08M08.8S" calcext:value-type="time">
            <text:p>08:08.8</text:p>
          </table:table-cell>
        </table:table-row>
        <table:table-row table:style-name="ro1">
          <table:table-cell office:value-type="string" calcext:value-type="string">
            <text:p>08:09.8</text:p>
          </table:table-cell>
          <table:table-cell office:value-type="float" office:value="199.8" calcext:value-type="float">
            <text:p>199.8</text:p>
          </table:table-cell>
          <table:table-cell office:value-type="float" office:value="207.2" calcext:value-type="float">
            <text:p>207.2</text:p>
          </table:table-cell>
          <table:table-cell table:formula="of:=TIMEVALUE([.A518])" office:value-type="time" office:time-value="PT00H08M09.8S" calcext:value-type="time">
            <text:p>08:09.8</text:p>
          </table:table-cell>
          <table:table-cell office:value-type="time" office:time-value="PT00H08M09.8S" calcext:value-type="time">
            <text:p>08:09.8</text:p>
          </table:table-cell>
        </table:table-row>
        <table:table-row table:style-name="ro1">
          <table:table-cell office:value-type="string" calcext:value-type="string">
            <text:p>08:10.7</text:p>
          </table:table-cell>
          <table:table-cell office:value-type="float" office:value="198.5" calcext:value-type="float">
            <text:p>198.5</text:p>
          </table:table-cell>
          <table:table-cell office:value-type="float" office:value="205.9" calcext:value-type="float">
            <text:p>205.9</text:p>
          </table:table-cell>
          <table:table-cell table:formula="of:=TIMEVALUE([.A519])" office:value-type="time" office:time-value="PT00H08M10.7S" calcext:value-type="time">
            <text:p>08:10.7</text:p>
          </table:table-cell>
          <table:table-cell office:value-type="time" office:time-value="PT00H08M10.7S" calcext:value-type="time">
            <text:p>08:10.7</text:p>
          </table:table-cell>
        </table:table-row>
        <table:table-row table:style-name="ro1">
          <table:table-cell office:value-type="string" calcext:value-type="string">
            <text:p>08:11.7</text:p>
          </table:table-cell>
          <table:table-cell office:value-type="float" office:value="195.3" calcext:value-type="float">
            <text:p>195.3</text:p>
          </table:table-cell>
          <table:table-cell office:value-type="float" office:value="204.6" calcext:value-type="float">
            <text:p>204.6</text:p>
          </table:table-cell>
          <table:table-cell table:formula="of:=TIMEVALUE([.A520])" office:value-type="time" office:time-value="PT00H08M11.7S" calcext:value-type="time">
            <text:p>08:11.7</text:p>
          </table:table-cell>
          <table:table-cell office:value-type="time" office:time-value="PT00H08M11.7S" calcext:value-type="time">
            <text:p>08:11.7</text:p>
          </table:table-cell>
        </table:table-row>
        <table:table-row table:style-name="ro1">
          <table:table-cell office:value-type="string" calcext:value-type="string">
            <text:p>08:12.6</text:p>
          </table:table-cell>
          <table:table-cell office:value-type="float" office:value="196.7" calcext:value-type="float">
            <text:p>196.7</text:p>
          </table:table-cell>
          <table:table-cell office:value-type="float" office:value="203.4" calcext:value-type="float">
            <text:p>203.4</text:p>
          </table:table-cell>
          <table:table-cell table:formula="of:=TIMEVALUE([.A521])" office:value-type="time" office:time-value="PT00H08M12.6S" calcext:value-type="time">
            <text:p>08:12.6</text:p>
          </table:table-cell>
          <table:table-cell office:value-type="time" office:time-value="PT00H08M12.6S" calcext:value-type="time">
            <text:p>08:12.6</text:p>
          </table:table-cell>
        </table:table-row>
        <table:table-row table:style-name="ro1">
          <table:table-cell office:value-type="string" calcext:value-type="string">
            <text:p>08:13.6</text:p>
          </table:table-cell>
          <table:table-cell office:value-type="float" office:value="194.4" calcext:value-type="float">
            <text:p>194.4</text:p>
          </table:table-cell>
          <table:table-cell office:value-type="float" office:value="202.2" calcext:value-type="float">
            <text:p>202.2</text:p>
          </table:table-cell>
          <table:table-cell table:formula="of:=TIMEVALUE([.A522])" office:value-type="time" office:time-value="PT00H08M13.6S" calcext:value-type="time">
            <text:p>08:13.6</text:p>
          </table:table-cell>
          <table:table-cell office:value-type="time" office:time-value="PT00H08M13.6S" calcext:value-type="time">
            <text:p>08:13.6</text:p>
          </table:table-cell>
        </table:table-row>
        <table:table-row table:style-name="ro1">
          <table:table-cell office:value-type="string" calcext:value-type="string">
            <text:p>08:14.5</text:p>
          </table:table-cell>
          <table:table-cell office:value-type="float" office:value="193.6" calcext:value-type="float">
            <text:p>193.6</text:p>
          </table:table-cell>
          <table:table-cell office:value-type="float" office:value="201.1" calcext:value-type="float">
            <text:p>201.1</text:p>
          </table:table-cell>
          <table:table-cell table:formula="of:=TIMEVALUE([.A523])" office:value-type="time" office:time-value="PT00H08M14.5S" calcext:value-type="time">
            <text:p>08:14.5</text:p>
          </table:table-cell>
          <table:table-cell office:value-type="time" office:time-value="PT00H08M14.5S" calcext:value-type="time">
            <text:p>08:14.5</text:p>
          </table:table-cell>
        </table:table-row>
        <table:table-row table:style-name="ro1">
          <table:table-cell office:value-type="string" calcext:value-type="string">
            <text:p>08:15.5</text:p>
          </table:table-cell>
          <table:table-cell office:value-type="float" office:value="191.3" calcext:value-type="float">
            <text:p>191.3</text:p>
          </table:table-cell>
          <table:table-cell office:value-type="float" office:value="199.9" calcext:value-type="float">
            <text:p>199.9</text:p>
          </table:table-cell>
          <table:table-cell table:formula="of:=TIMEVALUE([.A524])" office:value-type="time" office:time-value="PT00H08M15.5S" calcext:value-type="time">
            <text:p>08:15.5</text:p>
          </table:table-cell>
          <table:table-cell office:value-type="time" office:time-value="PT00H08M15.5S" calcext:value-type="time">
            <text:p>08:15.5</text:p>
          </table:table-cell>
        </table:table-row>
        <table:table-row table:style-name="ro1">
          <table:table-cell office:value-type="string" calcext:value-type="string">
            <text:p>08:16.4</text:p>
          </table:table-cell>
          <table:table-cell office:value-type="float" office:value="189.9" calcext:value-type="float">
            <text:p>189.9</text:p>
          </table:table-cell>
          <table:table-cell office:value-type="float" office:value="198.7" calcext:value-type="float">
            <text:p>198.7</text:p>
          </table:table-cell>
          <table:table-cell table:formula="of:=TIMEVALUE([.A525])" office:value-type="time" office:time-value="PT00H08M16.4S" calcext:value-type="time">
            <text:p>08:16.4</text:p>
          </table:table-cell>
          <table:table-cell office:value-type="time" office:time-value="PT00H08M16.4S" calcext:value-type="time">
            <text:p>08:16.4</text:p>
          </table:table-cell>
        </table:table-row>
        <table:table-row table:style-name="ro1">
          <table:table-cell office:value-type="string" calcext:value-type="string">
            <text:p>08:17.4</text:p>
          </table:table-cell>
          <table:table-cell office:value-type="float" office:value="190.4" calcext:value-type="float">
            <text:p>190.4</text:p>
          </table:table-cell>
          <table:table-cell office:value-type="float" office:value="197.7" calcext:value-type="float">
            <text:p>197.7</text:p>
          </table:table-cell>
          <table:table-cell table:formula="of:=TIMEVALUE([.A526])" office:value-type="time" office:time-value="PT00H08M17.4S" calcext:value-type="time">
            <text:p>08:17.4</text:p>
          </table:table-cell>
          <table:table-cell office:value-type="time" office:time-value="PT00H08M17.4S" calcext:value-type="time">
            <text:p>08:17.4</text:p>
          </table:table-cell>
        </table:table-row>
        <table:table-row table:style-name="ro1">
          <table:table-cell office:value-type="string" calcext:value-type="string">
            <text:p>08:18.3</text:p>
          </table:table-cell>
          <table:table-cell office:value-type="float" office:value="189.9" calcext:value-type="float">
            <text:p>189.9</text:p>
          </table:table-cell>
          <table:table-cell office:value-type="float" office:value="196.6" calcext:value-type="float">
            <text:p>196.6</text:p>
          </table:table-cell>
          <table:table-cell table:formula="of:=TIMEVALUE([.A527])" office:value-type="time" office:time-value="PT00H08M18.3S" calcext:value-type="time">
            <text:p>08:18.3</text:p>
          </table:table-cell>
          <table:table-cell office:value-type="time" office:time-value="PT00H08M18.3S" calcext:value-type="time">
            <text:p>08:18.3</text:p>
          </table:table-cell>
        </table:table-row>
        <table:table-row table:style-name="ro1">
          <table:table-cell office:value-type="string" calcext:value-type="string">
            <text:p>08:19.3</text:p>
          </table:table-cell>
          <table:table-cell office:value-type="float" office:value="189.5" calcext:value-type="float">
            <text:p>189.5</text:p>
          </table:table-cell>
          <table:table-cell office:value-type="float" office:value="195.8" calcext:value-type="float">
            <text:p>195.8</text:p>
          </table:table-cell>
          <table:table-cell table:formula="of:=TIMEVALUE([.A528])" office:value-type="time" office:time-value="PT00H08M19.3S" calcext:value-type="time">
            <text:p>08:19.3</text:p>
          </table:table-cell>
          <table:table-cell office:value-type="time" office:time-value="PT00H08M19.3S" calcext:value-type="time">
            <text:p>08:19.3</text:p>
          </table:table-cell>
        </table:table-row>
        <table:table-row table:style-name="ro1">
          <table:table-cell office:value-type="string" calcext:value-type="string">
            <text:p>08:20.2</text:p>
          </table:table-cell>
          <table:table-cell office:value-type="float" office:value="187.7" calcext:value-type="float">
            <text:p>187.7</text:p>
          </table:table-cell>
          <table:table-cell office:value-type="float" office:value="194.8" calcext:value-type="float">
            <text:p>194.8</text:p>
          </table:table-cell>
          <table:table-cell table:formula="of:=TIMEVALUE([.A529])" office:value-type="time" office:time-value="PT00H08M20.2S" calcext:value-type="time">
            <text:p>08:20.2</text:p>
          </table:table-cell>
          <table:table-cell office:value-type="time" office:time-value="PT00H08M20.2S" calcext:value-type="time">
            <text:p>08:20.2</text:p>
          </table:table-cell>
        </table:table-row>
        <table:table-row table:style-name="ro1">
          <table:table-cell office:value-type="string" calcext:value-type="string">
            <text:p>08:21.2</text:p>
          </table:table-cell>
          <table:table-cell office:value-type="float" office:value="187.2" calcext:value-type="float">
            <text:p>187.2</text:p>
          </table:table-cell>
          <table:table-cell office:value-type="float" office:value="193.8" calcext:value-type="float">
            <text:p>193.8</text:p>
          </table:table-cell>
          <table:table-cell table:formula="of:=TIMEVALUE([.A530])" office:value-type="time" office:time-value="PT00H08M21.2S" calcext:value-type="time">
            <text:p>08:21.2</text:p>
          </table:table-cell>
          <table:table-cell office:value-type="time" office:time-value="PT00H08M21.2S" calcext:value-type="time">
            <text:p>08:21.2</text:p>
          </table:table-cell>
        </table:table-row>
        <table:table-row table:style-name="ro1">
          <table:table-cell office:value-type="string" calcext:value-type="string">
            <text:p>08:22.1</text:p>
          </table:table-cell>
          <table:table-cell office:value-type="float" office:value="185.4" calcext:value-type="float">
            <text:p>185.4</text:p>
          </table:table-cell>
          <table:table-cell office:value-type="float" office:value="192.7" calcext:value-type="float">
            <text:p>192.7</text:p>
          </table:table-cell>
          <table:table-cell table:formula="of:=TIMEVALUE([.A531])" office:value-type="time" office:time-value="PT00H08M22.1S" calcext:value-type="time">
            <text:p>08:22.1</text:p>
          </table:table-cell>
          <table:table-cell office:value-type="time" office:time-value="PT00H08M22.1S" calcext:value-type="time">
            <text:p>08:22.1</text:p>
          </table:table-cell>
        </table:table-row>
        <table:table-row table:style-name="ro1">
          <table:table-cell office:value-type="string" calcext:value-type="string">
            <text:p>08:23.1</text:p>
          </table:table-cell>
          <table:table-cell office:value-type="float" office:value="184.6" calcext:value-type="float">
            <text:p>184.6</text:p>
          </table:table-cell>
          <table:table-cell office:value-type="float" office:value="191.6" calcext:value-type="float">
            <text:p>191.6</text:p>
          </table:table-cell>
          <table:table-cell table:formula="of:=TIMEVALUE([.A532])" office:value-type="time" office:time-value="PT00H08M23.1S" calcext:value-type="time">
            <text:p>08:23.1</text:p>
          </table:table-cell>
          <table:table-cell office:value-type="time" office:time-value="PT00H08M23.1S" calcext:value-type="time">
            <text:p>08:23.1</text:p>
          </table:table-cell>
        </table:table-row>
        <table:table-row table:style-name="ro1">
          <table:table-cell office:value-type="string" calcext:value-type="string">
            <text:p>08:24.1</text:p>
          </table:table-cell>
          <table:table-cell office:value-type="float" office:value="185" calcext:value-type="float">
            <text:p>185</text:p>
          </table:table-cell>
          <table:table-cell office:value-type="float" office:value="190.6" calcext:value-type="float">
            <text:p>190.6</text:p>
          </table:table-cell>
          <table:table-cell table:formula="of:=TIMEVALUE([.A533])" office:value-type="time" office:time-value="PT00H08M24.1S" calcext:value-type="time">
            <text:p>08:24.1</text:p>
          </table:table-cell>
          <table:table-cell office:value-type="time" office:time-value="PT00H08M24.1S" calcext:value-type="time">
            <text:p>08:24.1</text:p>
          </table:table-cell>
        </table:table-row>
        <table:table-row table:style-name="ro1">
          <table:table-cell office:value-type="string" calcext:value-type="string">
            <text:p>08:25.0</text:p>
          </table:table-cell>
          <table:table-cell office:value-type="float" office:value="182.3" calcext:value-type="float">
            <text:p>182.3</text:p>
          </table:table-cell>
          <table:table-cell office:value-type="float" office:value="189.6" calcext:value-type="float">
            <text:p>189.6</text:p>
          </table:table-cell>
          <table:table-cell table:formula="of:=TIMEVALUE([.A534])" office:value-type="time" office:time-value="PT00H08M25S" calcext:value-type="time">
            <text:p>08:25.0</text:p>
          </table:table-cell>
          <table:table-cell office:value-type="time" office:time-value="PT00H08M25S" calcext:value-type="time">
            <text:p>08:25.0</text:p>
          </table:table-cell>
        </table:table-row>
        <table:table-row table:style-name="ro1">
          <table:table-cell office:value-type="string" calcext:value-type="string">
            <text:p>08:26.0</text:p>
          </table:table-cell>
          <table:table-cell office:value-type="float" office:value="181.4" calcext:value-type="float">
            <text:p>181.4</text:p>
          </table:table-cell>
          <table:table-cell office:value-type="float" office:value="188.6" calcext:value-type="float">
            <text:p>188.6</text:p>
          </table:table-cell>
          <table:table-cell table:formula="of:=TIMEVALUE([.A535])" office:value-type="time" office:time-value="PT00H08M26S" calcext:value-type="time">
            <text:p>08:26.0</text:p>
          </table:table-cell>
          <table:table-cell office:value-type="time" office:time-value="PT00H08M26S" calcext:value-type="time">
            <text:p>08:26.0</text:p>
          </table:table-cell>
        </table:table-row>
        <table:table-row table:style-name="ro1">
          <table:table-cell office:value-type="string" calcext:value-type="string">
            <text:p>08:26.9</text:p>
          </table:table-cell>
          <table:table-cell office:value-type="float" office:value="180.1" calcext:value-type="float">
            <text:p>180.1</text:p>
          </table:table-cell>
          <table:table-cell office:value-type="float" office:value="187.5" calcext:value-type="float">
            <text:p>187.5</text:p>
          </table:table-cell>
          <table:table-cell table:formula="of:=TIMEVALUE([.A536])" office:value-type="time" office:time-value="PT00H08M26.9S" calcext:value-type="time">
            <text:p>08:26.9</text:p>
          </table:table-cell>
          <table:table-cell office:value-type="time" office:time-value="PT00H08M26.9S" calcext:value-type="time">
            <text:p>08:26.9</text:p>
          </table:table-cell>
        </table:table-row>
        <table:table-row table:style-name="ro1">
          <table:table-cell office:value-type="string" calcext:value-type="string">
            <text:p>08:27.9</text:p>
          </table:table-cell>
          <table:table-cell office:value-type="float" office:value="185" calcext:value-type="float">
            <text:p>185</text:p>
          </table:table-cell>
          <table:table-cell office:value-type="float" office:value="186.9" calcext:value-type="float">
            <text:p>186.9</text:p>
          </table:table-cell>
          <table:table-cell table:formula="of:=TIMEVALUE([.A537])" office:value-type="time" office:time-value="PT00H08M27.9S" calcext:value-type="time">
            <text:p>08:27.9</text:p>
          </table:table-cell>
          <table:table-cell office:value-type="time" office:time-value="PT00H08M27.9S" calcext:value-type="time">
            <text:p>08:27.9</text:p>
          </table:table-cell>
        </table:table-row>
        <table:table-row table:style-name="ro1">
          <table:table-cell office:value-type="string" calcext:value-type="string">
            <text:p>08:28.8</text:p>
          </table:table-cell>
          <table:table-cell office:value-type="float" office:value="192.7" calcext:value-type="float">
            <text:p>192.7</text:p>
          </table:table-cell>
          <table:table-cell office:value-type="float" office:value="186.8" calcext:value-type="float">
            <text:p>186.8</text:p>
          </table:table-cell>
          <table:table-cell table:formula="of:=TIMEVALUE([.A538])" office:value-type="time" office:time-value="PT00H08M28.8S" calcext:value-type="time">
            <text:p>08:28.8</text:p>
          </table:table-cell>
          <table:table-cell office:value-type="time" office:time-value="PT00H08M28.8S" calcext:value-type="time">
            <text:p>08:28.8</text:p>
          </table:table-cell>
        </table:table-row>
        <table:table-row table:style-name="ro1">
          <table:table-cell office:value-type="string" calcext:value-type="string">
            <text:p>08:29.8</text:p>
          </table:table-cell>
          <table:table-cell office:value-type="float" office:value="198.1" calcext:value-type="float">
            <text:p>198.1</text:p>
          </table:table-cell>
          <table:table-cell office:value-type="float" office:value="187.3" calcext:value-type="float">
            <text:p>187.3</text:p>
          </table:table-cell>
          <table:table-cell table:formula="of:=TIMEVALUE([.A539])" office:value-type="time" office:time-value="PT00H08M29.8S" calcext:value-type="time">
            <text:p>08:29.8</text:p>
          </table:table-cell>
          <table:table-cell office:value-type="time" office:time-value="PT00H08M29.8S" calcext:value-type="time">
            <text:p>08:29.8</text:p>
          </table:table-cell>
        </table:table-row>
        <table:table-row table:style-name="ro1">
          <table:table-cell office:value-type="string" calcext:value-type="string">
            <text:p>08:30.7</text:p>
          </table:table-cell>
          <table:table-cell office:value-type="float" office:value="202.1" calcext:value-type="float">
            <text:p>202.1</text:p>
          </table:table-cell>
          <table:table-cell office:value-type="float" office:value="188.1" calcext:value-type="float">
            <text:p>188.1</text:p>
          </table:table-cell>
          <table:table-cell table:formula="of:=TIMEVALUE([.A540])" office:value-type="time" office:time-value="PT00H08M30.7S" calcext:value-type="time">
            <text:p>08:30.7</text:p>
          </table:table-cell>
          <table:table-cell office:value-type="time" office:time-value="PT00H08M30.7S" calcext:value-type="time">
            <text:p>08:30.7</text:p>
          </table:table-cell>
        </table:table-row>
        <table:table-row table:style-name="ro1">
          <table:table-cell office:value-type="string" calcext:value-type="string">
            <text:p>08:31.7</text:p>
          </table:table-cell>
          <table:table-cell office:value-type="float" office:value="203.9" calcext:value-type="float">
            <text:p>203.9</text:p>
          </table:table-cell>
          <table:table-cell office:value-type="float" office:value="189" calcext:value-type="float">
            <text:p>189</text:p>
          </table:table-cell>
          <table:table-cell table:formula="of:=TIMEVALUE([.A541])" office:value-type="time" office:time-value="PT00H08M31.7S" calcext:value-type="time">
            <text:p>08:31.7</text:p>
          </table:table-cell>
          <table:table-cell office:value-type="time" office:time-value="PT00H08M31.7S" calcext:value-type="time">
            <text:p>08:31.7</text:p>
          </table:table-cell>
        </table:table-row>
        <table:table-row table:style-name="ro1">
          <table:table-cell office:value-type="string" calcext:value-type="string">
            <text:p>08:32.6</text:p>
          </table:table-cell>
          <table:table-cell office:value-type="float" office:value="207.1" calcext:value-type="float">
            <text:p>207.1</text:p>
          </table:table-cell>
          <table:table-cell office:value-type="float" office:value="190.1" calcext:value-type="float">
            <text:p>190.1</text:p>
          </table:table-cell>
          <table:table-cell table:formula="of:=TIMEVALUE([.A542])" office:value-type="time" office:time-value="PT00H08M32.6S" calcext:value-type="time">
            <text:p>08:32.6</text:p>
          </table:table-cell>
          <table:table-cell office:value-type="time" office:time-value="PT00H08M32.6S" calcext:value-type="time">
            <text:p>08:32.6</text:p>
          </table:table-cell>
        </table:table-row>
        <table:table-row table:style-name="ro1">
          <table:table-cell office:value-type="string" calcext:value-type="string">
            <text:p>08:33.6</text:p>
          </table:table-cell>
          <table:table-cell office:value-type="float" office:value="200.8" calcext:value-type="float">
            <text:p>200.8</text:p>
          </table:table-cell>
          <table:table-cell office:value-type="float" office:value="190.9" calcext:value-type="float">
            <text:p>190.9</text:p>
          </table:table-cell>
          <table:table-cell table:formula="of:=TIMEVALUE([.A543])" office:value-type="time" office:time-value="PT00H08M33.6S" calcext:value-type="time">
            <text:p>08:33.6</text:p>
          </table:table-cell>
          <table:table-cell office:value-type="time" office:time-value="PT00H08M33.6S" calcext:value-type="time">
            <text:p>08:33.6</text:p>
          </table:table-cell>
        </table:table-row>
        <table:table-row table:style-name="ro1">
          <table:table-cell office:value-type="string" calcext:value-type="string">
            <text:p>08:34.5</text:p>
          </table:table-cell>
          <table:table-cell office:value-type="float" office:value="162.9" calcext:value-type="float">
            <text:p>162.9</text:p>
          </table:table-cell>
          <table:table-cell office:value-type="float" office:value="189.2" calcext:value-type="float">
            <text:p>189.2</text:p>
          </table:table-cell>
          <table:table-cell table:formula="of:=TIMEVALUE([.A544])" office:value-type="time" office:time-value="PT00H08M34.5S" calcext:value-type="time">
            <text:p>08:34.5</text:p>
          </table:table-cell>
          <table:table-cell office:value-type="time" office:time-value="PT00H08M34.5S" calcext:value-type="time">
            <text:p>08:34.5</text:p>
          </table:table-cell>
        </table:table-row>
        <table:table-row table:style-name="ro1">
          <table:table-cell office:value-type="string" calcext:value-type="string">
            <text:p>08:35.5</text:p>
          </table:table-cell>
          <table:table-cell office:value-type="float" office:value="158.9" calcext:value-type="float">
            <text:p>158.9</text:p>
          </table:table-cell>
          <table:table-cell office:value-type="float" office:value="187.3" calcext:value-type="float">
            <text:p>187.3</text:p>
          </table:table-cell>
          <table:table-cell table:formula="of:=TIMEVALUE([.A545])" office:value-type="time" office:time-value="PT00H08M35.5S" calcext:value-type="time">
            <text:p>08:35.5</text:p>
          </table:table-cell>
          <table:table-cell office:value-type="time" office:time-value="PT00H08M35.5S" calcext:value-type="time">
            <text:p>08:35.5</text:p>
          </table:table-cell>
        </table:table-row>
        <table:table-row table:style-name="ro1">
          <table:table-cell office:value-type="string" calcext:value-type="string">
            <text:p>08:36.4</text:p>
          </table:table-cell>
          <table:table-cell office:value-type="float" office:value="155.3" calcext:value-type="float">
            <text:p>155.3</text:p>
          </table:table-cell>
          <table:table-cell office:value-type="float" office:value="185.3" calcext:value-type="float">
            <text:p>185.3</text:p>
          </table:table-cell>
          <table:table-cell table:formula="of:=TIMEVALUE([.A546])" office:value-type="time" office:time-value="PT00H08M36.4S" calcext:value-type="time">
            <text:p>08:36.4</text:p>
          </table:table-cell>
          <table:table-cell office:value-type="time" office:time-value="PT00H08M36.4S" calcext:value-type="time">
            <text:p>08:36.4</text:p>
          </table:table-cell>
        </table:table-row>
        <table:table-row table:style-name="ro1">
          <table:table-cell office:value-type="string" calcext:value-type="string">
            <text:p>08:37.4</text:p>
          </table:table-cell>
          <table:table-cell office:value-type="float" office:value="145.8" calcext:value-type="float">
            <text:p>145.8</text:p>
          </table:table-cell>
          <table:table-cell office:value-type="float" office:value="182.8" calcext:value-type="float">
            <text:p>182.8</text:p>
          </table:table-cell>
          <table:table-cell table:formula="of:=TIMEVALUE([.A547])" office:value-type="time" office:time-value="PT00H08M37.4S" calcext:value-type="time">
            <text:p>08:37.4</text:p>
          </table:table-cell>
          <table:table-cell office:value-type="time" office:time-value="PT00H08M37.4S" calcext:value-type="time">
            <text:p>08:37.4</text:p>
          </table:table-cell>
        </table:table-row>
        <table:table-row table:style-name="ro1">
          <table:table-cell office:value-type="string" calcext:value-type="string">
            <text:p>08:38.3</text:p>
          </table:table-cell>
          <table:table-cell office:value-type="float" office:value="142.7" calcext:value-type="float">
            <text:p>142.7</text:p>
          </table:table-cell>
          <table:table-cell office:value-type="float" office:value="179.9" calcext:value-type="float">
            <text:p>179.9</text:p>
          </table:table-cell>
          <table:table-cell table:formula="of:=TIMEVALUE([.A548])" office:value-type="time" office:time-value="PT00H08M38.3S" calcext:value-type="time">
            <text:p>08:38.3</text:p>
          </table:table-cell>
          <table:table-cell office:value-type="time" office:time-value="PT00H08M38.3S" calcext:value-type="time">
            <text:p>08:38.3</text:p>
          </table:table-cell>
        </table:table-row>
        <table:table-row table:style-name="ro1">
          <table:table-cell office:value-type="string" calcext:value-type="string">
            <text:p>08:39.3</text:p>
          </table:table-cell>
          <table:table-cell office:value-type="float" office:value="143.2" calcext:value-type="float">
            <text:p>143.2</text:p>
          </table:table-cell>
          <table:table-cell office:value-type="float" office:value="177.3" calcext:value-type="float">
            <text:p>177.3</text:p>
          </table:table-cell>
          <table:table-cell table:formula="of:=TIMEVALUE([.A549])" office:value-type="time" office:time-value="PT00H08M39.3S" calcext:value-type="time">
            <text:p>08:39.3</text:p>
          </table:table-cell>
          <table:table-cell office:value-type="time" office:time-value="PT00H08M39.3S" calcext:value-type="time">
            <text:p>08:39.3</text:p>
          </table:table-cell>
        </table:table-row>
        <table:table-row table:style-name="ro1">
          <table:table-cell office:value-type="string" calcext:value-type="string">
            <text:p>08:40.2</text:p>
          </table:table-cell>
          <table:table-cell office:value-type="float" office:value="137.8" calcext:value-type="float">
            <text:p>137.8</text:p>
          </table:table-cell>
          <table:table-cell office:value-type="float" office:value="174.4" calcext:value-type="float">
            <text:p>174.4</text:p>
          </table:table-cell>
          <table:table-cell table:formula="of:=TIMEVALUE([.A550])" office:value-type="time" office:time-value="PT00H08M40.2S" calcext:value-type="time">
            <text:p>08:40.2</text:p>
          </table:table-cell>
          <table:table-cell office:value-type="time" office:time-value="PT00H08M40.2S" calcext:value-type="time">
            <text:p>08:40.2</text:p>
          </table:table-cell>
        </table:table-row>
        <table:table-row table:style-name="ro1">
          <table:table-cell office:value-type="string" calcext:value-type="string">
            <text:p>08:41.2</text:p>
          </table:table-cell>
          <table:table-cell office:value-type="float" office:value="135.1" calcext:value-type="float">
            <text:p>135.1</text:p>
          </table:table-cell>
          <table:table-cell office:value-type="float" office:value="171.4" calcext:value-type="float">
            <text:p>171.4</text:p>
          </table:table-cell>
          <table:table-cell table:formula="of:=TIMEVALUE([.A551])" office:value-type="time" office:time-value="PT00H08M41.2S" calcext:value-type="time">
            <text:p>08:41.2</text:p>
          </table:table-cell>
          <table:table-cell office:value-type="time" office:time-value="PT00H08M41.2S" calcext:value-type="time">
            <text:p>08:41.2</text:p>
          </table:table-cell>
        </table:table-row>
        <table:table-row table:style-name="ro1">
          <table:table-cell office:value-type="string" calcext:value-type="string">
            <text:p>08:42.1</text:p>
          </table:table-cell>
          <table:table-cell office:value-type="float" office:value="135.1" calcext:value-type="float">
            <text:p>135.1</text:p>
          </table:table-cell>
          <table:table-cell office:value-type="float" office:value="168.1" calcext:value-type="float">
            <text:p>168.1</text:p>
          </table:table-cell>
          <table:table-cell table:formula="of:=TIMEVALUE([.A552])" office:value-type="time" office:time-value="PT00H08M42.1S" calcext:value-type="time">
            <text:p>08:42.1</text:p>
          </table:table-cell>
          <table:table-cell office:value-type="time" office:time-value="PT00H08M42.1S" calcext:value-type="time">
            <text:p>08:42.1</text:p>
          </table:table-cell>
        </table:table-row>
        <table:table-row table:style-name="ro1">
          <table:table-cell office:value-type="string" calcext:value-type="string">
            <text:p>08:43.1</text:p>
          </table:table-cell>
          <table:table-cell office:value-type="float" office:value="131" calcext:value-type="float">
            <text:p>131</text:p>
          </table:table-cell>
          <table:table-cell office:value-type="float" office:value="164" calcext:value-type="float">
            <text:p>164</text:p>
          </table:table-cell>
          <table:table-cell table:formula="of:=TIMEVALUE([.A553])" office:value-type="time" office:time-value="PT00H08M43.1S" calcext:value-type="time">
            <text:p>08:43.1</text:p>
          </table:table-cell>
          <table:table-cell office:value-type="time" office:time-value="PT00H08M43.1S" calcext:value-type="time">
            <text:p>08:43.1</text:p>
          </table:table-cell>
        </table:table-row>
        <table:table-row table:style-name="ro1">
          <table:table-cell office:value-type="string" calcext:value-type="string">
            <text:p>08:44.0</text:p>
          </table:table-cell>
          <table:table-cell office:value-type="float" office:value="127" calcext:value-type="float">
            <text:p>127</text:p>
          </table:table-cell>
          <table:table-cell office:value-type="float" office:value="159.2" calcext:value-type="float">
            <text:p>159.2</text:p>
          </table:table-cell>
          <table:table-cell table:formula="of:=TIMEVALUE([.A554])" office:value-type="time" office:time-value="PT00H08M44S" calcext:value-type="time">
            <text:p>08:44.0</text:p>
          </table:table-cell>
          <table:table-cell office:value-type="time" office:time-value="PT00H08M44S" calcext:value-type="time">
            <text:p>08:44.0</text:p>
          </table:table-cell>
        </table:table-row>
        <table:table-row table:style-name="ro1">
          <table:table-cell office:value-type="string" calcext:value-type="string">
            <text:p>08:45.0</text:p>
          </table:table-cell>
          <table:table-cell office:value-type="float" office:value="126" calcext:value-type="float">
            <text:p>126</text:p>
          </table:table-cell>
          <table:table-cell office:value-type="float" office:value="154.2" calcext:value-type="float">
            <text:p>154.2</text:p>
          </table:table-cell>
          <table:table-cell table:formula="of:=TIMEVALUE([.A555])" office:value-type="time" office:time-value="PT00H08M45S" calcext:value-type="time">
            <text:p>08:45.0</text:p>
          </table:table-cell>
          <table:table-cell office:value-type="time" office:time-value="PT00H08M45S" calcext:value-type="time">
            <text:p>08:45.0</text:p>
          </table:table-cell>
        </table:table-row>
        <table:table-row table:style-name="ro1">
          <table:table-cell office:value-type="string" calcext:value-type="string">
            <text:p>08:45.9</text:p>
          </table:table-cell>
          <table:table-cell office:value-type="float" office:value="123.3" calcext:value-type="float">
            <text:p>123.3</text:p>
          </table:table-cell>
          <table:table-cell office:value-type="float" office:value="148.8" calcext:value-type="float">
            <text:p>148.8</text:p>
          </table:table-cell>
          <table:table-cell table:formula="of:=TIMEVALUE([.A556])" office:value-type="time" office:time-value="PT00H08M45.9S" calcext:value-type="time">
            <text:p>08:45.9</text:p>
          </table:table-cell>
          <table:table-cell office:value-type="time" office:time-value="PT00H08M45.9S" calcext:value-type="time">
            <text:p>08:45.9</text:p>
          </table:table-cell>
        </table:table-row>
        <table:table-row table:style-name="ro1">
          <table:table-cell office:value-type="string" calcext:value-type="string">
            <text:p>08:46.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" calcext:value-type="float">
            <text:p>143</text:p>
          </table:table-cell>
          <table:table-cell table:formula="of:=TIMEVALUE([.A557])" office:value-type="time" office:time-value="PT00H08M46.9S" calcext:value-type="time">
            <text:p>08:46.9</text:p>
          </table:table-cell>
          <table:table-cell office:value-type="time" office:time-value="PT00H08M46.9S" calcext:value-type="time">
            <text:p>08:46.9</text:p>
          </table:table-cell>
        </table:table-row>
        <table:table-row table:style-name="ro1">
          <table:table-cell office:value-type="string" calcext:value-type="string">
            <text:p>08:47.9</text:p>
          </table:table-cell>
          <table:table-cell office:value-type="float" office:value="91.8" calcext:value-type="float">
            <text:p>91.8</text:p>
          </table:table-cell>
          <table:table-cell office:value-type="float" office:value="135.7" calcext:value-type="float">
            <text:p>135.7</text:p>
          </table:table-cell>
          <table:table-cell table:formula="of:=TIMEVALUE([.A558])" office:value-type="time" office:time-value="PT00H08M47.9S" calcext:value-type="time">
            <text:p>08:47.9</text:p>
          </table:table-cell>
          <table:table-cell office:value-type="time" office:time-value="PT00H08M47.9S" calcext:value-type="time">
            <text:p>08:47.9</text:p>
          </table:table-cell>
        </table:table-row>
        <table:table-row table:style-name="ro1">
          <table:table-cell office:value-type="string" calcext:value-type="string">
            <text:p>08:48.8</text:p>
          </table:table-cell>
          <table:table-cell office:value-type="float" office:value="118.8" calcext:value-type="float">
            <text:p>118.8</text:p>
          </table:table-cell>
          <table:table-cell office:value-type="float" office:value="132.8" calcext:value-type="float">
            <text:p>132.8</text:p>
          </table:table-cell>
          <table:table-cell table:formula="of:=TIMEVALUE([.A559])" office:value-type="time" office:time-value="PT00H08M48.8S" calcext:value-type="time">
            <text:p>08:48.8</text:p>
          </table:table-cell>
          <table:table-cell office:value-type="time" office:time-value="PT00H08M48.8S" calcext:value-type="time">
            <text:p>08:48.8</text:p>
          </table:table-cell>
        </table:table-row>
        <table:table-row table:style-name="ro1">
          <table:table-cell office:value-type="string" calcext:value-type="string">
            <text:p>08:49.8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table:formula="of:=TIMEVALUE([.A560])" office:value-type="time" office:time-value="PT00H08M49.8S" calcext:value-type="time">
            <text:p>08:49.8</text:p>
          </table:table-cell>
          <table:table-cell office:value-type="time" office:time-value="PT00H08M49.8S" calcext:value-type="time">
            <text:p>08:49.8</text:p>
          </table:table-cell>
        </table:table-row>
        <table:table-row table:style-name="ro1">
          <table:table-cell office:value-type="string" calcext:value-type="string">
            <text:p>08:50.7</text:p>
          </table:table-cell>
          <table:table-cell office:value-type="float" office:value="115.2" calcext:value-type="float">
            <text:p>115.2</text:p>
          </table:table-cell>
          <table:table-cell office:value-type="float" office:value="127.3" calcext:value-type="float">
            <text:p>127.3</text:p>
          </table:table-cell>
          <table:table-cell table:formula="of:=TIMEVALUE([.A561])" office:value-type="time" office:time-value="PT00H08M50.7S" calcext:value-type="time">
            <text:p>08:50.7</text:p>
          </table:table-cell>
          <table:table-cell office:value-type="time" office:time-value="PT00H08M50.7S" calcext:value-type="time">
            <text:p>08:50.7</text:p>
          </table:table-cell>
        </table:table-row>
        <table:table-row table:style-name="ro1">
          <table:table-cell office:value-type="string" calcext:value-type="string">
            <text:p>08:51.7</text:p>
          </table:table-cell>
          <table:table-cell office:value-type="float" office:value="114.3" calcext:value-type="float">
            <text:p>114.3</text:p>
          </table:table-cell>
          <table:table-cell office:value-type="float" office:value="125.2" calcext:value-type="float">
            <text:p>125.2</text:p>
          </table:table-cell>
          <table:table-cell table:formula="of:=TIMEVALUE([.A562])" office:value-type="time" office:time-value="PT00H08M51.7S" calcext:value-type="time">
            <text:p>08:51.7</text:p>
          </table:table-cell>
          <table:table-cell office:value-type="time" office:time-value="PT00H08M51.7S" calcext:value-type="time">
            <text:p>08:51.7</text:p>
          </table:table-cell>
        </table:table-row>
        <table:table-row table:style-name="ro1">
          <table:table-cell office:value-type="string" calcext:value-type="string">
            <text:p>08:52.6</text:p>
          </table:table-cell>
          <table:table-cell office:value-type="float" office:value="113" calcext:value-type="float">
            <text:p>113</text:p>
          </table:table-cell>
          <table:table-cell office:value-type="float" office:value="123.3" calcext:value-type="float">
            <text:p>123.3</text:p>
          </table:table-cell>
          <table:table-cell table:formula="of:=TIMEVALUE([.A563])" office:value-type="time" office:time-value="PT00H08M52.6S" calcext:value-type="time">
            <text:p>08:52.6</text:p>
          </table:table-cell>
          <table:table-cell office:value-type="time" office:time-value="PT00H08M52.6S" calcext:value-type="time">
            <text:p>08:52.6</text:p>
          </table:table-cell>
        </table:table-row>
        <table:table-row table:style-name="ro1">
          <table:table-cell office:value-type="string" calcext:value-type="string">
            <text:p>08:53.6</text:p>
          </table:table-cell>
          <table:table-cell office:value-type="float" office:value="111.2" calcext:value-type="float">
            <text:p>111.2</text:p>
          </table:table-cell>
          <table:table-cell office:value-type="float" office:value="121.1" calcext:value-type="float">
            <text:p>121.1</text:p>
          </table:table-cell>
          <table:table-cell table:formula="of:=TIMEVALUE([.A564])" office:value-type="time" office:time-value="PT00H08M53.6S" calcext:value-type="time">
            <text:p>08:53.6</text:p>
          </table:table-cell>
          <table:table-cell office:value-type="time" office:time-value="PT00H08M53.6S" calcext:value-type="time">
            <text:p>08:53.6</text:p>
          </table:table-cell>
        </table:table-row>
        <table:table-row table:style-name="ro1">
          <table:table-cell office:value-type="string" calcext:value-type="string">
            <text:p>08:54.5</text:p>
          </table:table-cell>
          <table:table-cell office:value-type="float" office:value="109.4" calcext:value-type="float">
            <text:p>109.4</text:p>
          </table:table-cell>
          <table:table-cell office:value-type="float" office:value="119.2" calcext:value-type="float">
            <text:p>119.2</text:p>
          </table:table-cell>
          <table:table-cell table:formula="of:=TIMEVALUE([.A565])" office:value-type="time" office:time-value="PT00H08M54.5S" calcext:value-type="time">
            <text:p>08:54.5</text:p>
          </table:table-cell>
          <table:table-cell office:value-type="time" office:time-value="PT00H08M54.5S" calcext:value-type="time">
            <text:p>08:54.5</text:p>
          </table:table-cell>
        </table:table-row>
        <table:table-row table:style-name="ro1">
          <table:table-cell office:value-type="string" calcext:value-type="string">
            <text:p>08:55.5</text:p>
          </table:table-cell>
          <table:table-cell office:value-type="float" office:value="108" calcext:value-type="float">
            <text:p>108</text:p>
          </table:table-cell>
          <table:table-cell office:value-type="float" office:value="117.4" calcext:value-type="float">
            <text:p>117.4</text:p>
          </table:table-cell>
          <table:table-cell table:formula="of:=TIMEVALUE([.A566])" office:value-type="time" office:time-value="PT00H08M55.5S" calcext:value-type="time">
            <text:p>08:55.5</text:p>
          </table:table-cell>
          <table:table-cell office:value-type="time" office:time-value="PT00H08M55.5S" calcext:value-type="time">
            <text:p>08:55.5</text:p>
          </table:table-cell>
        </table:table-row>
        <table:table-row table:style-name="ro1">
          <table:table-cell office:value-type="string" calcext:value-type="string">
            <text:p>08:56.5</text:p>
          </table:table-cell>
          <table:table-cell office:value-type="float" office:value="107.2" calcext:value-type="float">
            <text:p>107.2</text:p>
          </table:table-cell>
          <table:table-cell office:value-type="float" office:value="115.6" calcext:value-type="float">
            <text:p>115.6</text:p>
          </table:table-cell>
          <table:table-cell table:formula="of:=TIMEVALUE([.A567])" office:value-type="time" office:time-value="PT00H08M56.5S" calcext:value-type="time">
            <text:p>08:56.5</text:p>
          </table:table-cell>
          <table:table-cell office:value-type="time" office:time-value="PT00H08M56.5S" calcext:value-type="time">
            <text:p>08:56.5</text:p>
          </table:table-cell>
        </table:table-row>
        <table:table-row table:style-name="ro1">
          <table:table-cell office:value-type="string" calcext:value-type="string">
            <text:p>08:57.4</text:p>
          </table:table-cell>
          <table:table-cell office:value-type="float" office:value="105.8" calcext:value-type="float">
            <text:p>105.8</text:p>
          </table:table-cell>
          <table:table-cell office:value-type="float" office:value="113.9" calcext:value-type="float">
            <text:p>113.9</text:p>
          </table:table-cell>
          <table:table-cell table:formula="of:=TIMEVALUE([.A568])" office:value-type="time" office:time-value="PT00H08M57.4S" calcext:value-type="time">
            <text:p>08:57.4</text:p>
          </table:table-cell>
          <table:table-cell office:value-type="time" office:time-value="PT00H08M57.4S" calcext:value-type="time">
            <text:p>08:57.4</text:p>
          </table:table-cell>
        </table:table-row>
        <table:table-row table:style-name="ro1">
          <table:table-cell office:value-type="string" calcext:value-type="string">
            <text:p>08:58.4</text:p>
          </table:table-cell>
          <table:table-cell office:value-type="float" office:value="104.5" calcext:value-type="float">
            <text:p>104.5</text:p>
          </table:table-cell>
          <table:table-cell office:value-type="float" office:value="112.4" calcext:value-type="float">
            <text:p>112.4</text:p>
          </table:table-cell>
          <table:table-cell table:formula="of:=TIMEVALUE([.A569])" office:value-type="time" office:time-value="PT00H08M58.4S" calcext:value-type="time">
            <text:p>08:58.4</text:p>
          </table:table-cell>
          <table:table-cell office:value-type="time" office:time-value="PT00H08M58.4S" calcext:value-type="time">
            <text:p>08:58.4</text:p>
          </table:table-cell>
        </table:table-row>
        <table:table-row table:style-name="ro1">
          <table:table-cell office:value-type="string" calcext:value-type="string">
            <text:p>08:59.3</text:p>
          </table:table-cell>
          <table:table-cell office:value-type="float" office:value="99" calcext:value-type="float">
            <text:p>99</text:p>
          </table:table-cell>
          <table:table-cell office:value-type="float" office:value="110.6" calcext:value-type="float">
            <text:p>110.6</text:p>
          </table:table-cell>
          <table:table-cell table:formula="of:=TIMEVALUE([.A570])" office:value-type="time" office:time-value="PT00H08M59.3S" calcext:value-type="time">
            <text:p>08:59.3</text:p>
          </table:table-cell>
          <table:table-cell office:value-type="time" office:time-value="PT00H08M59.3S" calcext:value-type="time">
            <text:p>08:59.3</text:p>
          </table:table-cell>
        </table:table-row>
        <table:table-row table:style-name="ro1">
          <table:table-cell office:value-type="string" calcext:value-type="string">
            <text:p>09:00.3</text:p>
          </table:table-cell>
          <table:table-cell office:value-type="float" office:value="102.2" calcext:value-type="float">
            <text:p>102.2</text:p>
          </table:table-cell>
          <table:table-cell office:value-type="float" office:value="109.2" calcext:value-type="float">
            <text:p>109.2</text:p>
          </table:table-cell>
          <table:table-cell table:formula="of:=TIMEVALUE([.A571])" office:value-type="time" office:time-value="PT00H09M00.3S" calcext:value-type="time">
            <text:p>09:00.3</text:p>
          </table:table-cell>
          <table:table-cell office:value-type="time" office:time-value="PT00H09M00.3S" calcext:value-type="time">
            <text:p>09:00.3</text:p>
          </table:table-cell>
        </table:table-row>
        <table:table-row table:style-name="ro1">
          <table:table-cell office:value-type="string" calcext:value-type="string">
            <text:p>09:01.2</text:p>
          </table:table-cell>
          <table:table-cell office:value-type="float" office:value="101.3" calcext:value-type="float">
            <text:p>101.3</text:p>
          </table:table-cell>
          <table:table-cell office:value-type="float" office:value="107.9" calcext:value-type="float">
            <text:p>107.9</text:p>
          </table:table-cell>
          <table:table-cell table:formula="of:=TIMEVALUE([.A572])" office:value-type="time" office:time-value="PT00H09M01.2S" calcext:value-type="time">
            <text:p>09:01.2</text:p>
          </table:table-cell>
          <table:table-cell office:value-type="time" office:time-value="PT00H09M01.2S" calcext:value-type="time">
            <text:p>09:01.2</text:p>
          </table:table-cell>
        </table:table-row>
        <table:table-row table:style-name="ro1">
          <table:table-cell office:value-type="string" calcext:value-type="string">
            <text:p>09:02.2</text:p>
          </table:table-cell>
          <table:table-cell office:value-type="float" office:value="100.8" calcext:value-type="float">
            <text:p>100.8</text:p>
          </table:table-cell>
          <table:table-cell office:value-type="float" office:value="108.5" calcext:value-type="float">
            <text:p>108.5</text:p>
          </table:table-cell>
          <table:table-cell table:formula="of:=TIMEVALUE([.A573])" office:value-type="time" office:time-value="PT00H09M02.2S" calcext:value-type="time">
            <text:p>09:02.2</text:p>
          </table:table-cell>
          <table:table-cell office:value-type="time" office:time-value="PT00H09M02.2S" calcext:value-type="time">
            <text:p>09:02.2</text:p>
          </table:table-cell>
        </table:table-row>
        <table:table-row table:style-name="ro1">
          <table:table-cell office:value-type="string" calcext:value-type="string">
            <text:p>09:03.1</text:p>
          </table:table-cell>
          <table:table-cell office:value-type="float" office:value="99.5" calcext:value-type="float">
            <text:p>99.5</text:p>
          </table:table-cell>
          <table:table-cell office:value-type="float" office:value="107.2" calcext:value-type="float">
            <text:p>107.2</text:p>
          </table:table-cell>
          <table:table-cell table:formula="of:=TIMEVALUE([.A574])" office:value-type="time" office:time-value="PT00H09M03.1S" calcext:value-type="time">
            <text:p>09:03.1</text:p>
          </table:table-cell>
          <table:table-cell office:value-type="time" office:time-value="PT00H09M03.1S" calcext:value-type="time">
            <text:p>09:03.1</text:p>
          </table:table-cell>
        </table:table-row>
        <table:table-row table:style-name="ro1">
          <table:table-cell office:value-type="string" calcext:value-type="string">
            <text:p>09:04.1</text:p>
          </table:table-cell>
          <table:table-cell office:value-type="float" office:value="98.2" calcext:value-type="float">
            <text:p>98.2</text:p>
          </table:table-cell>
          <table:table-cell office:value-type="float" office:value="106" calcext:value-type="float">
            <text:p>106</text:p>
          </table:table-cell>
          <table:table-cell table:formula="of:=TIMEVALUE([.A575])" office:value-type="time" office:time-value="PT00H09M04.1S" calcext:value-type="time">
            <text:p>09:04.1</text:p>
          </table:table-cell>
          <table:table-cell office:value-type="time" office:time-value="PT00H09M04.1S" calcext:value-type="time">
            <text:p>09:04.1</text:p>
          </table:table-cell>
        </table:table-row>
        <table:table-row table:style-name="ro1">
          <table:table-cell office:value-type="string" calcext:value-type="string">
            <text:p>09:05.0</text:p>
          </table:table-cell>
          <table:table-cell office:value-type="float" office:value="96.8" calcext:value-type="float">
            <text:p>96.8</text:p>
          </table:table-cell>
          <table:table-cell office:value-type="float" office:value="104.8" calcext:value-type="float">
            <text:p>104.8</text:p>
          </table:table-cell>
          <table:table-cell table:formula="of:=TIMEVALUE([.A576])" office:value-type="time" office:time-value="PT00H09M05S" calcext:value-type="time">
            <text:p>09:05.0</text:p>
          </table:table-cell>
          <table:table-cell office:value-type="time" office:time-value="PT00H09M05S" calcext:value-type="time">
            <text:p>09:05.0</text:p>
          </table:table-cell>
        </table:table-row>
        <table:table-row table:style-name="ro1">
          <table:table-cell office:value-type="string" calcext:value-type="string">
            <text:p>09:06.0</text:p>
          </table:table-cell>
          <table:table-cell office:value-type="float" office:value="96.3" calcext:value-type="float">
            <text:p>96.3</text:p>
          </table:table-cell>
          <table:table-cell office:value-type="float" office:value="103.5" calcext:value-type="float">
            <text:p>103.5</text:p>
          </table:table-cell>
          <table:table-cell table:formula="of:=TIMEVALUE([.A577])" office:value-type="time" office:time-value="PT00H09M06S" calcext:value-type="time">
            <text:p>09:06.0</text:p>
          </table:table-cell>
          <table:table-cell office:value-type="time" office:time-value="PT00H09M06S" calcext:value-type="time">
            <text:p>09:06.0</text:p>
          </table:table-cell>
        </table:table-row>
        <table:table-row table:style-name="ro1">
          <table:table-cell office:value-type="string" calcext:value-type="string">
            <text:p>09:06.9</text:p>
          </table:table-cell>
          <table:table-cell office:value-type="float" office:value="95.5" calcext:value-type="float">
            <text:p>95.5</text:p>
          </table:table-cell>
          <table:table-cell office:value-type="float" office:value="102.4" calcext:value-type="float">
            <text:p>102.4</text:p>
          </table:table-cell>
          <table:table-cell table:formula="of:=TIMEVALUE([.A578])" office:value-type="time" office:time-value="PT00H09M06.9S" calcext:value-type="time">
            <text:p>09:06.9</text:p>
          </table:table-cell>
          <table:table-cell office:value-type="time" office:time-value="PT00H09M06.9S" calcext:value-type="time">
            <text:p>09:06.9</text:p>
          </table:table-cell>
        </table:table-row>
        <table:table-row table:style-name="ro1">
          <table:table-cell office:value-type="string" calcext:value-type="string">
            <text:p>09:07.9</text:p>
          </table:table-cell>
          <table:table-cell office:value-type="float" office:value="94.1" calcext:value-type="float">
            <text:p>94.1</text:p>
          </table:table-cell>
          <table:table-cell office:value-type="float" office:value="101.2" calcext:value-type="float">
            <text:p>101.2</text:p>
          </table:table-cell>
          <table:table-cell table:formula="of:=TIMEVALUE([.A579])" office:value-type="time" office:time-value="PT00H09M07.9S" calcext:value-type="time">
            <text:p>09:07.9</text:p>
          </table:table-cell>
          <table:table-cell office:value-type="time" office:time-value="PT00H09M07.9S" calcext:value-type="time">
            <text:p>09:07.9</text:p>
          </table:table-cell>
        </table:table-row>
        <table:table-row table:style-name="ro1">
          <table:table-cell office:value-type="string" calcext:value-type="string">
            <text:p>09:08.8</text:p>
          </table:table-cell>
          <table:table-cell office:value-type="float" office:value="92.8" calcext:value-type="float">
            <text:p>92.8</text:p>
          </table:table-cell>
          <table:table-cell office:value-type="float" office:value="100.1" calcext:value-type="float">
            <text:p>100.1</text:p>
          </table:table-cell>
          <table:table-cell table:formula="of:=TIMEVALUE([.A580])" office:value-type="time" office:time-value="PT00H09M08.8S" calcext:value-type="time">
            <text:p>09:08.8</text:p>
          </table:table-cell>
          <table:table-cell office:value-type="time" office:time-value="PT00H09M08.8S" calcext:value-type="time">
            <text:p>09:08.8</text:p>
          </table:table-cell>
        </table:table-row>
        <table:table-row table:style-name="ro1">
          <table:table-cell office:value-type="string" calcext:value-type="string">
            <text:p>09:09.8</text:p>
          </table:table-cell>
          <table:table-cell office:value-type="float" office:value="92.8" calcext:value-type="float">
            <text:p>92.8</text:p>
          </table:table-cell>
          <table:table-cell office:value-type="float" office:value="99.1" calcext:value-type="float">
            <text:p>99.1</text:p>
          </table:table-cell>
          <table:table-cell table:formula="of:=TIMEVALUE([.A581])" office:value-type="time" office:time-value="PT00H09M09.8S" calcext:value-type="time">
            <text:p>09:09.8</text:p>
          </table:table-cell>
          <table:table-cell office:value-type="time" office:time-value="PT00H09M09.8S" calcext:value-type="time">
            <text:p>09:09.8</text:p>
          </table:table-cell>
        </table:table-row>
        <table:table-row table:style-name="ro1">
          <table:table-cell office:value-type="string" calcext:value-type="string">
            <text:p>09:10.7</text:p>
          </table:table-cell>
          <table:table-cell office:value-type="float" office:value="91.8" calcext:value-type="float">
            <text:p>91.8</text:p>
          </table:table-cell>
          <table:table-cell office:value-type="float" office:value="98.1" calcext:value-type="float">
            <text:p>98.1</text:p>
          </table:table-cell>
          <table:table-cell table:formula="of:=TIMEVALUE([.A582])" office:value-type="time" office:time-value="PT00H09M10.7S" calcext:value-type="time">
            <text:p>09:10.7</text:p>
          </table:table-cell>
          <table:table-cell office:value-type="time" office:time-value="PT00H09M10.7S" calcext:value-type="time">
            <text:p>09:10.7</text:p>
          </table:table-cell>
        </table:table-row>
        <table:table-row table:style-name="ro1">
          <table:table-cell office:value-type="string" calcext:value-type="string">
            <text:p>09:11.7</text:p>
          </table:table-cell>
          <table:table-cell office:value-type="float" office:value="91" calcext:value-type="float">
            <text:p>91</text:p>
          </table:table-cell>
          <table:table-cell office:value-type="float" office:value="97.1" calcext:value-type="float">
            <text:p>97.1</text:p>
          </table:table-cell>
          <table:table-cell table:formula="of:=TIMEVALUE([.A583])" office:value-type="time" office:time-value="PT00H09M11.7S" calcext:value-type="time">
            <text:p>09:11.7</text:p>
          </table:table-cell>
          <table:table-cell office:value-type="time" office:time-value="PT00H09M11.7S" calcext:value-type="time">
            <text:p>09:11.7</text:p>
          </table:table-cell>
        </table:table-row>
        <table:table-row table:style-name="ro1">
          <table:table-cell office:value-type="string" calcext:value-type="string">
            <text:p>09:12.6</text:p>
          </table:table-cell>
          <table:table-cell office:value-type="float" office:value="90.5" calcext:value-type="float">
            <text:p>90.5</text:p>
          </table:table-cell>
          <table:table-cell office:value-type="float" office:value="96.2" calcext:value-type="float">
            <text:p>96.2</text:p>
          </table:table-cell>
          <table:table-cell table:formula="of:=TIMEVALUE([.A584])" office:value-type="time" office:time-value="PT00H09M12.6S" calcext:value-type="time">
            <text:p>09:12.6</text:p>
          </table:table-cell>
          <table:table-cell office:value-type="time" office:time-value="PT00H09M12.6S" calcext:value-type="time">
            <text:p>09:12.6</text:p>
          </table:table-cell>
        </table:table-row>
        <table:table-row table:style-name="ro1">
          <table:table-cell office:value-type="string" calcext:value-type="string">
            <text:p>09:13.6</text:p>
          </table:table-cell>
          <table:table-cell office:value-type="float" office:value="90" calcext:value-type="float">
            <text:p>90</text:p>
          </table:table-cell>
          <table:table-cell office:value-type="float" office:value="95.6" calcext:value-type="float">
            <text:p>95.6</text:p>
          </table:table-cell>
          <table:table-cell table:formula="of:=TIMEVALUE([.A585])" office:value-type="time" office:time-value="PT00H09M13.6S" calcext:value-type="time">
            <text:p>09:13.6</text:p>
          </table:table-cell>
          <table:table-cell office:value-type="time" office:time-value="PT00H09M13.6S" calcext:value-type="time">
            <text:p>09:13.6</text:p>
          </table:table-cell>
        </table:table-row>
        <table:table-row table:style-name="ro1">
          <table:table-cell office:value-type="string" calcext:value-type="string">
            <text:p>09:14.5</text:p>
          </table:table-cell>
          <table:table-cell office:value-type="float" office:value="88.7" calcext:value-type="float">
            <text:p>88.7</text:p>
          </table:table-cell>
          <table:table-cell office:value-type="float" office:value="94.7" calcext:value-type="float">
            <text:p>94.7</text:p>
          </table:table-cell>
          <table:table-cell table:formula="of:=TIMEVALUE([.A586])" office:value-type="time" office:time-value="PT00H09M14.5S" calcext:value-type="time">
            <text:p>09:14.5</text:p>
          </table:table-cell>
          <table:table-cell office:value-type="time" office:time-value="PT00H09M14.5S" calcext:value-type="time">
            <text:p>09:14.5</text:p>
          </table:table-cell>
        </table:table-row>
        <table:table-row table:style-name="ro1">
          <table:table-cell office:value-type="string" calcext:value-type="string">
            <text:p>09:15.5</text:p>
          </table:table-cell>
          <table:table-cell office:value-type="float" office:value="86.5" calcext:value-type="float">
            <text:p>86.5</text:p>
          </table:table-cell>
          <table:table-cell office:value-type="float" office:value="93.7" calcext:value-type="float">
            <text:p>93.7</text:p>
          </table:table-cell>
          <table:table-cell table:formula="of:=TIMEVALUE([.A587])" office:value-type="time" office:time-value="PT00H09M15.5S" calcext:value-type="time">
            <text:p>09:15.5</text:p>
          </table:table-cell>
          <table:table-cell office:value-type="time" office:time-value="PT00H09M15.5S" calcext:value-type="time">
            <text:p>09:15.5</text:p>
          </table:table-cell>
        </table:table-row>
        <table:table-row table:style-name="ro1">
          <table:table-cell office:value-type="string" calcext:value-type="string">
            <text:p>09:16.4</text:p>
          </table:table-cell>
          <table:table-cell office:value-type="float" office:value="87.3" calcext:value-type="float">
            <text:p>87.3</text:p>
          </table:table-cell>
          <table:table-cell office:value-type="float" office:value="92.8" calcext:value-type="float">
            <text:p>92.8</text:p>
          </table:table-cell>
          <table:table-cell table:formula="of:=TIMEVALUE([.A588])" office:value-type="time" office:time-value="PT00H09M16.4S" calcext:value-type="time">
            <text:p>09:16.4</text:p>
          </table:table-cell>
          <table:table-cell office:value-type="time" office:time-value="PT00H09M16.4S" calcext:value-type="time">
            <text:p>09:16.4</text:p>
          </table:table-cell>
        </table:table-row>
        <table:table-row table:style-name="ro1">
          <table:table-cell office:value-type="string" calcext:value-type="string">
            <text:p>09:17.4</text:p>
          </table:table-cell>
          <table:table-cell office:value-type="float" office:value="87.3" calcext:value-type="float">
            <text:p>87.3</text:p>
          </table:table-cell>
          <table:table-cell office:value-type="float" office:value="92" calcext:value-type="float">
            <text:p>92</text:p>
          </table:table-cell>
          <table:table-cell table:formula="of:=TIMEVALUE([.A589])" office:value-type="time" office:time-value="PT00H09M17.4S" calcext:value-type="time">
            <text:p>09:17.4</text:p>
          </table:table-cell>
          <table:table-cell office:value-type="time" office:time-value="PT00H09M17.4S" calcext:value-type="time">
            <text:p>09:17.4</text:p>
          </table:table-cell>
        </table:table-row>
        <table:table-row table:style-name="ro1">
          <table:table-cell office:value-type="string" calcext:value-type="string">
            <text:p>09:18.3</text:p>
          </table:table-cell>
          <table:table-cell office:value-type="float" office:value="86.9" calcext:value-type="float">
            <text:p>86.9</text:p>
          </table:table-cell>
          <table:table-cell office:value-type="float" office:value="91.2" calcext:value-type="float">
            <text:p>91.2</text:p>
          </table:table-cell>
          <table:table-cell table:formula="of:=TIMEVALUE([.A590])" office:value-type="time" office:time-value="PT00H09M18.3S" calcext:value-type="time">
            <text:p>09:18.3</text:p>
          </table:table-cell>
          <table:table-cell office:value-type="time" office:time-value="PT00H09M18.3S" calcext:value-type="time">
            <text:p>09:18.3</text:p>
          </table:table-cell>
        </table:table-row>
        <table:table-row table:style-name="ro1">
          <table:table-cell office:value-type="string" calcext:value-type="string">
            <text:p>09:19.3</text:p>
          </table:table-cell>
          <table:table-cell office:value-type="float" office:value="86.5" calcext:value-type="float">
            <text:p>86.5</text:p>
          </table:table-cell>
          <table:table-cell office:value-type="float" office:value="90.5" calcext:value-type="float">
            <text:p>90.5</text:p>
          </table:table-cell>
          <table:table-cell table:formula="of:=TIMEVALUE([.A591])" office:value-type="time" office:time-value="PT00H09M19.3S" calcext:value-type="time">
            <text:p>09:19.3</text:p>
          </table:table-cell>
          <table:table-cell office:value-type="time" office:time-value="PT00H09M19.3S" calcext:value-type="time">
            <text:p>09:19.3</text:p>
          </table:table-cell>
        </table:table-row>
        <table:table-row table:style-name="ro1">
          <table:table-cell office:value-type="string" calcext:value-type="string">
            <text:p>09:20.2</text:p>
          </table:table-cell>
          <table:table-cell office:value-type="float" office:value="86" calcext:value-type="float">
            <text:p>86</text:p>
          </table:table-cell>
          <table:table-cell office:value-type="float" office:value="89.8" calcext:value-type="float">
            <text:p>89.8</text:p>
          </table:table-cell>
          <table:table-cell table:formula="of:=TIMEVALUE([.A592])" office:value-type="time" office:time-value="PT00H09M20.2S" calcext:value-type="time">
            <text:p>09:20.2</text:p>
          </table:table-cell>
          <table:table-cell office:value-type="time" office:time-value="PT00H09M20.2S" calcext:value-type="time">
            <text:p>09:20.2</text:p>
          </table:table-cell>
        </table:table-row>
        <table:table-row table:style-name="ro1">
          <table:table-cell office:value-type="string" calcext:value-type="string">
            <text:p>09:21.2</text:p>
          </table:table-cell>
          <table:table-cell office:value-type="float" office:value="85.1" calcext:value-type="float">
            <text:p>85.1</text:p>
          </table:table-cell>
          <table:table-cell office:value-type="float" office:value="89.2" calcext:value-type="float">
            <text:p>89.2</text:p>
          </table:table-cell>
          <table:table-cell table:formula="of:=TIMEVALUE([.A593])" office:value-type="time" office:time-value="PT00H09M21.2S" calcext:value-type="time">
            <text:p>09:21.2</text:p>
          </table:table-cell>
          <table:table-cell office:value-type="time" office:time-value="PT00H09M21.2S" calcext:value-type="time">
            <text:p>09:21.2</text:p>
          </table:table-cell>
        </table:table-row>
        <table:table-row table:style-name="ro1">
          <table:table-cell office:value-type="string" calcext:value-type="string">
            <text:p>09:22.1</text:p>
          </table:table-cell>
          <table:table-cell office:value-type="float" office:value="85.5" calcext:value-type="float">
            <text:p>85.5</text:p>
          </table:table-cell>
          <table:table-cell office:value-type="float" office:value="88.6" calcext:value-type="float">
            <text:p>88.6</text:p>
          </table:table-cell>
          <table:table-cell table:formula="of:=TIMEVALUE([.A594])" office:value-type="time" office:time-value="PT00H09M22.1S" calcext:value-type="time">
            <text:p>09:22.1</text:p>
          </table:table-cell>
          <table:table-cell office:value-type="time" office:time-value="PT00H09M22.1S" calcext:value-type="time">
            <text:p>09:22.1</text:p>
          </table:table-cell>
        </table:table-row>
        <table:table-row table:style-name="ro1">
          <table:table-cell office:value-type="string" calcext:value-type="string">
            <text:p>09:23.1</text:p>
          </table:table-cell>
          <table:table-cell office:value-type="float" office:value="84.7" calcext:value-type="float">
            <text:p>84.7</text:p>
          </table:table-cell>
          <table:table-cell office:value-type="float" office:value="88" calcext:value-type="float">
            <text:p>88</text:p>
          </table:table-cell>
          <table:table-cell table:formula="of:=TIMEVALUE([.A595])" office:value-type="time" office:time-value="PT00H09M23.1S" calcext:value-type="time">
            <text:p>09:23.1</text:p>
          </table:table-cell>
          <table:table-cell office:value-type="time" office:time-value="PT00H09M23.1S" calcext:value-type="time">
            <text:p>09:23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4T14:44:49.093430940</dc:date>
    <meta:editing-duration>PT13M47S</meta:editing-duration>
    <meta:editing-cycles>1</meta:editing-cycles>
    <meta:document-statistic meta:table-count="1" meta:cell-count="2966" meta:object-count="0"/>
    <meta:generator>LibreOffice/4.3.0.4$Linux_x86 LibreOffice_project/430m0$Build-4</meta:generator>
  </office:meta>
</office:document-meta>
</file>